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46mm"/>
    </style:style>
    <style:style style:name="co2" style:family="table-column">
      <style:table-column-properties fo:break-before="auto" style:column-width="4.25mm"/>
    </style:style>
    <style:style style:name="co3" style:family="table-column">
      <style:table-column-properties fo:break-before="auto" style:column-width="4.8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8.86mm"/>
    </style:style>
    <style:style style:name="co6" style:family="table-column">
      <style:table-column-properties fo:break-before="auto" style:column-width="132.63mm"/>
    </style:style>
    <style:style style:name="co7" style:family="table-column">
      <style:table-column-properties fo:break-before="auto" style:column-width="28.01mm"/>
    </style:style>
    <style:style style:name="co8" style:family="table-column">
      <style:table-column-properties fo:break-before="auto" style:column-width="159.58mm"/>
    </style:style>
    <style:style style:name="co9" style:family="table-column">
      <style:table-column-properties fo:break-before="auto" style:column-width="72.43mm"/>
    </style:style>
    <style:style style:name="co10" style:family="table-column">
      <style:table-column-properties fo:break-before="auto" style:column-width="137.8mm"/>
    </style:style>
    <style:style style:name="co11" style:family="table-column">
      <style:table-column-properties fo:break-before="auto" style:column-width="17.96mm"/>
    </style:style>
    <style:style style:name="co12" style:family="table-column">
      <style:table-column-properties fo:break-before="auto" style:column-width="20.14mm"/>
    </style:style>
    <style:style style:name="co13" style:family="table-column">
      <style:table-column-properties fo:break-before="auto" style:column-width="35.38mm"/>
    </style:style>
    <style:style style:name="co14" style:family="table-column">
      <style:table-column-properties fo:break-before="auto" style:column-width="92.04mm"/>
    </style:style>
    <style:style style:name="co15" style:family="table-column">
      <style:table-column-properties fo:break-before="auto" style:column-width="161.75mm"/>
    </style:style>
    <style:style style:name="co16" style:family="table-column">
      <style:table-column-properties fo:break-before="auto" style:column-width="135.61mm"/>
    </style:style>
    <style:style style:name="co17" style:family="table-column">
      <style:table-column-properties fo:break-before="auto" style:column-width="4.89mm"/>
    </style:style>
    <style:style style:name="co18" style:family="table-column">
      <style:table-column-properties fo:break-before="auto" style:column-width="40.83mm"/>
    </style:style>
    <style:style style:name="co19" style:family="table-column">
      <style:table-column-properties fo:break-before="auto" style:column-width="109.47mm"/>
    </style:style>
    <style:style style:name="co20" style:family="table-column">
      <style:table-column-properties fo:break-before="auto" style:column-width="166.11mm"/>
    </style:style>
    <style:style style:name="co21" style:family="table-column">
      <style:table-column-properties fo:break-before="auto" style:column-width="153.53mm"/>
    </style:style>
    <style:style style:name="co22" style:family="table-column">
      <style:table-column-properties fo:break-before="auto" style:column-width="161.34mm"/>
    </style:style>
    <style:style style:name="co23" style:family="table-column">
      <style:table-column-properties fo:break-before="auto" style:column-width="73.7mm"/>
    </style:style>
    <style:style style:name="co24" style:family="table-column">
      <style:table-column-properties fo:break-before="auto" style:column-width="104.02mm"/>
    </style:style>
    <style:style style:name="co25" style:family="table-column">
      <style:table-column-properties fo:break-before="auto" style:column-width="71.07mm"/>
    </style:style>
    <style:style style:name="co26" style:family="table-column">
      <style:table-column-properties fo:break-before="auto" style:column-width="85.51mm"/>
    </style:style>
    <style:style style:name="co27" style:family="table-column">
      <style:table-column-properties fo:break-before="auto" style:column-width="30.3mm"/>
    </style:style>
    <style:style style:name="co28" style:family="table-column">
      <style:table-column-properties fo:break-before="auto" style:column-width="74.97mm"/>
    </style:style>
    <style:style style:name="co29" style:family="table-column">
      <style:table-column-properties fo:break-before="auto" style:column-width="26.76mm"/>
    </style:style>
    <style:style style:name="co30" style:family="table-column">
      <style:table-column-properties fo:break-before="auto" style:column-width="55mm"/>
    </style:style>
    <style:style style:name="co31" style:family="table-column">
      <style:table-column-properties fo:break-before="auto" style:column-width="76.15mm"/>
    </style:style>
    <style:style style:name="co32" style:family="table-column">
      <style:table-column-properties fo:break-before="auto" style:column-width="63.16mm"/>
    </style:style>
    <style:style style:name="co33" style:family="table-column">
      <style:table-column-properties fo:break-before="auto" style:column-width="54.45mm"/>
    </style:style>
    <style:style style:name="co34" style:family="table-column">
      <style:table-column-properties fo:break-before="auto" style:column-width="78.97mm"/>
    </style:style>
    <style:style style:name="co35" style:family="table-column">
      <style:table-column-properties fo:break-before="auto" style:column-width="38.58mm"/>
    </style:style>
    <style:style style:name="co36" style:family="table-column">
      <style:table-column-properties fo:break-before="auto" style:column-width="27.09mm"/>
    </style:style>
    <style:style style:name="co37" style:family="table-column">
      <style:table-column-properties fo:break-before="auto" style:column-width="43.27mm"/>
    </style:style>
    <style:style style:name="co38" style:family="table-column">
      <style:table-column-properties fo:break-before="auto" style:column-width="68.39mm"/>
    </style:style>
    <style:style style:name="co39" style:family="table-column">
      <style:table-column-properties fo:break-before="auto" style:column-width="44.03mm"/>
    </style:style>
    <style:style style:name="co40" style:family="table-column">
      <style:table-column-properties fo:break-before="auto" style:column-width="47.64mm"/>
    </style:style>
    <style:style style:name="co41" style:family="table-column">
      <style:table-column-properties fo:break-before="auto" style:column-width="111.65mm"/>
    </style:style>
    <style:style style:name="co42" style:family="table-column">
      <style:table-column-properties fo:break-before="auto" style:column-width="71.26mm"/>
    </style:style>
    <style:style style:name="co43" style:family="table-column">
      <style:table-column-properties fo:break-before="auto" style:column-width="70.11mm"/>
    </style:style>
    <style:style style:name="co44" style:family="table-column">
      <style:table-column-properties fo:break-before="auto" style:column-width="46.74mm"/>
    </style:style>
    <style:style style:name="co45" style:family="table-column">
      <style:table-column-properties fo:break-before="auto" style:column-width="54.91mm"/>
    </style:style>
    <style:style style:name="co46" style:family="table-column">
      <style:table-column-properties fo:break-before="auto" style:column-width="55.83mm"/>
    </style:style>
    <style:style style:name="co47" style:family="table-column">
      <style:table-column-properties fo:break-before="auto" style:column-width="62.41mm"/>
    </style:style>
    <style:style style:name="co48" style:family="table-column">
      <style:table-column-properties fo:break-before="auto" style:column-width="46.69mm"/>
    </style:style>
    <style:style style:name="co49" style:family="table-column">
      <style:table-column-properties fo:break-before="auto" style:column-width="26.95mm"/>
    </style:style>
    <style:style style:name="co50" style:family="table-column">
      <style:table-column-properties fo:break-before="auto" style:column-width="159.93mm"/>
    </style:style>
    <style:style style:name="co51" style:family="table-column">
      <style:table-column-properties fo:break-before="auto" style:column-width="130.7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ext-properties style:font-name="Liberation Mono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Operato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7" table:default-cell-style-name="Default"/>
        <table:table-column table:style-name="co4" table:default-cell-style-name="ce1"/>
        <table:table-column table:style-name="co4" table:number-columns-repeated="3" table:default-cell-style-name="Default"/>
        <table:table-row table:style-name="ro1">
          <table:table-cell table:number-columns-repeated="20"/>
          <table:table-cell office:value-type="string" calcext:value-type="string">
            <text:p>%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rithmetic</text:p>
          </table:table-cell>
          <table:table-cell/>
        </table:table-row>
        <table:table-row table:style-name="ro1">
          <table:table-cell table:number-columns-repeated="20"/>
          <table:table-cell office:value-type="string" calcext:value-type="string">
            <text:p>&amp;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bitwise</text:p>
          </table:table-cell>
        </table:table-row>
        <table:table-row table:style-name="ro1">
          <table:table-cell table:number-columns-repeated="20"/>
          <table:table-cell office:value-type="string" calcext:value-type="string">
            <text:p>*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rithmetic</text:p>
          </table:table-cell>
          <table:table-cell/>
        </table:table-row>
        <table:table-row table:style-name="ro1">
          <table:table-cell table:number-columns-repeated="20"/>
          <table:table-cell office:value-type="string" calcext:value-type="string">
            <text:p>+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rithmetic</text:p>
          </table:table-cell>
          <table:table-cell/>
        </table:table-row>
        <table:table-row table:style-name="ro1">
          <table:table-cell table:number-columns-repeated="20"/>
          <table:table-cell office:value-type="string" calcext:value-type="string">
            <text:p>-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rithmetic</text:p>
          </table:table-cell>
          <table:table-cell/>
        </table:table-row>
        <table:table-row table:style-name="ro1">
          <table:table-cell table:number-columns-repeated="20"/>
          <table:table-cell office:value-type="string" calcext:value-type="string">
            <text:p>/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rithmetic</text:p>
          </table:table-cell>
          <table:table-cell/>
        </table:table-row>
        <table:table-row table:style-name="ro1">
          <table:table-cell table:number-columns-repeated="20"/>
          <table:table-cell office:value-type="string" calcext:value-type="string">
            <text:p>&lt;&lt;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bitwise</text:p>
          </table:table-cell>
        </table:table-row>
        <table:table-row table:style-name="ro1">
          <table:table-cell table:number-columns-repeated="20"/>
          <table:table-cell office:value-type="string" calcext:value-type="string">
            <text:p>&gt;&gt;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bitwise</text:p>
          </table:table-cell>
        </table:table-row>
        <table:table-row table:style-name="ro1">
          <table:table-cell table:number-columns-repeated="20"/>
          <table:table-cell office:value-type="string" calcext:value-type="string">
            <text:p>ˆ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bitwise</text:p>
          </table:table-cell>
        </table:table-row>
        <table:table-row table:style-name="ro1">
          <table:table-cell table:number-columns-repeated="20"/>
          <table:table-cell office:value-type="string" calcext:value-type="string">
            <text:p>|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bitwise</text:p>
          </table:table-cell>
        </table:table-row>
        <table:table-row table:style-name="ro1">
          <table:table-cell table:number-columns-repeated="20"/>
          <table:table-cell office:value-type="string" calcext:value-type="string">
            <text:p>~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unary</text:p>
          </table:table-cell>
          <table:table-cell office:value-type="string" calcext:value-type="string">
            <text:p>bitwise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22"/>
          <table:table-cell table:style-name="ce2"/>
          <table:table-cell/>
        </table:table-row>
        <table:table-row table:style-name="ro1" table:number-rows-repeated="1048561">
          <table:table-cell table:number-columns-repeated="24"/>
        </table:table-row>
        <table:table-row table:style-name="ro2">
          <table:table-cell table:number-columns-repeated="24"/>
        </table:table-row>
      </table:table>
      <table:table table:name="Subtraction (-)" table:style-name="ta1">
        <office:forms form:automatic-focus="false" form:apply-design-mode="false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1" table:default-cell-style-name="ce3"/>
        <table:table-column table:style-name="co4" table:number-columns-repeated="1013" table:default-cell-style-name="ce3"/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K(OP)</text:p>
          </table:table-cell>
          <table:table-cell office:value-type="string" calcext:value-type="string">
            <text:p>C(MISRA)</text:p>
          </table:table-cell>
          <table:table-cell office:value-type="string" calcext:value-type="string">
            <text:p>D(INFO)</text:p>
          </table:table-cell>
          <table:table-cell office:value-type="string" calcext:value-type="string">
            <text:p>E(NOTE)</text:p>
          </table:table-cell>
          <table:table-cell office:value-type="string" calcext:value-type="string">
            <text:p>F(MISRA)</text:p>
          </table:table-cell>
          <table:table-cell office:value-type="string" calcext:value-type="string">
            <text:p>G(INFO)</text:p>
          </table:table-cell>
          <table:table-cell office:value-type="string" calcext:value-type="string">
            <text:p>H(NOTE)</text:p>
          </table:table-cell>
          <table:table-cell office:value-type="string" calcext:value-type="string">
            <text:p>I(MISRA)</text:p>
          </table:table-cell>
          <table:table-cell office:value-type="string" calcext:value-type="string">
            <text:p>J(INFO)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s8=s8-s8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8= s16-s8;</text:p>
          </table:table-cell>
          <table:table-cell office:value-type="string" calcext:value-type="string">
            <text:p>s8=(sint8)(s16-(sint16)s8)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15 bits to 7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8=s32-s8;</text:p>
          </table:table-cell>
          <table:table-cell office:value-type="string" calcext:value-type="string">
            <text:p>s8=(sint8)(s32-(sint32)s8)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1 bits to 7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8=s8-u8;</text:p>
          </table:table-cell>
          <table:table-cell office:value-type="string" calcext:value-type="string">
            <text:p>s8=s8-(sint8)u8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8 bits to 7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8=s16-u8;</text:p>
          </table:table-cell>
          <table:table-cell office:value-type="string" calcext:value-type="string">
            <text:p>s8=(sint8)(s16-(sint16)u8)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15 bits to 7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8=s32-u8;</text:p>
          </table:table-cell>
          <table:table-cell office:value-type="string" calcext:value-type="string">
            <text:p>s8=(sint8)(s32-(sint32)u8)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1 bits to 7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8=u8-s8;</text:p>
          </table:table-cell>
          <table:table-cell office:value-type="string" calcext:value-type="string">
            <text:p>s8=(sint8)((sint8)u8-s8)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8 bits to 7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8=u16-s8;</text:p>
          </table:table-cell>
          <table:table-cell office:value-type="string" calcext:value-type="string">
            <text:p>s8=(sint8)((sint16)u16-(sint16)(uint8)s8)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16 bits to 7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8=u32-s8;</text:p>
          </table:table-cell>
          <table:table-cell office:value-type="string" calcext:value-type="string">
            <text:p>s8=(sint8)((sint32)u32-(sint32)s8)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Info 737: Loss of sign in promotion from int to unsigned int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2 bits to 7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8=u8-u8;</text:p>
          </table:table-cell>
          <table:table-cell office:value-type="string" calcext:value-type="string">
            <text:p>s8=(sint8)((sint8)u8-(sint8)u8)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8 bits to 7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8=u16-u8;</text:p>
          </table:table-cell>
          <table:table-cell office:value-type="string" calcext:value-type="string">
            <text:p>s8=(sint8)((sint16)u16-(sint16)(sint8)u8)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16 bits to 7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8=u32-u8;</text:p>
          </table:table-cell>
          <table:table-cell office:value-type="string" calcext:value-type="string">
            <text:p>s8=(sint8)((sint32)u32- (sint8)u8)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2 bits to 7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8=u8-u16;</text:p>
          </table:table-cell>
          <table:table-cell office:value-type="string" calcext:value-type="string">
            <text:p>s8=(sint8)((sint16)(sint8)u8-(sint16)u16)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16 bits to 7 bits)</text:p>
          </table:table-cell>
          <table:table-cell table:number-columns-repeated="17"/>
          <table:table-cell table:style-name="ce2"/>
          <table:table-cell table:number-columns-repeated="1001"/>
        </table:table-row>
        <table:table-row table:style-name="ro2">
          <table:table-cell office:value-type="string" calcext:value-type="string">
            <text:p>s8=u16-u16;</text:p>
          </table:table-cell>
          <table:table-cell office:value-type="string" calcext:value-type="string">
            <text:p>s8=(sint8)((sint16)u16-(sint16)u16)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16 bits to 7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8=u32-u16;</text:p>
          </table:table-cell>
          <table:table-cell office:value-type="string" calcext:value-type="string">
            <text:p>s8=(sint8)((sint32)u32- (sint16)u16)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2 bits to 7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8=s8-u16;</text:p>
          </table:table-cell>
          <table:table-cell office:value-type="string" calcext:value-type="string">
            <text:p>s8=(sint8)( s8-(sint16)u16)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16 bits to 7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8=s16-u16;</text:p>
          </table:table-cell>
          <table:table-cell office:value-type="string" calcext:value-type="string">
            <text:p>s8=(sint8)(s16-(sint16)u16)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16 bits to 7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8=s32-u16;</text:p>
          </table:table-cell>
          <table:table-cell office:value-type="string" calcext:value-type="string">
            <text:p>s8=(sint8)(s32- (sint16)u16)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1 bits to 7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8=u8-u32;</text:p>
          </table:table-cell>
          <table:table-cell office:value-type="string" calcext:value-type="string">
            <text:p>s8=(sint8)((sint32)(sint8)u8-(sint32)u32)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2 bits to 7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8=u16-u32;</text:p>
          </table:table-cell>
          <table:table-cell office:value-type="string" calcext:value-type="string">
            <text:p>s8=(sint8)( (sint16)u16-(sint32)u32)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2 bits to 7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8=u32-u32;</text:p>
          </table:table-cell>
          <table:table-cell office:value-type="string" calcext:value-type="string">
            <text:p>s8=(sint8)((sint32)u32-(sint32)u32)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2 bits to 7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8=s8-u32;</text:p>
          </table:table-cell>
          <table:table-cell office:value-type="string" calcext:value-type="string">
            <text:p>s8 =(sint8)( s8-(sint32)u32)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Info 737: Loss of sign in promotion from int to unsigned int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2 bits to 7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8=s16-u32;</text:p>
          </table:table-cell>
          <table:table-cell office:value-type="string" calcext:value-type="string">
            <text:p>s8=(sint8)( s16-(sint32)u32)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Info 737: Loss of sign in promotion from int to unsigned int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2 bits to 7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8=s32-u32;</text:p>
          </table:table-cell>
          <table:table-cell office:value-type="string" calcext:value-type="string">
            <text:p>s8=(sint8)(s32-(sint32)u32)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Info 737: Loss of sign in promotion from int to unsigned int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2 bits to 7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8=u8-s16;</text:p>
          </table:table-cell>
          <table:table-cell office:value-type="string" calcext:value-type="string">
            <text:p>s8=(sint8)((sint8)u8-s16)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15 bits to 7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8=u16-s16;</text:p>
          </table:table-cell>
          <table:table-cell office:value-type="string" calcext:value-type="string">
            <text:p>s8=(sint8)((sint16)u16-s16)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16 bits to 7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8=u32-s16;</text:p>
          </table:table-cell>
          <table:table-cell office:value-type="string" calcext:value-type="string">
            <text:p>s8=(sint8)((sint32)u32-s16)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Info 737: Loss of sign in promotion from int to unsigned int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2 bits to 7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8=s8-s16;</text:p>
          </table:table-cell>
          <table:table-cell office:value-type="string" calcext:value-type="string">
            <text:p>s8=(sint8)(s8-s16)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15 bits to 7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8=s16-s16;</text:p>
          </table:table-cell>
          <table:table-cell office:value-type="string" calcext:value-type="string">
            <text:p>s8=(sint8)(s16-s16)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15 bits to 7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8=s32-s16;</text:p>
          </table:table-cell>
          <table:table-cell office:value-type="string" calcext:value-type="string">
            <text:p>s8=(sint8)(s32-(sint32)s16)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1 bits to 7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8=u8-s32;</text:p>
          </table:table-cell>
          <table:table-cell office:value-type="string" calcext:value-type="string">
            <text:p>s8=(sint8)((sint32)(sint8)u8-s32)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1 bits to 7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8=u16-s32;</text:p>
          </table:table-cell>
          <table:table-cell office:value-type="string" calcext:value-type="string">
            <text:p>s8=(sint8)((sint32)(sint16)u16-s32)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1 bits to 7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8=u32-s32;</text:p>
          </table:table-cell>
          <table:table-cell office:value-type="string" calcext:value-type="string">
            <text:p>s8=(sint8)((sint32)u32-s32)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Info 737: Loss of sign in promotion from int to unsigned int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2 bits to 7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8=s8-s32;</text:p>
          </table:table-cell>
          <table:table-cell office:value-type="string" calcext:value-type="string">
            <text:p>s8=(sint8)(s8-s32)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1 bits to 7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8=s16-s32;</text:p>
          </table:table-cell>
          <table:table-cell office:value-type="string" calcext:value-type="string">
            <text:p>s8=(sint8)((sint32)s16-s32)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1 bits to 7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8=s32-s32;</text:p>
          </table:table-cell>
          <table:table-cell office:value-type="string" calcext:value-type="string">
            <text:p>s8=(sint8)(s32-s32)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1 bits to 7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16=s8-s8;</text:p>
          </table:table-cell>
          <table:table-cell office:value-type="string" calcext:value-type="string">
            <text:p>s16=(sint16)s8-(sint16)s8;//ok</text:p>
          </table:table-cell>
          <table:table-cell office:value-type="string" calcext:value-type="string">
            <text:p>[10.6, required]</text:p>
          </table:table-cell>
          <table:table-cell table:number-columns-repeated="1020"/>
        </table:table-row>
        <table:table-row table:style-name="ro2">
          <table:table-cell table:number-columns-repeated="2" office:value-type="string" calcext:value-type="string">
            <text:p>s16=s16-s8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16=s32-s8;</text:p>
          </table:table-cell>
          <table:table-cell office:value-type="string" calcext:value-type="string">
            <text:p>s16=(sint16)(s32-s8)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1 bits to 15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16=s8-u8;</text:p>
          </table:table-cell>
          <table:table-cell office:value-type="string" calcext:value-type="string">
            <text:p>s16=(sint16)s8-(sint8)u8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16=s16-u8;</text:p>
          </table:table-cell>
          <table:table-cell office:value-type="string" calcext:value-type="string">
            <text:p>s16=s16-(sint16)u8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16=s32-u8;</text:p>
          </table:table-cell>
          <table:table-cell office:value-type="string" calcext:value-type="string">
            <text:p>s16=(sint16)(s32-(sint8)u8)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1 bits to 15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16=u8-s8;</text:p>
          </table:table-cell>
          <table:table-cell office:value-type="string" calcext:value-type="string">
            <text:p>s16= (sint16)u8-s8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16=u16-s8;</text:p>
          </table:table-cell>
          <table:table-cell office:value-type="string" calcext:value-type="string">
            <text:p>s16=(sint16)u16-s8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16 bits to 15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16=u32-s8;</text:p>
          </table:table-cell>
          <table:table-cell office:value-type="string" calcext:value-type="string">
            <text:p>s16=(sint16)((sint32)u32-s8)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Info 737: Loss of sign in promotion from int to unsigned int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2 bits to 15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16=u8-u8;</text:p>
          </table:table-cell>
          <table:table-cell office:value-type="string" calcext:value-type="string">
            <text:p>s16=(sint16)u8-(sint16)u8;//ok</text:p>
          </table:table-cell>
          <table:table-cell office:value-type="string" calcext:value-type="string">
            <text:p>[10.6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16=u16-u8;</text:p>
          </table:table-cell>
          <table:table-cell office:value-type="string" calcext:value-type="string">
            <text:p>s16= (sint16)u16-(sint8)u8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16 bits to 15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16=u32-u8;</text:p>
          </table:table-cell>
          <table:table-cell office:value-type="string" calcext:value-type="string">
            <text:p>s16=(sint16)((sint32)u32-(sint8)u8)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2 bits to 15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16=u8-u16;</text:p>
          </table:table-cell>
          <table:table-cell office:value-type="string" calcext:value-type="string">
            <text:p>s16= (sint16)u8-(sint16)u16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16 bits to 15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16=u16-u16;</text:p>
          </table:table-cell>
          <table:table-cell office:value-type="string" calcext:value-type="string">
            <text:p>s16=(sint16)u16-(sint16)u16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16 bits to 15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16=u32-u16;</text:p>
          </table:table-cell>
          <table:table-cell office:value-type="string" calcext:value-type="string">
            <text:p>s16=(sint16)((sint32)u32-(sint16)u16)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2 bits to 15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16=s8-u16;</text:p>
          </table:table-cell>
          <table:table-cell office:value-type="string" calcext:value-type="string">
            <text:p>s16=s8-(sint16)u16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16 bits to 15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16=s16-u16;</text:p>
          </table:table-cell>
          <table:table-cell office:value-type="string" calcext:value-type="string">
            <text:p>s16=s16-(sint16)u16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16 bits to 15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16=s32-u16;</text:p>
          </table:table-cell>
          <table:table-cell office:value-type="string" calcext:value-type="string">
            <text:p>s16=(sint16)(s32-(sint16)u16)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1 bits to 15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16=u8-u32;</text:p>
          </table:table-cell>
          <table:table-cell office:value-type="string" calcext:value-type="string">
            <text:p>s16=(sint16)((sint8)u8-(sint32)u32)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2 bits to 15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16=u16-u32;</text:p>
          </table:table-cell>
          <table:table-cell office:value-type="string" calcext:value-type="string">
            <text:p>s16=(sint16)((sint16)u16-(sint32)u32)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2 bits to 15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16=u32-u32;</text:p>
          </table:table-cell>
          <table:table-cell office:value-type="string" calcext:value-type="string">
            <text:p>16=(sint16)((sint32)u32-(sint32)u32)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2 bits to 15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16=s8-u32;</text:p>
          </table:table-cell>
          <table:table-cell office:value-type="string" calcext:value-type="string">
            <text:p>s16= (sint16)(s8-(sint32)u32)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Info 737: Loss of sign in promotion from int to unsigned int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2 bits to 15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16=s16-u32;</text:p>
          </table:table-cell>
          <table:table-cell office:value-type="string" calcext:value-type="string">
            <text:p>s16=(sint16)( s16-(sint32)u32)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Info 737: Loss of sign in promotion from int to unsigned int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2 bits to 15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16=s32-u32;</text:p>
          </table:table-cell>
          <table:table-cell office:value-type="string" calcext:value-type="string">
            <text:p>s16= (sint16)(s32-(sint32)u32)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Info 737: Loss of sign in promotion from int to unsigned int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2 bits to 15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16=u8-s16;</text:p>
          </table:table-cell>
          <table:table-cell office:value-type="string" calcext:value-type="string">
            <text:p>s16=(sint16)u8-s16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16=u16-s16;</text:p>
          </table:table-cell>
          <table:table-cell office:value-type="string" calcext:value-type="string">
            <text:p>s16=(sint16)u16-s16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10.3, required]</text:p>
          </table:table-cell>
          <table:table-cell office:value-type="string" calcext:value-type="string">
            <text:p>Info 734: Loss of precision (assignment) (16 bits to 15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16=u32-s16;</text:p>
          </table:table-cell>
          <table:table-cell office:value-type="string" calcext:value-type="string">
            <text:p>s16=(sint16)((sint32)u32-s16)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Info 737: Loss of sign in promotion from int to unsigned int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2 bits to 15 bits)</text:p>
          </table:table-cell>
          <table:table-cell table:number-columns-repeated="1016"/>
        </table:table-row>
        <table:table-row table:style-name="ro2">
          <table:table-cell table:number-columns-repeated="2" office:value-type="string" calcext:value-type="string">
            <text:p>s16=s8-s16;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16=s16-s16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16=s32-s16;</text:p>
          </table:table-cell>
          <table:table-cell office:value-type="string" calcext:value-type="string">
            <text:p>s16=(sint16)(s32-s16)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1 bits to 15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16=u8-s32;</text:p>
          </table:table-cell>
          <table:table-cell office:value-type="string" calcext:value-type="string">
            <text:p>s16=(sint16)((sint8)u8-s32)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1 bits to 15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16=u16-s32;</text:p>
          </table:table-cell>
          <table:table-cell office:value-type="string" calcext:value-type="string">
            <text:p>s16=(sint16)((sint16)u16-s32)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1 bits to 15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16=u32-s32;</text:p>
          </table:table-cell>
          <table:table-cell office:value-type="string" calcext:value-type="string">
            <text:p>s16=(sint16)((sint32)u32-s32)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Info 737: Loss of sign in promotion from int to unsigned int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2 bits to 15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16=s8-s32;</text:p>
          </table:table-cell>
          <table:table-cell office:value-type="string" calcext:value-type="string">
            <text:p>s16=(sint16)(s8-s32)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1 bits to 15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16=s16-s32;</text:p>
          </table:table-cell>
          <table:table-cell office:value-type="string" calcext:value-type="string">
            <text:p>s16=(sint16)(s16-s32)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1 bits to 15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16=s32-s32;</text:p>
          </table:table-cell>
          <table:table-cell office:value-type="string" calcext:value-type="string">
            <text:p>s16=(sint16)(s32-s32)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1 bits to 15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32=s8-s8;</text:p>
          </table:table-cell>
          <table:table-cell office:value-type="string" calcext:value-type="string">
            <text:p>s32=(sint32)s8-(sint32)s8;//ok</text:p>
          </table:table-cell>
          <table:table-cell office:value-type="string" calcext:value-type="string">
            <text:p>[10.8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32=s16-s8;</text:p>
          </table:table-cell>
          <table:table-cell office:value-type="string" calcext:value-type="string">
            <text:p>s32=(sint32)s16-(sint32)s8;//ok</text:p>
          </table:table-cell>
          <table:table-cell office:value-type="string" calcext:value-type="string">
            <text:p>[10.6, required]</text:p>
          </table:table-cell>
          <table:table-cell table:number-columns-repeated="1020"/>
        </table:table-row>
        <table:table-row table:style-name="ro2">
          <table:table-cell table:number-columns-repeated="2" office:value-type="string" calcext:value-type="string">
            <text:p>s32=s32-s8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32=s8-u8;</text:p>
          </table:table-cell>
          <table:table-cell office:value-type="string" calcext:value-type="string">
            <text:p>s32=(sint32)s8-(sint8)u8;//ok</text:p>
          </table:table-cell>
          <table:table-cell office:value-type="string" calcext:value-type="string">
            <text:p>[10.4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32=s16-u8;</text:p>
          </table:table-cell>
          <table:table-cell office:value-type="string" calcext:value-type="string">
            <text:p>s32=(sint32)s16-(sint8)u8;//ok</text:p>
          </table:table-cell>
          <table:table-cell office:value-type="string" calcext:value-type="string">
            <text:p>[10.4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32=s32-u8;</text:p>
          </table:table-cell>
          <table:table-cell office:value-type="string" calcext:value-type="string">
            <text:p>s32=s32-(sint8)u8;//ok</text:p>
          </table:table-cell>
          <table:table-cell office:value-type="string" calcext:value-type="string">
            <text:p>[10.4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32=u8-s8;</text:p>
          </table:table-cell>
          <table:table-cell office:value-type="string" calcext:value-type="string">
            <text:p>s32=(sint32)u8-s8;//ok</text:p>
          </table:table-cell>
          <table:table-cell office:value-type="string" calcext:value-type="string">
            <text:p>[10.4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32=u16-s8;</text:p>
          </table:table-cell>
          <table:table-cell office:value-type="string" calcext:value-type="string">
            <text:p>s32=(sint32)u16-s8;//ok</text:p>
          </table:table-cell>
          <table:table-cell office:value-type="string" calcext:value-type="string">
            <text:p>[10.4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32=u32-s8;</text:p>
          </table:table-cell>
          <table:table-cell office:value-type="string" calcext:value-type="string">
            <text:p>s32=(sint32)u32-s8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Info 737: Loss of sign in promotion from int to unsigned int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13: Loss of precision (assignment) (unsigned int to int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32=u8-u8;</text:p>
          </table:table-cell>
          <table:table-cell office:value-type="string" calcext:value-type="string">
            <text:p>s32=(sint32)u8-(sint32)u8;//ok</text:p>
          </table:table-cell>
          <table:table-cell office:value-type="string" calcext:value-type="string">
            <text:p>[10.6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32=u16-u8;</text:p>
          </table:table-cell>
          <table:table-cell office:value-type="string" calcext:value-type="string">
            <text:p>s32=(sint32)u16-(sint32)u8;//ok</text:p>
          </table:table-cell>
          <table:table-cell office:value-type="string" calcext:value-type="string">
            <text:p>[10.6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32=u32-u8;</text:p>
          </table:table-cell>
          <table:table-cell office:value-type="string" calcext:value-type="string">
            <text:p>s32=(sint32)u32-(sint32)u8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13: Loss of precision (assignment) (unsigned int to int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32=u8-u16;</text:p>
          </table:table-cell>
          <table:table-cell office:value-type="string" calcext:value-type="string">
            <text:p>s32=(sint32)u8-(sint32)u16;//ok</text:p>
          </table:table-cell>
          <table:table-cell office:value-type="string" calcext:value-type="string">
            <text:p>[10.6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32=u16-u16;</text:p>
          </table:table-cell>
          <table:table-cell office:value-type="string" calcext:value-type="string">
            <text:p>s32=(sint32)u16-(sint32)u16;//ok</text:p>
          </table:table-cell>
          <table:table-cell office:value-type="string" calcext:value-type="string">
            <text:p>[10.6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32=u32-u16;</text:p>
          </table:table-cell>
          <table:table-cell office:value-type="string" calcext:value-type="string">
            <text:p>s32=(sint32)u32-(sint32)u16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13: Loss of precision (assignment) (unsigned int to int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32=s8-u16;</text:p>
          </table:table-cell>
          <table:table-cell office:value-type="string" calcext:value-type="string">
            <text:p>s32=s8-(sint32)u16;//ok</text:p>
          </table:table-cell>
          <table:table-cell office:value-type="string" calcext:value-type="string">
            <text:p>[10.4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32=s16-u16;</text:p>
          </table:table-cell>
          <table:table-cell office:value-type="string" calcext:value-type="string">
            <text:p>s32=s16-(sint32)u16;//ok</text:p>
          </table:table-cell>
          <table:table-cell office:value-type="string" calcext:value-type="string">
            <text:p>[10.4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32=s32-u16;</text:p>
          </table:table-cell>
          <table:table-cell office:value-type="string" calcext:value-type="string">
            <text:p>s32=s32-(sint32)u16;//ok</text:p>
          </table:table-cell>
          <table:table-cell office:value-type="string" calcext:value-type="string">
            <text:p>[10.4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32=u8-u32;</text:p>
          </table:table-cell>
          <table:table-cell office:value-type="string" calcext:value-type="string">
            <text:p>s32=(sint32)u8-(sint32)u32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13: Loss of precision (assignment) (unsigned int to int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32=u16-u32;</text:p>
          </table:table-cell>
          <table:table-cell office:value-type="string" calcext:value-type="string">
            <text:p>s32=(sint32)u16-(sint32)u32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13: Loss of precision (assignment) (unsigned int to int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32=u32-u32;</text:p>
          </table:table-cell>
          <table:table-cell office:value-type="string" calcext:value-type="string">
            <text:p>s32=(sint32)u32-(sint32)u32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13: Loss of precision (assignment) (unsigned int to int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32=s8-u32;</text:p>
          </table:table-cell>
          <table:table-cell office:value-type="string" calcext:value-type="string">
            <text:p>s32=s8-(sint32)u32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Info 737: Loss of sign in promotion from int to unsigned int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13: Loss of precision (assignment) (unsigned int to int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32=s16-u32;</text:p>
          </table:table-cell>
          <table:table-cell office:value-type="string" calcext:value-type="string">
            <text:p>s32=s16-(sint32)u32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Info 737: Loss of sign in promotion from int to unsigned int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13: Loss of precision (assignment) (unsigned int to int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32=s32-u32;</text:p>
          </table:table-cell>
          <table:table-cell office:value-type="string" calcext:value-type="string">
            <text:p>s32=s32-(sint32)u32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Info 737: Loss of sign in promotion from int to unsigned int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13: Loss of precision (assignment) (unsigned int to int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32=u8-s16;</text:p>
          </table:table-cell>
          <table:table-cell office:value-type="string" calcext:value-type="string">
            <text:p>s32=(sint32)u8-s16;//ok</text:p>
          </table:table-cell>
          <table:table-cell office:value-type="string" calcext:value-type="string">
            <text:p>[10.4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32=u16-s16;</text:p>
          </table:table-cell>
          <table:table-cell office:value-type="string" calcext:value-type="string">
            <text:p>s32=(sint32)u16-s16;//ok</text:p>
          </table:table-cell>
          <table:table-cell office:value-type="string" calcext:value-type="string">
            <text:p>[10.4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32=u32-s16;</text:p>
          </table:table-cell>
          <table:table-cell office:value-type="string" calcext:value-type="string">
            <text:p>s32=(sint32)u32-s16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Info 737: Loss of sign in promotion from int to unsigned int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13: Loss of precision (assignment) (unsigned int to int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32=s8-s16;</text:p>
          </table:table-cell>
          <table:table-cell office:value-type="string" calcext:value-type="string">
            <text:p>s32=(sint32)s8-(sint32)s16;//ok</text:p>
          </table:table-cell>
          <table:table-cell office:value-type="string" calcext:value-type="string">
            <text:p>[10.6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32=s16-s16;</text:p>
          </table:table-cell>
          <table:table-cell office:value-type="string" calcext:value-type="string">
            <text:p>s32=(sint32)s16-(sint32)s16;//ok</text:p>
          </table:table-cell>
          <table:table-cell office:value-type="string" calcext:value-type="string">
            <text:p>[10.6, required]</text:p>
          </table:table-cell>
          <table:table-cell table:number-columns-repeated="1020"/>
        </table:table-row>
        <table:table-row table:style-name="ro2">
          <table:table-cell table:number-columns-repeated="2" office:value-type="string" calcext:value-type="string">
            <text:p>s32=s32-s16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32=u8-s32;</text:p>
          </table:table-cell>
          <table:table-cell office:value-type="string" calcext:value-type="string">
            <text:p>s32=(sint8)u8-s32;//ok</text:p>
          </table:table-cell>
          <table:table-cell office:value-type="string" calcext:value-type="string">
            <text:p>[10.4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32=u16-s32;</text:p>
          </table:table-cell>
          <table:table-cell office:value-type="string" calcext:value-type="string">
            <text:p>s32=(sint16)u16-s32;//ok</text:p>
          </table:table-cell>
          <table:table-cell office:value-type="string" calcext:value-type="string">
            <text:p>[10.4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32=u32-s32;</text:p>
          </table:table-cell>
          <table:table-cell office:value-type="string" calcext:value-type="string">
            <text:p>s32=(sint32)u32-s32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Info 737: Loss of sign in promotion from int to unsigned int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13: Loss of precision (assignment) (unsigned int to int)</text:p>
          </table:table-cell>
          <table:table-cell table:number-columns-repeated="1016"/>
        </table:table-row>
        <table:table-row table:style-name="ro2">
          <table:table-cell table:number-columns-repeated="2" office:value-type="string" calcext:value-type="string">
            <text:p>s32=s8-s32;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32=s16-s32;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s32=s32-s32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8=s8-s8;</text:p>
          </table:table-cell>
          <table:table-cell office:value-type="string" calcext:value-type="string">
            <text:p>u8=(uint8)s8-(uint8)s8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2: Loss of sign (assignment) (int to unsigned char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8=s16-s8;</text:p>
          </table:table-cell>
          <table:table-cell office:value-type="string" calcext:value-type="string">
            <text:p>u8= (uint8)((uint16)s16- (uint8)s8)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15 bits to 8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8=s32-s8;</text:p>
          </table:table-cell>
          <table:table-cell office:value-type="string" calcext:value-type="string">
            <text:p>u8=(uint8)((uint32)s32-(uint8)s8)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1 bits to 8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8=s8-u8;</text:p>
          </table:table-cell>
          <table:table-cell office:value-type="string" calcext:value-type="string">
            <text:p>u8=(uint8)s8-u8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office:value-type="string" calcext:value-type="string">
            <text:p>Info 732: Loss of sign (assignment) (int to unsigned char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8=s16-u8;</text:p>
          </table:table-cell>
          <table:table-cell office:value-type="string" calcext:value-type="string">
            <text:p>u8=(uint8)((uint16)s16-u8)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15 bits to 8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8=s32-u8;</text:p>
          </table:table-cell>
          <table:table-cell office:value-type="string" calcext:value-type="string">
            <text:p>u8=(uint8)((uint32)s32-u8)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1 bits to 8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8=u8-s8;</text:p>
          </table:table-cell>
          <table:table-cell office:value-type="string" calcext:value-type="string">
            <text:p>u8=u8-(uint8)s8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office:value-type="string" calcext:value-type="string">
            <text:p>Info 732: Loss of sign (assignment) (int to unsigned char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8=u16-s8;</text:p>
          </table:table-cell>
          <table:table-cell office:value-type="string" calcext:value-type="string">
            <text:p>u8=(uint8)(u16-(uint8)s8)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16 bits to 8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8=u32-s8;</text:p>
          </table:table-cell>
          <table:table-cell office:value-type="string" calcext:value-type="string">
            <text:p>u8=(uint8)(u32-(uint8)s8)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Info 737: Loss of sign in promotion from int to unsigned int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2 bits to 8 bits)</text:p>
          </table:table-cell>
          <table:table-cell table:number-columns-repeated="1016"/>
        </table:table-row>
        <table:table-row table:style-name="ro2">
          <table:table-cell table:number-columns-repeated="2" office:value-type="string" calcext:value-type="string">
            <text:p>u8=u8-u8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8=u16-u8;</text:p>
          </table:table-cell>
          <table:table-cell office:value-type="string" calcext:value-type="string">
            <text:p>u8=(uint8)(u16-u8)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16 bits to 8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8=u32-u8;</text:p>
          </table:table-cell>
          <table:table-cell office:value-type="string" calcext:value-type="string">
            <text:p>u8=(uint8)(u32-u8)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2 bits to 8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8=u8-u16;</text:p>
          </table:table-cell>
          <table:table-cell office:value-type="string" calcext:value-type="string">
            <text:p>u8=(uint8)(u8-u16)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16 bits to 8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8=u16-u16;</text:p>
          </table:table-cell>
          <table:table-cell office:value-type="string" calcext:value-type="string">
            <text:p>u8=(uint8)(u16-u16)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16 bits to 8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8=u32-u16;</text:p>
          </table:table-cell>
          <table:table-cell office:value-type="string" calcext:value-type="string">
            <text:p>u8=(uint8)(u32-u16)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2 bits to 8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8=s8-u16;</text:p>
          </table:table-cell>
          <table:table-cell office:value-type="string" calcext:value-type="string">
            <text:p>u8=(uint8)((uint8)s8-u16)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16 bits to 8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8=s16-u16;</text:p>
          </table:table-cell>
          <table:table-cell office:value-type="string" calcext:value-type="string">
            <text:p>u8=(uint8)((uint16)s16-u16)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16 bits to 8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8=s32-u16;</text:p>
          </table:table-cell>
          <table:table-cell office:value-type="string" calcext:value-type="string">
            <text:p>u8=(uint8)((uint32)s32-u16)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1 bits to 8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8=u8-u32;</text:p>
          </table:table-cell>
          <table:table-cell office:value-type="string" calcext:value-type="string">
            <text:p>u8=(uint8)(u8-u32)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2 bits to 8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8=u16-u32;</text:p>
          </table:table-cell>
          <table:table-cell office:value-type="string" calcext:value-type="string">
            <text:p>u8=(uint8)(u16-u32)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2 bits to 8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8=u32-u32;</text:p>
          </table:table-cell>
          <table:table-cell office:value-type="string" calcext:value-type="string">
            <text:p>u8=(uint8)(u32-u32)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2 bits to 8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8=s8-u32;</text:p>
          </table:table-cell>
          <table:table-cell office:value-type="string" calcext:value-type="string">
            <text:p>u8= (uint8)((uint8)s8-u32)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Info 737: Loss of sign in promotion from int to unsigned int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2 bits to 8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8=s16-u32;</text:p>
          </table:table-cell>
          <table:table-cell office:value-type="string" calcext:value-type="string">
            <text:p>u8= (uint8)((uint16)s16-u32)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Info 737: Loss of sign in promotion from int to unsigned int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2 bits to 8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8=s32-u32;</text:p>
          </table:table-cell>
          <table:table-cell office:value-type="string" calcext:value-type="string">
            <text:p>u8= (uint8)((uint32)s32-u32)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Info 737: Loss of sign in promotion from int to unsigned int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2 bits to 8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8=u8-s16;</text:p>
          </table:table-cell>
          <table:table-cell office:value-type="string" calcext:value-type="string">
            <text:p>u8=(uint8)(u8-(uint16)s16)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15 bits to 8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8=u16-s16;</text:p>
          </table:table-cell>
          <table:table-cell office:value-type="string" calcext:value-type="string">
            <text:p>u8= (uint8)(u16-(uint16)s16)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16 bits to 8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8=u32-s16;</text:p>
          </table:table-cell>
          <table:table-cell office:value-type="string" calcext:value-type="string">
            <text:p>u8= (uint8)(u32-(uint16)s16)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Info 737: Loss of sign in promotion from int to unsigned int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2 bits to 8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8=s8-s16;</text:p>
          </table:table-cell>
          <table:table-cell office:value-type="string" calcext:value-type="string">
            <text:p>u8= (uint8)((uint8)s8-(uint16)s16)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15 bits to 8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8=s16-s16;</text:p>
          </table:table-cell>
          <table:table-cell office:value-type="string" calcext:value-type="string">
            <text:p>u8= (uint8)((uint16)s16-(uint16)s16)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15 bits to 8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8=s32-s16;</text:p>
          </table:table-cell>
          <table:table-cell office:value-type="string" calcext:value-type="string">
            <text:p>u8= (uint8)((uint32)s32-(uint16)s16)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1 bits to 8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8=u8-s32;</text:p>
          </table:table-cell>
          <table:table-cell office:value-type="string" calcext:value-type="string">
            <text:p>u8= (uint8)(u8-(uint32)s32)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1 bits to 8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8=u16-s32;</text:p>
          </table:table-cell>
          <table:table-cell office:value-type="string" calcext:value-type="string">
            <text:p>u8= (uint8)(u16-(uint32)s32)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1 bits to 8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8=u32-s32;</text:p>
          </table:table-cell>
          <table:table-cell office:value-type="string" calcext:value-type="string">
            <text:p>u8= (uint8)(u32-(uint32)s32)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Info 737: Loss of sign in promotion from int to unsigned int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2 bits to 8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8=s8-s32;</text:p>
          </table:table-cell>
          <table:table-cell office:value-type="string" calcext:value-type="string">
            <text:p>u8= (uint8)((uint8)s8-(uint32)s32)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1 bits to 8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8=s16-s32;</text:p>
          </table:table-cell>
          <table:table-cell office:value-type="string" calcext:value-type="string">
            <text:p>u8= (uint8)((uint16)s16-(uint32)s32)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1 bits to 8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8=s32-s32;</text:p>
          </table:table-cell>
          <table:table-cell office:value-type="string" calcext:value-type="string">
            <text:p>u8=(uint8)((uint32)s32-(uint32)s32)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1 bits to 8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16=s8-s8;</text:p>
          </table:table-cell>
          <table:table-cell office:value-type="string" calcext:value-type="string">
            <text:p>u16 = (uint16)(uint8)s8-(uint16)(uint8)s8;//ok</text:p>
          </table:table-cell>
          <table:table-cell office:value-type="string" calcext:value-type="string">
            <text:p>[10.6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office:value-type="string" calcext:value-type="string">
            <text:p>Info 732: Loss of sign (assignment) (int to unsigned short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6=s16-s8;</text:p>
          </table:table-cell>
          <table:table-cell office:value-type="string" calcext:value-type="string">
            <text:p>u16=(uint16)s16-(uint8)s8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2: Loss of sign (assignment) (int to unsigned short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16=s32-s8;</text:p>
          </table:table-cell>
          <table:table-cell office:value-type="string" calcext:value-type="string">
            <text:p>u16=(uint16)((uint32)s32-(uint8)s8)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1 bits to 16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16=s8-u8;</text:p>
          </table:table-cell>
          <table:table-cell office:value-type="string" calcext:value-type="string">
            <text:p>u16=(uint16)(uint8)s8- u8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office:value-type="string" calcext:value-type="string">
            <text:p>Info 732: Loss of sign (assignment) (int to unsigned short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6=s16-u8;</text:p>
          </table:table-cell>
          <table:table-cell office:value-type="string" calcext:value-type="string">
            <text:p>u16=(uint16)s16-u8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office:value-type="string" calcext:value-type="string">
            <text:p>Info 732: Loss of sign (assignment) (int to unsigned short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6=s32-u8;</text:p>
          </table:table-cell>
          <table:table-cell office:value-type="string" calcext:value-type="string">
            <text:p>u16=(uint16)((uint32)s32-u8)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1 bits to 16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6=u8-s8;</text:p>
          </table:table-cell>
          <table:table-cell office:value-type="string" calcext:value-type="string">
            <text:p>u16=(uint16)u8-(uint16)(uint8)s8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office:value-type="string" calcext:value-type="string">
            <text:p>Info 732: Loss of sign (assignment) (int to unsigned short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6=u16-s8;</text:p>
          </table:table-cell>
          <table:table-cell office:value-type="string" calcext:value-type="string">
            <text:p>u16=u16-(uint8)s8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office:value-type="string" calcext:value-type="string">
            <text:p>Info 732: Loss of sign (assignment) (int to unsigned short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6=u32-s8;</text:p>
          </table:table-cell>
          <table:table-cell office:value-type="string" calcext:value-type="string">
            <text:p>u16=(uint16)(u32-(uint8)s8)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Info 737: Loss of sign in promotion from int to unsigned int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2 bits to 16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6=u8-u8;</text:p>
          </table:table-cell>
          <table:table-cell office:value-type="string" calcext:value-type="string">
            <text:p>u16=(uint16)u8-(uint16)u8;//ok</text:p>
          </table:table-cell>
          <table:table-cell office:value-type="string" calcext:value-type="string">
            <text:p>[10.6, required]</text:p>
          </table:table-cell>
          <table:table-cell table:number-columns-repeated="1020"/>
        </table:table-row>
        <table:table-row table:style-name="ro2">
          <table:table-cell table:number-columns-repeated="2" office:value-type="string" calcext:value-type="string">
            <text:p>u16=u16-u8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16=u32-u8;</text:p>
          </table:table-cell>
          <table:table-cell office:value-type="string" calcext:value-type="string">
            <text:p>u16=(uint16)(u32-u8)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2 bits to 16 bits)</text:p>
          </table:table-cell>
          <table:table-cell table:number-columns-repeated="1019"/>
        </table:table-row>
        <table:table-row table:style-name="ro2">
          <table:table-cell table:number-columns-repeated="2" office:value-type="string" calcext:value-type="string">
            <text:p>u16=u8-u16;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16=u16-u16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16=u32-u16;</text:p>
          </table:table-cell>
          <table:table-cell office:value-type="string" calcext:value-type="string">
            <text:p>u16=(uint16)(u32-u16)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2 bits to 16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16=s8-u16;</text:p>
          </table:table-cell>
          <table:table-cell office:value-type="string" calcext:value-type="string">
            <text:p>u16=(uint16)(uint8)s8-u16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office:value-type="string" calcext:value-type="string">
            <text:p>Info 732: Loss of sign (assignment) (int to unsigned short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6=s16-u16;</text:p>
          </table:table-cell>
          <table:table-cell office:value-type="string" calcext:value-type="string">
            <text:p>u16=(uint16)s16-u16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office:value-type="string" calcext:value-type="string">
            <text:p>Info 732: Loss of sign (assignment) (int to unsigned short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6=s32-u16;</text:p>
          </table:table-cell>
          <table:table-cell office:value-type="string" calcext:value-type="string">
            <text:p>u16=(uint16)((uint32)s32-u16)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1 bits to 16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6=u8-u32;</text:p>
          </table:table-cell>
          <table:table-cell office:value-type="string" calcext:value-type="string">
            <text:p>u16=(uint16)(u8-u32)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2 bits to 16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16=u16-u32;</text:p>
          </table:table-cell>
          <table:table-cell office:value-type="string" calcext:value-type="string">
            <text:p>u16=(uint16)(u16-u32)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2 bits to 16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16=u32-u32;</text:p>
          </table:table-cell>
          <table:table-cell office:value-type="string" calcext:value-type="string">
            <text:p>u16=(uint16)(u32-u32)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2 bits to 16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16=s8-u32;</text:p>
          </table:table-cell>
          <table:table-cell office:value-type="string" calcext:value-type="string">
            <text:p>u16=(uint16)((uint8)s8-u32)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Info 737: Loss of sign in promotion from int to unsigned int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2 bits to 16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6=s16-u32;</text:p>
          </table:table-cell>
          <table:table-cell office:value-type="string" calcext:value-type="string">
            <text:p>u16=(uint16)((uint16)s16-u32)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Info 737: Loss of sign in promotion from int to unsigned int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2 bits to 16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6=s32-u32;</text:p>
          </table:table-cell>
          <table:table-cell office:value-type="string" calcext:value-type="string">
            <text:p>u16=(uint16)((uint32)s32-u32)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Info 737: Loss of sign in promotion from int to unsigned int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2 bits to 16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6=u8-s16;</text:p>
          </table:table-cell>
          <table:table-cell office:value-type="string" calcext:value-type="string">
            <text:p>u16=u8-(uint16)s16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office:value-type="string" calcext:value-type="string">
            <text:p>Info 732: Loss of sign (assignment) (int to unsigned short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6=u16-s16;</text:p>
          </table:table-cell>
          <table:table-cell office:value-type="string" calcext:value-type="string">
            <text:p>u16=u16-(uint16)s16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office:value-type="string" calcext:value-type="string">
            <text:p>Info 732: Loss of sign (assignment) (int to unsigned short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6=u32-s16;</text:p>
          </table:table-cell>
          <table:table-cell office:value-type="string" calcext:value-type="string">
            <text:p>u16=(uint16)(u32-(uint16)s16)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Info 737: Loss of sign in promotion from int to unsigned int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2 bits to 16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6=s8-s16;</text:p>
          </table:table-cell>
          <table:table-cell office:value-type="string" calcext:value-type="string">
            <text:p>u16=(uint8)s8-(uint16)s16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2: Loss of sign (assignment) (int to unsigned short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16=s16-s16;</text:p>
          </table:table-cell>
          <table:table-cell office:value-type="string" calcext:value-type="string">
            <text:p>u16=(uint16)s16-(uint16)s16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2: Loss of sign (assignment) (int to unsigned short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16=s32-s16;</text:p>
          </table:table-cell>
          <table:table-cell office:value-type="string" calcext:value-type="string">
            <text:p>u16=(uint16)((uint32)s32-(uint16)s16)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1 bits to 16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16=u8-s32;</text:p>
          </table:table-cell>
          <table:table-cell office:value-type="string" calcext:value-type="string">
            <text:p>u16=(uint16)(u8-(uint32)s32)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1 bits to 16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6=u16-s32;</text:p>
          </table:table-cell>
          <table:table-cell office:value-type="string" calcext:value-type="string">
            <text:p>u16= (uint16)(u16-(uint32)s32)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1 bits to 16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6=u32-s32;</text:p>
          </table:table-cell>
          <table:table-cell office:value-type="string" calcext:value-type="string">
            <text:p>u16=(uint16)(u32-(uint32)s32)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Info 737: Loss of sign in promotion from int to unsigned int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2 bits to 16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6=s8-s32;</text:p>
          </table:table-cell>
          <table:table-cell office:value-type="string" calcext:value-type="string">
            <text:p>u16=(uint16)((uint8)s8-(uint32)s32)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1 bits to 16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16=s16-s32;</text:p>
          </table:table-cell>
          <table:table-cell office:value-type="string" calcext:value-type="string">
            <text:p>u16=(uint16)((uint16)s16-(uint32)s32)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1 bits to 16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16=s32-s32;</text:p>
          </table:table-cell>
          <table:table-cell office:value-type="string" calcext:value-type="string">
            <text:p>u16=(uint16)((uint32)s32-(uint32)s32)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4: Loss of precision (assignment) (31 bits to 16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32=s8-s8;</text:p>
          </table:table-cell>
          <table:table-cell office:value-type="string" calcext:value-type="string">
            <text:p>u32=(uint32)(uint8)s8- (uint32)(uint8)s8;//ok</text:p>
          </table:table-cell>
          <table:table-cell office:value-type="string" calcext:value-type="string">
            <text:p>[10.6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office:value-type="string" calcext:value-type="string">
            <text:p>Info 732: Loss of sign (assignment) (int to unsigned int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32=s16-s8;</text:p>
          </table:table-cell>
          <table:table-cell office:value-type="string" calcext:value-type="string">
            <text:p>u32=(uint32)(uint16)s16- (uint32)(uint8)s8;//ok</text:p>
          </table:table-cell>
          <table:table-cell office:value-type="string" calcext:value-type="string">
            <text:p>[10.6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office:value-type="string" calcext:value-type="string">
            <text:p>Info 732: Loss of sign (assignment) (int to unsigned int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32=s32-s8;</text:p>
          </table:table-cell>
          <table:table-cell office:value-type="string" calcext:value-type="string">
            <text:p>u32=(uint32)s32- (uint8)s8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2: Loss of sign (assignment) (int to unsigned int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32=s8-u8;</text:p>
          </table:table-cell>
          <table:table-cell office:value-type="string" calcext:value-type="string">
            <text:p>u32=(uint32)(uint8)s8- u8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office:value-type="string" calcext:value-type="string">
            <text:p>Info 732: Loss of sign (assignment) (int to unsigned int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32=s16-u8;</text:p>
          </table:table-cell>
          <table:table-cell office:value-type="string" calcext:value-type="string">
            <text:p>u32=(uint32)(uint16)s16- u8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office:value-type="string" calcext:value-type="string">
            <text:p>Info 732: Loss of sign (assignment) (int to unsigned int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32=s32-u8;</text:p>
          </table:table-cell>
          <table:table-cell office:value-type="string" calcext:value-type="string">
            <text:p>u32=(uint32)s32- u8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office:value-type="string" calcext:value-type="string">
            <text:p>Info 732: Loss of sign (assignment) (int to unsigned int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32=u8-s8;</text:p>
          </table:table-cell>
          <table:table-cell office:value-type="string" calcext:value-type="string">
            <text:p>u32=(uint32)(uint8)u8-(uint32)(uint8)s8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office:value-type="string" calcext:value-type="string">
            <text:p>Info 732: Loss of sign (assignment) (int to unsigned int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32=u16-s8;</text:p>
          </table:table-cell>
          <table:table-cell office:value-type="string" calcext:value-type="string">
            <text:p>u32=(uint32)u16- (uint8)s8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office:value-type="string" calcext:value-type="string">
            <text:p>Info 732: Loss of sign (assignment) (int to unsigned int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32=u32-s8;</text:p>
          </table:table-cell>
          <table:table-cell office:value-type="string" calcext:value-type="string">
            <text:p>u32=u32-(uint8)s8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Info 737: Loss of sign in promotion from int to unsigned i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32=u8-u8;</text:p>
          </table:table-cell>
          <table:table-cell office:value-type="string" calcext:value-type="string">
            <text:p>u32=(uint32)u8-(uint32)u8;//ok</text:p>
          </table:table-cell>
          <table:table-cell office:value-type="string" calcext:value-type="string">
            <text:p>[10.6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32=u16-u8;</text:p>
          </table:table-cell>
          <table:table-cell office:value-type="string" calcext:value-type="string">
            <text:p>u32=(uint32)u16-(uint32)u8;//ok</text:p>
          </table:table-cell>
          <table:table-cell office:value-type="string" calcext:value-type="string">
            <text:p>[10.6, required]</text:p>
          </table:table-cell>
          <table:table-cell table:number-columns-repeated="1020"/>
        </table:table-row>
        <table:table-row table:style-name="ro2">
          <table:table-cell table:number-columns-repeated="2" office:value-type="string" calcext:value-type="string">
            <text:p>u32=u32-u8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32=u8-u16;</text:p>
          </table:table-cell>
          <table:table-cell office:value-type="string" calcext:value-type="string">
            <text:p>u32=(uint32)u8-(uint32)u16;//ok</text:p>
          </table:table-cell>
          <table:table-cell office:value-type="string" calcext:value-type="string">
            <text:p>[10.6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32=u16-u16;</text:p>
          </table:table-cell>
          <table:table-cell office:value-type="string" calcext:value-type="string">
            <text:p>u32 =(uint32)u16-(uint32)u16;//ok</text:p>
          </table:table-cell>
          <table:table-cell office:value-type="string" calcext:value-type="string">
            <text:p>[10.6, required]</text:p>
          </table:table-cell>
          <table:table-cell table:number-columns-repeated="1020"/>
        </table:table-row>
        <table:table-row table:style-name="ro2">
          <table:table-cell table:number-columns-repeated="2" office:value-type="string" calcext:value-type="string">
            <text:p>u32=u32-u16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32=s8-u16;</text:p>
          </table:table-cell>
          <table:table-cell office:value-type="string" calcext:value-type="string">
            <text:p>u32=(uint32)(uint8)s8-u16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office:value-type="string" calcext:value-type="string">
            <text:p>Info 732: Loss of sign (assignment) (int to unsigned int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32=s16-u16;</text:p>
          </table:table-cell>
          <table:table-cell office:value-type="string" calcext:value-type="string">
            <text:p>u32=(uint32)(uint16)s16-u16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office:value-type="string" calcext:value-type="string">
            <text:p>Info 732: Loss of sign (assignment) (int to unsigned int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32=s32-u16;</text:p>
          </table:table-cell>
          <table:table-cell office:value-type="string" calcext:value-type="string">
            <text:p>u32=(uint32)s32-u16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office:value-type="string" calcext:value-type="string">
            <text:p>Info 732: Loss of sign (assignment) (int to unsigned int)</text:p>
          </table:table-cell>
          <table:table-cell table:number-columns-repeated="1016"/>
        </table:table-row>
        <table:table-row table:style-name="ro2">
          <table:table-cell table:number-columns-repeated="2" office:value-type="string" calcext:value-type="string">
            <text:p>u32=u8-u32;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32=u16-u32;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32=u32-u32;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32=s8-u32;</text:p>
          </table:table-cell>
          <table:table-cell office:value-type="string" calcext:value-type="string">
            <text:p>u32=(uint8)s8-u32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Info 737: Loss of sign in promotion from int to unsigned i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32=s16-u32;</text:p>
          </table:table-cell>
          <table:table-cell office:value-type="string" calcext:value-type="string">
            <text:p>u32=(uint16)s16-u32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Info 737: Loss of sign in promotion from int to unsigned i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32=s32-u32;</text:p>
          </table:table-cell>
          <table:table-cell office:value-type="string" calcext:value-type="string">
            <text:p>u32=(uint32)s32-u32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Info 737: Loss of sign in promotion from int to unsigned i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32=u8-s16;</text:p>
          </table:table-cell>
          <table:table-cell office:value-type="string" calcext:value-type="string">
            <text:p>u32= (uint32)u8-(uint32)(uint16)s16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office:value-type="string" calcext:value-type="string">
            <text:p>Info 732: Loss of sign (assignment) (int to unsigned int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32=u16-s16;</text:p>
          </table:table-cell>
          <table:table-cell office:value-type="string" calcext:value-type="string">
            <text:p>u32= (uint32)u16-(uint16)s16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office:value-type="string" calcext:value-type="string">
            <text:p>Info 732: Loss of sign (assignment) (int to unsigned int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32=u32-s16;</text:p>
          </table:table-cell>
          <table:table-cell office:value-type="string" calcext:value-type="string">
            <text:p>u32=u32-(uint16)s16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Info 737: Loss of sign in promotion from int to unsigned i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32=s8-s16;</text:p>
          </table:table-cell>
          <table:table-cell office:value-type="string" calcext:value-type="string">
            <text:p>u32=(uint32)(uint8)s8-(uint32)(uint16)s16;//ok</text:p>
          </table:table-cell>
          <table:table-cell office:value-type="string" calcext:value-type="string">
            <text:p>[10.6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office:value-type="string" calcext:value-type="string">
            <text:p>Info 732: Loss of sign (assignment) (int to unsigned int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32=s16-s16;</text:p>
          </table:table-cell>
          <table:table-cell office:value-type="string" calcext:value-type="string">
            <text:p>u32=(uint32)(uint16)s16-(uint32)(uint16)s16;//ok</text:p>
          </table:table-cell>
          <table:table-cell office:value-type="string" calcext:value-type="string">
            <text:p>[10.6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office:value-type="string" calcext:value-type="string">
            <text:p>Info 732: Loss of sign (assignment) (int to unsigned int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32=s32-s16;</text:p>
          </table:table-cell>
          <table:table-cell office:value-type="string" calcext:value-type="string">
            <text:p>u32=(uint32)s32-(uint16)s16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2: Loss of sign (assignment) (int to unsigned int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32=u8-s32;</text:p>
          </table:table-cell>
          <table:table-cell office:value-type="string" calcext:value-type="string">
            <text:p>u32=u8-(uint32)s32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office:value-type="string" calcext:value-type="string">
            <text:p>Info 732: Loss of sign (assignment) (int to unsigned int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32=u16-s32;</text:p>
          </table:table-cell>
          <table:table-cell office:value-type="string" calcext:value-type="string">
            <text:p>u32=u16-(uint32)s32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Note 9034: Expression assigned to a narrower or different essential type</text:p>
          </table:table-cell>
          <table:table-cell/>
          <table:table-cell office:value-type="string" calcext:value-type="string">
            <text:p>[10.3, required]</text:p>
          </table:table-cell>
          <table:table-cell office:value-type="string" calcext:value-type="string">
            <text:p>Info 732: Loss of sign (assignment) (int to unsigned int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32=u32-s32;</text:p>
          </table:table-cell>
          <table:table-cell office:value-type="string" calcext:value-type="string">
            <text:p>u32=u32-(uint32)s32;//ok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Info 737: Loss of sign in promotion from int to unsigned int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32=s8-s32;</text:p>
          </table:table-cell>
          <table:table-cell office:value-type="string" calcext:value-type="string">
            <text:p>u32=(uint8)s8-(uint32)s32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2: Loss of sign (assignment) (int to unsigned int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32=s16-s32;</text:p>
          </table:table-cell>
          <table:table-cell office:value-type="string" calcext:value-type="string">
            <text:p>u32=(uint16)s16-(uint32)s32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2: Loss of sign (assignment) (int to unsigned int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32=s32-s32;</text:p>
          </table:table-cell>
          <table:table-cell office:value-type="string" calcext:value-type="string">
            <text:p>u32=(uint32)s32-(uint32)s32;//ok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Info 732: Loss of sign (assignment) (int to unsigned int)</text:p>
          </table:table-cell>
          <table:table-cell table:number-columns-repeated="1019"/>
        </table:table-row>
        <table:table-row table:style-name="ro2" table:number-rows-repeated="104835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iftRight (&gt;&gt;)" table:style-name="ta1">
        <office:forms form:automatic-focus="false" form:apply-design-mode="false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9" table:default-cell-style-name="ce4"/>
        <table:table-column table:style-name="co10" table:default-cell-style-name="ce4"/>
        <table:table-column table:style-name="co15" table:default-cell-style-name="ce4"/>
        <table:table-column table:style-name="co9" table:default-cell-style-name="ce4"/>
        <table:table-column table:style-name="co10" table:default-cell-style-name="ce4"/>
        <table:table-column table:style-name="co15" table:default-cell-style-name="ce4"/>
        <table:table-column table:style-name="co9" table:default-cell-style-name="ce4"/>
        <table:table-column table:style-name="co16" table:default-cell-style-name="ce4"/>
        <table:table-column table:style-name="co4" table:default-cell-style-name="ce4"/>
        <table:table-column table:style-name="co17" table:default-cell-style-name="ce4"/>
        <table:table-column table:style-name="co4" table:number-columns-repeated="1011" table:default-cell-style-name="ce4"/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K(OP)</text:p>
          </table:table-cell>
          <table:table-cell office:value-type="string" calcext:value-type="string">
            <text:p>B(NOTE)</text:p>
          </table:table-cell>
          <table:table-cell office:value-type="string" calcext:value-type="string">
            <text:p>C(MISRA)</text:p>
          </table:table-cell>
          <table:table-cell office:value-type="string" calcext:value-type="string">
            <text:p>D(INFO)</text:p>
          </table:table-cell>
          <table:table-cell office:value-type="string" calcext:value-type="string">
            <text:p>E(NOTE)</text:p>
          </table:table-cell>
          <table:table-cell office:value-type="string" calcext:value-type="string">
            <text:p>F(MISRA)</text:p>
          </table:table-cell>
          <table:table-cell office:value-type="string" calcext:value-type="string">
            <text:p>G(INFO)</text:p>
          </table:table-cell>
          <table:table-cell office:value-type="string" calcext:value-type="string">
            <text:p>H(NOTE)</text:p>
          </table:table-cell>
          <table:table-cell office:value-type="string" calcext:value-type="string">
            <text:p>I(MISRA)</text:p>
          </table:table-cell>
          <table:table-cell office:value-type="string" calcext:value-type="string">
            <text:p>J(INFO)</text:p>
          </table:table-cell>
          <table:table-cell/>
          <table:table-cell office:value-type="string" calcext:value-type="string">
            <text:p>L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8 = s8&gt;&gt;s8;</text:p>
          </table:table-cell>
          <table:table-cell office:value-type="string" calcext:value-type="string">
            <text:p>s8 = (sint8)( (uint8)s8&gt;&gt;(uint8)s8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8 = s16&gt;&gt;s8;</text:p>
          </table:table-cell>
          <table:table-cell office:value-type="string" calcext:value-type="string">
            <text:p>s8 = (sint8)((uint16)s16&gt;&gt;(uint8)s8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15 bits to 7 bits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8 = s32&gt;&gt;s8;</text:p>
          </table:table-cell>
          <table:table-cell office:value-type="string" calcext:value-type="string">
            <text:p>s8 = (sint8)((uint32)s32&gt;&gt;(uint8)s8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31 bits to 7 bits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8 = s8&gt;&gt;u8;</text:p>
          </table:table-cell>
          <table:table-cell office:value-type="string" calcext:value-type="string">
            <text:p>s8 = (sint8)((uint8)s8&gt;&gt;u8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8 = s16&gt;&gt;u8;</text:p>
          </table:table-cell>
          <table:table-cell office:value-type="string" calcext:value-type="string">
            <text:p>s8 = (sint8)((uint16)s16&gt;&gt;u8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15 bits to 7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8 = s32&gt;&gt;u8;</text:p>
          </table:table-cell>
          <table:table-cell office:value-type="string" calcext:value-type="string">
            <text:p>s8 = (sint8)((uint32)s32&gt;&gt;u8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31 bits to 7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8 = u8&gt;&gt;s8;</text:p>
          </table:table-cell>
          <table:table-cell office:value-type="string" calcext:value-type="string">
            <text:p>s8 = (sint8)(u8&gt;&gt;(uint8)s8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8 bits to 7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8 = u16&gt;&gt;s8;</text:p>
          </table:table-cell>
          <table:table-cell office:value-type="string" calcext:value-type="string">
            <text:p>s8 = (sint8)(u16&gt;&gt;(uint8)s8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16 bits to 7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8 = u32&gt;&gt;s8;</text:p>
          </table:table-cell>
          <table:table-cell office:value-type="string" calcext:value-type="string">
            <text:p>s8 = (sint8)(u32&gt;&gt;(uint8)s8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32 bits to 7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8 = u8&gt;&gt;u8;</text:p>
          </table:table-cell>
          <table:table-cell office:value-type="string" calcext:value-type="string">
            <text:p>s8 = (sint8)(u8&gt;&gt;u8);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8 bits to 7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8 = u16&gt;&gt;u8;</text:p>
          </table:table-cell>
          <table:table-cell office:value-type="string" calcext:value-type="string">
            <text:p>s8 = (sint8)(u16&gt;&gt;u8);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16 bits to 7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8 = u32&gt;&gt;u8;</text:p>
          </table:table-cell>
          <table:table-cell office:value-type="string" calcext:value-type="string">
            <text:p>s8 = (sint8)(u32&gt;&gt;u8);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32 bits to 7 bit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8 = u8&gt;&gt;u16;</text:p>
          </table:table-cell>
          <table:table-cell office:value-type="string" calcext:value-type="string">
            <text:p>s8 = (sint8)(u8&gt;&gt;u16);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8 bits to 7 bits)</text:p>
          </table:table-cell>
          <table:table-cell table:number-columns-repeated="17"/>
          <table:table-cell table:style-name="ce2"/>
          <table:table-cell table:number-columns-repeated="1001"/>
        </table:table-row>
        <table:table-row table:style-name="ro2">
          <table:table-cell office:value-type="string" calcext:value-type="string">
            <text:p>s8 = u16&gt;&gt;u16;</text:p>
          </table:table-cell>
          <table:table-cell office:value-type="string" calcext:value-type="string">
            <text:p>s8 = (sint8)(u16&gt;&gt;u16);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16 bits to 7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8 = u32&gt;&gt;u16;</text:p>
          </table:table-cell>
          <table:table-cell office:value-type="string" calcext:value-type="string">
            <text:p>s8 = (sint8)(u32&gt;&gt;u16);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32 bits to 7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8 = s8&gt;&gt;u16;</text:p>
          </table:table-cell>
          <table:table-cell office:value-type="string" calcext:value-type="string">
            <text:p>s8 = (sint8)((uint8)s8&gt;&gt;u16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8 = s16&gt;&gt;u16;</text:p>
          </table:table-cell>
          <table:table-cell office:value-type="string" calcext:value-type="string">
            <text:p>s8 = (sint8)((uint16)s16&gt;&gt;u16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15 bits to 7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8 = s32&gt;&gt;u16;</text:p>
          </table:table-cell>
          <table:table-cell office:value-type="string" calcext:value-type="string">
            <text:p>s8 = (sint8)((uint32)s32&gt;&gt;u16); 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31 bits to 7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8 = u8&gt;&gt;u32;</text:p>
          </table:table-cell>
          <table:table-cell office:value-type="string" calcext:value-type="string">
            <text:p>s8 = (sint8)(u8&gt;&gt;u32);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8 bits to 7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8 = u16&gt;&gt;u32;</text:p>
          </table:table-cell>
          <table:table-cell office:value-type="string" calcext:value-type="string">
            <text:p>s8 = (sint8)(u16&gt;&gt;u32);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16 bits to 7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8 = u32&gt;&gt;u32;</text:p>
          </table:table-cell>
          <table:table-cell office:value-type="string" calcext:value-type="string">
            <text:p>s8 = (sint8)(u32&gt;&gt;u32);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32 bits to 7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8 = s8&gt;&gt;u32;</text:p>
          </table:table-cell>
          <table:table-cell office:value-type="string" calcext:value-type="string">
            <text:p>s8 = (sint8)((uint8)s8&gt;&gt;u32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8 = s16&gt;&gt;u32;</text:p>
          </table:table-cell>
          <table:table-cell office:value-type="string" calcext:value-type="string">
            <text:p>s8 = (sint8)((uint16)s16&gt;&gt;u32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15 bits to 7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8 = s32&gt;&gt;u32;</text:p>
          </table:table-cell>
          <table:table-cell office:value-type="string" calcext:value-type="string">
            <text:p>s8 = (sint8)((uint32)s32&gt;&gt;u32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31 bits to 7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8 = u8&gt;&gt;s16;</text:p>
          </table:table-cell>
          <table:table-cell office:value-type="string" calcext:value-type="string">
            <text:p>s8 = (sint8)(u8&gt;&gt;(uint16)s16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8 bits to 7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8 = u16&gt;&gt;s16;</text:p>
          </table:table-cell>
          <table:table-cell office:value-type="string" calcext:value-type="string">
            <text:p>s8 = (sint8)(u16&gt;&gt;(uint16)s16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16 bits to 7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8 = u32&gt;&gt;s16;</text:p>
          </table:table-cell>
          <table:table-cell office:value-type="string" calcext:value-type="string">
            <text:p>s8 = (sint8)(u32&gt;&gt;(uint16)s16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32 bits to 7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8 = s8&gt;&gt;s16;</text:p>
          </table:table-cell>
          <table:table-cell office:value-type="string" calcext:value-type="string">
            <text:p>s8 = (sint8)((uint8)s8&gt;&gt;(uint16)s16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8 = s16&gt;&gt;s16;</text:p>
          </table:table-cell>
          <table:table-cell office:value-type="string" calcext:value-type="string">
            <text:p>s8 = (sint8)((uint16)s16&gt;&gt;(uint16)s16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15 bits to 7 bits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8 = s32&gt;&gt;s16;</text:p>
          </table:table-cell>
          <table:table-cell office:value-type="string" calcext:value-type="string">
            <text:p>s8 = (sint8)((uint32)s32&gt;&gt;(uint16)s16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31 bits to 7 bits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8 = u8&gt;&gt;s32;</text:p>
          </table:table-cell>
          <table:table-cell office:value-type="string" calcext:value-type="string">
            <text:p>s8 = (sint8)(u8&gt;&gt;(uint32)s32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8 bits to 7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8 = u16&gt;&gt;s32;</text:p>
          </table:table-cell>
          <table:table-cell office:value-type="string" calcext:value-type="string">
            <text:p>s8 = (sint8)(u16&gt;&gt;(uint32)s32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16 bits to 7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8 = u32&gt;&gt;s32;</text:p>
          </table:table-cell>
          <table:table-cell office:value-type="string" calcext:value-type="string">
            <text:p>s8 = (sint8)(u32&gt;&gt;(uint32)s32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32 bits to 7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8 = s8&gt;&gt;s32;</text:p>
          </table:table-cell>
          <table:table-cell office:value-type="string" calcext:value-type="string">
            <text:p>s8 = (sint8)((uint8)s8&gt;&gt;(uint32)s32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8 = s16&gt;&gt;s32;</text:p>
          </table:table-cell>
          <table:table-cell office:value-type="string" calcext:value-type="string">
            <text:p>s8 = (sint8)((uint16)s16&gt;&gt;(uint32)s32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15 bits to 7 bits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8 = s32&gt;&gt;s32;</text:p>
          </table:table-cell>
          <table:table-cell office:value-type="string" calcext:value-type="string">
            <text:p>s8 = (sint8)((uint32)s32&gt;&gt;(uint32)s32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31 bits to 7 bits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16 = s8&gt;&gt;s8;</text:p>
          </table:table-cell>
          <table:table-cell office:value-type="string" calcext:value-type="string">
            <text:p>s16 = (sint16)((uint8)s8&gt;&gt;(uint8)s8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16 = s16&gt;&gt;s8;</text:p>
          </table:table-cell>
          <table:table-cell office:value-type="string" calcext:value-type="string">
            <text:p>s16 = (sint16)((uint16)s16&gt;&gt;(uint8)s8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16 = s32&gt;&gt;s8;</text:p>
          </table:table-cell>
          <table:table-cell office:value-type="string" calcext:value-type="string">
            <text:p>s16 = (sint16)((uint32)s32&gt;&gt;(uint8)s8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31 bits to 15 bits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16 = s8&gt;&gt;u8;</text:p>
          </table:table-cell>
          <table:table-cell office:value-type="string" calcext:value-type="string">
            <text:p>s16 = (sint16)((uint8)s8&gt;&gt;u8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16 = s16&gt;&gt;u8;</text:p>
          </table:table-cell>
          <table:table-cell office:value-type="string" calcext:value-type="string">
            <text:p>s16 = (sint16)((uint16)s16&gt;&gt;u8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16 = s32&gt;&gt;u8;</text:p>
          </table:table-cell>
          <table:table-cell office:value-type="string" calcext:value-type="string">
            <text:p>s16 = (sint16)((uint32)s32&gt;&gt;u8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31 bits to 15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16 = u8&gt;&gt;s8;</text:p>
          </table:table-cell>
          <table:table-cell office:value-type="string" calcext:value-type="string">
            <text:p>s16 = (sint16)(u8&gt;&gt;(uint8)s8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16 = u16&gt;&gt;s8;</text:p>
          </table:table-cell>
          <table:table-cell office:value-type="string" calcext:value-type="string">
            <text:p>s16 = (sint16)(u16&gt;&gt;(uint8)s8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16 bits to 15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16 = u32&gt;&gt;s8;</text:p>
          </table:table-cell>
          <table:table-cell office:value-type="string" calcext:value-type="string">
            <text:p>s16 = (sint16)(u32&gt;&gt;(uint8)s8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32 bits to 15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16 = u8&gt;&gt;u8;</text:p>
          </table:table-cell>
          <table:table-cell office:value-type="string" calcext:value-type="string">
            <text:p>s16 = (sint16)(u8&gt;&gt;u8);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16 = u16&gt;&gt;u8;</text:p>
          </table:table-cell>
          <table:table-cell office:value-type="string" calcext:value-type="string">
            <text:p>s16 = (sint16)(u16&gt;&gt;u8);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16 bits to 15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16 = u32&gt;&gt;u8;</text:p>
          </table:table-cell>
          <table:table-cell office:value-type="string" calcext:value-type="string">
            <text:p>s16 = (sint16)(u32&gt;&gt;u8);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32 bits to 15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16 = u8&gt;&gt;u16;</text:p>
          </table:table-cell>
          <table:table-cell office:value-type="string" calcext:value-type="string">
            <text:p>s16 = (sint16)(u8&gt;&gt;u16);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16 = u16&gt;&gt;u16;</text:p>
          </table:table-cell>
          <table:table-cell office:value-type="string" calcext:value-type="string">
            <text:p>s16 = (sint16)(u16&gt;&gt;u16);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16 bits to 15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16 = u32&gt;&gt;u16;</text:p>
          </table:table-cell>
          <table:table-cell office:value-type="string" calcext:value-type="string">
            <text:p>s16 = (sint16)(u32&gt;&gt;u16);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32 bits to 15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16 = s8&gt;&gt;u16;</text:p>
          </table:table-cell>
          <table:table-cell office:value-type="string" calcext:value-type="string">
            <text:p>s16 = (sint16)((uint8)s8&gt;&gt;u16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16 = s16&gt;&gt;u16;</text:p>
          </table:table-cell>
          <table:table-cell office:value-type="string" calcext:value-type="string">
            <text:p>s16 = (sint16)((uint16)s16&gt;&gt;u16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16 = s32&gt;&gt;u16;</text:p>
          </table:table-cell>
          <table:table-cell office:value-type="string" calcext:value-type="string">
            <text:p>s16 = (sint16)((uint32)s32&gt;&gt;u16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31 bits to 15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16 = u8&gt;&gt;u32;</text:p>
          </table:table-cell>
          <table:table-cell office:value-type="string" calcext:value-type="string">
            <text:p>s16 = (sint16)(u8&gt;&gt;u32);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16 = u16&gt;&gt;u32;</text:p>
          </table:table-cell>
          <table:table-cell office:value-type="string" calcext:value-type="string">
            <text:p>s16 = (sint16)(u16&gt;&gt;u32);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16 bits to 15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16 = u32&gt;&gt;u32;</text:p>
          </table:table-cell>
          <table:table-cell office:value-type="string" calcext:value-type="string">
            <text:p>s16 = (sint16)(u32&gt;&gt;u32);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32 bits to 15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16 = s8&gt;&gt;u32;</text:p>
          </table:table-cell>
          <table:table-cell office:value-type="string" calcext:value-type="string">
            <text:p>s16 = (sint16)((uint8)s8&gt;&gt;u32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16 = s16&gt;&gt;u32;</text:p>
          </table:table-cell>
          <table:table-cell office:value-type="string" calcext:value-type="string">
            <text:p>s16 = (sint16)((uint16)s16&gt;&gt;u32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16 = s32&gt;&gt;u32;</text:p>
          </table:table-cell>
          <table:table-cell office:value-type="string" calcext:value-type="string">
            <text:p>s16 = (sint16)((uint32)s32&gt;&gt;u32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31 bits to 15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16 = u8&gt;&gt;s16;</text:p>
          </table:table-cell>
          <table:table-cell office:value-type="string" calcext:value-type="string">
            <text:p>s16 = (sint16)(u8&gt;&gt;(uint16)s16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16 = u16&gt;&gt;s16;</text:p>
          </table:table-cell>
          <table:table-cell office:value-type="string" calcext:value-type="string">
            <text:p>s16 = (sint16)(u16&gt;&gt;(uint16)s16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16 bits to 15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16 = u32&gt;&gt;s16;</text:p>
          </table:table-cell>
          <table:table-cell office:value-type="string" calcext:value-type="string">
            <text:p>s16 = (sint16)(u32&gt;&gt;(uint16)s16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32 bits to 15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16 = s8&gt;&gt;s16;</text:p>
          </table:table-cell>
          <table:table-cell office:value-type="string" calcext:value-type="string">
            <text:p>s16 = (sint16)((uint8)s8&gt;&gt;(uint16)s16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16 = s16&gt;&gt;s16;</text:p>
          </table:table-cell>
          <table:table-cell office:value-type="string" calcext:value-type="string">
            <text:p>s16 = (sint16)((uint16)s16&gt;&gt;(uint16)s16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16 = s32&gt;&gt;s16;</text:p>
          </table:table-cell>
          <table:table-cell office:value-type="string" calcext:value-type="string">
            <text:p>s16 = (sint16)((uint32)s32&gt;&gt;(uint16)s16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31 bits to 15 bits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16 = u8&gt;&gt;s32;</text:p>
          </table:table-cell>
          <table:table-cell office:value-type="string" calcext:value-type="string">
            <text:p>s16 = (sint16)(u8&gt;&gt;(uint32)s32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16 = u16&gt;&gt;s32;</text:p>
          </table:table-cell>
          <table:table-cell office:value-type="string" calcext:value-type="string">
            <text:p>s16 = (sint16)(u16&gt;&gt;(uint32)s32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16 bits to 15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16 = u32&gt;&gt;s32;</text:p>
          </table:table-cell>
          <table:table-cell office:value-type="string" calcext:value-type="string">
            <text:p>s16 = (sint16)(u32&gt;&gt;(uint32)s32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32 bits to 15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16 = s8&gt;&gt;s32;</text:p>
          </table:table-cell>
          <table:table-cell office:value-type="string" calcext:value-type="string">
            <text:p>s16 = (sint16)((uint8)s8&gt;&gt;(uint32)s32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16 = s16&gt;&gt;s32;</text:p>
          </table:table-cell>
          <table:table-cell office:value-type="string" calcext:value-type="string">
            <text:p>s16 = (sint16)((uint16)s16&gt;&gt;(uint32)s32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16 = s32&gt;&gt;s32;</text:p>
          </table:table-cell>
          <table:table-cell office:value-type="string" calcext:value-type="string">
            <text:p>s16 = (sint16)((uint32)s32&gt;&gt;(uint32)s32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31 bits to 15 bits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32 = s8&gt;&gt;s8;</text:p>
          </table:table-cell>
          <table:table-cell office:value-type="string" calcext:value-type="string">
            <text:p>s32 = (sint32)((uint8)s8&gt;&gt;(uint8)s8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32 = s16&gt;&gt;s8;</text:p>
          </table:table-cell>
          <table:table-cell office:value-type="string" calcext:value-type="string">
            <text:p>s32 = (sint32)((uint16)s16&gt;&gt;(uint8)s8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32 = s32&gt;&gt;s8;</text:p>
          </table:table-cell>
          <table:table-cell office:value-type="string" calcext:value-type="string">
            <text:p>s32 = (sint32)((uint32)s32&gt;&gt;(uint8)s8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32 = s8&gt;&gt;u8;</text:p>
          </table:table-cell>
          <table:table-cell office:value-type="string" calcext:value-type="string">
            <text:p>s32 = (sint32)((uint8)s8&gt;&gt;u8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32 = s16&gt;&gt;u8;</text:p>
          </table:table-cell>
          <table:table-cell office:value-type="string" calcext:value-type="string">
            <text:p>s32 = (sint32)((uint16)s16&gt;&gt;u8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32 = s32&gt;&gt;u8;</text:p>
          </table:table-cell>
          <table:table-cell office:value-type="string" calcext:value-type="string">
            <text:p>s32 = (sint32)((uint32)s32&gt;&gt;u8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32 = u8&gt;&gt;s8;</text:p>
          </table:table-cell>
          <table:table-cell office:value-type="string" calcext:value-type="string">
            <text:p>s32 = (sint32)(u8&gt;&gt;(uint8)s8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32 = u16&gt;&gt;s8;</text:p>
          </table:table-cell>
          <table:table-cell office:value-type="string" calcext:value-type="string">
            <text:p>s32 = (sint32)(u16&gt;&gt;(uint8)s8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32 = u32&gt;&gt;s8;</text:p>
          </table:table-cell>
          <table:table-cell office:value-type="string" calcext:value-type="string">
            <text:p>s32 = (sint32)(u32&gt;&gt;(uint8)s8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13: Loss of precision (assignment) (unsigned int to int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32 = u8&gt;&gt;u8;</text:p>
          </table:table-cell>
          <table:table-cell office:value-type="string" calcext:value-type="string">
            <text:p>s32 = (sint32)(u8&gt;&gt;u8);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32 = u16&gt;&gt;u8;</text:p>
          </table:table-cell>
          <table:table-cell office:value-type="string" calcext:value-type="string">
            <text:p>s32 = (sint32)(u16&gt;&gt;u8);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32 = u32&gt;&gt;u8;</text:p>
          </table:table-cell>
          <table:table-cell office:value-type="string" calcext:value-type="string">
            <text:p>s32 = (sint32)(u32&gt;&gt;u8);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13: Loss of precision (assignment) (unsigned int to int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32 = u8&gt;&gt;u16;</text:p>
          </table:table-cell>
          <table:table-cell office:value-type="string" calcext:value-type="string">
            <text:p>s32 = (sint32)(u8&gt;&gt;u16);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32 = u16&gt;&gt;u16;</text:p>
          </table:table-cell>
          <table:table-cell office:value-type="string" calcext:value-type="string">
            <text:p>s32 = (sint32)(u16&gt;&gt;u16);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32 = u32&gt;&gt;u16;</text:p>
          </table:table-cell>
          <table:table-cell office:value-type="string" calcext:value-type="string">
            <text:p>s32 = (sint32)(u32&gt;&gt;u16);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13: Loss of precision (assignment) (unsigned int to int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32 = s8&gt;&gt;u16;</text:p>
          </table:table-cell>
          <table:table-cell office:value-type="string" calcext:value-type="string">
            <text:p>s32 = (sint32)((uint8)s8&gt;&gt;u16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32 = s16&gt;&gt;u16;</text:p>
          </table:table-cell>
          <table:table-cell office:value-type="string" calcext:value-type="string">
            <text:p>s32 = (sint32)((uint16)s16&gt;&gt;u16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32 = s32&gt;&gt;u16;</text:p>
          </table:table-cell>
          <table:table-cell office:value-type="string" calcext:value-type="string">
            <text:p>s32 = (sint32)((uint32)s32&gt;&gt;u16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32 = u8&gt;&gt;u32;</text:p>
          </table:table-cell>
          <table:table-cell office:value-type="string" calcext:value-type="string">
            <text:p>s32 = (sint32)(u8&gt;&gt;u32);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32 = u16&gt;&gt;u32;</text:p>
          </table:table-cell>
          <table:table-cell office:value-type="string" calcext:value-type="string">
            <text:p>s32 = (sint32)(u16&gt;&gt;u32);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32 = u32&gt;&gt;u32;</text:p>
          </table:table-cell>
          <table:table-cell office:value-type="string" calcext:value-type="string">
            <text:p>s32 = (sint32)(u32&gt;&gt;u32);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13: Loss of precision (assignment) (unsigned int to int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32 = s8&gt;&gt;u32;</text:p>
          </table:table-cell>
          <table:table-cell office:value-type="string" calcext:value-type="string">
            <text:p>s32 = (sint32)((uint8)s8&gt;&gt;u32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32 = s16&gt;&gt;u32;</text:p>
          </table:table-cell>
          <table:table-cell office:value-type="string" calcext:value-type="string">
            <text:p>s32 = (sint32)((uint16)s16&gt;&gt;u32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32 = s32&gt;&gt;u32;</text:p>
          </table:table-cell>
          <table:table-cell office:value-type="string" calcext:value-type="string">
            <text:p>s32 = (sint32)((uint32)s32&gt;&gt;u32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32 = u8&gt;&gt;s16;</text:p>
          </table:table-cell>
          <table:table-cell office:value-type="string" calcext:value-type="string">
            <text:p>s32 = (sint32)(u8&gt;&gt;(uint16)s16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32 = u16&gt;&gt;s16;</text:p>
          </table:table-cell>
          <table:table-cell office:value-type="string" calcext:value-type="string">
            <text:p>s32 = (sint32)(u16&gt;&gt;(uint16)s16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32 = u32&gt;&gt;s16;</text:p>
          </table:table-cell>
          <table:table-cell office:value-type="string" calcext:value-type="string">
            <text:p>s32 = (sint32)(u32&gt;&gt;(uint16)s16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13: Loss of precision (assignment) (unsigned int to int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32 = s8&gt;&gt;s16;</text:p>
          </table:table-cell>
          <table:table-cell office:value-type="string" calcext:value-type="string">
            <text:p>s32 = (sint32)((uint8)s8&gt;&gt;(uint16)s16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32 = s16&gt;&gt;s16;</text:p>
          </table:table-cell>
          <table:table-cell office:value-type="string" calcext:value-type="string">
            <text:p>s32 = (sint32)((uint16)s16&gt;&gt;(uint16)s16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32 = s32&gt;&gt;s16;</text:p>
          </table:table-cell>
          <table:table-cell office:value-type="string" calcext:value-type="string">
            <text:p>s32 = (sint32)((uint32)s32&gt;&gt;(uint16)s16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32 = u8&gt;&gt;s32;</text:p>
          </table:table-cell>
          <table:table-cell office:value-type="string" calcext:value-type="string">
            <text:p>s32 = (sint32)(u8&gt;&gt;(uint32)s32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32 = u16&gt;&gt;s32;</text:p>
          </table:table-cell>
          <table:table-cell office:value-type="string" calcext:value-type="string">
            <text:p>s32 = (sint32)(u16&gt;&gt;(uint32)s32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32 = u32&gt;&gt;s32;</text:p>
          </table:table-cell>
          <table:table-cell office:value-type="string" calcext:value-type="string">
            <text:p>s32 = (sint32)(u32&gt;&gt;(uint32)s32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13: Loss of precision (assignment) (unsigned int to int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32 = s8&gt;&gt;s32;</text:p>
          </table:table-cell>
          <table:table-cell office:value-type="string" calcext:value-type="string">
            <text:p>s32 = (sint32)((uint8)s8&gt;&gt;(uint32)s32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32 = s16&gt;&gt;s32;</text:p>
          </table:table-cell>
          <table:table-cell office:value-type="string" calcext:value-type="string">
            <text:p>s32 = (sint32)((uint16)s16&gt;&gt;(uint32)s32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32 = s32&gt;&gt;s32;</text:p>
          </table:table-cell>
          <table:table-cell office:value-type="string" calcext:value-type="string">
            <text:p>s32 = (sint32)((uint32)s32&gt;&gt;(uint32)s32)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8 = s8&gt;&gt;s8;</text:p>
          </table:table-cell>
          <table:table-cell office:value-type="string" calcext:value-type="string">
            <text:p>u8 = (uint8)s8&gt;&gt;(uint8)s8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8 = s16&gt;&gt;s8;</text:p>
          </table:table-cell>
          <table:table-cell office:value-type="string" calcext:value-type="string">
            <text:p>u8 = (uint8)(uint16)s16&gt;&gt;(uint8)s8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15 bits to 8 bits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8 = s32&gt;&gt;s8;</text:p>
          </table:table-cell>
          <table:table-cell office:value-type="string" calcext:value-type="string">
            <text:p>u8 = (uint8)(uint32)s32&gt;&gt;(uint8)s8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31 bits to 8 bits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8 = s8&gt;&gt;u8;</text:p>
          </table:table-cell>
          <table:table-cell office:value-type="string" calcext:value-type="string">
            <text:p>u8 = (uint8)s8&gt;&gt;u8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8 = s16&gt;&gt;u8;</text:p>
          </table:table-cell>
          <table:table-cell office:value-type="string" calcext:value-type="string">
            <text:p>u8 = (uint8)(uint16)s16&gt;&gt;u8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15 bits to 8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8 = s32&gt;&gt;u8;</text:p>
          </table:table-cell>
          <table:table-cell office:value-type="string" calcext:value-type="string">
            <text:p>u8 = (uint8)(uint32)s32&gt;&gt;u8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31 bits to 8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8 = u8&gt;&gt;s8;</text:p>
          </table:table-cell>
          <table:table-cell office:value-type="string" calcext:value-type="string">
            <text:p>u8 = u8&gt;&gt;(uint8)s8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8 = u16&gt;&gt;s8;</text:p>
          </table:table-cell>
          <table:table-cell office:value-type="string" calcext:value-type="string">
            <text:p>u8 = (uint8)u16&gt;&gt;(uint8)s8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16 bits to 8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8 = u32&gt;&gt;s8;</text:p>
          </table:table-cell>
          <table:table-cell office:value-type="string" calcext:value-type="string">
            <text:p>u8 = (uint8)u32&gt;&gt;(uint8)s8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32 bits to 8 bits)</text:p>
          </table:table-cell>
          <table:table-cell table:number-columns-repeated="1016"/>
        </table:table-row>
        <table:table-row table:style-name="ro2">
          <table:table-cell table:number-columns-repeated="2" office:value-type="string" calcext:value-type="string">
            <text:p>u8 = u8&gt;&gt;u8;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8 = u16&gt;&gt;u8;</text:p>
          </table:table-cell>
          <table:table-cell office:value-type="string" calcext:value-type="string">
            <text:p>u8 = (uint8)u16&gt;&gt;u8;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16 bits to 8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8 = u32&gt;&gt;u8;</text:p>
          </table:table-cell>
          <table:table-cell office:value-type="string" calcext:value-type="string">
            <text:p>u8 = (uint8)u32&gt;&gt;u8;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32 bits to 8 bits)</text:p>
          </table:table-cell>
          <table:table-cell table:number-columns-repeated="1019"/>
        </table:table-row>
        <table:table-row table:style-name="ro2">
          <table:table-cell table:number-columns-repeated="2" office:value-type="string" calcext:value-type="string">
            <text:p>u8 = u8&gt;&gt;u16;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8 = u16&gt;&gt;u16;</text:p>
          </table:table-cell>
          <table:table-cell office:value-type="string" calcext:value-type="string">
            <text:p>u8 = (uint8)u16&gt;&gt;u16;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16 bits to 8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8 = u32&gt;&gt;u16;</text:p>
          </table:table-cell>
          <table:table-cell office:value-type="string" calcext:value-type="string">
            <text:p>u8 = (uint8)u32&gt;&gt;u16;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32 bits to 8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8 = s8&gt;&gt;u16;</text:p>
          </table:table-cell>
          <table:table-cell office:value-type="string" calcext:value-type="string">
            <text:p>u8 = (uint8)s8&gt;&gt;u16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8 = s16&gt;&gt;u16;</text:p>
          </table:table-cell>
          <table:table-cell office:value-type="string" calcext:value-type="string">
            <text:p>u8 = (uint8)(uint16)s16&gt;&gt;u16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15 bits to 8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8 = s32&gt;&gt;u16;</text:p>
          </table:table-cell>
          <table:table-cell office:value-type="string" calcext:value-type="string">
            <text:p>u8 = (uint8)(uint32)s32&gt;&gt;u16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31 bits to 8 bits)</text:p>
          </table:table-cell>
          <table:table-cell table:number-columns-repeated="1016"/>
        </table:table-row>
        <table:table-row table:style-name="ro2">
          <table:table-cell table:number-columns-repeated="2" office:value-type="string" calcext:value-type="string">
            <text:p>u8 = u8&gt;&gt;u32;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8 = u16&gt;&gt;u32;</text:p>
          </table:table-cell>
          <table:table-cell office:value-type="string" calcext:value-type="string">
            <text:p>u8 = (uint8)u16&gt;&gt;u32;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16 bits to 8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8 = u32&gt;&gt;u32;</text:p>
          </table:table-cell>
          <table:table-cell office:value-type="string" calcext:value-type="string">
            <text:p>u8 = (uint8)u32&gt;&gt;u32;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32 bits to 8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8 = s8&gt;&gt;u32;</text:p>
          </table:table-cell>
          <table:table-cell office:value-type="string" calcext:value-type="string">
            <text:p>u8 = (uint8)s8&gt;&gt;u32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8 = s16&gt;&gt;u32;</text:p>
          </table:table-cell>
          <table:table-cell office:value-type="string" calcext:value-type="string">
            <text:p>u8 = (uint8)(uint16)s16&gt;&gt;u32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15 bits to 8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8 = s32&gt;&gt;u32;</text:p>
          </table:table-cell>
          <table:table-cell office:value-type="string" calcext:value-type="string">
            <text:p>u8 = (uint8)(uint32)s32&gt;&gt;u32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31 bits to 8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8 = u8&gt;&gt;s16;</text:p>
          </table:table-cell>
          <table:table-cell office:value-type="string" calcext:value-type="string">
            <text:p>u8 = u8&gt;&gt;(uint16)s16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8 = u16&gt;&gt;s16;</text:p>
          </table:table-cell>
          <table:table-cell office:value-type="string" calcext:value-type="string">
            <text:p>u8 = (uint8)u16&gt;&gt;(uint16)s16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34: Expression assigned to a narrower or different essential type </text:p>
          </table:table-cell>
          <table:table-cell/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16 bits to 8 bits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8 = u32&gt;&gt;s16;</text:p>
          </table:table-cell>
          <table:table-cell office:value-type="string" calcext:value-type="string">
            <text:p>u8 = (uint8)u32&gt;&gt;(uint16)s16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34: Expression assigned to a narrower or different essential type </text:p>
          </table:table-cell>
          <table:table-cell/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32 bits to 8 bits)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8 = s8&gt;&gt;s16;</text:p>
          </table:table-cell>
          <table:table-cell office:value-type="string" calcext:value-type="string">
            <text:p>u8 = (uint8)s8&gt;&gt;(uint16)s16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8 = s16&gt;&gt;s16;</text:p>
          </table:table-cell>
          <table:table-cell office:value-type="string" calcext:value-type="string">
            <text:p>u8 = (uint8)(uint16)s16&gt;&gt;(uint16)s16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15 bits to 8 bits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8 = s32&gt;&gt;s16;</text:p>
          </table:table-cell>
          <table:table-cell office:value-type="string" calcext:value-type="string">
            <text:p>u8 = (uint8)(uint32)s32&gt;&gt;(uint16)s16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31 bits to 8 bits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8 = u8&gt;&gt;s32;</text:p>
          </table:table-cell>
          <table:table-cell office:value-type="string" calcext:value-type="string">
            <text:p>u8 = u8&gt;&gt;(uint32)s32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8 = u16&gt;&gt;s32;</text:p>
          </table:table-cell>
          <table:table-cell office:value-type="string" calcext:value-type="string">
            <text:p>u8 = (uint8)u16&gt;&gt;(uint32)s32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16 bits to 8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8 = u32&gt;&gt;s32;</text:p>
          </table:table-cell>
          <table:table-cell office:value-type="string" calcext:value-type="string">
            <text:p>u8 =(uint8) u32&gt;&gt;(uint32)s32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32 bits to 8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8 = s8&gt;&gt;s32;</text:p>
          </table:table-cell>
          <table:table-cell office:value-type="string" calcext:value-type="string">
            <text:p>u8 = (uint8)s8&gt;&gt;(uint32)s32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8 = s16&gt;&gt;s32;</text:p>
          </table:table-cell>
          <table:table-cell office:value-type="string" calcext:value-type="string">
            <text:p>u8 = (uint8)(uint16)s16&gt;&gt;(uint32)s32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15 bits to 8 bits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8 = s32&gt;&gt;s32;</text:p>
          </table:table-cell>
          <table:table-cell office:value-type="string" calcext:value-type="string">
            <text:p>u8 = (uint8)(uint32)s32&gt;&gt;(uint32)s32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31 bits to 8 bits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16 = s8&gt;&gt;s8;</text:p>
          </table:table-cell>
          <table:table-cell office:value-type="string" calcext:value-type="string">
            <text:p>u16 = (uint8)s8&gt;&gt;(uint8)s8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16 = s16&gt;&gt;s8;</text:p>
          </table:table-cell>
          <table:table-cell office:value-type="string" calcext:value-type="string">
            <text:p>u16 = (uint16)s16&gt;&gt;(uint8)s8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16 = s32&gt;&gt;s8;</text:p>
          </table:table-cell>
          <table:table-cell office:value-type="string" calcext:value-type="string">
            <text:p>u16 = (uint16)(uint32)s32&gt;&gt;(uint8)s8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31 bits to 16 bits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16 = s8&gt;&gt;u8;</text:p>
          </table:table-cell>
          <table:table-cell office:value-type="string" calcext:value-type="string">
            <text:p>u16 = (uint8)s8&gt;&gt;u8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16 = s16&gt;&gt;u8;</text:p>
          </table:table-cell>
          <table:table-cell office:value-type="string" calcext:value-type="string">
            <text:p>u16 = (uint16)s16&gt;&gt;u8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16 = s32&gt;&gt;u8;</text:p>
          </table:table-cell>
          <table:table-cell office:value-type="string" calcext:value-type="string">
            <text:p>u16 = (uint8)(uint32)s32&gt;&gt;u8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31 bits to 16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6 = u8&gt;&gt;s8;</text:p>
          </table:table-cell>
          <table:table-cell office:value-type="string" calcext:value-type="string">
            <text:p>u16 = u8&gt;&gt;(uint8)s8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16 = u16&gt;&gt;s8;</text:p>
          </table:table-cell>
          <table:table-cell office:value-type="string" calcext:value-type="string">
            <text:p>u16 = u16&gt;&gt;(uint8)s8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16 = u32&gt;&gt;s8;</text:p>
          </table:table-cell>
          <table:table-cell office:value-type="string" calcext:value-type="string">
            <text:p>u16 = (uint8)u32&gt;&gt;(uint8)s8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32 bits to 16 bits)</text:p>
          </table:table-cell>
          <table:table-cell table:number-columns-repeated="1016"/>
        </table:table-row>
        <table:table-row table:style-name="ro2">
          <table:table-cell table:number-columns-repeated="2" office:value-type="string" calcext:value-type="string">
            <text:p>u16 = u8&gt;&gt;u8;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16 = u16&gt;&gt;u8;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16 = u32&gt;&gt;u8;</text:p>
          </table:table-cell>
          <table:table-cell office:value-type="string" calcext:value-type="string">
            <text:p>u16 = (uint8)u32&gt;&gt;u8;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32 bits to 16 bits)</text:p>
          </table:table-cell>
          <table:table-cell table:number-columns-repeated="1019"/>
        </table:table-row>
        <table:table-row table:style-name="ro2">
          <table:table-cell table:number-columns-repeated="2" office:value-type="string" calcext:value-type="string">
            <text:p>u16 = u8&gt;&gt;u16;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16 = u16&gt;&gt;u16;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16 = u32&gt;&gt;u16;</text:p>
          </table:table-cell>
          <table:table-cell office:value-type="string" calcext:value-type="string">
            <text:p>u16 = (uint8)u32&gt;&gt;u16;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32 bits to 16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16 = s8&gt;&gt;u16;</text:p>
          </table:table-cell>
          <table:table-cell office:value-type="string" calcext:value-type="string">
            <text:p>u16 = (uint8)s8&gt;&gt;u16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16 = s16&gt;&gt;u16;</text:p>
          </table:table-cell>
          <table:table-cell office:value-type="string" calcext:value-type="string">
            <text:p>u16 = (uint16)s16&gt;&gt;u16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16 = s32&gt;&gt;u16;</text:p>
          </table:table-cell>
          <table:table-cell office:value-type="string" calcext:value-type="string">
            <text:p>u16 = (uint16)(uint32)s32&gt;&gt;u16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31 bits to 16 bits)</text:p>
          </table:table-cell>
          <table:table-cell table:number-columns-repeated="1016"/>
        </table:table-row>
        <table:table-row table:style-name="ro2">
          <table:table-cell table:number-columns-repeated="2" office:value-type="string" calcext:value-type="string">
            <text:p>u16 = u8&gt;&gt;u32;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16 = u16&gt;&gt;u32;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16 = u32&gt;&gt;u32;</text:p>
          </table:table-cell>
          <table:table-cell office:value-type="string" calcext:value-type="string">
            <text:p>u16 = (uint16)u32&gt;&gt;u32;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32 bits to 16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16 = s8&gt;&gt;u32;</text:p>
          </table:table-cell>
          <table:table-cell office:value-type="string" calcext:value-type="string">
            <text:p>u16 = (uint8)s8&gt;&gt;u32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16 = s16&gt;&gt;u32;</text:p>
          </table:table-cell>
          <table:table-cell office:value-type="string" calcext:value-type="string">
            <text:p>u16 = (uint16)s16&gt;&gt;u32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16 = s32&gt;&gt;u32;</text:p>
          </table:table-cell>
          <table:table-cell office:value-type="string" calcext:value-type="string">
            <text:p>u16 = (uint16)(uint32)s32&gt;&gt;u32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31 bits to 16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6 = u8&gt;&gt;s16;</text:p>
          </table:table-cell>
          <table:table-cell office:value-type="string" calcext:value-type="string">
            <text:p>u16 = u8&gt;&gt;(uint16)s16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16 = u16&gt;&gt;s16;</text:p>
          </table:table-cell>
          <table:table-cell office:value-type="string" calcext:value-type="string">
            <text:p>u16 = u16&gt;&gt;(uint16)s16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16 = u32&gt;&gt;s16;</text:p>
          </table:table-cell>
          <table:table-cell office:value-type="string" calcext:value-type="string">
            <text:p>u16 = (uint16)u32&gt;&gt;(uint16)s16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32 bits to 16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6 = s8&gt;&gt;s16;</text:p>
          </table:table-cell>
          <table:table-cell office:value-type="string" calcext:value-type="string">
            <text:p>u16 = (uint8)s8&gt;&gt;(uint16)s16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16 = s16&gt;&gt;s16;</text:p>
          </table:table-cell>
          <table:table-cell office:value-type="string" calcext:value-type="string">
            <text:p>u16 = (uint16)s16&gt;&gt;(uint16)s16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16 = s32&gt;&gt;s16;</text:p>
          </table:table-cell>
          <table:table-cell office:value-type="string" calcext:value-type="string">
            <text:p>u16 = (uint16)(uint32)s32&gt;&gt;(uint16)s16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31 bits to 16 bits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16 = u8&gt;&gt;s32;</text:p>
          </table:table-cell>
          <table:table-cell office:value-type="string" calcext:value-type="string">
            <text:p>u16 = u8&gt;&gt;(uint32)s32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16 = u16&gt;&gt;s32;</text:p>
          </table:table-cell>
          <table:table-cell office:value-type="string" calcext:value-type="string">
            <text:p>u16 = u16&gt;&gt;(uint32)s32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16 = u32&gt;&gt;s32;</text:p>
          </table:table-cell>
          <table:table-cell office:value-type="string" calcext:value-type="string">
            <text:p>u16 = (uint16)u32&gt;&gt;(uint32)s32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32 bits to 16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6 = s8&gt;&gt;s32;</text:p>
          </table:table-cell>
          <table:table-cell office:value-type="string" calcext:value-type="string">
            <text:p>u16 = (uint8)s8&gt;&gt;(uint32)s32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16 = s16&gt;&gt;s32;</text:p>
          </table:table-cell>
          <table:table-cell office:value-type="string" calcext:value-type="string">
            <text:p>u16 = (uint16)s16&gt;&gt;(uint32)s32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16 = s32&gt;&gt;s32;</text:p>
          </table:table-cell>
          <table:table-cell office:value-type="string" calcext:value-type="string">
            <text:p>u16 = (uint16)(uint32)s32&gt;&gt;(uint32)s32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Loss of precision (assignment) (31 bits to 16 bits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32 = s8&gt;&gt;s8;</text:p>
          </table:table-cell>
          <table:table-cell office:value-type="string" calcext:value-type="string">
            <text:p>u32 = (uint8)s8&gt;&gt;(uint8)s8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32 = s16&gt;&gt;s8;</text:p>
          </table:table-cell>
          <table:table-cell office:value-type="string" calcext:value-type="string">
            <text:p>u32 = (uint16)s16&gt;&gt;(uint8)s8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32 = s32&gt;&gt;s8;</text:p>
          </table:table-cell>
          <table:table-cell office:value-type="string" calcext:value-type="string">
            <text:p>u32 = (uint32)s32&gt;&gt;(uint8)s8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32 = s8&gt;&gt;u8;</text:p>
          </table:table-cell>
          <table:table-cell office:value-type="string" calcext:value-type="string">
            <text:p>u32 = (uint8)s8&gt;&gt;u8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32 = s16&gt;&gt;u8;</text:p>
          </table:table-cell>
          <table:table-cell office:value-type="string" calcext:value-type="string">
            <text:p>u32 = (uint16)s16&gt;&gt;u8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32 = s32&gt;&gt;u8;</text:p>
          </table:table-cell>
          <table:table-cell office:value-type="string" calcext:value-type="string">
            <text:p>u32 = (uint32)s32&gt;&gt;u8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32 = u8&gt;&gt;s8;</text:p>
          </table:table-cell>
          <table:table-cell office:value-type="string" calcext:value-type="string">
            <text:p>u32 = u8&gt;&gt;(uint8)s8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32 = u16&gt;&gt;s8;</text:p>
          </table:table-cell>
          <table:table-cell office:value-type="string" calcext:value-type="string">
            <text:p>u32 = u16&gt;&gt;(uint8)s8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32 = u32&gt;&gt;s8;</text:p>
          </table:table-cell>
          <table:table-cell office:value-type="string" calcext:value-type="string">
            <text:p>u32 = u32&gt;&gt;(uint8)s8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table:number-columns-repeated="1020"/>
        </table:table-row>
        <table:table-row table:style-name="ro2">
          <table:table-cell table:number-columns-repeated="2" office:value-type="string" calcext:value-type="string">
            <text:p>u32 = u8&gt;&gt;u8;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32 = u16&gt;&gt;u8; 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32 = u32&gt;&gt;u8;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32 = u8&gt;&gt;u16;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32 = u16&gt;&gt;u16;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32 = u32&gt;&gt;u16;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32 = s8&gt;&gt;u16;</text:p>
          </table:table-cell>
          <table:table-cell office:value-type="string" calcext:value-type="string">
            <text:p>u32 = (uint8)s8&gt;&gt;u16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32 = s16&gt;&gt;u16;</text:p>
          </table:table-cell>
          <table:table-cell office:value-type="string" calcext:value-type="string">
            <text:p>u32 = (uint16)s16&gt;&gt;u16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32 = s32&gt;&gt;u16;</text:p>
          </table:table-cell>
          <table:table-cell office:value-type="string" calcext:value-type="string">
            <text:p>u32 = (uint32)s32&gt;&gt;u16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table:number-columns-repeated="1017"/>
        </table:table-row>
        <table:table-row table:style-name="ro2">
          <table:table-cell table:number-columns-repeated="2" office:value-type="string" calcext:value-type="string">
            <text:p>u32 = u8&gt;&gt;u32;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32 = u16&gt;&gt;u32;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32 = u32&gt;&gt;u32;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32 = s8&gt;&gt;u32;</text:p>
          </table:table-cell>
          <table:table-cell office:value-type="string" calcext:value-type="string">
            <text:p>u32 = (uint8)s8&gt;&gt;u32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32 = s16&gt;&gt;u32;</text:p>
          </table:table-cell>
          <table:table-cell office:value-type="string" calcext:value-type="string">
            <text:p>u32 = (uint16)s16&gt;&gt;u32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32 = s32&gt;&gt;u32;</text:p>
          </table:table-cell>
          <table:table-cell office:value-type="string" calcext:value-type="string">
            <text:p>u32 = (uint32)s32&gt;&gt;u32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32 = u8&gt;&gt;s16;</text:p>
          </table:table-cell>
          <table:table-cell office:value-type="string" calcext:value-type="string">
            <text:p>u32 = u8&gt;&gt;(uint16)s16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32 = u16&gt;&gt;s16;</text:p>
          </table:table-cell>
          <table:table-cell office:value-type="string" calcext:value-type="string">
            <text:p>u32 = u16&gt;&gt;(uint16)s16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32 = u32&gt;&gt;s16;</text:p>
          </table:table-cell>
          <table:table-cell office:value-type="string" calcext:value-type="string">
            <text:p>u32 = u32&gt;&gt;(uint16)s16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32 = s8&gt;&gt;s16;</text:p>
          </table:table-cell>
          <table:table-cell office:value-type="string" calcext:value-type="string">
            <text:p>u32 = (uint8)s8&gt;&gt;(uint16)s16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32 = s16&gt;&gt;s16;</text:p>
          </table:table-cell>
          <table:table-cell office:value-type="string" calcext:value-type="string">
            <text:p>u32 = (uint16)s16&gt;&gt;(uint16)s16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32 = s32&gt;&gt;s16;</text:p>
          </table:table-cell>
          <table:table-cell office:value-type="string" calcext:value-type="string">
            <text:p>u32 = (uint32)s32&gt;&gt;(uint16)s16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32 = u8&gt;&gt;s32;</text:p>
          </table:table-cell>
          <table:table-cell office:value-type="string" calcext:value-type="string">
            <text:p>u32 = u8&gt;&gt;(uint32)s32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32 = u16&gt;&gt;s32;</text:p>
          </table:table-cell>
          <table:table-cell office:value-type="string" calcext:value-type="string">
            <text:p>u32 = u16&gt;&gt;(uint32)s32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32 = u32&gt;&gt;s32;</text:p>
          </table:table-cell>
          <table:table-cell office:value-type="string" calcext:value-type="string">
            <text:p>u32 = u32&gt;&gt;(uint32)s32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32 = s8&gt;&gt;s32;</text:p>
          </table:table-cell>
          <table:table-cell office:value-type="string" calcext:value-type="string">
            <text:p>u32 = (uint8)s8&gt;&gt;(uint32)s32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32 = s16&gt;&gt;s32;</text:p>
          </table:table-cell>
          <table:table-cell office:value-type="string" calcext:value-type="string">
            <text:p>u32 = (uint16)s16&gt;&gt;(uint32)s32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32 = s32&gt;&gt;s32;</text:p>
          </table:table-cell>
          <table:table-cell office:value-type="string" calcext:value-type="string">
            <text:p>u32 = (uint32)s32&gt;&gt;(uint32)s32;</text:p>
          </table:table-cell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Unpermitted operand to operator '&gt;&g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2: Shift right of signed quantity (int)</text:p>
          </table:table-cell>
          <table:table-cell office:value-type="string" calcext:value-type="string">
            <text:p>Note 9034: Expression assigned to a narrower or different essential type </text:p>
          </table:table-cell>
          <table:table-cell office:value-type="string" calcext:value-type="string">
            <text:p>[MISRA 2012 Rule 10.3, required]</text:p>
          </table:table-cell>
          <table:table-cell table:number-columns-repeated="1014"/>
        </table:table-row>
        <table:table-row table:style-name="ro2" table:number-rows-repeated="10483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iftLeft (&lt;&lt;)" table:style-name="ta1">
        <office:forms form:automatic-focus="false" form:apply-design-mode="false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9" table:default-cell-style-name="ce4"/>
        <table:table-column table:style-name="co10" table:default-cell-style-name="ce4"/>
        <table:table-column table:style-name="co21" table:default-cell-style-name="ce4"/>
        <table:table-column table:style-name="co9" table:default-cell-style-name="ce4"/>
        <table:table-column table:style-name="co10" table:default-cell-style-name="ce4"/>
        <table:table-column table:style-name="co20" table:default-cell-style-name="ce4"/>
        <table:table-column table:style-name="co10" table:default-cell-style-name="ce4"/>
        <table:table-column table:style-name="co16" table:default-cell-style-name="ce4"/>
        <table:table-column table:style-name="co22" table:default-cell-style-name="ce4"/>
        <table:table-column table:style-name="co4" table:number-columns-repeated="1012" table:default-cell-style-name="ce4"/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K(OP)</text:p>
          </table:table-cell>
          <table:table-cell office:value-type="string" calcext:value-type="string">
            <text:p>B(NOTE)</text:p>
          </table:table-cell>
          <table:table-cell office:value-type="string" calcext:value-type="string">
            <text:p>C(MISRA)</text:p>
          </table:table-cell>
          <table:table-cell office:value-type="string" calcext:value-type="string">
            <text:p>D(INFO)</text:p>
          </table:table-cell>
          <table:table-cell office:value-type="string" calcext:value-type="string">
            <text:p>E(NOTE)</text:p>
          </table:table-cell>
          <table:table-cell office:value-type="string" calcext:value-type="string">
            <text:p>F(MISRA)</text:p>
          </table:table-cell>
          <table:table-cell office:value-type="string" calcext:value-type="string">
            <text:p>G(INFO)</text:p>
          </table:table-cell>
          <table:table-cell office:value-type="string" calcext:value-type="string">
            <text:p>H(NOTE)</text:p>
          </table:table-cell>
          <table:table-cell office:value-type="string" calcext:value-type="string">
            <text:p>I(MISRA)</text:p>
          </table:table-cell>
          <table:table-cell office:value-type="string" calcext:value-type="string">
            <text:p>J(INFO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8 = s16&lt;&lt;s8;</text:p>
          </table:table-cell>
          <table:table-cell office:value-type="string" calcext:value-type="string">
            <text:p>s8 = (sint8)((uint32)(uint16)s16&lt;&lt;(uint8)s8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7 bits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8 = s32&lt;&lt;s8;</text:p>
          </table:table-cell>
          <table:table-cell office:value-type="string" calcext:value-type="string">
            <text:p>s8 = (sint8)((uint32)s32&lt;&lt;(uint8)s8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7 bits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8 = s8&lt;&lt;u8;</text:p>
          </table:table-cell>
          <table:table-cell office:value-type="string" calcext:value-type="string">
            <text:p>s8 = (sint8)((uint32)(uint8)s8&lt;&lt;u8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table:number-columns-repeated="2"/>
          <table:table-cell office:value-type="string" calcext:value-type="string">
            <text:p>Info 734: <text:s/>Loss of precision (assignment)(31 bits to 7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8 = s16&lt;&lt;u8;</text:p>
          </table:table-cell>
          <table:table-cell office:value-type="string" calcext:value-type="string">
            <text:p>s8 = (sint8)((uint32)(uint16)s16&lt;&lt;u8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7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8 = s32&lt;&lt;u8;</text:p>
          </table:table-cell>
          <table:table-cell office:value-type="string" calcext:value-type="string">
            <text:p>s8 = (sint8)((uint32)s32&lt;&lt;u8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7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8 = u8&lt;&lt;s8;</text:p>
          </table:table-cell>
          <table:table-cell office:value-type="string" calcext:value-type="string">
            <text:p>s8 = (sint8)((uint32)u8&lt;&lt;(uint8)s8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7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8 = u16&lt;&lt;s8;</text:p>
          </table:table-cell>
          <table:table-cell office:value-type="string" calcext:value-type="string">
            <text:p>s8 = (sint8)((uint32)u16&lt;&lt;(uint8)s8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7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8 = u32&lt;&lt;s8;</text:p>
          </table:table-cell>
          <table:table-cell office:value-type="string" calcext:value-type="string">
            <text:p>s8 = (sint8)(u32&lt;&lt;(uint8)s8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2 bits to 7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8 = u8&lt;&lt;u8;</text:p>
          </table:table-cell>
          <table:table-cell office:value-type="string" calcext:value-type="string">
            <text:p>s8 = (sint8)((uint32)u8&lt;&lt;u8);</text:p>
          </table:table-cell>
          <table:table-cell table:number-columns-repeated="2"/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7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8 = u16&lt;&lt;u8;</text:p>
          </table:table-cell>
          <table:table-cell office:value-type="string" calcext:value-type="string">
            <text:p>s8 = (sint8)((uint32)u16&lt;&lt;u8);</text:p>
          </table:table-cell>
          <table:table-cell table:number-columns-repeated="2"/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7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8 = u32&lt;&lt;u8;</text:p>
          </table:table-cell>
          <table:table-cell office:value-type="string" calcext:value-type="string">
            <text:p>s8 = (sint8)(u32&lt;&lt;u8);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2 bits to 7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8 = u8&lt;&lt;u16;</text:p>
          </table:table-cell>
          <table:table-cell office:value-type="string" calcext:value-type="string">
            <text:p>s8 = (sint8)((uint32)u8&lt;&lt;u16);</text:p>
          </table:table-cell>
          <table:table-cell table:number-columns-repeated="2"/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7 bits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8 = u16&lt;&lt;u16;</text:p>
          </table:table-cell>
          <table:table-cell office:value-type="string" calcext:value-type="string">
            <text:p>s8 = (sint8)((uint32)u16&lt;&lt;u16);</text:p>
          </table:table-cell>
          <table:table-cell table:number-columns-repeated="2"/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7 bits)</text:p>
          </table:table-cell>
          <table:table-cell table:number-columns-repeated="14"/>
          <table:table-cell table:style-name="ce2"/>
          <table:table-cell table:number-columns-repeated="1001"/>
        </table:table-row>
        <table:table-row table:style-name="ro2">
          <table:table-cell office:value-type="string" calcext:value-type="string">
            <text:p>s8 = u32&lt;&lt;u16;</text:p>
          </table:table-cell>
          <table:table-cell office:value-type="string" calcext:value-type="string">
            <text:p>s8 = (sint8)(u32&lt;&lt;u16);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2 bits to 7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8 = s8&lt;&lt;u16;</text:p>
          </table:table-cell>
          <table:table-cell office:value-type="string" calcext:value-type="string">
            <text:p>s8 = (sint8)((uint32)(uint8)s8&lt;&lt;u16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table:number-columns-repeated="2"/>
          <table:table-cell office:value-type="string" calcext:value-type="string">
            <text:p>Info 734: <text:s/>Loss of precision (assignment)(31 bits to 7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8 = s16&lt;&lt;u16;</text:p>
          </table:table-cell>
          <table:table-cell office:value-type="string" calcext:value-type="string">
            <text:p>s8 = (sint8)((uint32)(uint16)s16&lt;&lt;u16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7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8 = s32&lt;&lt;u16;</text:p>
          </table:table-cell>
          <table:table-cell office:value-type="string" calcext:value-type="string">
            <text:p>s8 = (sint8)((uint32)s32&lt;&lt;u16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7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8 = u8&lt;&lt;u32;</text:p>
          </table:table-cell>
          <table:table-cell office:value-type="string" calcext:value-type="string">
            <text:p>s8 = (sint8)((uint32)u8&lt;&lt;u32);</text:p>
          </table:table-cell>
          <table:table-cell table:number-columns-repeated="2"/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7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8 = u16&lt;&lt;u32;</text:p>
          </table:table-cell>
          <table:table-cell office:value-type="string" calcext:value-type="string">
            <text:p>s8 = (sint8)((uint32)u16&lt;&lt;u32);</text:p>
          </table:table-cell>
          <table:table-cell table:number-columns-repeated="2"/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7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8 = u32&lt;&lt;u32;</text:p>
          </table:table-cell>
          <table:table-cell office:value-type="string" calcext:value-type="string">
            <text:p>s8 = (sint8)(u32&lt;&lt;u32);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2 bits to 7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8 = s8&lt;&lt;u32;</text:p>
          </table:table-cell>
          <table:table-cell office:value-type="string" calcext:value-type="string">
            <text:p>s8 = (sint8)((uint32)(uint8)s8&lt;&lt;u32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table:number-columns-repeated="2"/>
          <table:table-cell office:value-type="string" calcext:value-type="string">
            <text:p>Info 734: <text:s/>Loss of precision (assignment)(31 bits to 7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8 = s16&lt;&lt;u32;</text:p>
          </table:table-cell>
          <table:table-cell office:value-type="string" calcext:value-type="string">
            <text:p>s8 = (sint8)((uint32)(uint16)s16&lt;&lt;u32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7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8 = s32&lt;&lt;u32;</text:p>
          </table:table-cell>
          <table:table-cell office:value-type="string" calcext:value-type="string">
            <text:p>s8 = (sint8)((uint32)s32&lt;&lt;u32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7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8 = u8&lt;&lt;s16;</text:p>
          </table:table-cell>
          <table:table-cell office:value-type="string" calcext:value-type="string">
            <text:p>s8 = (sint8)((uint32)u8&lt;&lt;(uint16)s16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7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8 = u16&lt;&lt;s16;</text:p>
          </table:table-cell>
          <table:table-cell office:value-type="string" calcext:value-type="string">
            <text:p>s8 = (sint8)((uint32)u16&lt;&lt;(uint16)s16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7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8 = u32&lt;&lt;s16;</text:p>
          </table:table-cell>
          <table:table-cell office:value-type="string" calcext:value-type="string">
            <text:p>s8 = (sint8)(u32&lt;&lt;(uint16)s16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2 bits to 7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8 = s8&lt;&lt;s16;</text:p>
          </table:table-cell>
          <table:table-cell office:value-type="string" calcext:value-type="string">
            <text:p>s8 = (sint8)((uint32)(uint8)s8&lt;&lt;(uint16)s16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table:number-columns-repeated="2"/>
          <table:table-cell office:value-type="string" calcext:value-type="string">
            <text:p>Info 734: <text:s/>Loss of precision (assignment)(31 bits to 7 bits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8 = s16&lt;&lt;s16;</text:p>
          </table:table-cell>
          <table:table-cell office:value-type="string" calcext:value-type="string">
            <text:p>s8 = (sint8)((uint32)(uint16)s16&lt;&lt;(uint16)s16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7 bits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8 = s32&lt;&lt;s16;</text:p>
          </table:table-cell>
          <table:table-cell office:value-type="string" calcext:value-type="string">
            <text:p>s8 = (sint8)((uint32)s32&lt;&lt;(uint16)s16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7 bits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8 = u8&lt;&lt;s32;</text:p>
          </table:table-cell>
          <table:table-cell office:value-type="string" calcext:value-type="string">
            <text:p>s8 = (sint8)((uint32)u8&lt;&lt;(uint32)s32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7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8 = u16&lt;&lt;s32;</text:p>
          </table:table-cell>
          <table:table-cell office:value-type="string" calcext:value-type="string">
            <text:p>s8 = (sint8)((uint32)u16&lt;&lt;(uint32)s32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7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8 = u32&lt;&lt;s32;</text:p>
          </table:table-cell>
          <table:table-cell office:value-type="string" calcext:value-type="string">
            <text:p>s8 = (sint8)(u32&lt;&lt;(uint32)s32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2 bits to 7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8 = s8&lt;&lt;s32;</text:p>
          </table:table-cell>
          <table:table-cell office:value-type="string" calcext:value-type="string">
            <text:p>s8 = (sint8)((uint32)(uint8)s8&lt;&lt;(uint32)s32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table:number-columns-repeated="2"/>
          <table:table-cell office:value-type="string" calcext:value-type="string">
            <text:p>Info 734: <text:s/>Loss of precision (assignment)(31 bits to 7 bits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8 = s16&lt;&lt;s32;</text:p>
          </table:table-cell>
          <table:table-cell office:value-type="string" calcext:value-type="string">
            <text:p>s8 = (sint8)((uint32)(uint16)s16&lt;&lt;(uint32)s32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7 bits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8 = s32&lt;&lt;s32;</text:p>
          </table:table-cell>
          <table:table-cell office:value-type="string" calcext:value-type="string">
            <text:p>s8 = (sint8)((uint32)s32&lt;&lt;(uint32)s32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7 bits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16 = s8&lt;&lt;s8;</text:p>
          </table:table-cell>
          <table:table-cell office:value-type="string" calcext:value-type="string">
            <text:p>s16 = (sint16)((uint32)(uint8)s8&lt;&lt;(uint8)s8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table:number-columns-repeated="2"/>
          <table:table-cell office:value-type="string" calcext:value-type="string">
            <text:p>Info 734: <text:s/>Loss of precision (assignment)(31 bits to 15 bits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16 = s16&lt;&lt;s8;</text:p>
          </table:table-cell>
          <table:table-cell office:value-type="string" calcext:value-type="string">
            <text:p>s16 = (sint16)((uint32)(uint16)s16&lt;&lt;(uint8)s8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table:number-columns-repeated="2"/>
          <table:table-cell office:value-type="string" calcext:value-type="string">
            <text:p>Info 734: <text:s/>Loss of precision (assignment)(31 bits to 15 bits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16 = s32&lt;&lt;s8;</text:p>
          </table:table-cell>
          <table:table-cell office:value-type="string" calcext:value-type="string">
            <text:p>s16 = (sint16)((uint32)s32&lt;&lt;(uint8)s8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15 bits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16 = s8&lt;&lt;u8;</text:p>
          </table:table-cell>
          <table:table-cell office:value-type="string" calcext:value-type="string">
            <text:p>s16 = (sint16)((uint32)(uint8)s8&lt;&lt;u8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table:number-columns-repeated="2"/>
          <table:table-cell office:value-type="string" calcext:value-type="string">
            <text:p>Info 734: <text:s/>Loss of precision (assignment)(31 bits to 15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16 = s16&lt;&lt;u8;</text:p>
          </table:table-cell>
          <table:table-cell office:value-type="string" calcext:value-type="string">
            <text:p>s16 = (sint16)((uint32)(uint16)s16&lt;&lt;u8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table:number-columns-repeated="2"/>
          <table:table-cell office:value-type="string" calcext:value-type="string">
            <text:p>Info 734: <text:s/>Loss of precision (assignment)(31 bits to 15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16 = s32&lt;&lt;u8;</text:p>
          </table:table-cell>
          <table:table-cell office:value-type="string" calcext:value-type="string">
            <text:p>s16 = (sint16)((uint32)s32&lt;&lt;u8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15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16 = u8&lt;&lt;s8;</text:p>
          </table:table-cell>
          <table:table-cell office:value-type="string" calcext:value-type="string">
            <text:p>s16 = (sint16)((uint32)u8&lt;&lt;(uint8)s8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15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16 = u16&lt;&lt;s8;</text:p>
          </table:table-cell>
          <table:table-cell office:value-type="string" calcext:value-type="string">
            <text:p>s16 = (sint16)((uint32)u16&lt;&lt;(uint8)s8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15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16 = u32&lt;&lt;s8;</text:p>
          </table:table-cell>
          <table:table-cell office:value-type="string" calcext:value-type="string">
            <text:p>s16 = (sint16)(u32&lt;&lt;(uint8)s8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2 bits to 15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16 = u8&lt;&lt;u8;</text:p>
          </table:table-cell>
          <table:table-cell office:value-type="string" calcext:value-type="string">
            <text:p>s16 = (sint16)((uint32)u8&lt;&lt;u8);</text:p>
          </table:table-cell>
          <table:table-cell table:number-columns-repeated="2"/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15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16 = u16&lt;&lt;u8;</text:p>
          </table:table-cell>
          <table:table-cell office:value-type="string" calcext:value-type="string">
            <text:p>s16 = (sint16)((uint32)u16&lt;&lt;u8);</text:p>
          </table:table-cell>
          <table:table-cell table:number-columns-repeated="2"/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15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16 = u32&lt;&lt;u8;</text:p>
          </table:table-cell>
          <table:table-cell office:value-type="string" calcext:value-type="string">
            <text:p>s16 = (sint16)(u32&lt;&lt;u8);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2 bits to 15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16 = u8&lt;&lt;u16;</text:p>
          </table:table-cell>
          <table:table-cell office:value-type="string" calcext:value-type="string">
            <text:p>s16 = (sint16)((uint32)u8&lt;&lt;u16);</text:p>
          </table:table-cell>
          <table:table-cell table:number-columns-repeated="2"/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15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16 = u16&lt;&lt;u16;</text:p>
          </table:table-cell>
          <table:table-cell office:value-type="string" calcext:value-type="string">
            <text:p>s16 = (sint16)((uint32)u16&lt;&lt;u16);</text:p>
          </table:table-cell>
          <table:table-cell table:number-columns-repeated="2"/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15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16 = u32&lt;&lt;u16;</text:p>
          </table:table-cell>
          <table:table-cell office:value-type="string" calcext:value-type="string">
            <text:p>s16 = (sint16)(u32&lt;&lt;u16);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2 bits to 15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16 = s8&lt;&lt;u16;</text:p>
          </table:table-cell>
          <table:table-cell office:value-type="string" calcext:value-type="string">
            <text:p>s16 = (sint16)((uint32)(uint8)s8&lt;&lt;u16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table:number-columns-repeated="2"/>
          <table:table-cell office:value-type="string" calcext:value-type="string">
            <text:p>Info 734: <text:s/>Loss of precision (assignment)(31 bits to 15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16 = s16&lt;&lt;u16;</text:p>
          </table:table-cell>
          <table:table-cell office:value-type="string" calcext:value-type="string">
            <text:p>s16 = (sint16)((uint32)(uint16)s16&lt;&lt;u16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table:number-columns-repeated="2"/>
          <table:table-cell office:value-type="string" calcext:value-type="string">
            <text:p>Info 734: <text:s/>Loss of precision (assignment)(31 bits to 15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16 = s32&lt;&lt;u16;</text:p>
          </table:table-cell>
          <table:table-cell office:value-type="string" calcext:value-type="string">
            <text:p>s16 = (sint16)((uint32)s32&lt;&lt;u16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15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16 = u8&lt;&lt;u32;</text:p>
          </table:table-cell>
          <table:table-cell office:value-type="string" calcext:value-type="string">
            <text:p>s16 = (sint16)((uint32)u8&lt;&lt;u32);</text:p>
          </table:table-cell>
          <table:table-cell table:number-columns-repeated="2"/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15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16 = u16&lt;&lt;u32;</text:p>
          </table:table-cell>
          <table:table-cell office:value-type="string" calcext:value-type="string">
            <text:p>s16 = (sint16)((uint32)u16&lt;&lt;u32);</text:p>
          </table:table-cell>
          <table:table-cell table:number-columns-repeated="2"/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15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16 = u32&lt;&lt;u32;</text:p>
          </table:table-cell>
          <table:table-cell office:value-type="string" calcext:value-type="string">
            <text:p>s16 = (sint16)(u32&lt;&lt;u32);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2 bits to 15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16 = s8&lt;&lt;u32;</text:p>
          </table:table-cell>
          <table:table-cell office:value-type="string" calcext:value-type="string">
            <text:p>s16 = (sint16)((uint32)(uint8)s8&lt;&lt;u32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table:number-columns-repeated="2"/>
          <table:table-cell office:value-type="string" calcext:value-type="string">
            <text:p>Info 734: <text:s/>Loss of precision (assignment)(31 bits to 15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16 = s16&lt;&lt;u32;</text:p>
          </table:table-cell>
          <table:table-cell office:value-type="string" calcext:value-type="string">
            <text:p>s16 = (sint16)((uint32)(uint16)s16&lt;&lt;u32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table:number-columns-repeated="2"/>
          <table:table-cell office:value-type="string" calcext:value-type="string">
            <text:p>Info 734: <text:s/>Loss of precision (assignment)(31 bits to 15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16 = s32&lt;&lt;u32;</text:p>
          </table:table-cell>
          <table:table-cell office:value-type="string" calcext:value-type="string">
            <text:p>s16 = (sint16)((uint32)s32&lt;&lt;u32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15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16 = u8&lt;&lt;s16;</text:p>
          </table:table-cell>
          <table:table-cell office:value-type="string" calcext:value-type="string">
            <text:p>s16 = (sint16)((uint32)u8&lt;&lt;(uint16)s16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15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16 = u16&lt;&lt;s16;</text:p>
          </table:table-cell>
          <table:table-cell office:value-type="string" calcext:value-type="string">
            <text:p>s16 = (sint16)((uint32)u16&lt;&lt;(uint16)s16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15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16 = u32&lt;&lt;s16;</text:p>
          </table:table-cell>
          <table:table-cell office:value-type="string" calcext:value-type="string">
            <text:p>s16 = (sint16)(u32&lt;&lt;(uint16)s16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2 bits to 15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16 = s8&lt;&lt;s16;</text:p>
          </table:table-cell>
          <table:table-cell office:value-type="string" calcext:value-type="string">
            <text:p>s16 = (sint16)((uint32)(uint8)s8&lt;&lt;(uint16)s16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table:number-columns-repeated="2"/>
          <table:table-cell office:value-type="string" calcext:value-type="string">
            <text:p>Info 734: <text:s/>Loss of precision (assignment)(31 bits to 15 bits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16 = s16&lt;&lt;s16;</text:p>
          </table:table-cell>
          <table:table-cell office:value-type="string" calcext:value-type="string">
            <text:p>s16 = (sint16)((uint32)(uint16)s16&lt;&lt;(uint16)s16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table:number-columns-repeated="2"/>
          <table:table-cell office:value-type="string" calcext:value-type="string">
            <text:p>Info 734: <text:s/>Loss of precision (assignment)(31 bits to 15 bits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16 = s32&lt;&lt;s16;</text:p>
          </table:table-cell>
          <table:table-cell office:value-type="string" calcext:value-type="string">
            <text:p>s16 = (sint16)((uint32)s32&lt;&lt;(uint16)s16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15 bits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16 = u8&lt;&lt;s32;</text:p>
          </table:table-cell>
          <table:table-cell office:value-type="string" calcext:value-type="string">
            <text:p>s16 = (sint16)((uint32)u8&lt;&lt;(uint32)s32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15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16 = u16&lt;&lt;s32;</text:p>
          </table:table-cell>
          <table:table-cell office:value-type="string" calcext:value-type="string">
            <text:p>s16 = (sint16)((uint32)u16&lt;&lt;(uint32)s32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15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16 = u32&lt;&lt;s32;</text:p>
          </table:table-cell>
          <table:table-cell office:value-type="string" calcext:value-type="string">
            <text:p>s16 = (sint16)(u32&lt;&lt;(uint32)s32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2 bits to 15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16 = s8&lt;&lt;s32;</text:p>
          </table:table-cell>
          <table:table-cell office:value-type="string" calcext:value-type="string">
            <text:p>s16 = (sint16)((uint32)(uint8)s8&lt;&lt;(uint32)s32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/>
          <table:table-cell office:value-type="string" calcext:value-type="string">
            <text:p>Info 734: <text:s/>Loss of precision (assignment)(31 bits to 15 bits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16 = s16&lt;&lt;s32;</text:p>
          </table:table-cell>
          <table:table-cell office:value-type="string" calcext:value-type="string">
            <text:p>s16 = (sint16)((uint32)(uint16)s16&lt;&lt;(uint32)s32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/>
          <table:table-cell office:value-type="string" calcext:value-type="string">
            <text:p>Info 734: <text:s/>Loss of precision (assignment)(31 bits to 15 bits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16 = s32&lt;&lt;s32;</text:p>
          </table:table-cell>
          <table:table-cell office:value-type="string" calcext:value-type="string">
            <text:p>s16 = (sint16)((uint32)s32&lt;&lt;(uint32)s32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15 bits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32 = s8&lt;&lt;s8;</text:p>
          </table:table-cell>
          <table:table-cell office:value-type="string" calcext:value-type="string">
            <text:p>s32 = (sint32)((uint32)(uint8)s8&lt;&lt;(uint8)s8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32 = s16&lt;&lt;s8;</text:p>
          </table:table-cell>
          <table:table-cell office:value-type="string" calcext:value-type="string">
            <text:p>s32 = (sint32)((uint32)(uint16)s16&lt;&lt;(uint8)s8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32 = s32&lt;&lt;s8;</text:p>
          </table:table-cell>
          <table:table-cell office:value-type="string" calcext:value-type="string">
            <text:p>s32 = (sint32)((uint32)s32&lt;&lt;(uint8)s8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32 = s8&lt;&lt;u8;</text:p>
          </table:table-cell>
          <table:table-cell office:value-type="string" calcext:value-type="string">
            <text:p>s32 = (sint32)((uint32)(uint8)s8&lt;&lt;u8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32 = s16&lt;&lt;u8;</text:p>
          </table:table-cell>
          <table:table-cell office:value-type="string" calcext:value-type="string">
            <text:p>s32 = (sint32)((uint32)(uint16)s16&lt;&lt;u8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32 = s32&lt;&lt;u8;</text:p>
          </table:table-cell>
          <table:table-cell office:value-type="string" calcext:value-type="string">
            <text:p>s32 = (sint32)((uint32)s32&lt;&lt;u8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32 = u8&lt;&lt;s8;</text:p>
          </table:table-cell>
          <table:table-cell office:value-type="string" calcext:value-type="string">
            <text:p>s32 = (sint32)((uint32)u8&lt;&lt;(uint8)s8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32 = u16&lt;&lt;s8;</text:p>
          </table:table-cell>
          <table:table-cell office:value-type="string" calcext:value-type="string">
            <text:p>s32 = (sint32)((uint32)u16&lt;&lt;(uint8)s8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32 = u32&lt;&lt;s8;</text:p>
          </table:table-cell>
          <table:table-cell office:value-type="string" calcext:value-type="string">
            <text:p>s32 = (sint32)(u32&lt;&lt;(uint8)s8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table:number-columns-repeated="2"/>
          <table:table-cell office:value-type="string" calcext:value-type="string">
            <text:p>Info 713: <text:s/>Loss of precision (assignment)(unsigned int to int)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32 = u8&lt;&lt;u8;</text:p>
          </table:table-cell>
          <table:table-cell office:value-type="string" calcext:value-type="string">
            <text:p>s32 = (sint32)((uint32)u8&lt;&lt;u8);</text:p>
          </table:table-cell>
          <table:table-cell table:number-columns-repeated="2"/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32 = u16&lt;&lt;u8;</text:p>
          </table:table-cell>
          <table:table-cell office:value-type="string" calcext:value-type="string">
            <text:p>s32 = (sint32)((uint32)u16&lt;&lt;u8);</text:p>
          </table:table-cell>
          <table:table-cell table:number-columns-repeated="2"/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32 = u32&lt;&lt;u8;</text:p>
          </table:table-cell>
          <table:table-cell office:value-type="string" calcext:value-type="string">
            <text:p>s32 = (sint32)(u32&lt;&lt;u8);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13: <text:s/>Loss of precision (assignment)(unsigned int to int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32 = u8&lt;&lt;u16;</text:p>
          </table:table-cell>
          <table:table-cell office:value-type="string" calcext:value-type="string">
            <text:p>s32 = (sint32)((uint32)u8&lt;&lt;u16);</text:p>
          </table:table-cell>
          <table:table-cell table:number-columns-repeated="2"/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32 = u16&lt;&lt;u16;</text:p>
          </table:table-cell>
          <table:table-cell office:value-type="string" calcext:value-type="string">
            <text:p>s32 = (sint32)((uint32)u16&lt;&lt;u16);</text:p>
          </table:table-cell>
          <table:table-cell table:number-columns-repeated="2"/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32 = u32&lt;&lt;u16;</text:p>
          </table:table-cell>
          <table:table-cell office:value-type="string" calcext:value-type="string">
            <text:p>s32 = (sint32)(u32&lt;&lt;u16);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13: <text:s/>Loss of precision (assignment)(unsigned int to int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32 = s8&lt;&lt;u16;</text:p>
          </table:table-cell>
          <table:table-cell office:value-type="string" calcext:value-type="string">
            <text:p>s32 = (sint32)((uint32)(uint8)s8&lt;&lt;u16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32 = s16&lt;&lt;u16;</text:p>
          </table:table-cell>
          <table:table-cell office:value-type="string" calcext:value-type="string">
            <text:p>s32 = (sint32)((uint32)(uint16)s16&lt;&lt;u16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32 = s32&lt;&lt;u16;</text:p>
          </table:table-cell>
          <table:table-cell office:value-type="string" calcext:value-type="string">
            <text:p>s32 = (sint32)((uint32)s32&lt;&lt;u16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32 = u8&lt;&lt;u32;</text:p>
          </table:table-cell>
          <table:table-cell office:value-type="string" calcext:value-type="string">
            <text:p>s32 = (sint32)((uint32)u8&lt;&lt;u32);</text:p>
          </table:table-cell>
          <table:table-cell table:number-columns-repeated="2"/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32 = u16&lt;&lt;u32;</text:p>
          </table:table-cell>
          <table:table-cell office:value-type="string" calcext:value-type="string">
            <text:p>s32 = (sint32)((uint32)u16&lt;&lt;u32);</text:p>
          </table:table-cell>
          <table:table-cell table:number-columns-repeated="2"/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32 = u32&lt;&lt;u32;</text:p>
          </table:table-cell>
          <table:table-cell office:value-type="string" calcext:value-type="string">
            <text:p>s32 = (sint32)(u32&lt;&lt;u32);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13: <text:s/>Loss of precision (assignment)(unsigned int to int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32 = s8&lt;&lt;u32;</text:p>
          </table:table-cell>
          <table:table-cell office:value-type="string" calcext:value-type="string">
            <text:p>s32 = (sint32)((uint32)(uint8)s8&lt;&lt;u32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32 = s16&lt;&lt;u32;</text:p>
          </table:table-cell>
          <table:table-cell office:value-type="string" calcext:value-type="string">
            <text:p>s32 = (sint32)((uint32)(uint16)s16&lt;&lt;u32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32 = s32&lt;&lt;u32;</text:p>
          </table:table-cell>
          <table:table-cell office:value-type="string" calcext:value-type="string">
            <text:p>s32 = (sint32)((uint32)s32&lt;&lt;u32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32 = u8&lt;&lt;s16;</text:p>
          </table:table-cell>
          <table:table-cell office:value-type="string" calcext:value-type="string">
            <text:p>s32 = (sint32)((uint32)u8&lt;&lt;(uint16)s16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32 = u16&lt;&lt;s16;</text:p>
          </table:table-cell>
          <table:table-cell office:value-type="string" calcext:value-type="string">
            <text:p>s32 = (sint32)((uint32)u16&lt;&lt;(uint16)s16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32 = u32&lt;&lt;s16;</text:p>
          </table:table-cell>
          <table:table-cell office:value-type="string" calcext:value-type="string">
            <text:p>s32 = (sint32)(u32&lt;&lt;(uint16)s16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13: <text:s/>Loss of precision (assignment)(unsigned int to int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32 = s8&lt;&lt;s16;</text:p>
          </table:table-cell>
          <table:table-cell office:value-type="string" calcext:value-type="string">
            <text:p>s32 = (sint32)((uint32)(uint8)s8&lt;&lt;(uint16)s16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32 = s16&lt;&lt;s16;</text:p>
          </table:table-cell>
          <table:table-cell office:value-type="string" calcext:value-type="string">
            <text:p>s32 = (sint32)((uint32)(uint16)s16&lt;&lt;(uint16)s16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32 = s32&lt;&lt;s16;</text:p>
          </table:table-cell>
          <table:table-cell office:value-type="string" calcext:value-type="string">
            <text:p>s32 = (sint32)((uint32)s32&lt;&lt;(uint16)s16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32 = u8&lt;&lt;s32;</text:p>
          </table:table-cell>
          <table:table-cell office:value-type="string" calcext:value-type="string">
            <text:p>s32 = (sint32)((uint32)u8&lt;&lt;(uint32)s32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32 = u16&lt;&lt;s32;</text:p>
          </table:table-cell>
          <table:table-cell office:value-type="string" calcext:value-type="string">
            <text:p>s32 = (sint32)((uint32)u16&lt;&lt;(uint32)s32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32 = u32&lt;&lt;s32;</text:p>
          </table:table-cell>
          <table:table-cell office:value-type="string" calcext:value-type="string">
            <text:p>s32 = (sint32)(u32&lt;&lt;(uint32)s32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13: <text:s/>Loss of precision (assignment)(unsigned int to int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32 = s8&lt;&lt;s32;</text:p>
          </table:table-cell>
          <table:table-cell office:value-type="string" calcext:value-type="string">
            <text:p>s32 = (sint32)((uint32)(uint8)s8&lt;&lt;(uint32)s32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32 = s16&lt;&lt;s32;</text:p>
          </table:table-cell>
          <table:table-cell office:value-type="string" calcext:value-type="string">
            <text:p>s32 = (sint32)((uint32)(uint16)s16&lt;&lt;(uint32)s32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32 = s32&lt;&lt;s32;</text:p>
          </table:table-cell>
          <table:table-cell office:value-type="string" calcext:value-type="string">
            <text:p>s32 = (sint32)((uint32)s32&lt;&lt;(uint32)s32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8 = s8&lt;&lt;s8;</text:p>
          </table:table-cell>
          <table:table-cell office:value-type="string" calcext:value-type="string">
            <text:p>u8 = (uint8)((uint32)(uint8)s8&lt;&lt;(uint8)s8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8 bits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8 = s16&lt;&lt;s8;</text:p>
          </table:table-cell>
          <table:table-cell office:value-type="string" calcext:value-type="string">
            <text:p>u8 = (uint8)((uint32)(uint16)s16&lt;&lt;(uint8)s8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8 bits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8 = s32&lt;&lt;s8;</text:p>
          </table:table-cell>
          <table:table-cell office:value-type="string" calcext:value-type="string">
            <text:p>u8 = (uint8)((uint32)s32&lt;&lt;(uint8)s8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8 bits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8 = s8&lt;&lt;u8;</text:p>
          </table:table-cell>
          <table:table-cell office:value-type="string" calcext:value-type="string">
            <text:p>u8 = (uint8)((uint32)(uint8)s8&lt;&lt;u8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8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8 = s16&lt;&lt;u8;</text:p>
          </table:table-cell>
          <table:table-cell office:value-type="string" calcext:value-type="string">
            <text:p>u8 = (uint8)((uint32)(uint16)s16&lt;&lt;u8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8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8 = s32&lt;&lt;u8;</text:p>
          </table:table-cell>
          <table:table-cell office:value-type="string" calcext:value-type="string">
            <text:p>u8 = (uint8)((uint32)s32&lt;&lt;u8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8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8 = u8&lt;&lt;s8;</text:p>
          </table:table-cell>
          <table:table-cell office:value-type="string" calcext:value-type="string">
            <text:p>u8 =(uint8)( (uint32)u8&lt;&lt;(uint8)s8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table:number-columns-repeated="2"/>
          <table:table-cell office:value-type="string" calcext:value-type="string">
            <text:p>Info 734: <text:s/>Loss of precision (assignment)(31 bits to 8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8 = u16&lt;&lt;s8;</text:p>
          </table:table-cell>
          <table:table-cell office:value-type="string" calcext:value-type="string">
            <text:p>u8 = (uint8)((uint32)u16&lt;&lt;(uint8)s8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8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8 = u32&lt;&lt;s8;</text:p>
          </table:table-cell>
          <table:table-cell office:value-type="string" calcext:value-type="string">
            <text:p>u8 = (uint8)(u32&lt;&lt;(uint8)s8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2 bits to 8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8 = u8&lt;&lt;u8;</text:p>
          </table:table-cell>
          <table:table-cell office:value-type="string" calcext:value-type="string">
            <text:p>u8 = (uint8)((uint32)u8&lt;&lt;u8);</text:p>
          </table:table-cell>
          <table:table-cell table:number-columns-repeated="2"/>
          <table:table-cell office:value-type="string" calcext:value-type="string">
            <text:p>Info 701: <text:s/>Shift left of signed quantity (int)</text:p>
          </table:table-cell>
          <table:table-cell table:number-columns-repeated="2"/>
          <table:table-cell office:value-type="string" calcext:value-type="string">
            <text:p>Info 734: <text:s/>Loss of precision (assignment)(31 bits to 8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8 = u16&lt;&lt;u8;</text:p>
          </table:table-cell>
          <table:table-cell office:value-type="string" calcext:value-type="string">
            <text:p>u8 = (uint8)((uint32)u16&lt;&lt;u8);</text:p>
          </table:table-cell>
          <table:table-cell table:number-columns-repeated="2"/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8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8 = u32&lt;&lt;u8;</text:p>
          </table:table-cell>
          <table:table-cell office:value-type="string" calcext:value-type="string">
            <text:p>u8 = (uint8)(u32&lt;&lt;u8);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2 bits to 8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8 = u8&lt;&lt;u16;</text:p>
          </table:table-cell>
          <table:table-cell office:value-type="string" calcext:value-type="string">
            <text:p>u8 = (uint8)((uint32)u8&lt;&lt;u16);</text:p>
          </table:table-cell>
          <table:table-cell table:number-columns-repeated="2"/>
          <table:table-cell office:value-type="string" calcext:value-type="string">
            <text:p>Info 701: <text:s/>Shift left of signed quantity (int)</text:p>
          </table:table-cell>
          <table:table-cell table:number-columns-repeated="2"/>
          <table:table-cell office:value-type="string" calcext:value-type="string">
            <text:p>Info 734: <text:s/>Loss of precision (assignment)(31 bits to 8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8 = u16&lt;&lt;u16;</text:p>
          </table:table-cell>
          <table:table-cell office:value-type="string" calcext:value-type="string">
            <text:p>u8 = (uint8)((uint32)u16&lt;&lt;u16);</text:p>
          </table:table-cell>
          <table:table-cell table:number-columns-repeated="2"/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8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8 = u32&lt;&lt;u16;</text:p>
          </table:table-cell>
          <table:table-cell office:value-type="string" calcext:value-type="string">
            <text:p>u8 = (uint8)(u32&lt;&lt;u16);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2 bits to 8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8 = s8&lt;&lt;u16;</text:p>
          </table:table-cell>
          <table:table-cell office:value-type="string" calcext:value-type="string">
            <text:p>u8 = (uint8)((uint32)(uint8)s8&lt;&lt;u16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8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8 = s16&lt;&lt;u16;</text:p>
          </table:table-cell>
          <table:table-cell office:value-type="string" calcext:value-type="string">
            <text:p>u8 = (uint8)((uint32)(uint16)s16&lt;&lt;u16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8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8 = s32&lt;&lt;u16;</text:p>
          </table:table-cell>
          <table:table-cell office:value-type="string" calcext:value-type="string">
            <text:p>u8 =(uint8)((uint32)s32&lt;&lt;u16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8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8 = u8&lt;&lt;u32;</text:p>
          </table:table-cell>
          <table:table-cell office:value-type="string" calcext:value-type="string">
            <text:p>u8 = (uint8)((uint32)u8&lt;&lt;u32);</text:p>
          </table:table-cell>
          <table:table-cell table:number-columns-repeated="2"/>
          <table:table-cell office:value-type="string" calcext:value-type="string">
            <text:p>Info 701: <text:s/>Shift left of signed quantity (int)</text:p>
          </table:table-cell>
          <table:table-cell table:number-columns-repeated="2"/>
          <table:table-cell office:value-type="string" calcext:value-type="string">
            <text:p>Info 734: <text:s/>Loss of precision (assignment)(31 bits to 8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8 = u16&lt;&lt;u32;</text:p>
          </table:table-cell>
          <table:table-cell office:value-type="string" calcext:value-type="string">
            <text:p>u8 = (uint8)((uint32)u16&lt;&lt;u32);</text:p>
          </table:table-cell>
          <table:table-cell table:number-columns-repeated="2"/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8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8 = u32&lt;&lt;u32;</text:p>
          </table:table-cell>
          <table:table-cell office:value-type="string" calcext:value-type="string">
            <text:p>u8 = (uint8)(u32&lt;&lt;u32);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2 bits to 8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8 = s8&lt;&lt;u32;</text:p>
          </table:table-cell>
          <table:table-cell office:value-type="string" calcext:value-type="string">
            <text:p>u8 = (uint8)((uint32)(uint8)s8&lt;&lt;u32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8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8 = s16&lt;&lt;u32;</text:p>
          </table:table-cell>
          <table:table-cell office:value-type="string" calcext:value-type="string">
            <text:p>u8 = (uint8)((uint32)(uint16)s16&lt;&lt;u32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8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8 = s32&lt;&lt;u32;</text:p>
          </table:table-cell>
          <table:table-cell office:value-type="string" calcext:value-type="string">
            <text:p>u8 = (uint8)((uint32)s32&lt;&lt;u32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8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8 = u8&lt;&lt;s16;</text:p>
          </table:table-cell>
          <table:table-cell office:value-type="string" calcext:value-type="string">
            <text:p>u8 = (uint8)((uint32)u8&lt;&lt;(uint16)s16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table:number-columns-repeated="2"/>
          <table:table-cell office:value-type="string" calcext:value-type="string">
            <text:p>Info 734: <text:s/>Loss of precision (assignment)(31 bits to 8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8 = u16&lt;&lt;s16;</text:p>
          </table:table-cell>
          <table:table-cell office:value-type="string" calcext:value-type="string">
            <text:p>u8 = (uint8)((uint32)u16&lt;&lt;(uint16)s16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8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8 = u32&lt;&lt;s16;</text:p>
          </table:table-cell>
          <table:table-cell office:value-type="string" calcext:value-type="string">
            <text:p>u8 = (uint8)(u32&lt;&lt;(uint16)s16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2 bits to 8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8 = s8&lt;&lt;s16;</text:p>
          </table:table-cell>
          <table:table-cell office:value-type="string" calcext:value-type="string">
            <text:p>u8 = (uint8)((uint32)(uint8)s8&lt;&lt;(uint16)s16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8 bits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8 = s16&lt;&lt;s16;</text:p>
          </table:table-cell>
          <table:table-cell office:value-type="string" calcext:value-type="string">
            <text:p>u8 = (uint8)((uint32)(uint16)s16&lt;&lt;(uint16)s16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8 bits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8 = s32&lt;&lt;s16;</text:p>
          </table:table-cell>
          <table:table-cell office:value-type="string" calcext:value-type="string">
            <text:p>u8 = (uint8)((uint32)s32&lt;&lt;(uint16)s16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8 bits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8 = u8&lt;&lt;s32;</text:p>
          </table:table-cell>
          <table:table-cell office:value-type="string" calcext:value-type="string">
            <text:p>u8 = (uint8)((uint32)u8&lt;&lt;(uint32)s32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table:number-columns-repeated="2"/>
          <table:table-cell office:value-type="string" calcext:value-type="string">
            <text:p>Info 734: <text:s/>Loss of precision (assignment)(31 bits to 8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8 = u16&lt;&lt;s32;</text:p>
          </table:table-cell>
          <table:table-cell office:value-type="string" calcext:value-type="string">
            <text:p>u8 = (uint8)((uint32)u16&lt;&lt;(uint32)s32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8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8 = u32&lt;&lt;s32;</text:p>
          </table:table-cell>
          <table:table-cell office:value-type="string" calcext:value-type="string">
            <text:p>u8 = (uint8)(u32&lt;&lt;(uint32)s32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2 bits to 8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8 = s8&lt;&lt;s32;</text:p>
          </table:table-cell>
          <table:table-cell office:value-type="string" calcext:value-type="string">
            <text:p>u8 = (uint8)((uint32)(uint8)s8&lt;&lt;(uint32)s32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8 bits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8 = s16&lt;&lt;s32;</text:p>
          </table:table-cell>
          <table:table-cell office:value-type="string" calcext:value-type="string">
            <text:p>u8 = (uint8)((uint32)(uint16)s16&lt;&lt;(uint32)s32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8 bits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8 = s32&lt;&lt;s32;</text:p>
          </table:table-cell>
          <table:table-cell office:value-type="string" calcext:value-type="string">
            <text:p>u8 = (uint8)((uint32)(uint32)s32&lt;&lt;(uint32)s32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8 bits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16 = s8&lt;&lt;s8;</text:p>
          </table:table-cell>
          <table:table-cell office:value-type="string" calcext:value-type="string">
            <text:p>u16 = (uint16)((uint32)(uint8)s8&lt;&lt;(uint8)s8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16 bits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16 = s16&lt;&lt;s8;</text:p>
          </table:table-cell>
          <table:table-cell office:value-type="string" calcext:value-type="string">
            <text:p>u16 = (uint16)((uint32)(uint16)s16&lt;&lt;(uint8)s8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16 bits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16 = s32&lt;&lt;s8;</text:p>
          </table:table-cell>
          <table:table-cell office:value-type="string" calcext:value-type="string">
            <text:p>u16 = (uint16)((uint32)s32&lt;&lt;(uint8)s8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16 bits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16 = s8&lt;&lt;u8;</text:p>
          </table:table-cell>
          <table:table-cell office:value-type="string" calcext:value-type="string">
            <text:p>u16 = (uint16)((uint32)(uint8)s8&lt;&lt;u8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16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6 = s16&lt;&lt;u8;</text:p>
          </table:table-cell>
          <table:table-cell office:value-type="string" calcext:value-type="string">
            <text:p>u16 = (uint16)((uint32)(uint16)s16&lt;&lt;u8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16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6 = s32&lt;&lt;u8;</text:p>
          </table:table-cell>
          <table:table-cell office:value-type="string" calcext:value-type="string">
            <text:p>u16 = (uint16)((uint32)s32&lt;&lt;u8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16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6 = u8&lt;&lt;s8;</text:p>
          </table:table-cell>
          <table:table-cell office:value-type="string" calcext:value-type="string">
            <text:p>u16 = (uint16)((uint32)u8&lt;&lt;(uint8)s8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table:number-columns-repeated="2"/>
          <table:table-cell office:value-type="string" calcext:value-type="string">
            <text:p>Info 734: <text:s/>Loss of precision (assignment)(31 bits to 16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6 = u16&lt;&lt;s8;</text:p>
          </table:table-cell>
          <table:table-cell office:value-type="string" calcext:value-type="string">
            <text:p>u16 = (uint16)((uint32)u16&lt;&lt;(uint8)s8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table:number-columns-repeated="2"/>
          <table:table-cell office:value-type="string" calcext:value-type="string">
            <text:p>Info 734: <text:s/>Loss of precision (assignment)(31 bits to 16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6 = u32&lt;&lt;s8;</text:p>
          </table:table-cell>
          <table:table-cell office:value-type="string" calcext:value-type="string">
            <text:p>u16 = (uint16)(u32&lt;&lt;(uint8)s8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2 bits to 16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6 = u8&lt;&lt;u8;</text:p>
          </table:table-cell>
          <table:table-cell office:value-type="string" calcext:value-type="string">
            <text:p>u16 = (uint16)((uint32)u8&lt;&lt;u8);</text:p>
          </table:table-cell>
          <table:table-cell table:number-columns-repeated="2"/>
          <table:table-cell office:value-type="string" calcext:value-type="string">
            <text:p>Info 701: <text:s/>Shift left of signed quantity (int)</text:p>
          </table:table-cell>
          <table:table-cell table:number-columns-repeated="2"/>
          <table:table-cell office:value-type="string" calcext:value-type="string">
            <text:p>Info 734: <text:s/>Loss of precision (assignment)(31 bits to 16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6 = u16&lt;&lt;u8;</text:p>
          </table:table-cell>
          <table:table-cell office:value-type="string" calcext:value-type="string">
            <text:p>u16 = (uint16)((uint32)u16&lt;&lt;u8);</text:p>
          </table:table-cell>
          <table:table-cell table:number-columns-repeated="2"/>
          <table:table-cell office:value-type="string" calcext:value-type="string">
            <text:p>Info 701: <text:s/>Shift left of signed quantity (int)</text:p>
          </table:table-cell>
          <table:table-cell table:number-columns-repeated="2"/>
          <table:table-cell office:value-type="string" calcext:value-type="string">
            <text:p>Info 734: <text:s/>Loss of precision (assignment)(31 bits to 16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6 = u32&lt;&lt;u8;</text:p>
          </table:table-cell>
          <table:table-cell office:value-type="string" calcext:value-type="string">
            <text:p>u16 = (uint16)(u32&lt;&lt;u8);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2 bits to 16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16 = u8&lt;&lt;u16;</text:p>
          </table:table-cell>
          <table:table-cell office:value-type="string" calcext:value-type="string">
            <text:p>u16 = (uint16)((uint32)u8&lt;&lt;u16);</text:p>
          </table:table-cell>
          <table:table-cell table:number-columns-repeated="2"/>
          <table:table-cell office:value-type="string" calcext:value-type="string">
            <text:p>Info 701: <text:s/>Shift left of signed quantity (int)</text:p>
          </table:table-cell>
          <table:table-cell table:number-columns-repeated="2"/>
          <table:table-cell office:value-type="string" calcext:value-type="string">
            <text:p>Info 734: <text:s/>Loss of precision (assignment)(31 bits to 16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6 = u16&lt;&lt;u16;</text:p>
          </table:table-cell>
          <table:table-cell office:value-type="string" calcext:value-type="string">
            <text:p>u16 = (uint16)((uint32)u16&lt;&lt;u16);</text:p>
          </table:table-cell>
          <table:table-cell table:number-columns-repeated="2"/>
          <table:table-cell office:value-type="string" calcext:value-type="string">
            <text:p>Info 701: <text:s/>Shift left of signed quantity (int)</text:p>
          </table:table-cell>
          <table:table-cell table:number-columns-repeated="2"/>
          <table:table-cell office:value-type="string" calcext:value-type="string">
            <text:p>Info 734: <text:s/>Loss of precision (assignment)(31 bits to 16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6 = u32&lt;&lt;u16;</text:p>
          </table:table-cell>
          <table:table-cell office:value-type="string" calcext:value-type="string">
            <text:p>u16 = (uint16)(u32&lt;&lt;u16);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2 bits to 16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16 = s8&lt;&lt;u16;</text:p>
          </table:table-cell>
          <table:table-cell office:value-type="string" calcext:value-type="string">
            <text:p>u16 = (uint16)((uint32)(uint8)s8&lt;&lt;u16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16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6 = s16&lt;&lt;u16;</text:p>
          </table:table-cell>
          <table:table-cell office:value-type="string" calcext:value-type="string">
            <text:p>u16 = (uint16)((uint32)(uint16)s16&lt;&lt;u16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16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6 = s32&lt;&lt;u16;</text:p>
          </table:table-cell>
          <table:table-cell office:value-type="string" calcext:value-type="string">
            <text:p>u16 = (uint16)((uint32)s32&lt;&lt;u16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16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6 = u8&lt;&lt;u32;</text:p>
          </table:table-cell>
          <table:table-cell office:value-type="string" calcext:value-type="string">
            <text:p>u16 = (uint16)((uint32)u8&lt;&lt;u32);</text:p>
          </table:table-cell>
          <table:table-cell table:number-columns-repeated="2"/>
          <table:table-cell office:value-type="string" calcext:value-type="string">
            <text:p>Info 701: <text:s/>Shift left of signed quantity (int)</text:p>
          </table:table-cell>
          <table:table-cell table:number-columns-repeated="2"/>
          <table:table-cell office:value-type="string" calcext:value-type="string">
            <text:p>Info 734: <text:s/>Loss of precision (assignment)(31 bits to 16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6 = u16&lt;&lt;u32;</text:p>
          </table:table-cell>
          <table:table-cell office:value-type="string" calcext:value-type="string">
            <text:p>u16 = (uint16)((uint32)u16&lt;&lt;u32);</text:p>
          </table:table-cell>
          <table:table-cell table:number-columns-repeated="2"/>
          <table:table-cell office:value-type="string" calcext:value-type="string">
            <text:p>Info 701: <text:s/>Shift left of signed quantity (int)</text:p>
          </table:table-cell>
          <table:table-cell table:number-columns-repeated="2"/>
          <table:table-cell office:value-type="string" calcext:value-type="string">
            <text:p>Info 734: <text:s/>Loss of precision (assignment)(31 bits to 16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6 = u32&lt;&lt;u32;</text:p>
          </table:table-cell>
          <table:table-cell office:value-type="string" calcext:value-type="string">
            <text:p>u16 = (uint16)(u32&lt;&lt;u32);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2 bits to 16 bits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16 = s8&lt;&lt;u32;</text:p>
          </table:table-cell>
          <table:table-cell office:value-type="string" calcext:value-type="string">
            <text:p>u16 = (uint16)((uint32)(uint8)s8&lt;&lt;u32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16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6 = s16&lt;&lt;u32;</text:p>
          </table:table-cell>
          <table:table-cell office:value-type="string" calcext:value-type="string">
            <text:p>u16 = (uint16)((uint32)(uint16)s16&lt;&lt;u32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16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6 = s32&lt;&lt;u32;</text:p>
          </table:table-cell>
          <table:table-cell office:value-type="string" calcext:value-type="string">
            <text:p>u16 = (uint16)((uint32)s32&lt;&lt;u32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16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6 = u8&lt;&lt;s16;</text:p>
          </table:table-cell>
          <table:table-cell office:value-type="string" calcext:value-type="string">
            <text:p>u16 = (uint16)((uint32)u8&lt;&lt;(uint16)s16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table:number-columns-repeated="2"/>
          <table:table-cell office:value-type="string" calcext:value-type="string">
            <text:p>Info 734: <text:s/>Loss of precision (assignment)(31 bits to 16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6 = u16&lt;&lt;s16;</text:p>
          </table:table-cell>
          <table:table-cell office:value-type="string" calcext:value-type="string">
            <text:p>u16 = (uint16)((uint32)u16&lt;&lt;(uint16)s16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table:number-columns-repeated="2"/>
          <table:table-cell office:value-type="string" calcext:value-type="string">
            <text:p>Info 734: <text:s/>Loss of precision (assignment)(31 bits to 16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6 = u32&lt;&lt;s16;</text:p>
          </table:table-cell>
          <table:table-cell office:value-type="string" calcext:value-type="string">
            <text:p>u16 = (uint16)(u32&lt;&lt;(uint16)s16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2 bits to 16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6 = s8&lt;&lt;s16;</text:p>
          </table:table-cell>
          <table:table-cell office:value-type="string" calcext:value-type="string">
            <text:p>u16 = (uint16)((uint32)(uint8)s8&lt;&lt;(uint16)s16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16 bits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16 = s16&lt;&lt;s16;</text:p>
          </table:table-cell>
          <table:table-cell office:value-type="string" calcext:value-type="string">
            <text:p>u16 = (uint16)((uint32)(uint16)s16&lt;&lt;(uint16)s16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16 bits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16 = s32&lt;&lt;s16;</text:p>
          </table:table-cell>
          <table:table-cell office:value-type="string" calcext:value-type="string">
            <text:p>u16 = (uint16)((uint32)s32&lt;&lt;(uint16)s16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16 bits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16 = u8&lt;&lt;s32;</text:p>
          </table:table-cell>
          <table:table-cell office:value-type="string" calcext:value-type="string">
            <text:p>u16 = (uint16)((uint32)u8&lt;&lt;(uint32)s32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table:number-columns-repeated="2"/>
          <table:table-cell office:value-type="string" calcext:value-type="string">
            <text:p>Info 734: <text:s/>Loss of precision (assignment)(31 bits to 16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6 = u16&lt;&lt;s32;</text:p>
          </table:table-cell>
          <table:table-cell office:value-type="string" calcext:value-type="string">
            <text:p>u16 = (uint16)((uint32)u16&lt;&lt;(uint32)s32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table:number-columns-repeated="2"/>
          <table:table-cell office:value-type="string" calcext:value-type="string">
            <text:p>Info 734: <text:s/>Loss of precision (assignment)(31 bits to 16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6 = u32&lt;&lt;s32;</text:p>
          </table:table-cell>
          <table:table-cell office:value-type="string" calcext:value-type="string">
            <text:p>u16 = (uint16)(u32&lt;&lt;(uint32)s32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2 bits to 16 bits)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u16 = s8&lt;&lt;s32;</text:p>
          </table:table-cell>
          <table:table-cell office:value-type="string" calcext:value-type="string">
            <text:p>u16 = (uint16)((uint32)(uint8)s8&lt;&lt;(uint32)s32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16 bits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16 = s16&lt;&lt;s32;</text:p>
          </table:table-cell>
          <table:table-cell office:value-type="string" calcext:value-type="string">
            <text:p>u16 = (uint16)((uint32)(uint16)s16&lt;&lt;(uint32)s32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16 bits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16 = s32&lt;&lt;s32;</text:p>
          </table:table-cell>
          <table:table-cell office:value-type="string" calcext:value-type="string">
            <text:p>u16 = (uint16)((uint32)s32&lt;&lt;(uint32)s32)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office:value-type="string" calcext:value-type="string">
            <text:p>Info 734: <text:s/>Loss of precision (assignment)(31 bits to 16 bits)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32 = s8&lt;&lt;s8;</text:p>
          </table:table-cell>
          <table:table-cell office:value-type="string" calcext:value-type="string">
            <text:p>u32 = (uint32)(uint8)s8&lt;&lt;(uint8)s8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32 = s16&lt;&lt;s8;</text:p>
          </table:table-cell>
          <table:table-cell office:value-type="string" calcext:value-type="string">
            <text:p>u32 = (uint32)(uint16)s16&lt;&lt;(uint8)s8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32 = s32&lt;&lt;s8;</text:p>
          </table:table-cell>
          <table:table-cell office:value-type="string" calcext:value-type="string">
            <text:p>u32 = (uint32)s32&lt;&lt;(uint8)s8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32 = s8&lt;&lt;u8;</text:p>
          </table:table-cell>
          <table:table-cell office:value-type="string" calcext:value-type="string">
            <text:p>u32 = (uint32)(uint8)s8&lt;&lt;u8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32 = s16&lt;&lt;u8;</text:p>
          </table:table-cell>
          <table:table-cell office:value-type="string" calcext:value-type="string">
            <text:p>u32 = (uint32)(uint16)s16&lt;&lt;u8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32 = s32&lt;&lt;u8;</text:p>
          </table:table-cell>
          <table:table-cell office:value-type="string" calcext:value-type="string">
            <text:p>u32 = (uint32)s32&lt;&lt;u8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32 = u8&lt;&lt;s8;</text:p>
          </table:table-cell>
          <table:table-cell office:value-type="string" calcext:value-type="string">
            <text:p>u32 = (uint32)u8&lt;&lt;u8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32 = u16&lt;&lt;s8;</text:p>
          </table:table-cell>
          <table:table-cell office:value-type="string" calcext:value-type="string">
            <text:p>u32 = (uint32)u16&lt;&lt;(uint8)s8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32 = u32&lt;&lt;s8;</text:p>
          </table:table-cell>
          <table:table-cell office:value-type="string" calcext:value-type="string">
            <text:p>u32 = u32&lt;&lt;(uint8)s8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32 = u8&lt;&lt;u8;</text:p>
          </table:table-cell>
          <table:table-cell office:value-type="string" calcext:value-type="string">
            <text:p>u32 = (uint32)u8&lt;&lt;u8;</text:p>
          </table:table-cell>
          <table:table-cell table:number-columns-repeated="2"/>
          <table:table-cell office:value-type="string" calcext:value-type="string">
            <text:p>Info 701: <text:s/>Shift left of signed quantity (int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32 = u16&lt;&lt;u8;</text:p>
          </table:table-cell>
          <table:table-cell office:value-type="string" calcext:value-type="string">
            <text:p>u32 = (uint32)u16&lt;&lt;u8;</text:p>
          </table:table-cell>
          <table:table-cell table:number-columns-repeated="2"/>
          <table:table-cell office:value-type="string" calcext:value-type="string">
            <text:p>Info 701: <text:s/>Shift left of signed quantity (int)</text:p>
          </table:table-cell>
          <table:table-cell table:number-columns-repeated="1019"/>
        </table:table-row>
        <table:table-row table:style-name="ro2">
          <table:table-cell table:number-columns-repeated="2" office:value-type="string" calcext:value-type="string">
            <text:p>u32 = u32&lt;&lt;u8;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32 = u8&lt;&lt;u16;</text:p>
          </table:table-cell>
          <table:table-cell office:value-type="string" calcext:value-type="string">
            <text:p>u32 = (uint32)u8&lt;&lt;u16;</text:p>
          </table:table-cell>
          <table:table-cell table:number-columns-repeated="2"/>
          <table:table-cell office:value-type="string" calcext:value-type="string">
            <text:p>Info 701: <text:s/>Shift left of signed quantity (int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32 = u16&lt;&lt;u16;</text:p>
          </table:table-cell>
          <table:table-cell office:value-type="string" calcext:value-type="string">
            <text:p>u32 = (uint32)u16&lt;&lt;u16;</text:p>
          </table:table-cell>
          <table:table-cell table:number-columns-repeated="2"/>
          <table:table-cell office:value-type="string" calcext:value-type="string">
            <text:p>Info 701: <text:s/>Shift left of signed quantity (int)</text:p>
          </table:table-cell>
          <table:table-cell table:number-columns-repeated="1019"/>
        </table:table-row>
        <table:table-row table:style-name="ro2">
          <table:table-cell table:number-columns-repeated="2" office:value-type="string" calcext:value-type="string">
            <text:p>u32 = u32&lt;&lt;u16;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32 = s8&lt;&lt;u16;</text:p>
          </table:table-cell>
          <table:table-cell office:value-type="string" calcext:value-type="string">
            <text:p>u32 = (uint32)(uint8)s8&lt;&lt;u16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32 = s16&lt;&lt;u16;</text:p>
          </table:table-cell>
          <table:table-cell office:value-type="string" calcext:value-type="string">
            <text:p>u32 = (uint32)(uint16)s16&lt;&lt;u16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32 = s32&lt;&lt;u16;</text:p>
          </table:table-cell>
          <table:table-cell office:value-type="string" calcext:value-type="string">
            <text:p>u32 = (uint32)s32&lt;&lt;u16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32 = u8&lt;&lt;u32;</text:p>
          </table:table-cell>
          <table:table-cell office:value-type="string" calcext:value-type="string">
            <text:p>u32 = (uint32)u8&lt;&lt;u32;</text:p>
          </table:table-cell>
          <table:table-cell table:number-columns-repeated="2"/>
          <table:table-cell office:value-type="string" calcext:value-type="string">
            <text:p>Info 701: <text:s/>Shift left of signed quantity (int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32 = u16&lt;&lt;u32;</text:p>
          </table:table-cell>
          <table:table-cell office:value-type="string" calcext:value-type="string">
            <text:p>u32 = (uint32)u16&lt;&lt;u32;</text:p>
          </table:table-cell>
          <table:table-cell table:number-columns-repeated="2"/>
          <table:table-cell office:value-type="string" calcext:value-type="string">
            <text:p>Info 701: <text:s/>Shift left of signed quantity (int)</text:p>
          </table:table-cell>
          <table:table-cell table:number-columns-repeated="1019"/>
        </table:table-row>
        <table:table-row table:style-name="ro2">
          <table:table-cell table:number-columns-repeated="2" office:value-type="string" calcext:value-type="string">
            <text:p>u32 = u32&lt;&lt;u32;</text:p>
          </table:table-cell>
          <table:table-cell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32 = s8&lt;&lt;u32;</text:p>
          </table:table-cell>
          <table:table-cell office:value-type="string" calcext:value-type="string">
            <text:p>u32 = (uint32)(uint8)s8&lt;&lt;u32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32 = s8&lt;&lt;u32;</text:p>
          </table:table-cell>
          <table:table-cell office:value-type="string" calcext:value-type="string">
            <text:p>u32 = (uint32)(uint8)s8&lt;&lt;u32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32 = s16&lt;&lt;u32;</text:p>
          </table:table-cell>
          <table:table-cell office:value-type="string" calcext:value-type="string">
            <text:p>u32 = (uint32)(uint16)s16&lt;&lt;u32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32 = s32&lt;&lt;u32;</text:p>
          </table:table-cell>
          <table:table-cell office:value-type="string" calcext:value-type="string">
            <text:p>u32 = (uint32)s32&lt;&lt;u32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u32 = u8&lt;&lt;s16;</text:p>
          </table:table-cell>
          <table:table-cell office:value-type="string" calcext:value-type="string">
            <text:p>u32 = (uint32)u8&lt;&lt;(uint16)s16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32 = u16&lt;&lt;s16;</text:p>
          </table:table-cell>
          <table:table-cell office:value-type="string" calcext:value-type="string">
            <text:p>u32 = (uint32)u16&lt;&lt;(uint16)s16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32 = u32&lt;&lt;s16;</text:p>
          </table:table-cell>
          <table:table-cell office:value-type="string" calcext:value-type="string">
            <text:p>u32 = u32&lt;&lt;(uint16)s16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32 = s8&lt;&lt;s16;</text:p>
          </table:table-cell>
          <table:table-cell office:value-type="string" calcext:value-type="string">
            <text:p>u32 = (uint32)(uint8)s8&lt;&lt;(uint16)s16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32 = s16&lt;&lt;s16;</text:p>
          </table:table-cell>
          <table:table-cell office:value-type="string" calcext:value-type="string">
            <text:p>u32 = (uint32)(uint8)s16&lt;&lt;(uint16)s16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32 = u8&lt;&lt;s32;</text:p>
          </table:table-cell>
          <table:table-cell office:value-type="string" calcext:value-type="string">
            <text:p>u32 = (uint32)(uint8)u8&lt;&lt;(uint32)s32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32 = u8&lt;&lt;s32;</text:p>
          </table:table-cell>
          <table:table-cell office:value-type="string" calcext:value-type="string">
            <text:p>u32 = (uint32)(uint8)u8&lt;&lt;(uint32)s32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32 = u16&lt;&lt;s32;</text:p>
          </table:table-cell>
          <table:table-cell office:value-type="string" calcext:value-type="string">
            <text:p>u32 = (uint32)(uint8)u16&lt;&lt;(uint32)s32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32 = u32&lt;&lt;s32;</text:p>
          </table:table-cell>
          <table:table-cell office:value-type="string" calcext:value-type="string">
            <text:p>u32 = u32&lt;&lt;(uint32)s32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32 = s8&lt;&lt;s32;</text:p>
          </table:table-cell>
          <table:table-cell office:value-type="string" calcext:value-type="string">
            <text:p>u32 = (uint32)(uint8)s8&lt;&lt;(uint32)s32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32 = s32&lt;&lt;s32;</text:p>
          </table:table-cell>
          <table:table-cell office:value-type="string" calcext:value-type="string">
            <text:p>u32 = (uint32)s32&lt;&lt;(uint32)s32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u32 = s32&lt;&lt;s32;</text:p>
          </table:table-cell>
          <table:table-cell office:value-type="string" calcext:value-type="string">
            <text:p>u32 = (uint32)s32&lt;&lt;(uint32)s32;</text:p>
          </table:table-cell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/>
          <table:table-cell office:value-type="string" calcext:value-type="string">
            <text:p>Note 9027: <text:s/>Unpermitted operand to operator '&lt;&lt;' </text:p>
          </table:table-cell>
          <table:table-cell office:value-type="string" calcext:value-type="string">
            <text:p>[MISRA 2012 Rule 10.1, required]</text:p>
          </table:table-cell>
          <table:table-cell office:value-type="string" calcext:value-type="string">
            <text:p>Info 701: <text:s/>Shift left of signed quantity (int)</text:p>
          </table:table-cell>
          <table:table-cell office:value-type="string" calcext:value-type="string">
            <text:p>Note 9034: Expression assigned to a narrower or different essential type <text:s text:c="2"/></text:p>
          </table:table-cell>
          <table:table-cell office:value-type="string" calcext:value-type="string">
            <text:p>[MISRA 2012 Rule 10.3, required]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2" table:number-rows-repeated="10483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Or (^)" table:style-name="ta1">
        <office:forms form:automatic-focus="false" form:apply-design-mode="false"/>
        <table:table-column table:style-name="co23" table:default-cell-style-name="ce2"/>
        <table:table-column table:style-name="co24" table:default-cell-style-name="ce2"/>
        <table:table-column table:style-name="co23" table:default-cell-style-name="ce2"/>
        <table:table-column table:style-name="co25" table:default-cell-style-name="ce2"/>
        <table:table-column table:style-name="co26" table:default-cell-style-name="ce2"/>
        <table:table-column table:style-name="co24" table:default-cell-style-name="ce2"/>
        <table:table-column table:style-name="co4" table:number-columns-repeated="1018" table:default-cell-style-name="ce2"/>
        <table:table-row table:style-name="ro2">
          <table:table-cell office:value-type="string" calcext:value-type="string">
            <text:p>u8 = s8^s8;</text:p>
          </table:table-cell>
          <table:table-cell office:value-type="string" calcext:value-type="string">
            <text:p>u8 = (uint8)s8^(uint8)s8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8 = s16^s8;</text:p>
          </table:table-cell>
          <table:table-cell office:value-type="string" calcext:value-type="string">
            <text:p>u8 = (uint8)((uint16)s16^(uint16)(uint8)s8)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8 = s32^s8;</text:p>
          </table:table-cell>
          <table:table-cell office:value-type="string" calcext:value-type="string">
            <text:p>u8 = (uint8)((uint32)s32^(uint8)s8)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8 = s8^u8;</text:p>
          </table:table-cell>
          <table:table-cell office:value-type="string" calcext:value-type="string">
            <text:p>u8 = ((uint8)s8^u8)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8 = s16^u8;</text:p>
          </table:table-cell>
          <table:table-cell office:value-type="string" calcext:value-type="string">
            <text:p>u8 = (uint8)((uint16)s16^u8)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8 = s32^u8;</text:p>
          </table:table-cell>
          <table:table-cell office:value-type="string" calcext:value-type="string">
            <text:p>u8 = (uint8)((uint32)s32^u8)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8 = u8^s8;</text:p>
          </table:table-cell>
          <table:table-cell office:value-type="string" calcext:value-type="string">
            <text:p>u8 = u8^(uint8)s8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8 = u16^s8;</text:p>
          </table:table-cell>
          <table:table-cell office:value-type="string" calcext:value-type="string">
            <text:p>u8 = (uint8)(u16^(uint8)s8)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8 = u32^s8;</text:p>
          </table:table-cell>
          <table:table-cell office:value-type="string" calcext:value-type="string">
            <text:p>u8 = (uint8)(u32^(uint8)s8)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table:number-columns-repeated="2" office:value-type="string" calcext:value-type="string">
            <text:p>u8 = u8^u8;</text:p>
          </table:table-cell>
          <table:table-cell table:style-name="ce5"/>
          <table:table-cell table:number-columns-repeated="1021"/>
        </table:table-row>
        <table:table-row table:style-name="ro2">
          <table:table-cell office:value-type="string" calcext:value-type="string">
            <text:p>u8 = u16^u8;</text:p>
          </table:table-cell>
          <table:table-cell office:value-type="string" calcext:value-type="string">
            <text:p>u8 = (uint8)(u16^u8);</text:p>
          </table:table-cell>
          <table:table-cell table:style-name="ce5" office:value-type="string" calcext:value-type="string">
            <text:p>[10.3, required]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8 = u32^u8;</text:p>
          </table:table-cell>
          <table:table-cell office:value-type="string" calcext:value-type="string">
            <text:p>u8 = (uint8)(u32^u8);</text:p>
          </table:table-cell>
          <table:table-cell table:style-name="ce5" office:value-type="string" calcext:value-type="string">
            <text:p>[10.3, required]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8 = u8^u16;</text:p>
          </table:table-cell>
          <table:table-cell office:value-type="string" calcext:value-type="string">
            <text:p>u8 = (uint8)(u8^u16);</text:p>
          </table:table-cell>
          <table:table-cell table:style-name="ce5" office:value-type="string" calcext:value-type="string">
            <text:p>[10.3, required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8 = u16^u16;</text:p>
          </table:table-cell>
          <table:table-cell office:value-type="string" calcext:value-type="string">
            <text:p>u8 = (uint8)(u16^u16);</text:p>
          </table:table-cell>
          <table:table-cell table:style-name="ce5" office:value-type="string" calcext:value-type="string">
            <text:p>[10.3, required]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8 = u32^u16;</text:p>
          </table:table-cell>
          <table:table-cell office:value-type="string" calcext:value-type="string">
            <text:p>u8 = (uint8)(u32^u16);</text:p>
          </table:table-cell>
          <table:table-cell table:style-name="ce5" office:value-type="string" calcext:value-type="string">
            <text:p>[10.3, required]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8 = s8^u16;</text:p>
          </table:table-cell>
          <table:table-cell office:value-type="string" calcext:value-type="string">
            <text:p>u8 = (uint8)((uint8)s8^u16)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8 = s16^u16;</text:p>
          </table:table-cell>
          <table:table-cell office:value-type="string" calcext:value-type="string">
            <text:p>u8 = (uint8)((uint16)s16^u16)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8 = s32^u16; </text:p>
          </table:table-cell>
          <table:table-cell office:value-type="string" calcext:value-type="string">
            <text:p>u8 = (uint8)((uint32)s32^u16); 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8 = u8^u32;</text:p>
          </table:table-cell>
          <table:table-cell office:value-type="string" calcext:value-type="string">
            <text:p>u8 = (uint8)(u8^u32);</text:p>
          </table:table-cell>
          <table:table-cell table:style-name="ce5" office:value-type="string" calcext:value-type="string">
            <text:p>[10.3, required]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8 = u16^u32;</text:p>
          </table:table-cell>
          <table:table-cell office:value-type="string" calcext:value-type="string">
            <text:p>u8 = (uint8)(u16^u32);</text:p>
          </table:table-cell>
          <table:table-cell table:style-name="ce5" office:value-type="string" calcext:value-type="string">
            <text:p>[10.3, required]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8 = u32^u32;</text:p>
          </table:table-cell>
          <table:table-cell office:value-type="string" calcext:value-type="string">
            <text:p>u8 = (uint8)(u32^u32);</text:p>
          </table:table-cell>
          <table:table-cell table:style-name="ce5" office:value-type="string" calcext:value-type="string">
            <text:p>[10.3, required]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8 = s8^u32;</text:p>
          </table:table-cell>
          <table:table-cell office:value-type="string" calcext:value-type="string">
            <text:p>u8 = (uint8)((uint8)s8^u32)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8 = s16^u32;</text:p>
          </table:table-cell>
          <table:table-cell office:value-type="string" calcext:value-type="string">
            <text:p>u8 = (uint8)((uint16)s16^u32)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8 = s32^u32;</text:p>
          </table:table-cell>
          <table:table-cell office:value-type="string" calcext:value-type="string">
            <text:p>u8 = (uint8)((uint32)s32^u32)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8 = u8^s16;</text:p>
          </table:table-cell>
          <table:table-cell office:value-type="string" calcext:value-type="string">
            <text:p>u8 = (uint8)(u8^(uint16)s16)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8 = u16^s16;</text:p>
          </table:table-cell>
          <table:table-cell office:value-type="string" calcext:value-type="string">
            <text:p>u8 = (uint8)(u16^(uint16)s16)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8 = u32^s16;</text:p>
          </table:table-cell>
          <table:table-cell office:value-type="string" calcext:value-type="string">
            <text:p>u8 = (uint8)(u32^(uint16)s16)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8 = s8^s16;</text:p>
          </table:table-cell>
          <table:table-cell office:value-type="string" calcext:value-type="string">
            <text:p>u8 = (uint8)((uint8)s8^(uint16)s16)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8 = s16^s16;</text:p>
          </table:table-cell>
          <table:table-cell office:value-type="string" calcext:value-type="string">
            <text:p>u8 = (uint8)((uint16)s16^(uint16)s16)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8 = s32^s16;</text:p>
          </table:table-cell>
          <table:table-cell office:value-type="string" calcext:value-type="string">
            <text:p>u8 = (uint8)((uint32)s32^(uint16)s16)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8 = u8^s32;</text:p>
          </table:table-cell>
          <table:table-cell office:value-type="string" calcext:value-type="string">
            <text:p>u8 = (uint8)(u8^(uint32)s32)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8 = u16^s32;</text:p>
          </table:table-cell>
          <table:table-cell office:value-type="string" calcext:value-type="string">
            <text:p>u8 = (uint8)(u16^(uint32)s32)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8 = u32^s32;</text:p>
          </table:table-cell>
          <table:table-cell office:value-type="string" calcext:value-type="string">
            <text:p>u8 = (uint8)(u32^(uint32)s32)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8 = s8^s32;</text:p>
          </table:table-cell>
          <table:table-cell office:value-type="string" calcext:value-type="string">
            <text:p>u8 = (uint8)((uint8)s8^(uint32)s32)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8 = s16^s32;</text:p>
          </table:table-cell>
          <table:table-cell office:value-type="string" calcext:value-type="string">
            <text:p>u8 = (uint8)((uint16)s16^(uint32)s32)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8 = s32^s32;</text:p>
          </table:table-cell>
          <table:table-cell office:value-type="string" calcext:value-type="string">
            <text:p>u8 = (uint8)((uint32)s32^(uint32)s32)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16 = s8^s8;</text:p>
          </table:table-cell>
          <table:table-cell office:value-type="string" calcext:value-type="string">
            <text:p>u16 = (uint16)(uint8)s8^(uint16)(uint8)s8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6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16 = s16^s8;</text:p>
          </table:table-cell>
          <table:table-cell office:value-type="string" calcext:value-type="string">
            <text:p>u16 = (uint16)s16^(uint16)(uint8)s8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16 = s32^s8;</text:p>
          </table:table-cell>
          <table:table-cell office:value-type="string" calcext:value-type="string">
            <text:p>u16 = (uint16)((uint32)s32^(uint8)s8)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16 = s8^u8;</text:p>
          </table:table-cell>
          <table:table-cell office:value-type="string" calcext:value-type="string">
            <text:p>u16 = (uint16)(uint8)s8^u8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16 = s16^u8;</text:p>
          </table:table-cell>
          <table:table-cell office:value-type="string" calcext:value-type="string">
            <text:p>u16 = (uint16)((uint16)s16^u8)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16 = s32^u8;</text:p>
          </table:table-cell>
          <table:table-cell office:value-type="string" calcext:value-type="string">
            <text:p>u16 = (uint16)((uint32)s32^u8)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16 = u8^s8;</text:p>
          </table:table-cell>
          <table:table-cell office:value-type="string" calcext:value-type="string">
            <text:p>u16 = u8^(uint16)(uint8)s8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16 = u16^s8;</text:p>
          </table:table-cell>
          <table:table-cell office:value-type="string" calcext:value-type="string">
            <text:p>u16 = (uint16)(u16^(uint8)s8)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16 = u32^s8;</text:p>
          </table:table-cell>
          <table:table-cell office:value-type="string" calcext:value-type="string">
            <text:p>u16 = (uint16)(u32^(uint8)s8)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16 = u8^u8;</text:p>
          </table:table-cell>
          <table:table-cell office:value-type="string" calcext:value-type="string">
            <text:p>u16 = (uint16)u8^(uint16)u8;</text:p>
          </table:table-cell>
          <table:table-cell table:style-name="ce5" office:value-type="string" calcext:value-type="string">
            <text:p>[10.6, required]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16 = u16^u8;</text:p>
          </table:table-cell>
          <table:table-cell table:style-name="ce5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16 = u32^u8;</text:p>
          </table:table-cell>
          <table:table-cell office:value-type="string" calcext:value-type="string">
            <text:p>u16 = (uint16)(u32^u8);</text:p>
          </table:table-cell>
          <table:table-cell table:style-name="ce5" office:value-type="string" calcext:value-type="string">
            <text:p>[10.3, required]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16 = u8^u16;</text:p>
          </table:table-cell>
          <table:table-cell table:style-name="ce5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16 = u16^u16;</text:p>
          </table:table-cell>
          <table:table-cell table:style-name="ce5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16 = u32^u16;</text:p>
          </table:table-cell>
          <table:table-cell office:value-type="string" calcext:value-type="string">
            <text:p>u16 = (uint16)(u32^u16);</text:p>
          </table:table-cell>
          <table:table-cell table:style-name="ce5" office:value-type="string" calcext:value-type="string">
            <text:p>[10.3, required]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16 = s8^u16;</text:p>
          </table:table-cell>
          <table:table-cell office:value-type="string" calcext:value-type="string">
            <text:p>u16 = (uint16)((uint8)s8^u16)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16 = s16^u16;</text:p>
          </table:table-cell>
          <table:table-cell office:value-type="string" calcext:value-type="string">
            <text:p>u16 = (uint16)((uint16)s16^u16)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16 = s32^u16;</text:p>
          </table:table-cell>
          <table:table-cell office:value-type="string" calcext:value-type="string">
            <text:p>u16 = (uint16)((uint32)s32^u16); 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16 = u8^u32;</text:p>
          </table:table-cell>
          <table:table-cell office:value-type="string" calcext:value-type="string">
            <text:p>u16 = (uint16)(u8^u32);</text:p>
          </table:table-cell>
          <table:table-cell table:style-name="ce5" office:value-type="string" calcext:value-type="string">
            <text:p>[10.3, required]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16 = u16^u32;</text:p>
          </table:table-cell>
          <table:table-cell office:value-type="string" calcext:value-type="string">
            <text:p>u16 = (uint16)(u16^u32);</text:p>
          </table:table-cell>
          <table:table-cell table:style-name="ce5" office:value-type="string" calcext:value-type="string">
            <text:p>[10.3, required]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16 = u32^u32;</text:p>
          </table:table-cell>
          <table:table-cell office:value-type="string" calcext:value-type="string">
            <text:p>u16 = (uint16)(u32^u32);</text:p>
          </table:table-cell>
          <table:table-cell table:style-name="ce5" office:value-type="string" calcext:value-type="string">
            <text:p>[10.3, required]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16 = s8^u32;</text:p>
          </table:table-cell>
          <table:table-cell office:value-type="string" calcext:value-type="string">
            <text:p>u16 = (uint16)((uint8)s8^u32)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16 = s16^u32;</text:p>
          </table:table-cell>
          <table:table-cell office:value-type="string" calcext:value-type="string">
            <text:p>u16 = (uint16)((uint16)s16^u32)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16 = s32^u32;</text:p>
          </table:table-cell>
          <table:table-cell office:value-type="string" calcext:value-type="string">
            <text:p>u16 = (uint16)((uint32)s32^u32)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16 = u8^s16;</text:p>
          </table:table-cell>
          <table:table-cell office:value-type="string" calcext:value-type="string">
            <text:p>u16 = (uint16)(u8^(uint16)s16)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16 = u16^s16;</text:p>
          </table:table-cell>
          <table:table-cell office:value-type="string" calcext:value-type="string">
            <text:p>u16 = (uint16)(u16^(uint16)s16)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16 = u32^s16;</text:p>
          </table:table-cell>
          <table:table-cell office:value-type="string" calcext:value-type="string">
            <text:p>u16 = (uint16)(u32^(uint16)s16)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16 = s8^s16;</text:p>
          </table:table-cell>
          <table:table-cell office:value-type="string" calcext:value-type="string">
            <text:p>u16 = (uint16)((uint8)s8^(uint16)s16)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16 = s16^s16;</text:p>
          </table:table-cell>
          <table:table-cell office:value-type="string" calcext:value-type="string">
            <text:p>u16 = (uint16)((uint16)s16^(uint16)s16)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16 = s32^s16;</text:p>
          </table:table-cell>
          <table:table-cell office:value-type="string" calcext:value-type="string">
            <text:p>u16 = (uint16)((uint32)s32^(uint16)s16)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16 = u8^s32;</text:p>
          </table:table-cell>
          <table:table-cell office:value-type="string" calcext:value-type="string">
            <text:p>u16 = (uint16)(u8^(uint32)s32)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16 = u16^s32;</text:p>
          </table:table-cell>
          <table:table-cell office:value-type="string" calcext:value-type="string">
            <text:p>u16 = (uint16)(u16^(uint32)s32)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16 = u32^s32;</text:p>
          </table:table-cell>
          <table:table-cell office:value-type="string" calcext:value-type="string">
            <text:p>u16 = (uint16)(u32^(uint32)s32)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16 = s8^s32;</text:p>
          </table:table-cell>
          <table:table-cell office:value-type="string" calcext:value-type="string">
            <text:p>u16 = (uint16)((uint8)s8^(uint32)s32)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16 = s16^s32;</text:p>
          </table:table-cell>
          <table:table-cell office:value-type="string" calcext:value-type="string">
            <text:p>u16 = (uint16)((uint16)s16^(uint32)s32)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16 = s32^s32;</text:p>
          </table:table-cell>
          <table:table-cell office:value-type="string" calcext:value-type="string">
            <text:p>u16 = (uint16)((uint32)s32^(uint32)s32)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32 = s8^s8;</text:p>
          </table:table-cell>
          <table:table-cell office:value-type="string" calcext:value-type="string">
            <text:p>u32 = (uint32)(uint8)s8^(uint32)(uint8)s8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6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32 = s16^s8;</text:p>
          </table:table-cell>
          <table:table-cell office:value-type="string" calcext:value-type="string">
            <text:p>u32 = (uint32)(uint16)s16^(uint8)s8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6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32 = s32^s8;</text:p>
          </table:table-cell>
          <table:table-cell office:value-type="string" calcext:value-type="string">
            <text:p>u32 = (uint32)((uint32)s32^(uint8)s8)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32 = s8^u8;</text:p>
          </table:table-cell>
          <table:table-cell office:value-type="string" calcext:value-type="string">
            <text:p>u32 = (uint32)(uint8)s8^u8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32 = s16^u8;</text:p>
          </table:table-cell>
          <table:table-cell office:value-type="string" calcext:value-type="string">
            <text:p>u32 = (uint32)(uint16)s16^u8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32 = s32^u8;</text:p>
          </table:table-cell>
          <table:table-cell office:value-type="string" calcext:value-type="string">
            <text:p>u32 = (uint32)(uint32)s32^u8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32 = u8^s8;</text:p>
          </table:table-cell>
          <table:table-cell office:value-type="string" calcext:value-type="string">
            <text:p>u32 = (uint32)u8^(uint8)s8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32 = u16^s8;</text:p>
          </table:table-cell>
          <table:table-cell office:value-type="string" calcext:value-type="string">
            <text:p>u32 = (uint32)(u16^(uint32)(uint8)s8)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32 = u32^s8;</text:p>
          </table:table-cell>
          <table:table-cell office:value-type="string" calcext:value-type="string">
            <text:p>u32 = (uint32)(u32^(uint8)s8)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32 = u8^u8;</text:p>
          </table:table-cell>
          <table:table-cell office:value-type="string" calcext:value-type="string">
            <text:p>u32 = (uint32)u8^(uint32)u8;</text:p>
          </table:table-cell>
          <table:table-cell table:style-name="ce5" office:value-type="string" calcext:value-type="string">
            <text:p>[10.6, required]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32 = u16^u8;</text:p>
          </table:table-cell>
          <table:table-cell office:value-type="string" calcext:value-type="string">
            <text:p>u32 = (uint32)u16^(uint32)u8;</text:p>
          </table:table-cell>
          <table:table-cell table:style-name="ce5" office:value-type="string" calcext:value-type="string">
            <text:p>[10.6, required]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32 = u32^u8;</text:p>
          </table:table-cell>
          <table:table-cell table:style-name="ce5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32 = u8^u16;</text:p>
          </table:table-cell>
          <table:table-cell office:value-type="string" calcext:value-type="string">
            <text:p>u32 = (uint32)u8^(uint32)u16;</text:p>
          </table:table-cell>
          <table:table-cell table:style-name="ce5" office:value-type="string" calcext:value-type="string">
            <text:p>[10.6, required]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32 = u16^u16;</text:p>
          </table:table-cell>
          <table:table-cell office:value-type="string" calcext:value-type="string">
            <text:p>u32 = (uint32)u16^(uint32)u16;</text:p>
          </table:table-cell>
          <table:table-cell table:style-name="ce5" office:value-type="string" calcext:value-type="string">
            <text:p>[10.6, required]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32 = u32^u16;</text:p>
          </table:table-cell>
          <table:table-cell table:style-name="ce5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32 = s8^u16;</text:p>
          </table:table-cell>
          <table:table-cell office:value-type="string" calcext:value-type="string">
            <text:p>u32 = (uint32)((uint32)(uint8)s8^u16)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32 = s16^u16;</text:p>
          </table:table-cell>
          <table:table-cell office:value-type="string" calcext:value-type="string">
            <text:p>u32 = (uint32)((uint32)(uint16)s16^u16)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32 = s32^u16; </text:p>
          </table:table-cell>
          <table:table-cell office:value-type="string" calcext:value-type="string">
            <text:p>u32 = (uint32)((uint32)s32^u16); 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table:number-columns-repeated="2" office:value-type="string" calcext:value-type="string">
            <text:p>u32 = u8^u32;</text:p>
          </table:table-cell>
          <table:table-cell table:style-name="ce5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32 = u16^u32;</text:p>
          </table:table-cell>
          <table:table-cell table:style-name="ce5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table:number-columns-repeated="2" office:value-type="string" calcext:value-type="string">
            <text:p>u32 = u32^u32;</text:p>
          </table:table-cell>
          <table:table-cell table:style-name="ce5" office:value-type="string" calcext:value-type="string">
            <text:p>ok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u32 = s8^u32;</text:p>
          </table:table-cell>
          <table:table-cell office:value-type="string" calcext:value-type="string">
            <text:p>u32 = (uint32)((uint32)(uint8)s8^u32)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32 = s16^u32;</text:p>
          </table:table-cell>
          <table:table-cell office:value-type="string" calcext:value-type="string">
            <text:p>u32 = (uint32)((uint32)(uint16)s16^u32)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32 = s32^u32;</text:p>
          </table:table-cell>
          <table:table-cell office:value-type="string" calcext:value-type="string">
            <text:p>u32 = (uint32)((uint32)s32^u32)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32 = u8^s16;</text:p>
          </table:table-cell>
          <table:table-cell office:value-type="string" calcext:value-type="string">
            <text:p>u32 = (uint32)(u8^(uint32)(uint16)s16)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32 = u16^s16;</text:p>
          </table:table-cell>
          <table:table-cell office:value-type="string" calcext:value-type="string">
            <text:p>u32 = u16^(uint32)(uint16)s16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32 = u32^s16;</text:p>
          </table:table-cell>
          <table:table-cell office:value-type="string" calcext:value-type="string">
            <text:p>u32 = (uint32)(u32^(uint16)s16)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32 = s8^s16;</text:p>
          </table:table-cell>
          <table:table-cell office:value-type="string" calcext:value-type="string">
            <text:p>u32 = (uint32)(uint8)s8^(uint32)(uint16)s16;</text:p>
          </table:table-cell>
          <table:table-cell table:style-name="ce5" office:value-type="string" calcext:value-type="string">
            <text:p>[10.1, required]</text:p>
          </table:table-cell>
          <table:table-cell office:value-type="string" calcext:value-type="string">
            <text:p>[10.6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32 = s16^s16;</text:p>
          </table:table-cell>
          <table:table-cell office:value-type="string" calcext:value-type="string">
            <text:p>u32 = (uint32)(uint16)s16^(uint32)(uint16)s16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6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32 = s32^s16;</text:p>
          </table:table-cell>
          <table:table-cell office:value-type="string" calcext:value-type="string">
            <text:p>u32 = (uint32)((uint32)s32^(uint16)s16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32 = u8^s32;</text:p>
          </table:table-cell>
          <table:table-cell office:value-type="string" calcext:value-type="string">
            <text:p>u32 = (uint32)(u8^(uint32)s32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32 = u16^s32;</text:p>
          </table:table-cell>
          <table:table-cell office:value-type="string" calcext:value-type="string">
            <text:p>u32 = (uint32)(u16^(uint32)s32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32 = u32^s32;</text:p>
          </table:table-cell>
          <table:table-cell office:value-type="string" calcext:value-type="string">
            <text:p>u32 = (uint32)(u32^(uint32)s32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32 = s8^s32;</text:p>
          </table:table-cell>
          <table:table-cell office:value-type="string" calcext:value-type="string">
            <text:p>u32 = (uint32)((uint8)s8^(uint32)s32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32 = s16^s32;</text:p>
          </table:table-cell>
          <table:table-cell office:value-type="string" calcext:value-type="string">
            <text:p>u32 = (uint32)((uint16)s16^(uint32)s32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32 = s32^s32;</text:p>
          </table:table-cell>
          <table:table-cell office:value-type="string" calcext:value-type="string">
            <text:p>u32 = (uint32)((uint32)s32^(uint32)s32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8 = s8^s8;</text:p>
          </table:table-cell>
          <table:table-cell/>
          <table:table-cell office:value-type="string" calcext:value-type="string">
            <text:p>[10.1, required]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8 = s16^s8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8 = s32^s8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8 = s8^u8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8 = s16^u8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8 = s32^u8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8 = u8^s8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8 = u16^s8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8 = u32^s8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8 = u8^u8;</text:p>
          </table:table-cell>
          <table:table-cell/>
          <table:table-cell office:value-type="string" calcext:value-type="string">
            <text:p>[10.3, required]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8 = u16^u8;</text:p>
          </table:table-cell>
          <table:table-cell/>
          <table:table-cell office:value-type="string" calcext:value-type="string">
            <text:p>[10.3, required]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8 = u32^u8;</text:p>
          </table:table-cell>
          <table:table-cell/>
          <table:table-cell office:value-type="string" calcext:value-type="string">
            <text:p>[10.3, required]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8 = u8^u16;</text:p>
          </table:table-cell>
          <table:table-cell/>
          <table:table-cell office:value-type="string" calcext:value-type="string">
            <text:p>[10.3, required]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8 = u16^u16;</text:p>
          </table:table-cell>
          <table:table-cell/>
          <table:table-cell office:value-type="string" calcext:value-type="string">
            <text:p>[10.3, required]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8 = u32^u16;</text:p>
          </table:table-cell>
          <table:table-cell/>
          <table:table-cell office:value-type="string" calcext:value-type="string">
            <text:p>[10.3, required]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8 = s8^u16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8 = s16^u16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8 = s32^u16; 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8 = u8^u32;</text:p>
          </table:table-cell>
          <table:table-cell/>
          <table:table-cell office:value-type="string" calcext:value-type="string">
            <text:p>[10.3, required]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8 = u16^u32;</text:p>
          </table:table-cell>
          <table:table-cell/>
          <table:table-cell office:value-type="string" calcext:value-type="string">
            <text:p>[10.3, required]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8 = u32^u32;</text:p>
          </table:table-cell>
          <table:table-cell/>
          <table:table-cell office:value-type="string" calcext:value-type="string">
            <text:p>[10.3, required]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8 = s8^u32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8 = s16^u32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8 = s32^u32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8 = u8^s16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8 = u16^s16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8 = u32^s16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8 = s8^s16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8 = s16^s16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8 = s32^s16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8 = u8^s32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8 = u16^s32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8 = u32^s32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8 = s8^s32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8 = s16^s32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8 = s32^s32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16 = s8^s8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6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16 = s16^s8;</text:p>
          </table:table-cell>
          <table:table-cell/>
          <table:table-cell office:value-type="string" calcext:value-type="string">
            <text:p>[10.1, required]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16 = s32^s8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16 = s8^u8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16 = s16^u8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16 = s32^u8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16 = u8^s8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16 = u16^s8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16 = u32^s8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16 = u8^u8;</text:p>
          </table:table-cell>
          <table:table-cell/>
          <table:table-cell office:value-type="string" calcext:value-type="string">
            <text:p>[10.6, required]</text:p>
          </table:table-cell>
          <table:table-cell office:value-type="string" calcext:value-type="string">
            <text:p>[10.3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16 = u16^u8;</text:p>
          </table:table-cell>
          <table:table-cell/>
          <table:table-cell office:value-type="string" calcext:value-type="string">
            <text:p>[10.3, required]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16 = u32^u8;</text:p>
          </table:table-cell>
          <table:table-cell/>
          <table:table-cell office:value-type="string" calcext:value-type="string">
            <text:p>[10.3, required]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16 = u8^u16;</text:p>
          </table:table-cell>
          <table:table-cell/>
          <table:table-cell office:value-type="string" calcext:value-type="string">
            <text:p>[10.3, required]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16 = u16^u16;</text:p>
          </table:table-cell>
          <table:table-cell/>
          <table:table-cell office:value-type="string" calcext:value-type="string">
            <text:p>[10.3, required]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16 = u32^u16;</text:p>
          </table:table-cell>
          <table:table-cell/>
          <table:table-cell office:value-type="string" calcext:value-type="string">
            <text:p>[10.3, required]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16 = s8^u16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16 = s16^u16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16 = s32^u16; 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16 = u8^u32;</text:p>
          </table:table-cell>
          <table:table-cell/>
          <table:table-cell office:value-type="string" calcext:value-type="string">
            <text:p>[10.3, required]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16 = u16^u32;</text:p>
          </table:table-cell>
          <table:table-cell/>
          <table:table-cell office:value-type="string" calcext:value-type="string">
            <text:p>[10.3, required]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16 = u32^u32;</text:p>
          </table:table-cell>
          <table:table-cell/>
          <table:table-cell office:value-type="string" calcext:value-type="string">
            <text:p>[10.3, required]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16 = s8^u32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16 = s16^u32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16 = s32^u32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16 = u8^s16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16 = u16^s16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16 = u32^s16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16 = s8^s16;</text:p>
          </table:table-cell>
          <table:table-cell/>
          <table:table-cell office:value-type="string" calcext:value-type="string">
            <text:p>[10.1, required]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16 = s16^s16;</text:p>
          </table:table-cell>
          <table:table-cell/>
          <table:table-cell office:value-type="string" calcext:value-type="string">
            <text:p>[10.1, required]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16 = s32^s16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16 = u8^s32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16 = u16^s32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16 = u32^s32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16 = s8^s32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16 = s16^s32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16 = s32^s32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32 = s8^s8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6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32 = s16^s8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6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32 = s32^s8;</text:p>
          </table:table-cell>
          <table:table-cell/>
          <table:table-cell office:value-type="string" calcext:value-type="string">
            <text:p>[10.1, required]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32 = s8^u8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32 = s16^u8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32 = s32^u8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32 = u8^s8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32 = u16^s8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32 = u32^s8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32 = u8^u8;</text:p>
          </table:table-cell>
          <table:table-cell/>
          <table:table-cell office:value-type="string" calcext:value-type="string">
            <text:p>[10.6, required]</text:p>
          </table:table-cell>
          <table:table-cell office:value-type="string" calcext:value-type="string">
            <text:p>[10.3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32 = u16^u8;</text:p>
          </table:table-cell>
          <table:table-cell/>
          <table:table-cell office:value-type="string" calcext:value-type="string">
            <text:p>[10.6, required]</text:p>
          </table:table-cell>
          <table:table-cell office:value-type="string" calcext:value-type="string">
            <text:p>[10.3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32 = u32^u8;</text:p>
          </table:table-cell>
          <table:table-cell/>
          <table:table-cell office:value-type="string" calcext:value-type="string">
            <text:p>[10.3, required]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32 = u8^u16;</text:p>
          </table:table-cell>
          <table:table-cell/>
          <table:table-cell office:value-type="string" calcext:value-type="string">
            <text:p>[10.6, required]</text:p>
          </table:table-cell>
          <table:table-cell office:value-type="string" calcext:value-type="string">
            <text:p>[10.3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32 = u16^u16;</text:p>
          </table:table-cell>
          <table:table-cell/>
          <table:table-cell office:value-type="string" calcext:value-type="string">
            <text:p>[10.6, required]</text:p>
          </table:table-cell>
          <table:table-cell office:value-type="string" calcext:value-type="string">
            <text:p>[10.3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32 = u32^u16;</text:p>
          </table:table-cell>
          <table:table-cell/>
          <table:table-cell office:value-type="string" calcext:value-type="string">
            <text:p>[10.3, required]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32 = s8^u16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32 = s16^u16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32 = s32^u16; 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32 = u8^u32;</text:p>
          </table:table-cell>
          <table:table-cell/>
          <table:table-cell office:value-type="string" calcext:value-type="string">
            <text:p>[10.3, required]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32 = u16^u32;</text:p>
          </table:table-cell>
          <table:table-cell/>
          <table:table-cell office:value-type="string" calcext:value-type="string">
            <text:p>[10.3, required]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32 = u32^u32;</text:p>
          </table:table-cell>
          <table:table-cell/>
          <table:table-cell office:value-type="string" calcext:value-type="string">
            <text:p>[10.3, required]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32 = s8^u32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32 = s16^u32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32 = s32^u32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32 = u8^s16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32 = u16^s16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32 = u32^s16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32 = s8^s16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6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32 = s16^s16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6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32 = s32^s16;</text:p>
          </table:table-cell>
          <table:table-cell/>
          <table:table-cell office:value-type="string" calcext:value-type="string">
            <text:p>[10.1, required]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32 = u8^s32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32 = u16^s32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32 = u32^s32;</text:p>
          </table:table-cell>
          <table:table-cell/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32 = s8^s32;</text:p>
          </table:table-cell>
          <table:table-cell/>
          <table:table-cell office:value-type="string" calcext:value-type="string">
            <text:p>[10.1, required]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32 = s16^s32;</text:p>
          </table:table-cell>
          <table:table-cell/>
          <table:table-cell office:value-type="string" calcext:value-type="string">
            <text:p>[10.1, required]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32 = s32^s32;</text:p>
          </table:table-cell>
          <table:table-cell/>
          <table:table-cell office:value-type="string" calcext:value-type="string">
            <text:p>[10.1, required]</text:p>
          </table:table-cell>
          <table:table-cell table:number-columns-repeated="1021"/>
        </table:table-row>
        <table:table-row table:style-name="ro2" table:number-rows-repeated="10483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d (&amp;)" table:style-name="ta1">
        <office:forms form:automatic-focus="false" form:apply-design-mode="false"/>
        <table:table-column table:style-name="co27" table:default-cell-style-name="Default"/>
        <table:table-column table:style-name="co28" table:default-cell-style-name="Default"/>
        <table:table-column table:style-name="co29" table:number-columns-repeated="3" table:default-cell-style-name="Default"/>
        <table:table-column table:style-name="co4" table:number-columns-repeated="18" table:default-cell-style-name="Default"/>
        <table:table-row table:style-name="ro2">
          <table:table-cell office:value-type="string" calcext:value-type="string">
            <text:p>u8 = s8&amp;s8;</text:p>
          </table:table-cell>
          <table:table-cell office:value-type="string" calcext:value-type="string">
            <text:p>u8 = (uint8)s8&amp;(uint8)s8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s16&amp;s8;</text:p>
          </table:table-cell>
          <table:table-cell office:value-type="string" calcext:value-type="string">
            <text:p>u8 = (uint8)((uint16)s16&amp;(uint8)s8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s32&amp;s8;</text:p>
          </table:table-cell>
          <table:table-cell office:value-type="string" calcext:value-type="string">
            <text:p>u8 = (uint8)((uint32)s32&amp;(uint8)s8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s8&amp;u8;</text:p>
          </table:table-cell>
          <table:table-cell office:value-type="string" calcext:value-type="string">
            <text:p>u8 = (uint8)s8&amp;u8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8 = s16&amp;u8;</text:p>
          </table:table-cell>
          <table:table-cell office:value-type="string" calcext:value-type="string">
            <text:p>u8 = (uint8)((uint16)s16&amp;u8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8 = s32&amp;u8;</text:p>
          </table:table-cell>
          <table:table-cell office:value-type="string" calcext:value-type="string">
            <text:p>u8 = (uint8)((uint32)s32&amp;u8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8 = u8&amp;s8;</text:p>
          </table:table-cell>
          <table:table-cell office:value-type="string" calcext:value-type="string">
            <text:p>u8 = u8&amp;(uint8)s8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8 = u16&amp;s8;</text:p>
          </table:table-cell>
          <table:table-cell office:value-type="string" calcext:value-type="string">
            <text:p>u8 = (uint8)(u16&amp;(uint8)s8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8 = u32&amp;s8;</text:p>
          </table:table-cell>
          <table:table-cell office:value-type="string" calcext:value-type="string">
            <text:p>u8 = (uint8)(u32&amp;(uint8)s8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8 = u8&amp;u8;</text:p>
          </table:table-cell>
          <table:table-cell office:value-type="string" calcext:value-type="string">
            <text:p>u8 = u8&amp;u8; </text:p>
          </table:table-cell>
          <table:table-cell office:value-type="string" calcext:value-type="string">
            <text:p>ok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 = u16&amp;u8;</text:p>
          </table:table-cell>
          <table:table-cell office:value-type="string" calcext:value-type="string">
            <text:p>u8 = (uint8)(u16&amp;u8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 = u32&amp;u8;</text:p>
          </table:table-cell>
          <table:table-cell office:value-type="string" calcext:value-type="string">
            <text:p>u8 = (uint8)((u32&amp;u8)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 = u8&amp;u16;</text:p>
          </table:table-cell>
          <table:table-cell office:value-type="string" calcext:value-type="string">
            <text:p>u8 = (uint8)(u8&amp;u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u8 = u16&amp;u16;</text:p>
          </table:table-cell>
          <table:table-cell office:value-type="string" calcext:value-type="string">
            <text:p>u8 = (uint8)(u16&amp;u16);</text:p>
          </table:table-cell>
          <table:table-cell office:value-type="string" calcext:value-type="string">
            <text:p>[10.3, required]</text:p>
          </table:table-cell>
          <table:table-cell table:number-columns-repeated="19"/>
          <table:table-cell table:style-name="ce2"/>
        </table:table-row>
        <table:table-row table:style-name="ro2">
          <table:table-cell office:value-type="string" calcext:value-type="string">
            <text:p>u8 = u32&amp;u16;</text:p>
          </table:table-cell>
          <table:table-cell office:value-type="string" calcext:value-type="string">
            <text:p>u8 = (uint8)(u32&amp;u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 = s8&amp;u16;</text:p>
          </table:table-cell>
          <table:table-cell office:value-type="string" calcext:value-type="string">
            <text:p>u8 = (uint8)((uint8)s8&amp;u16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8 = s16&amp;u16;</text:p>
          </table:table-cell>
          <table:table-cell office:value-type="string" calcext:value-type="string">
            <text:p>u8 = (uint8)((uint16)s16&amp;u16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8 = s32&amp;u16; </text:p>
          </table:table-cell>
          <table:table-cell office:value-type="string" calcext:value-type="string">
            <text:p>u8 = (uint8)((uint32)s32&amp;u16); 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8 = u8&amp;u32;</text:p>
          </table:table-cell>
          <table:table-cell office:value-type="string" calcext:value-type="string">
            <text:p>u8 = (uint8)(u8&amp;u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 = u16&amp;u32;</text:p>
          </table:table-cell>
          <table:table-cell office:value-type="string" calcext:value-type="string">
            <text:p>u8 = (uint8)(u16&amp;u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 = u32&amp;u32;</text:p>
          </table:table-cell>
          <table:table-cell office:value-type="string" calcext:value-type="string">
            <text:p>u8 = (uint8)(u32&amp;u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 = s8&amp;u32;</text:p>
          </table:table-cell>
          <table:table-cell office:value-type="string" calcext:value-type="string">
            <text:p>u8 = (uint8)((uint8)s8&amp;u32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8 = s16&amp;u32;</text:p>
          </table:table-cell>
          <table:table-cell office:value-type="string" calcext:value-type="string">
            <text:p>u8 = (uint8)((uint16)s16&amp;u32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8 = s32&amp;u32;</text:p>
          </table:table-cell>
          <table:table-cell office:value-type="string" calcext:value-type="string">
            <text:p>u8 = (uint8)((uint32)s32&amp;u32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8 = u8&amp;s16;</text:p>
          </table:table-cell>
          <table:table-cell office:value-type="string" calcext:value-type="string">
            <text:p>u8 = (uint8)(u8&amp;(uint16)s16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8 = u16&amp;s16;</text:p>
          </table:table-cell>
          <table:table-cell office:value-type="string" calcext:value-type="string">
            <text:p>u8 = (uint8)(u16&amp;(uint16)s16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8 = u32&amp;s16;</text:p>
          </table:table-cell>
          <table:table-cell office:value-type="string" calcext:value-type="string">
            <text:p>u8 = (uint8)(u32&amp;(uint16)s16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8 = s8&amp;s16;</text:p>
          </table:table-cell>
          <table:table-cell office:value-type="string" calcext:value-type="string">
            <text:p>u8 = (uint8)((uint8)s8&amp;(uint16)s16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s16&amp;s16;</text:p>
          </table:table-cell>
          <table:table-cell office:value-type="string" calcext:value-type="string">
            <text:p>u8 = (uint8)((uint16)s16&amp;(uint16)s16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s32&amp;s16;</text:p>
          </table:table-cell>
          <table:table-cell office:value-type="string" calcext:value-type="string">
            <text:p>u8 = (uint8)((uint32)s32&amp;(uint16)s16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u8&amp;s32;</text:p>
          </table:table-cell>
          <table:table-cell office:value-type="string" calcext:value-type="string">
            <text:p>u8 = (uint8)(u8&amp;(uint32)s32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8 = u16&amp;s32;</text:p>
          </table:table-cell>
          <table:table-cell office:value-type="string" calcext:value-type="string">
            <text:p>u8 = (uint8)(u16&amp;(uint32)s32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8 = u32&amp;s32;</text:p>
          </table:table-cell>
          <table:table-cell office:value-type="string" calcext:value-type="string">
            <text:p>u8 = (uint8)(u32&amp;(uint32)s32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8 = s8&amp;s32;</text:p>
          </table:table-cell>
          <table:table-cell office:value-type="string" calcext:value-type="string">
            <text:p>u8 = (uint8)((uint8)s8&amp;(uint32)s32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s16&amp;s32;</text:p>
          </table:table-cell>
          <table:table-cell office:value-type="string" calcext:value-type="string">
            <text:p>u8 = (uint8)((uint16)s16&amp;(uint32)s32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s32&amp;s32;</text:p>
          </table:table-cell>
          <table:table-cell office:value-type="string" calcext:value-type="string">
            <text:p>u8 = (uint8)((uint32)s32&amp;(uint32)s32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s8&amp;s8;</text:p>
          </table:table-cell>
          <table:table-cell office:value-type="string" calcext:value-type="string">
            <text:p>u16 = (uint16)(uint8)s8&amp;(uint16)(uint8)s8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6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16 = s16&amp;s8;</text:p>
          </table:table-cell>
          <table:table-cell office:value-type="string" calcext:value-type="string">
            <text:p>u16 = (uint16)((uint16)s16&amp;(uint8)s8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s32&amp;s8;</text:p>
          </table:table-cell>
          <table:table-cell office:value-type="string" calcext:value-type="string">
            <text:p>u16 = (uint16)((uint32)s32&amp;(uint8)s8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s8&amp;u8;</text:p>
          </table:table-cell>
          <table:table-cell office:value-type="string" calcext:value-type="string">
            <text:p>u16 = (uint16)(uint8)s8&amp;(uint16)u8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16 = s16&amp;u8;</text:p>
          </table:table-cell>
          <table:table-cell office:value-type="string" calcext:value-type="string">
            <text:p>u16 = (uint16)((uint16)s16&amp;u8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16 = s32&amp;u8;</text:p>
          </table:table-cell>
          <table:table-cell office:value-type="string" calcext:value-type="string">
            <text:p>u16 = (uint16)((uint32)s32&amp;u8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16 = u8&amp;s8;</text:p>
          </table:table-cell>
          <table:table-cell office:value-type="string" calcext:value-type="string">
            <text:p>u16 = (uint16)u8&amp;(uint8)s8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16 = u16&amp;s8;</text:p>
          </table:table-cell>
          <table:table-cell office:value-type="string" calcext:value-type="string">
            <text:p>u16 = u16&amp;(uint8)s8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16 = u32&amp;s8;</text:p>
          </table:table-cell>
          <table:table-cell office:value-type="string" calcext:value-type="string">
            <text:p>u16 = (uint16)(u32&amp;(uint8)s8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16 = u8&amp;u8;</text:p>
          </table:table-cell>
          <table:table-cell office:value-type="string" calcext:value-type="string">
            <text:p>u16 = (uint16)u8&amp;(uint16)u8;</text:p>
          </table:table-cell>
          <table:table-cell office:value-type="string" calcext:value-type="string">
            <text:p>[10.6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 = u16&amp;u8; </text:p>
          </table:table-cell>
          <table:table-cell office:value-type="string" calcext:value-type="string">
            <text:p>u16 = u16&amp;u8;</text:p>
          </table:table-cell>
          <table:table-cell office:value-type="string" calcext:value-type="string">
            <text:p>ok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 = u32&amp;u8;</text:p>
          </table:table-cell>
          <table:table-cell office:value-type="string" calcext:value-type="string">
            <text:p>u16 = (uint16)(u32&amp;u8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 = u8&amp;u16; <text:s/></text:p>
          </table:table-cell>
          <table:table-cell office:value-type="string" calcext:value-type="string">
            <text:p>u16 = u8&amp;u16;</text:p>
          </table:table-cell>
          <table:table-cell office:value-type="string" calcext:value-type="string">
            <text:p>ok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 = u16&amp;u16; <text:s/></text:p>
          </table:table-cell>
          <table:table-cell office:value-type="string" calcext:value-type="string">
            <text:p>u16 = u16&amp;u16;</text:p>
          </table:table-cell>
          <table:table-cell office:value-type="string" calcext:value-type="string">
            <text:p>ok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 = u32&amp;u16;</text:p>
          </table:table-cell>
          <table:table-cell office:value-type="string" calcext:value-type="string">
            <text:p>u16 = (uint16)(u32&amp;u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 = s8&amp;u16;</text:p>
          </table:table-cell>
          <table:table-cell office:value-type="string" calcext:value-type="string">
            <text:p>u16 = (uint16)((uint8)s8&amp;u16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16 = s16&amp;u16;</text:p>
          </table:table-cell>
          <table:table-cell office:value-type="string" calcext:value-type="string">
            <text:p>u16 = (uint16)((uint16)s16&amp;u16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16 = s32&amp;u16; </text:p>
          </table:table-cell>
          <table:table-cell office:value-type="string" calcext:value-type="string">
            <text:p>u16 =(uint16)((uint32)s32&amp;u16); 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16 = u8&amp;u32;</text:p>
          </table:table-cell>
          <table:table-cell office:value-type="string" calcext:value-type="string">
            <text:p>u16 = (uint16)(u8&amp;u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 = u16&amp;u32;</text:p>
          </table:table-cell>
          <table:table-cell office:value-type="string" calcext:value-type="string">
            <text:p>u16 = (uint16)(u16&amp;u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 = u32&amp;u32;</text:p>
          </table:table-cell>
          <table:table-cell office:value-type="string" calcext:value-type="string">
            <text:p>u16 = (uint16)(u32&amp;u32);</text:p>
          </table:table-cell>
          <table:table-cell office:value-type="string" calcext:value-type="string">
            <text:p>[10.3, required]</text:p>
          </table:table-cell>
          <table:table-cell office:value-type="string" calcext:value-type="string">
            <text:p><text:s/>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s8&amp;u32;</text:p>
          </table:table-cell>
          <table:table-cell office:value-type="string" calcext:value-type="string">
            <text:p>u16 = (uint16)((uint8)s8&amp;u32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16 = s16&amp;u32;</text:p>
          </table:table-cell>
          <table:table-cell office:value-type="string" calcext:value-type="string">
            <text:p>u16 = (uint16)((uint16)s16&amp;u32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16 = s32&amp;u32;</text:p>
          </table:table-cell>
          <table:table-cell office:value-type="string" calcext:value-type="string">
            <text:p>u16 = (uint16)((uint32)s32&amp;u32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16 = u8&amp;s16;</text:p>
          </table:table-cell>
          <table:table-cell office:value-type="string" calcext:value-type="string">
            <text:p>u16 = (uint16)(u8&amp;(uint16)s16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16 = u16&amp;s16;</text:p>
          </table:table-cell>
          <table:table-cell office:value-type="string" calcext:value-type="string">
            <text:p>u16 = u16&amp;(uint16)s16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16 = u32&amp;s16;</text:p>
          </table:table-cell>
          <table:table-cell office:value-type="string" calcext:value-type="string">
            <text:p>u16 = (uint16)(u32&amp;(uint16)s16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16 = s8&amp;s16;</text:p>
          </table:table-cell>
          <table:table-cell office:value-type="string" calcext:value-type="string">
            <text:p>u16 = (uint16)((uint8)s8&amp;(uint16)s16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s16&amp;s16;</text:p>
          </table:table-cell>
          <table:table-cell office:value-type="string" calcext:value-type="string">
            <text:p>u16 = (uint16)((uint16)s16&amp;(uint16)s16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s32&amp;s16;</text:p>
          </table:table-cell>
          <table:table-cell office:value-type="string" calcext:value-type="string">
            <text:p>u16 = (uint16)((uint32)s32&amp;(uint16)s16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u8&amp;s32;</text:p>
          </table:table-cell>
          <table:table-cell office:value-type="string" calcext:value-type="string">
            <text:p>u16 = (uint16)((uint8)u8&amp;(uint32)s32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16 = u16&amp;s32;</text:p>
          </table:table-cell>
          <table:table-cell office:value-type="string" calcext:value-type="string">
            <text:p>u16 = (uint16)(u16&amp;(uint32)s32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16 = u32&amp;s32;</text:p>
          </table:table-cell>
          <table:table-cell office:value-type="string" calcext:value-type="string">
            <text:p>u16 = (uint16)(u32&amp;(uint32)s32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16 = s8&amp;s32;</text:p>
          </table:table-cell>
          <table:table-cell office:value-type="string" calcext:value-type="string">
            <text:p>u16 = (uint16)((uint8)s8&amp;(uint32)s32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s16&amp;s32;</text:p>
          </table:table-cell>
          <table:table-cell office:value-type="string" calcext:value-type="string">
            <text:p>u16 = (uint16)((uint16)s16&amp;(uint32)s32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s32&amp;s32;</text:p>
          </table:table-cell>
          <table:table-cell office:value-type="string" calcext:value-type="string">
            <text:p>u16 = (uint16)((uint32)s32&amp;(uint32)s32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s8&amp;s8;</text:p>
          </table:table-cell>
          <table:table-cell office:value-type="string" calcext:value-type="string">
            <text:p>u32 = (uint32)(uint8)s8&amp;(uint32)(uint8)s8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6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32 = s16&amp;s8;</text:p>
          </table:table-cell>
          <table:table-cell office:value-type="string" calcext:value-type="string">
            <text:p>u32 = (uint32)(uint16)s16&amp;(uint32)(uint8)s8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6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32 = s32&amp;s8;</text:p>
          </table:table-cell>
          <table:table-cell office:value-type="string" calcext:value-type="string">
            <text:p>u32 = (uint32)s32&amp;(uint8)s8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s8&amp;u8;</text:p>
          </table:table-cell>
          <table:table-cell office:value-type="string" calcext:value-type="string">
            <text:p>u32 = (uint32)(uint8)s8&amp;(uint32)u8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32 = s16&amp;u8;</text:p>
          </table:table-cell>
          <table:table-cell office:value-type="string" calcext:value-type="string">
            <text:p>u32 = (uint32)(uint16)s16&amp;(uint32)u8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32 = s32&amp;u8;</text:p>
          </table:table-cell>
          <table:table-cell office:value-type="string" calcext:value-type="string">
            <text:p>u32 = (uint32)s32&amp;(uint32)u8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32 = u8&amp;s8;</text:p>
          </table:table-cell>
          <table:table-cell office:value-type="string" calcext:value-type="string">
            <text:p>u32 = (uint32)u8&amp;(uint32)(uint8)s8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32 = u16&amp;s8;</text:p>
          </table:table-cell>
          <table:table-cell office:value-type="string" calcext:value-type="string">
            <text:p>u32 = (uint32)u16&amp;(uint32)(uint8)s8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32 = u32&amp;s8;</text:p>
          </table:table-cell>
          <table:table-cell office:value-type="string" calcext:value-type="string">
            <text:p>u32 = u32&amp;(uint8)s8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u8&amp;u8;</text:p>
          </table:table-cell>
          <table:table-cell office:value-type="string" calcext:value-type="string">
            <text:p>u32 = (uint32)u8&amp;(uint32)u8;</text:p>
          </table:table-cell>
          <table:table-cell office:value-type="string" calcext:value-type="string">
            <text:p>[10.6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 = u16&amp;u8;</text:p>
          </table:table-cell>
          <table:table-cell office:value-type="string" calcext:value-type="string">
            <text:p>u32 = (uint32)u16&amp;(uint32)u8;</text:p>
          </table:table-cell>
          <table:table-cell office:value-type="string" calcext:value-type="string">
            <text:p>[10.6, required]</text:p>
          </table:table-cell>
          <table:table-cell table:number-columns-repeated="20"/>
        </table:table-row>
        <table:table-row table:style-name="ro2">
          <table:table-cell table:number-columns-repeated="2" office:value-type="string" calcext:value-type="string">
            <text:p>u32 = u32&amp;u8;</text:p>
          </table:table-cell>
          <table:table-cell office:value-type="string" calcext:value-type="string">
            <text:p>ok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 = u8&amp;u16;</text:p>
          </table:table-cell>
          <table:table-cell office:value-type="string" calcext:value-type="string">
            <text:p>u32 = (uint32)u8&amp;(uint32)u16;</text:p>
          </table:table-cell>
          <table:table-cell office:value-type="string" calcext:value-type="string">
            <text:p>[10.6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 = u16&amp;u16;</text:p>
          </table:table-cell>
          <table:table-cell office:value-type="string" calcext:value-type="string">
            <text:p>u32 = (uint32)u16&amp;(uint32)u16;</text:p>
          </table:table-cell>
          <table:table-cell office:value-type="string" calcext:value-type="string">
            <text:p>[10.6, required]</text:p>
          </table:table-cell>
          <table:table-cell table:number-columns-repeated="20"/>
        </table:table-row>
        <table:table-row table:style-name="ro2">
          <table:table-cell table:number-columns-repeated="2" office:value-type="string" calcext:value-type="string">
            <text:p>u32 = u32&amp;u16;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u32 = s8&amp;u16;</text:p>
          </table:table-cell>
          <table:table-cell office:value-type="string" calcext:value-type="string">
            <text:p>u32 = (uint32)(uint8)s8&amp;(uint32)u16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32 = s16&amp;u16;</text:p>
          </table:table-cell>
          <table:table-cell office:value-type="string" calcext:value-type="string">
            <text:p>u32 = (uint32)(uint16)s16&amp;(uint32)u16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32 = s32&amp;u16; </text:p>
          </table:table-cell>
          <table:table-cell office:value-type="string" calcext:value-type="string">
            <text:p>u32 = (uint32)s32&amp;u16; 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table:number-columns-repeated="2" office:value-type="string" calcext:value-type="string">
            <text:p>u32 = u8&amp;u32;</text:p>
          </table:table-cell>
          <table:table-cell office:value-type="string" calcext:value-type="string">
            <text:p>ok</text:p>
          </table:table-cell>
          <table:table-cell table:number-columns-repeated="20"/>
        </table:table-row>
        <table:table-row table:style-name="ro2">
          <table:table-cell table:number-columns-repeated="2" office:value-type="string" calcext:value-type="string">
            <text:p>u32 = u16&amp;u32;</text:p>
          </table:table-cell>
          <table:table-cell office:value-type="string" calcext:value-type="string">
            <text:p>ok</text:p>
          </table:table-cell>
          <table:table-cell table:number-columns-repeated="20"/>
        </table:table-row>
        <table:table-row table:style-name="ro2">
          <table:table-cell table:number-columns-repeated="2" office:value-type="string" calcext:value-type="string">
            <text:p>u32 = u32&amp;u32;</text:p>
          </table:table-cell>
          <table:table-cell office:value-type="string" calcext:value-type="string">
            <text:p>ok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 = s8&amp;u32;</text:p>
          </table:table-cell>
          <table:table-cell office:value-type="string" calcext:value-type="string">
            <text:p>u32 = (uint8)s8&amp;u32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s16&amp;u32;</text:p>
          </table:table-cell>
          <table:table-cell office:value-type="string" calcext:value-type="string">
            <text:p>u32 = (uint16)s16&amp;u32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s32&amp;u32;</text:p>
          </table:table-cell>
          <table:table-cell office:value-type="string" calcext:value-type="string">
            <text:p>u32 = (uint32)s32&amp;u32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u8&amp;s16;</text:p>
          </table:table-cell>
          <table:table-cell office:value-type="string" calcext:value-type="string">
            <text:p>u32 = (uint32)u8&amp;(uint32)(uint16)s16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32 = u16&amp;s16;</text:p>
          </table:table-cell>
          <table:table-cell office:value-type="string" calcext:value-type="string">
            <text:p>u32 = (uint32)u16&amp;(uint32)(uint16)s16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32 = u32&amp;s16;</text:p>
          </table:table-cell>
          <table:table-cell office:value-type="string" calcext:value-type="string">
            <text:p>u32 = u32&amp;(uint32)(uint16)s16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s8&amp;s16;</text:p>
          </table:table-cell>
          <table:table-cell office:value-type="string" calcext:value-type="string">
            <text:p>u32 = (uint32)(uint8)s8&amp;(uint32)(uint16)s16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6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32 = s16&amp;s16;</text:p>
          </table:table-cell>
          <table:table-cell office:value-type="string" calcext:value-type="string">
            <text:p>u32 = (uint32)(uint16)s16&amp;(uint32)(uint16)s16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6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32 = s32&amp;s16;</text:p>
          </table:table-cell>
          <table:table-cell office:value-type="string" calcext:value-type="string">
            <text:p>u32 = (uint32)s32&amp;(uint32)(uint16)s16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u8&amp;s32;</text:p>
          </table:table-cell>
          <table:table-cell office:value-type="string" calcext:value-type="string">
            <text:p>u32 = (uint32)u8&amp;(uint32)s32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32 = u16&amp;s32;</text:p>
          </table:table-cell>
          <table:table-cell office:value-type="string" calcext:value-type="string">
            <text:p>u32 = (uint32)u16&amp;(uint32)s32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32 = u32&amp;s32;</text:p>
          </table:table-cell>
          <table:table-cell office:value-type="string" calcext:value-type="string">
            <text:p>u32 = u32&amp;(uint32)s32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s8&amp;s32;</text:p>
          </table:table-cell>
          <table:table-cell office:value-type="string" calcext:value-type="string">
            <text:p>u32 = (uint32)(uint8)s8&amp;(uint32)s32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s16&amp;s32;</text:p>
          </table:table-cell>
          <table:table-cell office:value-type="string" calcext:value-type="string">
            <text:p>u32 = (uint32)(uint16)s16&amp;(uint32)s32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s32&amp;s32;</text:p>
          </table:table-cell>
          <table:table-cell office:value-type="string" calcext:value-type="string">
            <text:p>u32 = (uint32)s32&amp;(uint32)s32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</table:table>
      <table:table table:name="Or (|)" table:style-name="ta1">
        <office:forms form:automatic-focus="false" form:apply-design-mode="false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column table:style-name="co4" table:number-columns-repeated="17" table:default-cell-style-name="Default"/>
        <table:table-row table:style-name="ro2">
          <table:table-cell office:value-type="string" calcext:value-type="string">
            <text:p>u8 = s8|s8;</text:p>
          </table:table-cell>
          <table:table-cell office:value-type="string" calcext:value-type="string">
            <text:p>u8 = (uint8)s8|(uint8)s8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s16|s8;</text:p>
          </table:table-cell>
          <table:table-cell office:value-type="string" calcext:value-type="string">
            <text:p>u8 = (uint8)((uint16)s16|(uint8)s8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s32|s8;</text:p>
          </table:table-cell>
          <table:table-cell office:value-type="string" calcext:value-type="string">
            <text:p>u8 = (uint8)((uint32)s32|(uint8)s8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s8|u8;</text:p>
          </table:table-cell>
          <table:table-cell office:value-type="string" calcext:value-type="string">
            <text:p>u8 = (uint8)s8|u8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8 = s16|u8;</text:p>
          </table:table-cell>
          <table:table-cell office:value-type="string" calcext:value-type="string">
            <text:p>u8 = (uint8)((uint16)s16|u8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8 = s32|u8;</text:p>
          </table:table-cell>
          <table:table-cell office:value-type="string" calcext:value-type="string">
            <text:p>u8 = (uint8)((uint32)s32|u8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8 = u8|s8;</text:p>
          </table:table-cell>
          <table:table-cell office:value-type="string" calcext:value-type="string">
            <text:p>u8 = u8|(uint8)s8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8 = u16|s8;</text:p>
          </table:table-cell>
          <table:table-cell office:value-type="string" calcext:value-type="string">
            <text:p>u8 = (uint8)(u16|(uint8)s8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8 = u32|s8;</text:p>
          </table:table-cell>
          <table:table-cell office:value-type="string" calcext:value-type="string">
            <text:p>u8 = (uint8)(u32|(uint8)s8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table:number-columns-repeated="2" office:value-type="string" calcext:value-type="string">
            <text:p>u8 = u8|u8;</text:p>
          </table:table-cell>
          <table:table-cell office:value-type="string" calcext:value-type="string">
            <text:p>ok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 = u16|u8;</text:p>
          </table:table-cell>
          <table:table-cell office:value-type="string" calcext:value-type="string">
            <text:p>u8 = (uint8)(u16|u8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 = u32|u8;</text:p>
          </table:table-cell>
          <table:table-cell office:value-type="string" calcext:value-type="string">
            <text:p>u8 = (uint8)(u32|u8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 = u8|u16;</text:p>
          </table:table-cell>
          <table:table-cell office:value-type="string" calcext:value-type="string">
            <text:p>u8 = (uint8)(u8|u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u8 = u16|u16;</text:p>
          </table:table-cell>
          <table:table-cell office:value-type="string" calcext:value-type="string">
            <text:p>u8 = (uint8)(u16|u16);</text:p>
          </table:table-cell>
          <table:table-cell office:value-type="string" calcext:value-type="string">
            <text:p>[10.3, required]</text:p>
          </table:table-cell>
          <table:table-cell table:number-columns-repeated="19"/>
          <table:table-cell table:style-name="ce2"/>
        </table:table-row>
        <table:table-row table:style-name="ro2">
          <table:table-cell office:value-type="string" calcext:value-type="string">
            <text:p>u8 = u32|u16;</text:p>
          </table:table-cell>
          <table:table-cell office:value-type="string" calcext:value-type="string">
            <text:p>u8 = (uint8)(u32|u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 = s8|u16;</text:p>
          </table:table-cell>
          <table:table-cell office:value-type="string" calcext:value-type="string">
            <text:p>u8 = (uint8)((uint16)(uint8)s8|u16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8 = s16|u16;</text:p>
          </table:table-cell>
          <table:table-cell office:value-type="string" calcext:value-type="string">
            <text:p>u8 = (uint8)((uint16)s16|u16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8 = s32|u16; </text:p>
          </table:table-cell>
          <table:table-cell office:value-type="string" calcext:value-type="string">
            <text:p>u8 = (uint8)((uint32)s32|(uint32)u16); 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8 = u8|u32;</text:p>
          </table:table-cell>
          <table:table-cell office:value-type="string" calcext:value-type="string">
            <text:p>u8 = (uint8)((uint32)u8|u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 = u16|u32;</text:p>
          </table:table-cell>
          <table:table-cell office:value-type="string" calcext:value-type="string">
            <text:p>u8 = (uint8)(u16|u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 = u32|u32;</text:p>
          </table:table-cell>
          <table:table-cell office:value-type="string" calcext:value-type="string">
            <text:p>u8 = (uint8)(u32|u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 = s8|u32;</text:p>
          </table:table-cell>
          <table:table-cell office:value-type="string" calcext:value-type="string">
            <text:p>u8 = (uint8)((uint8)s8|u32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8 = s16|u32;</text:p>
          </table:table-cell>
          <table:table-cell office:value-type="string" calcext:value-type="string">
            <text:p>u8 = (uint8)((uint16)s16|u32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8 = s32|u32;</text:p>
          </table:table-cell>
          <table:table-cell office:value-type="string" calcext:value-type="string">
            <text:p>u8 = (uint8)((uint32)s32|u32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8 = u8|s16;</text:p>
          </table:table-cell>
          <table:table-cell office:value-type="string" calcext:value-type="string">
            <text:p>u8 = (uint8)((uint16)u8|(uint16)s16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8 = u16|s16;</text:p>
          </table:table-cell>
          <table:table-cell office:value-type="string" calcext:value-type="string">
            <text:p>u8 = (uint8)(u16|(uint16)s16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8 = u32|s16;</text:p>
          </table:table-cell>
          <table:table-cell office:value-type="string" calcext:value-type="string">
            <text:p>u8 = (uint8)(u32|(uint16)s16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8 = s8|s16;</text:p>
          </table:table-cell>
          <table:table-cell office:value-type="string" calcext:value-type="string">
            <text:p>u8 = (uint8)((uint8)s8|(uint16)s16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s16|s16;</text:p>
          </table:table-cell>
          <table:table-cell office:value-type="string" calcext:value-type="string">
            <text:p>u8 = (uint8)((uint16)s16|(uint16)s16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s32|s16;</text:p>
          </table:table-cell>
          <table:table-cell office:value-type="string" calcext:value-type="string">
            <text:p>u8 = (uint8)((uint32)s32|(uint16)s16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u8|s32;</text:p>
          </table:table-cell>
          <table:table-cell office:value-type="string" calcext:value-type="string">
            <text:p>u8 = (uint8)((uint32)u8|(uint32)s32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8 = u16|s32;</text:p>
          </table:table-cell>
          <table:table-cell office:value-type="string" calcext:value-type="string">
            <text:p>u8 = (uint8)((uint32)u16|(uint32)s32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8 = u32|s32;</text:p>
          </table:table-cell>
          <table:table-cell office:value-type="string" calcext:value-type="string">
            <text:p>u8 = (uint8)(u32|(uint32)s32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8 = s8|s32;</text:p>
          </table:table-cell>
          <table:table-cell office:value-type="string" calcext:value-type="string">
            <text:p>u8 = (uint8)((uint32)(uint8)s8|(uint32)s32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s16|s32;</text:p>
          </table:table-cell>
          <table:table-cell office:value-type="string" calcext:value-type="string">
            <text:p>u8 = (uint8)((uint32)(uint16)s16|(uint32)s32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s32|s32;</text:p>
          </table:table-cell>
          <table:table-cell office:value-type="string" calcext:value-type="string">
            <text:p>u8 = (uint8)((uint32)s32|(uint32)s32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s8|s8;</text:p>
          </table:table-cell>
          <table:table-cell office:value-type="string" calcext:value-type="string">
            <text:p>u16 = (uint16)(uint8)s8|(uint16)(uint8)s8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6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16 = s16|s8;</text:p>
          </table:table-cell>
          <table:table-cell office:value-type="string" calcext:value-type="string">
            <text:p>u16 = (uint16)s16|(uint16)(uint8)s8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s32|s8;</text:p>
          </table:table-cell>
          <table:table-cell office:value-type="string" calcext:value-type="string">
            <text:p>u16 = (uint16)((uint32)s32|(uint32)(uint8)s8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s8|u8;</text:p>
          </table:table-cell>
          <table:table-cell office:value-type="string" calcext:value-type="string">
            <text:p>u16 = (uint16)(uint8)s8|(uint16)u8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16 = s16|u8;</text:p>
          </table:table-cell>
          <table:table-cell office:value-type="string" calcext:value-type="string">
            <text:p>u16 = (uint16)s16|(uint16)u8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16 = s32|u8;</text:p>
          </table:table-cell>
          <table:table-cell office:value-type="string" calcext:value-type="string">
            <text:p>u16 = (uint16)((uint32)s32|(uint32)u8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16 = u8|s8;</text:p>
          </table:table-cell>
          <table:table-cell office:value-type="string" calcext:value-type="string">
            <text:p>u16 = (uint16)u8|(uint16)(uint8)s8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16 = u16|s8;</text:p>
          </table:table-cell>
          <table:table-cell office:value-type="string" calcext:value-type="string">
            <text:p>u16 = u16|(uint16)(uint8)s8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16 = u32|s8;</text:p>
          </table:table-cell>
          <table:table-cell office:value-type="string" calcext:value-type="string">
            <text:p>u16 = (uint16)(u32|(uint32)(uint8)s8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16 = u8|u8;</text:p>
          </table:table-cell>
          <table:table-cell office:value-type="string" calcext:value-type="string">
            <text:p>u16 = (uint16)u8|(uint16)u8;</text:p>
          </table:table-cell>
          <table:table-cell office:value-type="string" calcext:value-type="string">
            <text:p>[10.6, required]</text:p>
          </table:table-cell>
          <table:table-cell table:number-columns-repeated="20"/>
        </table:table-row>
        <table:table-row table:style-name="ro2">
          <table:table-cell table:number-columns-repeated="2" office:value-type="string" calcext:value-type="string">
            <text:p>u16 = u16|u8;</text:p>
          </table:table-cell>
          <table:table-cell office:value-type="string" calcext:value-type="string">
            <text:p>ok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 = u32|u8;</text:p>
          </table:table-cell>
          <table:table-cell office:value-type="string" calcext:value-type="string">
            <text:p>u16 = (uint16)(u32|(uint32)u8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table:number-columns-repeated="2" office:value-type="string" calcext:value-type="string">
            <text:p>u16 = u8|u16;</text:p>
          </table:table-cell>
          <table:table-cell office:value-type="string" calcext:value-type="string">
            <text:p>ok</text:p>
          </table:table-cell>
          <table:table-cell table:number-columns-repeated="20"/>
        </table:table-row>
        <table:table-row table:style-name="ro2">
          <table:table-cell table:number-columns-repeated="2" office:value-type="string" calcext:value-type="string">
            <text:p>u16 = u16|u16;</text:p>
          </table:table-cell>
          <table:table-cell office:value-type="string" calcext:value-type="string">
            <text:p>ok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 = u32|u16;</text:p>
          </table:table-cell>
          <table:table-cell office:value-type="string" calcext:value-type="string">
            <text:p>u16 = (uint16)(u32|(uint32)u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 = s8|u16;</text:p>
          </table:table-cell>
          <table:table-cell office:value-type="string" calcext:value-type="string">
            <text:p>u16 = (uint16)((uint16)(uint8)s8|u16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16 = s16|u16;</text:p>
          </table:table-cell>
          <table:table-cell office:value-type="string" calcext:value-type="string">
            <text:p>u16 = (uint16)s16|u16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16 = s32|u16; </text:p>
          </table:table-cell>
          <table:table-cell office:value-type="string" calcext:value-type="string">
            <text:p>u16 = (uint16)((uint32)s32|(uint32)u16); 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16 = u8|u32;</text:p>
          </table:table-cell>
          <table:table-cell office:value-type="string" calcext:value-type="string">
            <text:p>u16 = (uint16)((uint32)u8|u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 = u16|u32;</text:p>
          </table:table-cell>
          <table:table-cell office:value-type="string" calcext:value-type="string">
            <text:p>u16 = (uint16)((uint32)u16|u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 = u32|u32;</text:p>
          </table:table-cell>
          <table:table-cell office:value-type="string" calcext:value-type="string">
            <text:p>u16 = (uint16)(u32|u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 = s8|u32;</text:p>
          </table:table-cell>
          <table:table-cell office:value-type="string" calcext:value-type="string">
            <text:p>u16 = (uint16)((uint32)(uint8)s8|u32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16 = s16|u32;</text:p>
          </table:table-cell>
          <table:table-cell office:value-type="string" calcext:value-type="string">
            <text:p>u16 = (uint16)((uint32)(uint16)s16|u32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16 = s32|u32;</text:p>
          </table:table-cell>
          <table:table-cell office:value-type="string" calcext:value-type="string">
            <text:p>u16 = (uint16)((uint32)s32|u32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16 = u8|s16;</text:p>
          </table:table-cell>
          <table:table-cell office:value-type="string" calcext:value-type="string">
            <text:p>u16 = (uint16)((uint16)u8|(uint16)s16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16 = u16|s16;</text:p>
          </table:table-cell>
          <table:table-cell office:value-type="string" calcext:value-type="string">
            <text:p>u16 = u16|(uint16)s16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16 = u32|s16;</text:p>
          </table:table-cell>
          <table:table-cell office:value-type="string" calcext:value-type="string">
            <text:p>u16 = (uint16)(u32|(uint32)(uint16)s16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16 = s8|s16;</text:p>
          </table:table-cell>
          <table:table-cell office:value-type="string" calcext:value-type="string">
            <text:p>u16 = (uint16)(uint8)s8|(uint16)s16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s16|s16;</text:p>
          </table:table-cell>
          <table:table-cell office:value-type="string" calcext:value-type="string">
            <text:p>u16 = (uint16)s16|(uint16)s16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s32|s16;</text:p>
          </table:table-cell>
          <table:table-cell office:value-type="string" calcext:value-type="string">
            <text:p>u16 = (uint16)((uint32)s32|(uint32)(uint16)s16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u8|s32;</text:p>
          </table:table-cell>
          <table:table-cell office:value-type="string" calcext:value-type="string">
            <text:p>u16 = (uint16)((uint32)u8|(uint32)s32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16 = u16|s32;</text:p>
          </table:table-cell>
          <table:table-cell office:value-type="string" calcext:value-type="string">
            <text:p>u16 = (uint16)((uint32)u16|(uint32)s32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16 = u32|s32;</text:p>
          </table:table-cell>
          <table:table-cell office:value-type="string" calcext:value-type="string">
            <text:p>u16 = (uint16)(u32|(uint32)s32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16 = s8|s32;</text:p>
          </table:table-cell>
          <table:table-cell office:value-type="string" calcext:value-type="string">
            <text:p>u16 = (uint16)((uint32)(uint8)s8|(uint32)s32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s16|s32;</text:p>
          </table:table-cell>
          <table:table-cell office:value-type="string" calcext:value-type="string">
            <text:p>u16 = (uint16)((uint32)(uint16)s16|(uint32)s32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s32|s32;</text:p>
          </table:table-cell>
          <table:table-cell office:value-type="string" calcext:value-type="string">
            <text:p>u16 = (uint16)((uint32)s32|(uint32)s32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s8|s8;</text:p>
          </table:table-cell>
          <table:table-cell office:value-type="string" calcext:value-type="string">
            <text:p>u32 = (uint32)(uint8)s8|(uint32)(uint8)s8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6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32 = s16|s8;</text:p>
          </table:table-cell>
          <table:table-cell office:value-type="string" calcext:value-type="string">
            <text:p>u32 = (uint32)(uint16)s16|(uint32)(uint8)s8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6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32 = s32|s8;</text:p>
          </table:table-cell>
          <table:table-cell office:value-type="string" calcext:value-type="string">
            <text:p>u32 = (uint32)s32|(uint32)(uint8)s8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s8|u8;</text:p>
          </table:table-cell>
          <table:table-cell office:value-type="string" calcext:value-type="string">
            <text:p>u32 = (uint32)(uint8)s8|(uint32)u8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32 = s16|u8;</text:p>
          </table:table-cell>
          <table:table-cell office:value-type="string" calcext:value-type="string">
            <text:p>u32 = (uint32)(uint16)s16|(uint32)u8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32 = s32|u8;</text:p>
          </table:table-cell>
          <table:table-cell office:value-type="string" calcext:value-type="string">
            <text:p>u32 = (uint32)s32|(uint32)u8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32 = u8|s8;</text:p>
          </table:table-cell>
          <table:table-cell office:value-type="string" calcext:value-type="string">
            <text:p>u32 = (uint32)u8|(uint32)(uint8)s8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32 = u16|s8;</text:p>
          </table:table-cell>
          <table:table-cell office:value-type="string" calcext:value-type="string">
            <text:p>u32 = (uint32)u16|(uint32)(uint8)s8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32 = u32|s8;</text:p>
          </table:table-cell>
          <table:table-cell office:value-type="string" calcext:value-type="string">
            <text:p>u32 = u32|(uint32)(uint8)s8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u8|u8;</text:p>
          </table:table-cell>
          <table:table-cell office:value-type="string" calcext:value-type="string">
            <text:p>u32 = (uint32)u8|(uint32)u8;</text:p>
          </table:table-cell>
          <table:table-cell office:value-type="string" calcext:value-type="string">
            <text:p>[10.6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 = u16|u8;</text:p>
          </table:table-cell>
          <table:table-cell office:value-type="string" calcext:value-type="string">
            <text:p>u32 = (uint32)u16|(uint32)u8;</text:p>
          </table:table-cell>
          <table:table-cell office:value-type="string" calcext:value-type="string">
            <text:p>[10.6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 = u32|u8;</text:p>
          </table:table-cell>
          <table:table-cell office:value-type="string" calcext:value-type="string">
            <text:p>u32 = u32|(uint32)u8;</text:p>
          </table:table-cell>
          <table:table-cell office:value-type="string" calcext:value-type="string">
            <text:p>ok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 = u8|u16;</text:p>
          </table:table-cell>
          <table:table-cell office:value-type="string" calcext:value-type="string">
            <text:p>u32 = (uint32)u8|(uint32)u16;</text:p>
          </table:table-cell>
          <table:table-cell office:value-type="string" calcext:value-type="string">
            <text:p>[10.6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 = u16|u16;</text:p>
          </table:table-cell>
          <table:table-cell office:value-type="string" calcext:value-type="string">
            <text:p>u32 = (uint32)u16|(uint32)u16;</text:p>
          </table:table-cell>
          <table:table-cell office:value-type="string" calcext:value-type="string">
            <text:p>[10.6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 = u32|u16;</text:p>
          </table:table-cell>
          <table:table-cell office:value-type="string" calcext:value-type="string">
            <text:p>u32 = u32|(uint32)u16;</text:p>
          </table:table-cell>
          <table:table-cell office:value-type="string" calcext:value-type="string">
            <text:p>ok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 = s8|u16;</text:p>
          </table:table-cell>
          <table:table-cell office:value-type="string" calcext:value-type="string">
            <text:p>u32 = (uint32)(uint8)s8|(uint32)u16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32 = s16|u16;</text:p>
          </table:table-cell>
          <table:table-cell office:value-type="string" calcext:value-type="string">
            <text:p>u32 = (uint32)(uint16)s16|(uint32)u16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32 = s32|u16; </text:p>
          </table:table-cell>
          <table:table-cell office:value-type="string" calcext:value-type="string">
            <text:p>u32 = (uint32)s32|(uint32)u16; 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32 = u8|u32;</text:p>
          </table:table-cell>
          <table:table-cell office:value-type="string" calcext:value-type="string">
            <text:p>u32 = (uint32)u8|u32;</text:p>
          </table:table-cell>
          <table:table-cell office:value-type="string" calcext:value-type="string">
            <text:p>ok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 = u16|u32;</text:p>
          </table:table-cell>
          <table:table-cell office:value-type="string" calcext:value-type="string">
            <text:p>u32 = (uint32)u16|u32;</text:p>
          </table:table-cell>
          <table:table-cell office:value-type="string" calcext:value-type="string">
            <text:p>ok</text:p>
          </table:table-cell>
          <table:table-cell table:number-columns-repeated="20"/>
        </table:table-row>
        <table:table-row table:style-name="ro2">
          <table:table-cell table:number-columns-repeated="2" office:value-type="string" calcext:value-type="string">
            <text:p>u32 = u32|u32;</text:p>
          </table:table-cell>
          <table:table-cell office:value-type="string" calcext:value-type="string">
            <text:p>ok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 = s8|u32;</text:p>
          </table:table-cell>
          <table:table-cell office:value-type="string" calcext:value-type="string">
            <text:p>u32 = (uint32)(uint8)s8|u32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s16|u32;</text:p>
          </table:table-cell>
          <table:table-cell office:value-type="string" calcext:value-type="string">
            <text:p>u32 = (uint32)(uint16)s16|u32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s32|u32;</text:p>
          </table:table-cell>
          <table:table-cell office:value-type="string" calcext:value-type="string">
            <text:p>u32 = (uint32)s32|u32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u8|s16;</text:p>
          </table:table-cell>
          <table:table-cell office:value-type="string" calcext:value-type="string">
            <text:p>u32 = (uint32)u8|(uint32)(uint16)s16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32 = u16|s16;</text:p>
          </table:table-cell>
          <table:table-cell office:value-type="string" calcext:value-type="string">
            <text:p>u32 = (uint32)u16|(uint32)(uint16)s16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32 = u32|s16;</text:p>
          </table:table-cell>
          <table:table-cell office:value-type="string" calcext:value-type="string">
            <text:p>u32 = u32|(uint32)(uint16)s16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s8|s16;</text:p>
          </table:table-cell>
          <table:table-cell office:value-type="string" calcext:value-type="string">
            <text:p>u32 = (uint32)(uint8)s8|(uint32)(uint16)s16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6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32 = s16|s16;</text:p>
          </table:table-cell>
          <table:table-cell office:value-type="string" calcext:value-type="string">
            <text:p>u32 = (uint32)(uint16)s16|(uint32)(uint16)s16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6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32 = s32|s16;</text:p>
          </table:table-cell>
          <table:table-cell office:value-type="string" calcext:value-type="string">
            <text:p>u32 = (uint32)(uint32)s32|(uint32)(uint16)s16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u8|s32;</text:p>
          </table:table-cell>
          <table:table-cell office:value-type="string" calcext:value-type="string">
            <text:p>u32 = (uint32)u8|(uint32)s32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32 = u16|s32;</text:p>
          </table:table-cell>
          <table:table-cell office:value-type="string" calcext:value-type="string">
            <text:p>u32 = (uint32)u16|(uint32)s32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u32 = u32|s32;</text:p>
          </table:table-cell>
          <table:table-cell office:value-type="string" calcext:value-type="string">
            <text:p>u32 = u32|(uint32)s32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4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s8|s32;</text:p>
          </table:table-cell>
          <table:table-cell office:value-type="string" calcext:value-type="string">
            <text:p>u32 = (uint32)(uint8)s8|(uint32)s32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s16|s32;</text:p>
          </table:table-cell>
          <table:table-cell office:value-type="string" calcext:value-type="string">
            <text:p>u32 = (uint32)(uint16)s16|(uint32)s32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s32|s32;</text:p>
          </table:table-cell>
          <table:table-cell office:value-type="string" calcext:value-type="string">
            <text:p>u32 = (uint32)s32|(uint32)s32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</table:table>
      <table:table table:name="Divide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19" table:default-cell-style-name="Default"/>
        <table:table-row table:style-name="ro2">
          <table:table-cell office:value-type="string" calcext:value-type="string">
            <text:p>u8 = s8/s8;</text:p>
          </table:table-cell>
          <table:table-cell office:value-type="string" calcext:value-type="string">
            <text:p>u8 = (uint8)s8/(uint8)s8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 = s16/s8;</text:p>
          </table:table-cell>
          <table:table-cell office:value-type="string" calcext:value-type="string">
            <text:p>u8 = (uint8)((uint16)s16/(uint8)s8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 = s32/s8;</text:p>
          </table:table-cell>
          <table:table-cell office:value-type="string" calcext:value-type="string">
            <text:p>u8 = (uint8)((uint32)s32/(uint8)s8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 = s8/u8;</text:p>
          </table:table-cell>
          <table:table-cell office:value-type="string" calcext:value-type="string">
            <text:p>u8 = (uint8)s8/u8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s16/u8;</text:p>
          </table:table-cell>
          <table:table-cell office:value-type="string" calcext:value-type="string">
            <text:p>u8 = (uint8)((uint16)s16/u8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s32/u8;</text:p>
          </table:table-cell>
          <table:table-cell office:value-type="string" calcext:value-type="string">
            <text:p>u8 = (uint8)((uint32)s32/u8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u8/s8;</text:p>
          </table:table-cell>
          <table:table-cell office:value-type="string" calcext:value-type="string">
            <text:p>u8 = u8/(uint8)s8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u16/s8;</text:p>
          </table:table-cell>
          <table:table-cell office:value-type="string" calcext:value-type="string">
            <text:p>u8 = (uint8)(u16/(uint8)s8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u32/s8;</text:p>
          </table:table-cell>
          <table:table-cell office:value-type="string" calcext:value-type="string">
            <text:p>u8 = (uint8)(u32/(uint8)s8);</text:p>
          </table:table-cell>
          <table:table-cell office:value-type="string" calcext:value-type="string">
            <text:p>[10.4, required] <text:s text:c="3"/>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table:number-columns-repeated="2" office:value-type="string" calcext:value-type="string">
            <text:p>u8 = u8/u8;</text:p>
          </table:table-cell>
          <table:table-cell office:value-type="string" calcext:value-type="string">
            <text:p>ok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 = u16/u8;</text:p>
          </table:table-cell>
          <table:table-cell office:value-type="string" calcext:value-type="string">
            <text:p>u8 = (uint8)(u16/u8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 = u32/u8;</text:p>
          </table:table-cell>
          <table:table-cell office:value-type="string" calcext:value-type="string">
            <text:p>u8 = (uint8)(u32/u8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 = u8/u16;</text:p>
          </table:table-cell>
          <table:table-cell office:value-type="string" calcext:value-type="string">
            <text:p>u8 = (uint8)(u8/u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u8 = u16/u16;</text:p>
          </table:table-cell>
          <table:table-cell office:value-type="string" calcext:value-type="string">
            <text:p>u8 = (uint8)(u16/u16);</text:p>
          </table:table-cell>
          <table:table-cell office:value-type="string" calcext:value-type="string">
            <text:p>[10.3, required]</text:p>
          </table:table-cell>
          <table:table-cell table:number-columns-repeated="19"/>
          <table:table-cell table:style-name="ce2"/>
        </table:table-row>
        <table:table-row table:style-name="ro2">
          <table:table-cell office:value-type="string" calcext:value-type="string">
            <text:p>u8 = u32/u16;</text:p>
          </table:table-cell>
          <table:table-cell office:value-type="string" calcext:value-type="string">
            <text:p>u8 = (uint8)(u32/u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 = s8/u16;</text:p>
          </table:table-cell>
          <table:table-cell office:value-type="string" calcext:value-type="string">
            <text:p>u8 = (uint8)((uint16)(uint8)s8/u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s16/u16;</text:p>
          </table:table-cell>
          <table:table-cell office:value-type="string" calcext:value-type="string">
            <text:p>u8 = (uint8)((uint16)s16/u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s32/u16; </text:p>
          </table:table-cell>
          <table:table-cell office:value-type="string" calcext:value-type="string">
            <text:p>u8 = (uint8)((uint32)s32/(uint32)u16); 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u8/u32;</text:p>
          </table:table-cell>
          <table:table-cell office:value-type="string" calcext:value-type="string">
            <text:p>u8 = (uint8)((uint32)u8/u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 = u16/u32;</text:p>
          </table:table-cell>
          <table:table-cell office:value-type="string" calcext:value-type="string">
            <text:p>u8 = (uint8)(u16/u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 = u32/u32;</text:p>
          </table:table-cell>
          <table:table-cell office:value-type="string" calcext:value-type="string">
            <text:p>u8 = (uint8)(u32/u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 = s8/u32;</text:p>
          </table:table-cell>
          <table:table-cell office:value-type="string" calcext:value-type="string">
            <text:p>u8 = (uint8)((uint8)s8/u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s16/u32;</text:p>
          </table:table-cell>
          <table:table-cell office:value-type="string" calcext:value-type="string">
            <text:p>u8 = (uint8)((uint16)s16/u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s32/u32;</text:p>
          </table:table-cell>
          <table:table-cell office:value-type="string" calcext:value-type="string">
            <text:p>u8 = (uint8)((uint32)s32/u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u8/s16;</text:p>
          </table:table-cell>
          <table:table-cell office:value-type="string" calcext:value-type="string">
            <text:p>u8 = (uint8)((uint16)u8/(uint16)s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u16/s16;</text:p>
          </table:table-cell>
          <table:table-cell office:value-type="string" calcext:value-type="string">
            <text:p>u8 = (uint8)(u16/(uint16)s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u32/s16;</text:p>
          </table:table-cell>
          <table:table-cell office:value-type="string" calcext:value-type="string">
            <text:p>u8 = (uint8)(u32/(uint16)s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s8/s16;</text:p>
          </table:table-cell>
          <table:table-cell office:value-type="string" calcext:value-type="string">
            <text:p>u8 = (uint8)((uint8)s8/(uint16)s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 = s16/s16;</text:p>
          </table:table-cell>
          <table:table-cell office:value-type="string" calcext:value-type="string">
            <text:p>u8 = (uint8)((uint16)s16/(uint16)s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 = s32/s16;</text:p>
          </table:table-cell>
          <table:table-cell office:value-type="string" calcext:value-type="string">
            <text:p>u8 = (uint8)((uint32)s32/(uint16)s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 = u8/s32;</text:p>
          </table:table-cell>
          <table:table-cell office:value-type="string" calcext:value-type="string">
            <text:p>u8 = (uint8)((uint32)u8/(uint32)s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u16/s32;</text:p>
          </table:table-cell>
          <table:table-cell office:value-type="string" calcext:value-type="string">
            <text:p>u8 = (uint8)((uint32)u16/(uint32)s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u32/s32;</text:p>
          </table:table-cell>
          <table:table-cell office:value-type="string" calcext:value-type="string">
            <text:p>u8 = (uint8)(u32/(uint32)s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s8/s32;</text:p>
          </table:table-cell>
          <table:table-cell office:value-type="string" calcext:value-type="string">
            <text:p>u8 = (uint8)((uint32)(uint8)s8/(uint32)s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 = s16/s32;</text:p>
          </table:table-cell>
          <table:table-cell office:value-type="string" calcext:value-type="string">
            <text:p>u8 = (uint8)((uint32)(uint16)s16/(uint32)s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 = s32/s32;</text:p>
          </table:table-cell>
          <table:table-cell office:value-type="string" calcext:value-type="string">
            <text:p>u8 = (uint8)((uint32)s32/(uint32)s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 = s8/s8;</text:p>
          </table:table-cell>
          <table:table-cell office:value-type="string" calcext:value-type="string">
            <text:p>u16 = (uint16)(uint8)s8/(uint16)(uint8)s8;</text:p>
          </table:table-cell>
          <table:table-cell office:value-type="string" calcext:value-type="string">
            <text:p>[10.6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s16/s8;</text:p>
          </table:table-cell>
          <table:table-cell office:value-type="string" calcext:value-type="string">
            <text:p>u16 = (uint16)s16/(uint16)(uint8)s8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 = s32/s8;</text:p>
          </table:table-cell>
          <table:table-cell office:value-type="string" calcext:value-type="string">
            <text:p>u16 = (uint16)((uint32)s32/(uint32)(uint8)s8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 = s8/u8;</text:p>
          </table:table-cell>
          <table:table-cell office:value-type="string" calcext:value-type="string">
            <text:p>u16 = (uint16)(uint8)s8/(uint16)u8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s16/u8;</text:p>
          </table:table-cell>
          <table:table-cell office:value-type="string" calcext:value-type="string">
            <text:p>u16 = (uint16)s16/(uint16)u8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s32/u8;</text:p>
          </table:table-cell>
          <table:table-cell office:value-type="string" calcext:value-type="string">
            <text:p>u16 = (uint16)((uint32)s32/(uint32)u8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u8/s8;</text:p>
          </table:table-cell>
          <table:table-cell office:value-type="string" calcext:value-type="string">
            <text:p>u16 = (uint16)u8/(uint16)(uint8)s8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u16/s8;</text:p>
          </table:table-cell>
          <table:table-cell office:value-type="string" calcext:value-type="string">
            <text:p>u16 = u16/(uint16)(uint8)s8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u32/s8;</text:p>
          </table:table-cell>
          <table:table-cell office:value-type="string" calcext:value-type="string">
            <text:p>u16 = (uint16)(u32/(uint32)(uint8)s8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u8/u8;</text:p>
          </table:table-cell>
          <table:table-cell office:value-type="string" calcext:value-type="string">
            <text:p>u16 = (uint16)u8/(uint16)u8;</text:p>
          </table:table-cell>
          <table:table-cell office:value-type="string" calcext:value-type="string">
            <text:p>[10.6, required]</text:p>
          </table:table-cell>
          <table:table-cell table:number-columns-repeated="20"/>
        </table:table-row>
        <table:table-row table:style-name="ro2">
          <table:table-cell table:number-columns-repeated="2" office:value-type="string" calcext:value-type="string">
            <text:p>u16 = u16/u8;</text:p>
          </table:table-cell>
          <table:table-cell office:value-type="string" calcext:value-type="string">
            <text:p>ok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 = u32/u8;</text:p>
          </table:table-cell>
          <table:table-cell office:value-type="string" calcext:value-type="string">
            <text:p>u16 = (uint16)(u32/(uint32)u8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table:number-columns-repeated="2" office:value-type="string" calcext:value-type="string">
            <text:p>u16 = u8/u16;</text:p>
          </table:table-cell>
          <table:table-cell office:value-type="string" calcext:value-type="string">
            <text:p>ok</text:p>
          </table:table-cell>
          <table:table-cell table:number-columns-repeated="20"/>
        </table:table-row>
        <table:table-row table:style-name="ro2">
          <table:table-cell table:number-columns-repeated="2" office:value-type="string" calcext:value-type="string">
            <text:p>u16 = u16/u16;</text:p>
          </table:table-cell>
          <table:table-cell office:value-type="string" calcext:value-type="string">
            <text:p>ok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 = u32/u16;</text:p>
          </table:table-cell>
          <table:table-cell office:value-type="string" calcext:value-type="string">
            <text:p>u16 = (uint16)(u32/(uint32)u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 = s8/u16;</text:p>
          </table:table-cell>
          <table:table-cell office:value-type="string" calcext:value-type="string">
            <text:p>u16 = (uint16)((uint16)(uint8)s8/u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s16/u16;</text:p>
          </table:table-cell>
          <table:table-cell office:value-type="string" calcext:value-type="string">
            <text:p>u16 = (uint16)s16/u16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s32/u16; </text:p>
          </table:table-cell>
          <table:table-cell office:value-type="string" calcext:value-type="string">
            <text:p>u16 = (uint16)((uint32)s32/(uint32)u16); 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u8/u32;</text:p>
          </table:table-cell>
          <table:table-cell office:value-type="string" calcext:value-type="string">
            <text:p>u16 = (uint16)((uint32)u8/u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 = u16/u32;</text:p>
          </table:table-cell>
          <table:table-cell office:value-type="string" calcext:value-type="string">
            <text:p>u16 = (uint16)((uint32)u16/u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 = u32/u32;</text:p>
          </table:table-cell>
          <table:table-cell office:value-type="string" calcext:value-type="string">
            <text:p>u16 = (uint16)(u32/u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 = s8/u32;</text:p>
          </table:table-cell>
          <table:table-cell office:value-type="string" calcext:value-type="string">
            <text:p>u16 = (uint16)((uint32)(uint8)s8/u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s16/u32;</text:p>
          </table:table-cell>
          <table:table-cell office:value-type="string" calcext:value-type="string">
            <text:p>u16 = (uint16)((uint32)(uint16)s16/u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s32/u32;</text:p>
          </table:table-cell>
          <table:table-cell office:value-type="string" calcext:value-type="string">
            <text:p>u16 = (uint16)((uint32)s32/u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u8/s16;</text:p>
          </table:table-cell>
          <table:table-cell office:value-type="string" calcext:value-type="string">
            <text:p>u16 = (uint16)((uint16)u8/(uint16)s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u16/s16;</text:p>
          </table:table-cell>
          <table:table-cell office:value-type="string" calcext:value-type="string">
            <text:p>u16 = u16/(uint16)s16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u32/s16;</text:p>
          </table:table-cell>
          <table:table-cell office:value-type="string" calcext:value-type="string">
            <text:p>u16 = (uint16)(u32/(uint32)(uint16)s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s8/s16;</text:p>
          </table:table-cell>
          <table:table-cell office:value-type="string" calcext:value-type="string">
            <text:p>u16 = (uint16)(uint8)s8/(uint16)s16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 = s16/s16;</text:p>
          </table:table-cell>
          <table:table-cell office:value-type="string" calcext:value-type="string">
            <text:p>u16 = (uint16)s16/(uint16)s16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 = s32/s16;</text:p>
          </table:table-cell>
          <table:table-cell office:value-type="string" calcext:value-type="string">
            <text:p>u16 = (uint16)((uint32)s32/(uint32)(uint16)s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 = u8/s32;</text:p>
          </table:table-cell>
          <table:table-cell office:value-type="string" calcext:value-type="string">
            <text:p>u16 = (uint16)((uint32)u8/(uint32)s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u16/s32;</text:p>
          </table:table-cell>
          <table:table-cell office:value-type="string" calcext:value-type="string">
            <text:p>u16 = (uint16)((uint32)u16/(uint32)s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u32/s32;</text:p>
          </table:table-cell>
          <table:table-cell office:value-type="string" calcext:value-type="string">
            <text:p>u16 = (uint16)(u32/(uint32)s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s8/s32;</text:p>
          </table:table-cell>
          <table:table-cell office:value-type="string" calcext:value-type="string">
            <text:p>u16 = (uint16)((uint32)(uint8)s8/(uint32)s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 = s16/s32;</text:p>
          </table:table-cell>
          <table:table-cell office:value-type="string" calcext:value-type="string">
            <text:p>u16 = (uint16)((uint32)(uint16)s16/(uint32)s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 = s32/s32;</text:p>
          </table:table-cell>
          <table:table-cell office:value-type="string" calcext:value-type="string">
            <text:p>u16 = (uint16)((uint32)s32/(uint32)s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 = s8/s8;</text:p>
          </table:table-cell>
          <table:table-cell office:value-type="string" calcext:value-type="string">
            <text:p>u32 = (uint32)(uint8)s8/(uint32)(uint8)s8;</text:p>
          </table:table-cell>
          <table:table-cell office:value-type="string" calcext:value-type="string">
            <text:p>[10.6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s16/s8;</text:p>
          </table:table-cell>
          <table:table-cell office:value-type="string" calcext:value-type="string">
            <text:p>u32 = (uint32)(uint16)s16/(uint32)(uint8)s8;</text:p>
          </table:table-cell>
          <table:table-cell office:value-type="string" calcext:value-type="string">
            <text:p>[10.6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s32/s8;</text:p>
          </table:table-cell>
          <table:table-cell office:value-type="string" calcext:value-type="string">
            <text:p>u32 = (uint32)s32/(uint32)(uint8)s8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 = s8/u8;</text:p>
          </table:table-cell>
          <table:table-cell office:value-type="string" calcext:value-type="string">
            <text:p>u32 = (uint32)(uint8)s8/(uint32)u8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s16/u8;</text:p>
          </table:table-cell>
          <table:table-cell office:value-type="string" calcext:value-type="string">
            <text:p>u32 = (uint32)(uint16)s16/(uint32)u8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s32/u8;</text:p>
          </table:table-cell>
          <table:table-cell office:value-type="string" calcext:value-type="string">
            <text:p>u32 = (uint32)s32/(uint32)u8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u8/s8;</text:p>
          </table:table-cell>
          <table:table-cell office:value-type="string" calcext:value-type="string">
            <text:p>u32 = (uint32)u8/(uint32)(uint8)s8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u16/s8;</text:p>
          </table:table-cell>
          <table:table-cell office:value-type="string" calcext:value-type="string">
            <text:p>u32 = (uint32)u16/(uint32)(uint8)s8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u32/s8;</text:p>
          </table:table-cell>
          <table:table-cell office:value-type="string" calcext:value-type="string">
            <text:p>u32 = u32/(uint32)(uint8)s8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 = u8/u8;</text:p>
          </table:table-cell>
          <table:table-cell office:value-type="string" calcext:value-type="string">
            <text:p>u32 = (uint32)u8/(uint32)u8;</text:p>
          </table:table-cell>
          <table:table-cell office:value-type="string" calcext:value-type="string">
            <text:p>[10.6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 = u16/u8;</text:p>
          </table:table-cell>
          <table:table-cell office:value-type="string" calcext:value-type="string">
            <text:p>u32 = (uint32)u16/(uint32)u8;</text:p>
          </table:table-cell>
          <table:table-cell office:value-type="string" calcext:value-type="string">
            <text:p>[10.6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 = u32/u8;</text:p>
          </table:table-cell>
          <table:table-cell office:value-type="string" calcext:value-type="string">
            <text:p>u32 = u32/(uint32)u8;</text:p>
          </table:table-cell>
          <table:table-cell office:value-type="string" calcext:value-type="string">
            <text:p>ok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 = u8/u16;</text:p>
          </table:table-cell>
          <table:table-cell office:value-type="string" calcext:value-type="string">
            <text:p>u32 = (uint32)u8/(uint32)u16;</text:p>
          </table:table-cell>
          <table:table-cell office:value-type="string" calcext:value-type="string">
            <text:p>[10.6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 = u16/u16;</text:p>
          </table:table-cell>
          <table:table-cell office:value-type="string" calcext:value-type="string">
            <text:p>u32 = (uint32)u16/(uint32)u16;</text:p>
          </table:table-cell>
          <table:table-cell office:value-type="string" calcext:value-type="string">
            <text:p>[10.6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 = u32/u16;</text:p>
          </table:table-cell>
          <table:table-cell office:value-type="string" calcext:value-type="string">
            <text:p>u32 = u32/(uint32)u16;</text:p>
          </table:table-cell>
          <table:table-cell office:value-type="string" calcext:value-type="string">
            <text:p>ok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 = s8/u16;</text:p>
          </table:table-cell>
          <table:table-cell office:value-type="string" calcext:value-type="string">
            <text:p>u32 = (uint32)(uint8)s8/(uint32)u16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s16/u16;</text:p>
          </table:table-cell>
          <table:table-cell office:value-type="string" calcext:value-type="string">
            <text:p>u32 = (uint32)(uint16)s16/(uint32)u16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s32/u16; </text:p>
          </table:table-cell>
          <table:table-cell office:value-type="string" calcext:value-type="string">
            <text:p>u32 = (uint32)s32/(uint32)u16; 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u8/u32;</text:p>
          </table:table-cell>
          <table:table-cell office:value-type="string" calcext:value-type="string">
            <text:p>u32 = (uint32)u8/u32;</text:p>
          </table:table-cell>
          <table:table-cell office:value-type="string" calcext:value-type="string">
            <text:p>ok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 = u16/u32;</text:p>
          </table:table-cell>
          <table:table-cell office:value-type="string" calcext:value-type="string">
            <text:p>u32 = (uint32)u16/u32;</text:p>
          </table:table-cell>
          <table:table-cell office:value-type="string" calcext:value-type="string">
            <text:p>ok</text:p>
          </table:table-cell>
          <table:table-cell table:number-columns-repeated="20"/>
        </table:table-row>
        <table:table-row table:style-name="ro2">
          <table:table-cell table:number-columns-repeated="2" office:value-type="string" calcext:value-type="string">
            <text:p>u32 = u32/u32;</text:p>
          </table:table-cell>
          <table:table-cell office:value-type="string" calcext:value-type="string">
            <text:p>ok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 = s8/u32;</text:p>
          </table:table-cell>
          <table:table-cell office:value-type="string" calcext:value-type="string">
            <text:p>u32 = (uint32)(uint8)s8/u32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 = s16/u32;</text:p>
          </table:table-cell>
          <table:table-cell office:value-type="string" calcext:value-type="string">
            <text:p>u32 = (uint32)(uint16)s16/u32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 = s32/u32;</text:p>
          </table:table-cell>
          <table:table-cell office:value-type="string" calcext:value-type="string">
            <text:p>u32 = (uint32)s32/u32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 = u8/s16;</text:p>
          </table:table-cell>
          <table:table-cell office:value-type="string" calcext:value-type="string">
            <text:p>u32 = (uint32)u8/(uint32)(uint16)s16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u16/s16;</text:p>
          </table:table-cell>
          <table:table-cell office:value-type="string" calcext:value-type="string">
            <text:p>u32 = (uint32)u16/(uint32)(uint16)s16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u32/s16;</text:p>
          </table:table-cell>
          <table:table-cell office:value-type="string" calcext:value-type="string">
            <text:p>u32 = u32/(uint32)(uint16)s16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 = s8/s16;</text:p>
          </table:table-cell>
          <table:table-cell office:value-type="string" calcext:value-type="string">
            <text:p>u32 = (uint32)(uint8)s8/(uint32)(uint16)s16;</text:p>
          </table:table-cell>
          <table:table-cell office:value-type="string" calcext:value-type="string">
            <text:p>[10.6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s16/s16;</text:p>
          </table:table-cell>
          <table:table-cell office:value-type="string" calcext:value-type="string">
            <text:p>u32 = (uint32)(uint16)s16/(uint32)(uint16)s16;</text:p>
          </table:table-cell>
          <table:table-cell office:value-type="string" calcext:value-type="string">
            <text:p>[10.6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s32/s16;</text:p>
          </table:table-cell>
          <table:table-cell office:value-type="string" calcext:value-type="string">
            <text:p>u32 = (uint32)(uint32)s32/(uint32)(uint16)s16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 = u8/s32;</text:p>
          </table:table-cell>
          <table:table-cell office:value-type="string" calcext:value-type="string">
            <text:p>u32 = (uint32)u8/(uint32)s32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u16/s32;</text:p>
          </table:table-cell>
          <table:table-cell office:value-type="string" calcext:value-type="string">
            <text:p>u32 = (uint32)u16/(uint32)s32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u32/s32;</text:p>
          </table:table-cell>
          <table:table-cell office:value-type="string" calcext:value-type="string">
            <text:p>u32 = u32/(uint32)s32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 = s8/s32;</text:p>
          </table:table-cell>
          <table:table-cell office:value-type="string" calcext:value-type="string">
            <text:p>u32 = (uint32)(uint8)s8/(uint32)s32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 = s16/s32;</text:p>
          </table:table-cell>
          <table:table-cell office:value-type="string" calcext:value-type="string">
            <text:p>u32 = (uint32)(uint16)s16/(uint32)s32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 = s32/s32;</text:p>
          </table:table-cell>
          <table:table-cell office:value-type="string" calcext:value-type="string">
            <text:p>u32 = (uint32)s32/(uint32)s32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table:number-columns-repeated="2" office:value-type="string" calcext:value-type="string">
            <text:p>s8 = s8/s8;</text:p>
          </table:table-cell>
          <table:table-cell office:value-type="string" calcext:value-type="string">
            <text:p>ok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8 = s16/s8;</text:p>
          </table:table-cell>
          <table:table-cell office:value-type="string" calcext:value-type="string">
            <text:p>s8 = (sint8)(s16/s8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8 = s32/s8;</text:p>
          </table:table-cell>
          <table:table-cell office:value-type="string" calcext:value-type="string">
            <text:p>s8 = (sint8)(s32/s8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8 = s8/u8;</text:p>
          </table:table-cell>
          <table:table-cell office:value-type="string" calcext:value-type="string">
            <text:p>s8 = s8/(sint8)u8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 = s16/u8;</text:p>
          </table:table-cell>
          <table:table-cell office:value-type="string" calcext:value-type="string">
            <text:p>s8 = (sint8)(s16/(sint8)u8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 = s32/u8;</text:p>
          </table:table-cell>
          <table:table-cell office:value-type="string" calcext:value-type="string">
            <text:p>s8 = (sint8)(s32/(sint8)u8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 = u8/s8;</text:p>
          </table:table-cell>
          <table:table-cell office:value-type="string" calcext:value-type="string">
            <text:p>s8 = (sint8)u8/s8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 = u16/s8;</text:p>
          </table:table-cell>
          <table:table-cell office:value-type="string" calcext:value-type="string">
            <text:p>s8 = (sint8)((sint16)u16/s8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 = u32/s8;</text:p>
          </table:table-cell>
          <table:table-cell office:value-type="string" calcext:value-type="string">
            <text:p>s8 = (sint8)((sint32)u32/s8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 = u8/u8;</text:p>
          </table:table-cell>
          <table:table-cell office:value-type="string" calcext:value-type="string">
            <text:p>s8 = (sint8)u8/(sint8)u8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8 = u16/u8;</text:p>
          </table:table-cell>
          <table:table-cell office:value-type="string" calcext:value-type="string">
            <text:p>s8 = (sint8)((sint16)u16/(sint8)u8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8 = u32/u8;</text:p>
          </table:table-cell>
          <table:table-cell office:value-type="string" calcext:value-type="string">
            <text:p>s8 = (sint8)((sint32)u32/(sint8)u8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8 = u8/u16;</text:p>
          </table:table-cell>
          <table:table-cell office:value-type="string" calcext:value-type="string">
            <text:p>s8 = (sint8)((sint8)u8/(sint16)u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8 = u16/u16;</text:p>
          </table:table-cell>
          <table:table-cell office:value-type="string" calcext:value-type="string">
            <text:p>s8 = (sint8)((sint16)u16/(sint16)u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8 = u32/u16;</text:p>
          </table:table-cell>
          <table:table-cell office:value-type="string" calcext:value-type="string">
            <text:p>s8 = (sint8)((sint32)u32/(sint16)u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8 = s8/u16;</text:p>
          </table:table-cell>
          <table:table-cell office:value-type="string" calcext:value-type="string">
            <text:p>s8 = (sint8)((sint16)s8/(sint16)u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 = s16/u16;</text:p>
          </table:table-cell>
          <table:table-cell office:value-type="string" calcext:value-type="string">
            <text:p>s8 = (sint8)(s16/(sint16)u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 = s32/u16; </text:p>
          </table:table-cell>
          <table:table-cell office:value-type="string" calcext:value-type="string">
            <text:p>s8 = (sint8)(s32/(sint32)(sint16)u16); 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 = u8/u32;</text:p>
          </table:table-cell>
          <table:table-cell office:value-type="string" calcext:value-type="string">
            <text:p>s8 = (sint8)((sint32)(sint8)u8/(sint32)u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8 = u16/u32;</text:p>
          </table:table-cell>
          <table:table-cell office:value-type="string" calcext:value-type="string">
            <text:p>s8 = (sint8)((sint16)u16/(sint32)u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8 = u32/u32;</text:p>
          </table:table-cell>
          <table:table-cell office:value-type="string" calcext:value-type="string">
            <text:p>s8 = (sint8)((sint32)u32/(sint32)u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8 = s8/u32;</text:p>
          </table:table-cell>
          <table:table-cell office:value-type="string" calcext:value-type="string">
            <text:p>s8 = (sint8)(s8/(sint32)u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 = s16/u32;</text:p>
          </table:table-cell>
          <table:table-cell office:value-type="string" calcext:value-type="string">
            <text:p>s8 = (sint8)(s16/(sint32)u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 = s32/u32;</text:p>
          </table:table-cell>
          <table:table-cell office:value-type="string" calcext:value-type="string">
            <text:p>s8 = (sint8)(s32/(sint32)u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 = u8/s16;</text:p>
          </table:table-cell>
          <table:table-cell office:value-type="string" calcext:value-type="string">
            <text:p>s8 = (sint8)((sint16)(sint8)u8/s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 = u16/s16;</text:p>
          </table:table-cell>
          <table:table-cell office:value-type="string" calcext:value-type="string">
            <text:p>s8 = (sint8)((sint16)u16/s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 = u32/s16;</text:p>
          </table:table-cell>
          <table:table-cell office:value-type="string" calcext:value-type="string">
            <text:p>s8 = (sint8)((sint32)u32/s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 = s8/s16;</text:p>
          </table:table-cell>
          <table:table-cell office:value-type="string" calcext:value-type="string">
            <text:p>s8 = (sint8)(s8/s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8 = s16/s16;</text:p>
          </table:table-cell>
          <table:table-cell office:value-type="string" calcext:value-type="string">
            <text:p>s8 = (sint8)(s16/s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8 = s32/s16;</text:p>
          </table:table-cell>
          <table:table-cell office:value-type="string" calcext:value-type="string">
            <text:p>s8 = (sint8)(s32/s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8 = u8/s32;</text:p>
          </table:table-cell>
          <table:table-cell office:value-type="string" calcext:value-type="string">
            <text:p>s8 = (sint8)((sint32)(sint8)u8/s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 = u16/s32;</text:p>
          </table:table-cell>
          <table:table-cell office:value-type="string" calcext:value-type="string">
            <text:p>s8 = (sint8)((sint32)(sint16)u16/s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 = u32/s32;</text:p>
          </table:table-cell>
          <table:table-cell office:value-type="string" calcext:value-type="string">
            <text:p>s8 = (sint8)((sint32)u32/s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 = s8/s32;</text:p>
          </table:table-cell>
          <table:table-cell office:value-type="string" calcext:value-type="string">
            <text:p>s8 = (sint8)((sint32)s8/s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8 = s16/s32;</text:p>
          </table:table-cell>
          <table:table-cell office:value-type="string" calcext:value-type="string">
            <text:p>s8 = (sint8)((sint32)s16/s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8 = s32/s32;</text:p>
          </table:table-cell>
          <table:table-cell office:value-type="string" calcext:value-type="string">
            <text:p>s8 = (sint8)(s32/s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16 = s8/s8;</text:p>
          </table:table-cell>
          <table:table-cell office:value-type="string" calcext:value-type="string">
            <text:p>s16 = (sint16)s8/(sint16)s8;</text:p>
          </table:table-cell>
          <table:table-cell office:value-type="string" calcext:value-type="string">
            <text:p>[10.6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3 <text:s/>s16 = s16/s8;</text:p>
          </table:table-cell>
          <table:table-cell office:value-type="string" calcext:value-type="string">
            <text:p>s16 = s16/(sint16)s8;</text:p>
          </table:table-cell>
          <table:table-cell office:value-type="string" calcext:value-type="string">
            <text:p>ok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16 = s32/s8;</text:p>
          </table:table-cell>
          <table:table-cell office:value-type="string" calcext:value-type="string">
            <text:p>s16 = (sint16)(s32/(sint32)s8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16 = s8/u8;</text:p>
          </table:table-cell>
          <table:table-cell office:value-type="string" calcext:value-type="string">
            <text:p>s16 = (sint16)s8/(sint16)(sint8)u8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 = s16/u8;</text:p>
          </table:table-cell>
          <table:table-cell office:value-type="string" calcext:value-type="string">
            <text:p>s16 = s16/(sint16)(sint8)u8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 = s32/u8;</text:p>
          </table:table-cell>
          <table:table-cell office:value-type="string" calcext:value-type="string">
            <text:p>s16 = (sint16)(s32/(sint32)(sint8)u8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 = u8/s8;</text:p>
          </table:table-cell>
          <table:table-cell office:value-type="string" calcext:value-type="string">
            <text:p>s16 = (sint16)(sint8)u8/(sint16)(sint8)s8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 = u16/s8;</text:p>
          </table:table-cell>
          <table:table-cell office:value-type="string" calcext:value-type="string">
            <text:p>s16 = (sint16)u16/(sint16)s8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 = u32/s8;</text:p>
          </table:table-cell>
          <table:table-cell office:value-type="string" calcext:value-type="string">
            <text:p>s16 = (sint16)((sint32)u32/(sint32)s8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 = u8/u8;</text:p>
          </table:table-cell>
          <table:table-cell office:value-type="string" calcext:value-type="string">
            <text:p>s16 = (sint16)(sint8)u8/(sint16)(sint8)u8;</text:p>
          </table:table-cell>
          <table:table-cell office:value-type="string" calcext:value-type="string">
            <text:p>[10.6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 = u16/u8;</text:p>
          </table:table-cell>
          <table:table-cell office:value-type="string" calcext:value-type="string">
            <text:p>s16 = (sint16)u16/(sint16)(sint8)u8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16 = u32/u8;</text:p>
          </table:table-cell>
          <table:table-cell office:value-type="string" calcext:value-type="string">
            <text:p>s16 = (sint16)((sint32)u32/(sint32)(sint8)u8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16 = u8/u16;</text:p>
          </table:table-cell>
          <table:table-cell office:value-type="string" calcext:value-type="string">
            <text:p>s16 = (sint16)(sint8)u8/(sint16)(sint8)u16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16 = u16/u16;</text:p>
          </table:table-cell>
          <table:table-cell office:value-type="string" calcext:value-type="string">
            <text:p>s16 = (sint16)u16/(sint16)u16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16 = u32/u16;</text:p>
          </table:table-cell>
          <table:table-cell office:value-type="string" calcext:value-type="string">
            <text:p>s16 = (sint16)((sint32)u32/(sint32)(sint16)u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16 = s8/u16;</text:p>
          </table:table-cell>
          <table:table-cell office:value-type="string" calcext:value-type="string">
            <text:p>s16 = (sint16)((sint16)s8/(sint16)u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 = s16/u16;</text:p>
          </table:table-cell>
          <table:table-cell office:value-type="string" calcext:value-type="string">
            <text:p>s16 = s16/(sint16)u16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 = s32/u16; </text:p>
          </table:table-cell>
          <table:table-cell office:value-type="string" calcext:value-type="string">
            <text:p>s16 = (sint16)(s32/(sint32)(sint16)u16); 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 = u8/u32;</text:p>
          </table:table-cell>
          <table:table-cell office:value-type="string" calcext:value-type="string">
            <text:p>s16 = (sint16)((sint32)(sint8)u8/(sint32)u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16 = u16/u32;</text:p>
          </table:table-cell>
          <table:table-cell office:value-type="string" calcext:value-type="string">
            <text:p>s16 = (sint16)((sint32)(sint16)u16/(sint32)u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16 = u32/u32;</text:p>
          </table:table-cell>
          <table:table-cell office:value-type="string" calcext:value-type="string">
            <text:p>s16 = (sint16)((sint32)u32/(sint32)u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16 = s8/u32;</text:p>
          </table:table-cell>
          <table:table-cell office:value-type="string" calcext:value-type="string">
            <text:p>s16 = (sint16)((sint32)s8/(sint32)u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 = s16/u32;</text:p>
          </table:table-cell>
          <table:table-cell office:value-type="string" calcext:value-type="string">
            <text:p>s16 = (sint16)((sint32)s16/(sint32)u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 = s32/u32;</text:p>
          </table:table-cell>
          <table:table-cell office:value-type="string" calcext:value-type="string">
            <text:p>s16 = (sint16)(s32/(sint32)u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 = u8/s16;</text:p>
          </table:table-cell>
          <table:table-cell office:value-type="string" calcext:value-type="string">
            <text:p>s16 = (sint16)((sint16)(sint8)u8/s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 = u16/s16;</text:p>
          </table:table-cell>
          <table:table-cell office:value-type="string" calcext:value-type="string">
            <text:p>s16 = (sint16)u16/s16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 = u32/s16;</text:p>
          </table:table-cell>
          <table:table-cell office:value-type="string" calcext:value-type="string">
            <text:p>s16 = (sint16)((sint32)u32/(sint32)s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 = s8/s16;</text:p>
          </table:table-cell>
          <table:table-cell office:value-type="string" calcext:value-type="string">
            <text:p>s16 = (sint16)s8/s16;</text:p>
          </table:table-cell>
          <table:table-cell office:value-type="string" calcext:value-type="string">
            <text:p>ok</text:p>
          </table:table-cell>
          <table:table-cell table:number-columns-repeated="20"/>
        </table:table-row>
        <table:table-row table:style-name="ro2">
          <table:table-cell table:number-columns-repeated="2" office:value-type="string" calcext:value-type="string">
            <text:p>s16 = s16/s16;</text:p>
          </table:table-cell>
          <table:table-cell office:value-type="string" calcext:value-type="string">
            <text:p>ok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16 = s32/s16;</text:p>
          </table:table-cell>
          <table:table-cell office:value-type="string" calcext:value-type="string">
            <text:p>s16 = (sint16)(s32/(sint32)s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16 = u8/s32;</text:p>
          </table:table-cell>
          <table:table-cell office:value-type="string" calcext:value-type="string">
            <text:p>s16 = (sint16)((sint32)(sint8)u8/s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 = u16/s32;</text:p>
          </table:table-cell>
          <table:table-cell office:value-type="string" calcext:value-type="string">
            <text:p>s16 = (sint16)((sint32)(sint16)u16/s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 = u32/s32;</text:p>
          </table:table-cell>
          <table:table-cell office:value-type="string" calcext:value-type="string">
            <text:p>s16 = (sint16)((sint32)u32/s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 = s8/s32;</text:p>
          </table:table-cell>
          <table:table-cell office:value-type="string" calcext:value-type="string">
            <text:p>s16 = (sint16)((sint32)s8/s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16 = s16/s32;</text:p>
          </table:table-cell>
          <table:table-cell office:value-type="string" calcext:value-type="string">
            <text:p>s16 = (sint16)((sint32)s16/s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16 = s32/s32;</text:p>
          </table:table-cell>
          <table:table-cell office:value-type="string" calcext:value-type="string">
            <text:p>s16 = (sint16)(s32/s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s8/s8;</text:p>
          </table:table-cell>
          <table:table-cell office:value-type="string" calcext:value-type="string">
            <text:p>s32 = (sint32)s8/(sint32)s8;</text:p>
          </table:table-cell>
          <table:table-cell office:value-type="string" calcext:value-type="string">
            <text:p>[10.6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s16/s8;</text:p>
          </table:table-cell>
          <table:table-cell office:value-type="string" calcext:value-type="string">
            <text:p>s32 = (sint32)s16/(sint32)s8;</text:p>
          </table:table-cell>
          <table:table-cell office:value-type="string" calcext:value-type="string">
            <text:p>[10.6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s32/s8;</text:p>
          </table:table-cell>
          <table:table-cell office:value-type="string" calcext:value-type="string">
            <text:p>s32 = s32/(sint32)s8;</text:p>
          </table:table-cell>
          <table:table-cell office:value-type="string" calcext:value-type="string">
            <text:p>ok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s8/u8;</text:p>
          </table:table-cell>
          <table:table-cell office:value-type="string" calcext:value-type="string">
            <text:p>s32 = (sint32)s8/(sint32)(sint8)u8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s16/u8;</text:p>
          </table:table-cell>
          <table:table-cell office:value-type="string" calcext:value-type="string">
            <text:p>s32 = (sint32)s16/(sint32)(sint8)u8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s32/u8;</text:p>
          </table:table-cell>
          <table:table-cell office:value-type="string" calcext:value-type="string">
            <text:p>s32 = s32/(sint32)(sint8)u8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u8/s8;</text:p>
          </table:table-cell>
          <table:table-cell office:value-type="string" calcext:value-type="string">
            <text:p>s32 = (sint32)(sint8)u8/(sint32)s8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u16/s8;</text:p>
          </table:table-cell>
          <table:table-cell office:value-type="string" calcext:value-type="string">
            <text:p>s32 = (sint32)(sint16)u16/(sint32)s8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u32/s8;</text:p>
          </table:table-cell>
          <table:table-cell office:value-type="string" calcext:value-type="string">
            <text:p>s32 = (sint32)u32/(sint32)s8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32 = u8/u8;</text:p>
          </table:table-cell>
          <table:table-cell office:value-type="string" calcext:value-type="string">
            <text:p>s32 = (sint32)(sint8)u8/(sint32)(sint8)u8;</text:p>
          </table:table-cell>
          <table:table-cell office:value-type="string" calcext:value-type="string">
            <text:p>[10.6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32 = u16/u8;</text:p>
          </table:table-cell>
          <table:table-cell office:value-type="string" calcext:value-type="string">
            <text:p>s32 = (sint32)(sint16)u16/(sint32)(sint8)u8;</text:p>
          </table:table-cell>
          <table:table-cell office:value-type="string" calcext:value-type="string">
            <text:p>[10.6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32 = u32/u8;</text:p>
          </table:table-cell>
          <table:table-cell office:value-type="string" calcext:value-type="string">
            <text:p>s32 = (sint32)u32/(sint32)(sint8)u8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u8/u16;</text:p>
          </table:table-cell>
          <table:table-cell office:value-type="string" calcext:value-type="string">
            <text:p>s32 = (sint32)(sint8)u8/(sint32)(sint16)u16;</text:p>
          </table:table-cell>
          <table:table-cell office:value-type="string" calcext:value-type="string">
            <text:p>[10.6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32 = u16/u16;</text:p>
          </table:table-cell>
          <table:table-cell office:value-type="string" calcext:value-type="string">
            <text:p>s32 = (sint32)(sint16)u16/(sint32)(sint16)u16;</text:p>
          </table:table-cell>
          <table:table-cell office:value-type="string" calcext:value-type="string">
            <text:p>[10.6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32 = u32/u16;</text:p>
          </table:table-cell>
          <table:table-cell office:value-type="string" calcext:value-type="string">
            <text:p>s32 = (sint32)u32/(sint32)(sint16)u16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s8/u16;</text:p>
          </table:table-cell>
          <table:table-cell office:value-type="string" calcext:value-type="string">
            <text:p>s32 = (sint32)s8/(sint32)(sint16)u16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s16/u16;</text:p>
          </table:table-cell>
          <table:table-cell office:value-type="string" calcext:value-type="string">
            <text:p>s32 = (sint32)s16/(sint32)(sint16)u16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s32/u16; </text:p>
          </table:table-cell>
          <table:table-cell office:value-type="string" calcext:value-type="string">
            <text:p>s32 = s32/(sint32)(sint16)u16; 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u8/u32;</text:p>
          </table:table-cell>
          <table:table-cell office:value-type="string" calcext:value-type="string">
            <text:p>s32 = (sint32)(sint8)u8/(sint32)u32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u16/u32;</text:p>
          </table:table-cell>
          <table:table-cell office:value-type="string" calcext:value-type="string">
            <text:p>s32 = (sint32)(sint16)u16/(sint32)u32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u32/u32;</text:p>
          </table:table-cell>
          <table:table-cell office:value-type="string" calcext:value-type="string">
            <text:p>s32 = (sint32)u32/(sint32)u32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s8/u32;</text:p>
          </table:table-cell>
          <table:table-cell office:value-type="string" calcext:value-type="string">
            <text:p>s32 = (sint32)s8/(sint32)u32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32 = s16/u32;</text:p>
          </table:table-cell>
          <table:table-cell office:value-type="string" calcext:value-type="string">
            <text:p>s32 = (sint32)s16/(sint32)u32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32 = s32/u32;</text:p>
          </table:table-cell>
          <table:table-cell office:value-type="string" calcext:value-type="string">
            <text:p>s32 = s32/(sint32)u32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32 = u8/s16;</text:p>
          </table:table-cell>
          <table:table-cell office:value-type="string" calcext:value-type="string">
            <text:p>s32 = (sint32)(sint8)u8/(sint32)s16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u16/s16;</text:p>
          </table:table-cell>
          <table:table-cell office:value-type="string" calcext:value-type="string">
            <text:p>s32 = (sint32)(sint16)u16/(sint32)s16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u32/s16;</text:p>
          </table:table-cell>
          <table:table-cell office:value-type="string" calcext:value-type="string">
            <text:p>s32 = (sint32)u32/(sint32)s16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32 = s8/s16;</text:p>
          </table:table-cell>
          <table:table-cell office:value-type="string" calcext:value-type="string">
            <text:p>s32 = (sint32)s8/(sint32)s16;</text:p>
          </table:table-cell>
          <table:table-cell office:value-type="string" calcext:value-type="string">
            <text:p>[10.6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s16/s16;</text:p>
          </table:table-cell>
          <table:table-cell office:value-type="string" calcext:value-type="string">
            <text:p>s32 = (sint32)s16/(sint32)s16;</text:p>
          </table:table-cell>
          <table:table-cell office:value-type="string" calcext:value-type="string">
            <text:p>[10.6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s32/s16;</text:p>
          </table:table-cell>
          <table:table-cell office:value-type="string" calcext:value-type="string">
            <text:p>s32 = s32/(sint32)s16;</text:p>
          </table:table-cell>
          <table:table-cell office:value-type="string" calcext:value-type="string">
            <text:p>ok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u8/s32;</text:p>
          </table:table-cell>
          <table:table-cell office:value-type="string" calcext:value-type="string">
            <text:p>s32 = (sint32)(sint8)u8/s32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u16/s32;</text:p>
          </table:table-cell>
          <table:table-cell office:value-type="string" calcext:value-type="string">
            <text:p>s32 = (sint32)(sint16)u16/s32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u32/s32;</text:p>
          </table:table-cell>
          <table:table-cell office:value-type="string" calcext:value-type="string">
            <text:p>s32 = (sint32)u32/s32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32 = s8/s32;</text:p>
          </table:table-cell>
          <table:table-cell office:value-type="string" calcext:value-type="string">
            <text:p>s32 = (sint32)s8/s32;</text:p>
          </table:table-cell>
          <table:table-cell office:value-type="string" calcext:value-type="string">
            <text:p>ok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s16/s32;</text:p>
          </table:table-cell>
          <table:table-cell office:value-type="string" calcext:value-type="string">
            <text:p>s32 = (sint32)s16/s32;</text:p>
          </table:table-cell>
          <table:table-cell office:value-type="string" calcext:value-type="string">
            <text:p>ok</text:p>
          </table:table-cell>
          <table:table-cell table:number-columns-repeated="20"/>
        </table:table-row>
        <table:table-row table:style-name="ro2">
          <table:table-cell table:number-columns-repeated="2" office:value-type="string" calcext:value-type="string">
            <text:p>s32 = s32/s32;</text:p>
          </table:table-cell>
          <table:table-cell office:value-type="string" calcext:value-type="string">
            <text:p>ok</text:p>
          </table:table-cell>
          <table:table-cell table:number-columns-repeated="20"/>
        </table:table-row>
      </table:table>
      <table:table table:name="Multiply" table:style-name="ta1">
        <office:forms form:automatic-focus="false" form:apply-design-mode="false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" table:number-columns-repeated="19" table:default-cell-style-name="Default"/>
        <table:table-row table:style-name="ro2">
          <table:table-cell office:value-type="string" calcext:value-type="string">
            <text:p>u8 = s8*s8;</text:p>
          </table:table-cell>
          <table:table-cell office:value-type="string" calcext:value-type="string">
            <text:p>u8 = (uint8)((uint8)s8*(uint8)s8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 = s16*s8;</text:p>
          </table:table-cell>
          <table:table-cell office:value-type="string" calcext:value-type="string">
            <text:p>u8 = (uint8)((uint16)s16*(uint8)s8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 = s32*s8;</text:p>
          </table:table-cell>
          <table:table-cell office:value-type="string" calcext:value-type="string">
            <text:p>u8 = (uint8)((uint32)s32*(uint8)s8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 = s8*u8;</text:p>
          </table:table-cell>
          <table:table-cell office:value-type="string" calcext:value-type="string">
            <text:p>u8 = (uint8)((uint8)s8*u8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s16*u8;</text:p>
          </table:table-cell>
          <table:table-cell office:value-type="string" calcext:value-type="string">
            <text:p>u8 = (uint8)((uint16)s16*u8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s32*u8;</text:p>
          </table:table-cell>
          <table:table-cell office:value-type="string" calcext:value-type="string">
            <text:p>u8 = (uint8)((uint32)s32*u8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u8*s8;</text:p>
          </table:table-cell>
          <table:table-cell office:value-type="string" calcext:value-type="string">
            <text:p>u8 = (uint8)(u8*(uint8)s8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u16*s8;</text:p>
          </table:table-cell>
          <table:table-cell office:value-type="string" calcext:value-type="string">
            <text:p>u8 = (uint8)(u16*(uint8)s8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u32*s8;</text:p>
          </table:table-cell>
          <table:table-cell office:value-type="string" calcext:value-type="string">
            <text:p>u8 = (uint8)(u32*(uint8)s8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u8*u8;</text:p>
          </table:table-cell>
          <table:table-cell office:value-type="string" calcext:value-type="string">
            <text:p>u8 = (uint8)(u8*u8);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u8 = u16*u8;</text:p>
          </table:table-cell>
          <table:table-cell office:value-type="string" calcext:value-type="string">
            <text:p>u8 = (uint8)(u16*u8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 = u32*u8;</text:p>
          </table:table-cell>
          <table:table-cell office:value-type="string" calcext:value-type="string">
            <text:p>u8 = (uint8)(u32*u8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 = u8*u16;</text:p>
          </table:table-cell>
          <table:table-cell office:value-type="string" calcext:value-type="string">
            <text:p>u8 = (uint8)(u8*u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u8 = u16*u16;</text:p>
          </table:table-cell>
          <table:table-cell office:value-type="string" calcext:value-type="string">
            <text:p>u8 = (uint8)(u16*u16);</text:p>
          </table:table-cell>
          <table:table-cell office:value-type="string" calcext:value-type="string">
            <text:p>[10.3, required]</text:p>
          </table:table-cell>
          <table:table-cell table:number-columns-repeated="19"/>
          <table:table-cell table:style-name="ce2"/>
        </table:table-row>
        <table:table-row table:style-name="ro2">
          <table:table-cell office:value-type="string" calcext:value-type="string">
            <text:p>u8 = u32*u16;</text:p>
          </table:table-cell>
          <table:table-cell office:value-type="string" calcext:value-type="string">
            <text:p>u8 = (uint8)(u32*u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 = s8*u16;</text:p>
          </table:table-cell>
          <table:table-cell office:value-type="string" calcext:value-type="string">
            <text:p>u8 = (uint8)((uint16)(uint8)s8*u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s16*u16;</text:p>
          </table:table-cell>
          <table:table-cell office:value-type="string" calcext:value-type="string">
            <text:p>u8 = (uint8)((uint16)s16*u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s32*u16; </text:p>
          </table:table-cell>
          <table:table-cell office:value-type="string" calcext:value-type="string">
            <text:p>u8 = (uint8)((uint32)s32*(uint32)u16); 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u8*u32;</text:p>
          </table:table-cell>
          <table:table-cell office:value-type="string" calcext:value-type="string">
            <text:p>u8 = (uint8)((uint32)u8*u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 = u16*u32;</text:p>
          </table:table-cell>
          <table:table-cell office:value-type="string" calcext:value-type="string">
            <text:p>u8 = (uint8)((uint32)u16*u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 = u32*u32;</text:p>
          </table:table-cell>
          <table:table-cell office:value-type="string" calcext:value-type="string">
            <text:p>u8 = (uint8)(u32*u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 = s8*u32;</text:p>
          </table:table-cell>
          <table:table-cell office:value-type="string" calcext:value-type="string">
            <text:p>u8 = (uint8)((uint32)(uint8)s8*u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s16*u32;</text:p>
          </table:table-cell>
          <table:table-cell office:value-type="string" calcext:value-type="string">
            <text:p>u8 = (uint8)((uint16)s16*u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s32*u32;</text:p>
          </table:table-cell>
          <table:table-cell office:value-type="string" calcext:value-type="string">
            <text:p>u8 = (uint8)((uint32)s32*u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u8*s16;</text:p>
          </table:table-cell>
          <table:table-cell office:value-type="string" calcext:value-type="string">
            <text:p>u8 = (uint8)((uint16)u8*(uint16)s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u16*s16;</text:p>
          </table:table-cell>
          <table:table-cell office:value-type="string" calcext:value-type="string">
            <text:p>u8 = (uint8)(u16*(uint16)s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u32*s16;</text:p>
          </table:table-cell>
          <table:table-cell office:value-type="string" calcext:value-type="string">
            <text:p>u8 = (uint8)(u32*(uint16)s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s8*s16;</text:p>
          </table:table-cell>
          <table:table-cell office:value-type="string" calcext:value-type="string">
            <text:p>u8 = (uint8)((uint8)s8*(uint16)s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 = s16*s16;</text:p>
          </table:table-cell>
          <table:table-cell office:value-type="string" calcext:value-type="string">
            <text:p>u8 = (uint8)((uint16)s16*(uint16)s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 = s32*s16;</text:p>
          </table:table-cell>
          <table:table-cell office:value-type="string" calcext:value-type="string">
            <text:p>u8 = (uint8)((uint32)s32*(uint16)s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 = u8*s32;</text:p>
          </table:table-cell>
          <table:table-cell office:value-type="string" calcext:value-type="string">
            <text:p>u8 = (uint8)((uint32)u8*(uint32)s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u16*s32;</text:p>
          </table:table-cell>
          <table:table-cell office:value-type="string" calcext:value-type="string">
            <text:p>u8 = (uint8)((uint32)u16*(uint32)s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u32*s32;</text:p>
          </table:table-cell>
          <table:table-cell office:value-type="string" calcext:value-type="string">
            <text:p>u8 = (uint8)(u32*(uint32)s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s8*s32;</text:p>
          </table:table-cell>
          <table:table-cell office:value-type="string" calcext:value-type="string">
            <text:p>u8 = (uint8)((uint32)(uint8)s8*(uint32)s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 = s16*s32;</text:p>
          </table:table-cell>
          <table:table-cell office:value-type="string" calcext:value-type="string">
            <text:p>u8 = (uint8)((uint32)(uint16)s16*(uint32)s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 = s32*s32;</text:p>
          </table:table-cell>
          <table:table-cell office:value-type="string" calcext:value-type="string">
            <text:p>u8 = (uint8)((uint32)s32*(uint32)s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 = s8*s8;</text:p>
          </table:table-cell>
          <table:table-cell office:value-type="string" calcext:value-type="string">
            <text:p>u16 = (uint16)(uint8)s8*(uint16)(uint8)s8;</text:p>
          </table:table-cell>
          <table:table-cell office:value-type="string" calcext:value-type="string">
            <text:p>[10.6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s16*s8;</text:p>
          </table:table-cell>
          <table:table-cell office:value-type="string" calcext:value-type="string">
            <text:p>u16 = (uint16)((uint16)s16*(uint16)(uint8)s8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 = s32*s8;</text:p>
          </table:table-cell>
          <table:table-cell office:value-type="string" calcext:value-type="string">
            <text:p>u16 = (uint16)((uint32)s32*(uint32)(uint8)s8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 = s8*u8;</text:p>
          </table:table-cell>
          <table:table-cell office:value-type="string" calcext:value-type="string">
            <text:p>u16 = (uint16)(uint8)s8*(uint16)u8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s16*u8;</text:p>
          </table:table-cell>
          <table:table-cell office:value-type="string" calcext:value-type="string">
            <text:p>u16 = (uint16)((uint16)s16*(uint16)u8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s32*u8;</text:p>
          </table:table-cell>
          <table:table-cell office:value-type="string" calcext:value-type="string">
            <text:p>u16 = (uint16)((uint32)s32*(uint32)u8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u8*s8;</text:p>
          </table:table-cell>
          <table:table-cell office:value-type="string" calcext:value-type="string">
            <text:p>u16 = (uint16)u8*(uint16)(uint8)s8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u16*s8;</text:p>
          </table:table-cell>
          <table:table-cell office:value-type="string" calcext:value-type="string">
            <text:p>u16 = (uint16)(u16*(uint16)(uint8)s8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u32*s8;</text:p>
          </table:table-cell>
          <table:table-cell office:value-type="string" calcext:value-type="string">
            <text:p>u16 = (uint16)(u32*(uint32)(uint8)s8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u8*u8;</text:p>
          </table:table-cell>
          <table:table-cell office:value-type="string" calcext:value-type="string">
            <text:p>u16 = (uint16)u8*(uint16)u8;</text:p>
          </table:table-cell>
          <table:table-cell office:value-type="string" calcext:value-type="string">
            <text:p>[10.6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 = u16*u8;</text:p>
          </table:table-cell>
          <table:table-cell office:value-type="string" calcext:value-type="string">
            <text:p>u16 = (uint16)(u16*u8);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u16 = u32*u8;</text:p>
          </table:table-cell>
          <table:table-cell office:value-type="string" calcext:value-type="string">
            <text:p>u16 = (uint16)(u32*(uint32)u8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 = u8*u16;</text:p>
          </table:table-cell>
          <table:table-cell office:value-type="string" calcext:value-type="string">
            <text:p>u16 = (uint16)(u8*u16);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u16 = u16*u16;</text:p>
          </table:table-cell>
          <table:table-cell office:value-type="string" calcext:value-type="string">
            <text:p>u16 = (uint16)(u16*u16);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u16 = u32*u16;</text:p>
          </table:table-cell>
          <table:table-cell office:value-type="string" calcext:value-type="string">
            <text:p>u16 = (uint16)(u32*(uint32)u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 = s8*u16;</text:p>
          </table:table-cell>
          <table:table-cell office:value-type="string" calcext:value-type="string">
            <text:p>u16 = (uint16)((uint16)(uint8)s8*u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s16*u16;</text:p>
          </table:table-cell>
          <table:table-cell office:value-type="string" calcext:value-type="string">
            <text:p>u16 = (uint16)((uint16)s16*u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s32*u16; </text:p>
          </table:table-cell>
          <table:table-cell office:value-type="string" calcext:value-type="string">
            <text:p>u16 = (uint16)((uint32)s32*(uint32)u16); 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u8*u32;</text:p>
          </table:table-cell>
          <table:table-cell office:value-type="string" calcext:value-type="string">
            <text:p>u16 = (uint16)((uint32)u8*u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 = u16*u32;</text:p>
          </table:table-cell>
          <table:table-cell office:value-type="string" calcext:value-type="string">
            <text:p>u16 = (uint16)((uint32)u16*u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 = u32*u32;</text:p>
          </table:table-cell>
          <table:table-cell office:value-type="string" calcext:value-type="string">
            <text:p>u16 = (uint16)(u32*u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 = s8*u32;</text:p>
          </table:table-cell>
          <table:table-cell office:value-type="string" calcext:value-type="string">
            <text:p>u16 = (uint16)((uint32)(uint8)s8*u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s16*u32;</text:p>
          </table:table-cell>
          <table:table-cell office:value-type="string" calcext:value-type="string">
            <text:p>u16 = (uint16)((uint32)(uint16)s16*u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s32*u32;</text:p>
          </table:table-cell>
          <table:table-cell office:value-type="string" calcext:value-type="string">
            <text:p>u16 = (uint16)((uint32)s32*u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u8*s16;</text:p>
          </table:table-cell>
          <table:table-cell office:value-type="string" calcext:value-type="string">
            <text:p>u16 = (uint16)((uint16)u8*(uint16)s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u16*s16;</text:p>
          </table:table-cell>
          <table:table-cell office:value-type="string" calcext:value-type="string">
            <text:p>u16 = (uint16)(u16*(uint16)s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u32*s16;</text:p>
          </table:table-cell>
          <table:table-cell office:value-type="string" calcext:value-type="string">
            <text:p>u16 = (uint16)(u32*(uint32)(uint16)s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s8*s16;</text:p>
          </table:table-cell>
          <table:table-cell office:value-type="string" calcext:value-type="string">
            <text:p>u16 = (uint16)((uint16)(uint8)s8*(uint16)s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 = s16*s16;</text:p>
          </table:table-cell>
          <table:table-cell office:value-type="string" calcext:value-type="string">
            <text:p>u16 = (uint16)((uint16)s16*(uint16)s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 = s32*s16;</text:p>
          </table:table-cell>
          <table:table-cell office:value-type="string" calcext:value-type="string">
            <text:p>u16 = (uint16)((uint32)s32*(uint32)(uint16)s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 = u8*s32;</text:p>
          </table:table-cell>
          <table:table-cell office:value-type="string" calcext:value-type="string">
            <text:p>u16 = (uint16)((uint32)u8*(uint32)s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u16*s32;</text:p>
          </table:table-cell>
          <table:table-cell office:value-type="string" calcext:value-type="string">
            <text:p>u16 = (uint16)((uint32)u16*(uint32)s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u32*s32;</text:p>
          </table:table-cell>
          <table:table-cell office:value-type="string" calcext:value-type="string">
            <text:p>u16 = (uint16)(u32*(uint32)s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s8*s32;</text:p>
          </table:table-cell>
          <table:table-cell office:value-type="string" calcext:value-type="string">
            <text:p>u16 = (uint16)((uint32)(uint8)s8*(uint32)s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 = s16*s32;</text:p>
          </table:table-cell>
          <table:table-cell office:value-type="string" calcext:value-type="string">
            <text:p>u16 = (uint16)((uint32)(uint16)s16*(uint32)s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 = s32*s32;</text:p>
          </table:table-cell>
          <table:table-cell office:value-type="string" calcext:value-type="string">
            <text:p>u16 = (uint16)((uint32)s32*(uint32)s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 = s8*s8;</text:p>
          </table:table-cell>
          <table:table-cell office:value-type="string" calcext:value-type="string">
            <text:p>u32 = (uint32)(uint8)s8*(uint32)(uint8)s8;</text:p>
          </table:table-cell>
          <table:table-cell office:value-type="string" calcext:value-type="string">
            <text:p>[10.6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s16*s8;</text:p>
          </table:table-cell>
          <table:table-cell office:value-type="string" calcext:value-type="string">
            <text:p>u32 = (uint32)(uint16)s16*(uint32)(uint8)s8;</text:p>
          </table:table-cell>
          <table:table-cell office:value-type="string" calcext:value-type="string">
            <text:p>[10.6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s32*s8;</text:p>
          </table:table-cell>
          <table:table-cell office:value-type="string" calcext:value-type="string">
            <text:p>u32 = (uint32)s32*(uint32)(uint8)s8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 = s8*u8;</text:p>
          </table:table-cell>
          <table:table-cell office:value-type="string" calcext:value-type="string">
            <text:p>u32 = (uint32)(uint8)s8*(uint32)u8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s16*u8;</text:p>
          </table:table-cell>
          <table:table-cell office:value-type="string" calcext:value-type="string">
            <text:p>u32 = (uint32)(uint16)s16*(uint32)u8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s32*u8;</text:p>
          </table:table-cell>
          <table:table-cell office:value-type="string" calcext:value-type="string">
            <text:p>u32 = (uint32)s32*(uint32)u8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u8*s8;</text:p>
          </table:table-cell>
          <table:table-cell office:value-type="string" calcext:value-type="string">
            <text:p>u32 = (uint32)u8*(uint32)(uint8)s8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u16*s8;</text:p>
          </table:table-cell>
          <table:table-cell office:value-type="string" calcext:value-type="string">
            <text:p>u32 = (uint32)u16*(uint32)(uint8)s8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u32*s8;</text:p>
          </table:table-cell>
          <table:table-cell office:value-type="string" calcext:value-type="string">
            <text:p>u32 = u32*(uint32)(uint8)s8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 = u8*u8;</text:p>
          </table:table-cell>
          <table:table-cell office:value-type="string" calcext:value-type="string">
            <text:p>u32 = (uint32)u8*(uint32)u8;</text:p>
          </table:table-cell>
          <table:table-cell office:value-type="string" calcext:value-type="string">
            <text:p>[10.6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 = u16*u8;</text:p>
          </table:table-cell>
          <table:table-cell office:value-type="string" calcext:value-type="string">
            <text:p>u32 = (uint32)u16*(uint32)u8;</text:p>
          </table:table-cell>
          <table:table-cell office:value-type="string" calcext:value-type="string">
            <text:p>[10.6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 = u32*u8;</text:p>
          </table:table-cell>
          <table:table-cell office:value-type="string" calcext:value-type="string">
            <text:p>u32 = u32*(uint32)u8;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u32 = u8*u16;</text:p>
          </table:table-cell>
          <table:table-cell office:value-type="string" calcext:value-type="string">
            <text:p>u32 = (uint32)u8*(uint32)u16;</text:p>
          </table:table-cell>
          <table:table-cell office:value-type="string" calcext:value-type="string">
            <text:p>[10.6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 = u16*u16;</text:p>
          </table:table-cell>
          <table:table-cell office:value-type="string" calcext:value-type="string">
            <text:p>u32 = (uint32)u16*(uint32)u16;</text:p>
          </table:table-cell>
          <table:table-cell office:value-type="string" calcext:value-type="string">
            <text:p>[10.6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 = u32*u16;</text:p>
          </table:table-cell>
          <table:table-cell office:value-type="string" calcext:value-type="string">
            <text:p>u32 = u32*(uint32)u16;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u32 = s8*u16;</text:p>
          </table:table-cell>
          <table:table-cell office:value-type="string" calcext:value-type="string">
            <text:p>u32 = (uint32)(uint8)s8*(uint32)u16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s16*u16;</text:p>
          </table:table-cell>
          <table:table-cell office:value-type="string" calcext:value-type="string">
            <text:p>u32 = (uint32)(uint16)s16*(uint32)u16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s32*u16; </text:p>
          </table:table-cell>
          <table:table-cell office:value-type="string" calcext:value-type="string">
            <text:p>u32 = (uint32)s32*(uint32)u16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u8*u32;</text:p>
          </table:table-cell>
          <table:table-cell office:value-type="string" calcext:value-type="string">
            <text:p>u32 = (uint32)u8*u32;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u32 = u16*u32;</text:p>
          </table:table-cell>
          <table:table-cell office:value-type="string" calcext:value-type="string">
            <text:p>u32 = (uint32)u16*u32;</text:p>
          </table:table-cell>
          <table:table-cell table:number-columns-repeated="21"/>
        </table:table-row>
        <table:table-row table:style-name="ro2">
          <table:table-cell table:number-columns-repeated="2" office:value-type="string" calcext:value-type="string">
            <text:p>u32 = u32*u32;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u32 = s8*u32;</text:p>
          </table:table-cell>
          <table:table-cell office:value-type="string" calcext:value-type="string">
            <text:p>u32 = (uint32)(uint8)s8*u32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 = s16*u32;</text:p>
          </table:table-cell>
          <table:table-cell office:value-type="string" calcext:value-type="string">
            <text:p>u32 = (uint32)(uint16)s16*u32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 = s32*u32;</text:p>
          </table:table-cell>
          <table:table-cell office:value-type="string" calcext:value-type="string">
            <text:p>u32 = (uint32)s32*u32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 = u8*s16;</text:p>
          </table:table-cell>
          <table:table-cell office:value-type="string" calcext:value-type="string">
            <text:p>u32 = (uint32)u8*(uint32)(uint16)s16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u16*s16;</text:p>
          </table:table-cell>
          <table:table-cell office:value-type="string" calcext:value-type="string">
            <text:p>u32 = (uint32)u16*(uint32)(uint16)s16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u32*s16;</text:p>
          </table:table-cell>
          <table:table-cell office:value-type="string" calcext:value-type="string">
            <text:p>u32 = u32*(uint32)(uint16)s16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 = s8*s16;</text:p>
          </table:table-cell>
          <table:table-cell office:value-type="string" calcext:value-type="string">
            <text:p>u32 = (uint32)(uint8)s8*(uint32)(uint16)s16;</text:p>
          </table:table-cell>
          <table:table-cell office:value-type="string" calcext:value-type="string">
            <text:p>[10.6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s16*s16;</text:p>
          </table:table-cell>
          <table:table-cell office:value-type="string" calcext:value-type="string">
            <text:p>u32 = (uint32)(uint16)s16*(uint32)(uint16)s16;</text:p>
          </table:table-cell>
          <table:table-cell office:value-type="string" calcext:value-type="string">
            <text:p>[10.6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s32*s16;</text:p>
          </table:table-cell>
          <table:table-cell office:value-type="string" calcext:value-type="string">
            <text:p>u32 = (uint32)(uint32)s32*(uint32)(uint16)s16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 = u8*s32;</text:p>
          </table:table-cell>
          <table:table-cell office:value-type="string" calcext:value-type="string">
            <text:p>u32 = (uint32)u8*(uint32)s32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u16*s32;</text:p>
          </table:table-cell>
          <table:table-cell office:value-type="string" calcext:value-type="string">
            <text:p>u32 = (uint32)u16*(uint32)s32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u32*s32;</text:p>
          </table:table-cell>
          <table:table-cell office:value-type="string" calcext:value-type="string">
            <text:p>u32 = u32*(uint32)s32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 = s8*s32;</text:p>
          </table:table-cell>
          <table:table-cell office:value-type="string" calcext:value-type="string">
            <text:p>u32 = (uint32)(uint8)s8*(uint32)s32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 = s16*s32;</text:p>
          </table:table-cell>
          <table:table-cell office:value-type="string" calcext:value-type="string">
            <text:p>u32 = (uint32)(uint16)s16*(uint32)s32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 = s32*s32;</text:p>
          </table:table-cell>
          <table:table-cell office:value-type="string" calcext:value-type="string">
            <text:p>u32 = (uint32)s32*(uint32)s32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8 = s8*s8;</text:p>
          </table:table-cell>
          <table:table-cell office:value-type="string" calcext:value-type="string">
            <text:p>s8 = (sint8)(s8*s8);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s8 = s16*s8;</text:p>
          </table:table-cell>
          <table:table-cell office:value-type="string" calcext:value-type="string">
            <text:p>s8 = (sint8)(s16*s8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8 = s32*s8;</text:p>
          </table:table-cell>
          <table:table-cell office:value-type="string" calcext:value-type="string">
            <text:p>s8 = (sint8)(s32*s8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8 = s8*u8;</text:p>
          </table:table-cell>
          <table:table-cell office:value-type="string" calcext:value-type="string">
            <text:p>s8 = (sint8)(s8*(sint8)u8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 = s16*u8;</text:p>
          </table:table-cell>
          <table:table-cell office:value-type="string" calcext:value-type="string">
            <text:p>s8 = (sint8)(s16*(sint8)u8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 = s32*u8;</text:p>
          </table:table-cell>
          <table:table-cell office:value-type="string" calcext:value-type="string">
            <text:p>s8 = (sint8)(s32*(sint8)u8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 = u8*s8;</text:p>
          </table:table-cell>
          <table:table-cell office:value-type="string" calcext:value-type="string">
            <text:p>s8 = (sint8)((sint8)u8*s8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 = u16*s8;</text:p>
          </table:table-cell>
          <table:table-cell office:value-type="string" calcext:value-type="string">
            <text:p>s8 = (sint8)((sint16)u16*s8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 = u32*s8;</text:p>
          </table:table-cell>
          <table:table-cell office:value-type="string" calcext:value-type="string">
            <text:p>s8 = (sint8)((sint32)u32*s8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 = u8*u8;</text:p>
          </table:table-cell>
          <table:table-cell office:value-type="string" calcext:value-type="string">
            <text:p>s8 = (sint8)((sint8)u8*(sint8)u8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8 = u16*u8;</text:p>
          </table:table-cell>
          <table:table-cell office:value-type="string" calcext:value-type="string">
            <text:p>s8 = (sint8)((sint16)u16*(sint8)u8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8 = u32*u8;</text:p>
          </table:table-cell>
          <table:table-cell office:value-type="string" calcext:value-type="string">
            <text:p>s8 = (sint8)((sint32)u32*(sint8)u8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8 = u8*u16;</text:p>
          </table:table-cell>
          <table:table-cell office:value-type="string" calcext:value-type="string">
            <text:p>s8 = (sint8)((sint8)u8*(sint16)u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8 = u16*u16;</text:p>
          </table:table-cell>
          <table:table-cell office:value-type="string" calcext:value-type="string">
            <text:p>s8 = (sint8)((sint16)u16*(sint16)u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8 = u32*u16;</text:p>
          </table:table-cell>
          <table:table-cell office:value-type="string" calcext:value-type="string">
            <text:p>s8 = (sint8)((sint32)u32*(sint16)u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8 = s8*u16;</text:p>
          </table:table-cell>
          <table:table-cell office:value-type="string" calcext:value-type="string">
            <text:p>s8 = (sint8)((sint16)s8*(sint16)u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 = s16*u16;</text:p>
          </table:table-cell>
          <table:table-cell office:value-type="string" calcext:value-type="string">
            <text:p>s8 = (sint8)(s16*(sint16)u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 = s32*u16; </text:p>
          </table:table-cell>
          <table:table-cell office:value-type="string" calcext:value-type="string">
            <text:p>s8 = (sint8)(s32*(sint32)(sint16)u16); 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 = u8*u32;</text:p>
          </table:table-cell>
          <table:table-cell office:value-type="string" calcext:value-type="string">
            <text:p>s8 = (sint8)((sint32)(sint8)u8*(sint32)u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8 = u16*u32;</text:p>
          </table:table-cell>
          <table:table-cell office:value-type="string" calcext:value-type="string">
            <text:p>s8 = (sint8)((sint16)u16*(sint32)u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8 = u32*u32;</text:p>
          </table:table-cell>
          <table:table-cell office:value-type="string" calcext:value-type="string">
            <text:p>s8 = (sint8)((sint32)u32*(sint32)u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8 = s8*u32;</text:p>
          </table:table-cell>
          <table:table-cell office:value-type="string" calcext:value-type="string">
            <text:p>s8 = (sint8)(s8*(sint32)u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 = s16*u32;</text:p>
          </table:table-cell>
          <table:table-cell office:value-type="string" calcext:value-type="string">
            <text:p>s8 = (sint8)(s16*(sint32)u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 = s32*u32;</text:p>
          </table:table-cell>
          <table:table-cell office:value-type="string" calcext:value-type="string">
            <text:p>s8 = (sint8)(s32*(sint32)u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 = u8*s16;</text:p>
          </table:table-cell>
          <table:table-cell office:value-type="string" calcext:value-type="string">
            <text:p>s8 = (sint8)((sint16)(sint8)u8*s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 = u16*s16;</text:p>
          </table:table-cell>
          <table:table-cell office:value-type="string" calcext:value-type="string">
            <text:p>s8 = (sint8)((sint16)u16*s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 = u32*s16;</text:p>
          </table:table-cell>
          <table:table-cell office:value-type="string" calcext:value-type="string">
            <text:p>s8 = (sint8)((sint32)u32*s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 = s8*s16;</text:p>
          </table:table-cell>
          <table:table-cell office:value-type="string" calcext:value-type="string">
            <text:p>s8 = (sint8)(s8*s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8 = s16*s16;</text:p>
          </table:table-cell>
          <table:table-cell office:value-type="string" calcext:value-type="string">
            <text:p>s8 = (sint8)(s16*s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8 = s32*s16;</text:p>
          </table:table-cell>
          <table:table-cell office:value-type="string" calcext:value-type="string">
            <text:p>s8 = (sint8)(s32*s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8 = u8*s32;</text:p>
          </table:table-cell>
          <table:table-cell office:value-type="string" calcext:value-type="string">
            <text:p>s8 = (sint8)((sint32)(sint8)u8*s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 = u16*s32;</text:p>
          </table:table-cell>
          <table:table-cell office:value-type="string" calcext:value-type="string">
            <text:p>s8 = (sint8)((sint32)(sint16)u16*s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 = u32*s32;</text:p>
          </table:table-cell>
          <table:table-cell office:value-type="string" calcext:value-type="string">
            <text:p>s8 = (sint8)((sint32)u32*s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 = s8*s32;</text:p>
          </table:table-cell>
          <table:table-cell office:value-type="string" calcext:value-type="string">
            <text:p>s8 = (sint8)((sint32)s8*s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8 = s16*s32;</text:p>
          </table:table-cell>
          <table:table-cell office:value-type="string" calcext:value-type="string">
            <text:p>s8 = (sint8)((sint32)s16*s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8 = s32*s32;</text:p>
          </table:table-cell>
          <table:table-cell office:value-type="string" calcext:value-type="string">
            <text:p>s8 = (sint8)(s32*s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16 = s8*s8;</text:p>
          </table:table-cell>
          <table:table-cell office:value-type="string" calcext:value-type="string">
            <text:p>s16 = (sint16)s8*(sint16)s8;</text:p>
          </table:table-cell>
          <table:table-cell office:value-type="string" calcext:value-type="string">
            <text:p>[10.6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16 = s16*s8;</text:p>
          </table:table-cell>
          <table:table-cell office:value-type="string" calcext:value-type="string">
            <text:p>s16 = (sint16)(s16*(sint16)s8);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s16 = s32*s8;</text:p>
          </table:table-cell>
          <table:table-cell office:value-type="string" calcext:value-type="string">
            <text:p>s16 = (sint16)(s32*(sint32)s8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16 = s8*u8;</text:p>
          </table:table-cell>
          <table:table-cell office:value-type="string" calcext:value-type="string">
            <text:p>s16 = (sint16)s8*(sint16)(sint8)u8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 = s16*u8;</text:p>
          </table:table-cell>
          <table:table-cell office:value-type="string" calcext:value-type="string">
            <text:p>s16 = (sint16)(s16*(sint16)(sint8)u8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 = s32*u8;</text:p>
          </table:table-cell>
          <table:table-cell office:value-type="string" calcext:value-type="string">
            <text:p>s16 = (sint16)(s32*(sint32)(sint8)u8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 = u8*s8;</text:p>
          </table:table-cell>
          <table:table-cell office:value-type="string" calcext:value-type="string">
            <text:p>s16 = (sint16)(sint8)u8*(sint16)(sint8)s8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 = u16*s8;</text:p>
          </table:table-cell>
          <table:table-cell office:value-type="string" calcext:value-type="string">
            <text:p>s16 = (sint16)((sint16)u16*(sint16)s8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 = u32*s8;</text:p>
          </table:table-cell>
          <table:table-cell office:value-type="string" calcext:value-type="string">
            <text:p>s16 = (sint16)((sint32)u32*(sint32)s8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 = u8*u8;</text:p>
          </table:table-cell>
          <table:table-cell office:value-type="string" calcext:value-type="string">
            <text:p>s16 = (sint16)(sint8)u8*(sint16)(sint8)u8;</text:p>
          </table:table-cell>
          <table:table-cell office:value-type="string" calcext:value-type="string">
            <text:p>[10.6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 = u16*u8;</text:p>
          </table:table-cell>
          <table:table-cell office:value-type="string" calcext:value-type="string">
            <text:p>s16 = (sint16)((sint16)u16*(sint16)(sint8)u8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16 = u32*u8;</text:p>
          </table:table-cell>
          <table:table-cell office:value-type="string" calcext:value-type="string">
            <text:p>s16 = (sint16)((sint32)u32*(sint32)(sint8)u8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16 = u8*u16;</text:p>
          </table:table-cell>
          <table:table-cell office:value-type="string" calcext:value-type="string">
            <text:p>s16 = (sint16)(sint8)u8*(sint16)(sint8)u16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16 = u16*u16;</text:p>
          </table:table-cell>
          <table:table-cell office:value-type="string" calcext:value-type="string">
            <text:p>s16 = (sint16)((sint16)u16*(sint16)u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16 = u32*u16;</text:p>
          </table:table-cell>
          <table:table-cell office:value-type="string" calcext:value-type="string">
            <text:p>s16 = (sint16)((sint32)u32*(sint32)(sint16)u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16 = s8*u16;</text:p>
          </table:table-cell>
          <table:table-cell office:value-type="string" calcext:value-type="string">
            <text:p>s16 = (sint16)((sint16)s8*(sint16)u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 = s16*u16;</text:p>
          </table:table-cell>
          <table:table-cell office:value-type="string" calcext:value-type="string">
            <text:p>s16 = (sint16)(s16*(sint16)u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 = s32*u16; </text:p>
          </table:table-cell>
          <table:table-cell office:value-type="string" calcext:value-type="string">
            <text:p>s16 = (sint16)(s32*(sint32)(sint16)u16); 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 = u8*u32;</text:p>
          </table:table-cell>
          <table:table-cell office:value-type="string" calcext:value-type="string">
            <text:p>s16 = (sint16)((sint32)(sint8)u8*(sint32)u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16 = u16*u32;</text:p>
          </table:table-cell>
          <table:table-cell office:value-type="string" calcext:value-type="string">
            <text:p>s16 = (sint16)((sint32)(sint16)u16*(sint32)u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16 = u32*u32;</text:p>
          </table:table-cell>
          <table:table-cell office:value-type="string" calcext:value-type="string">
            <text:p>s16 = (sint16)((sint32)u32*(sint32)u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16 = s8*u32;</text:p>
          </table:table-cell>
          <table:table-cell office:value-type="string" calcext:value-type="string">
            <text:p>s16 = (sint16)((sint32)s8*(sint32)u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 = s16*u32;</text:p>
          </table:table-cell>
          <table:table-cell office:value-type="string" calcext:value-type="string">
            <text:p>s16 = (sint16)((sint32)s16*(sint32)u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 = s32*u32;</text:p>
          </table:table-cell>
          <table:table-cell office:value-type="string" calcext:value-type="string">
            <text:p>s16 = (sint16)(s32*(sint32)u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 = u8*s16;</text:p>
          </table:table-cell>
          <table:table-cell office:value-type="string" calcext:value-type="string">
            <text:p>s16 = (sint16)((sint16)(sint8)u8*s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 = u16*s16;</text:p>
          </table:table-cell>
          <table:table-cell office:value-type="string" calcext:value-type="string">
            <text:p>s16 = (sint16)((sint16)u16*s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 = u32*s16;</text:p>
          </table:table-cell>
          <table:table-cell office:value-type="string" calcext:value-type="string">
            <text:p>s16 = (sint16)((sint32)u32*(sint32)s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 = s8*s16;</text:p>
          </table:table-cell>
          <table:table-cell office:value-type="string" calcext:value-type="string">
            <text:p>s16 = (sint16)((sint16)s8*s16);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s16 = s16*s16;</text:p>
          </table:table-cell>
          <table:table-cell office:value-type="string" calcext:value-type="string">
            <text:p>s16 = (sint16)(s16*s16);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s16 = s32*s16;</text:p>
          </table:table-cell>
          <table:table-cell office:value-type="string" calcext:value-type="string">
            <text:p>s16 = (sint16)(s32*(sint32)s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16 = u8*s32;</text:p>
          </table:table-cell>
          <table:table-cell office:value-type="string" calcext:value-type="string">
            <text:p>s16 = (sint16)((sint32)(sint8)u8*s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 = u16*s32;</text:p>
          </table:table-cell>
          <table:table-cell office:value-type="string" calcext:value-type="string">
            <text:p>s16 = (sint16)((sint32)(sint16)u16*s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 = u32*s32;</text:p>
          </table:table-cell>
          <table:table-cell office:value-type="string" calcext:value-type="string">
            <text:p>s16 = (sint16)((sint32)u32*s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 = s8*s32;</text:p>
          </table:table-cell>
          <table:table-cell office:value-type="string" calcext:value-type="string">
            <text:p>s16 = (sint16)((sint32)s8*s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16 = s16*s32;</text:p>
          </table:table-cell>
          <table:table-cell office:value-type="string" calcext:value-type="string">
            <text:p>s16 = (sint16)((sint32)s16*s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16 = s32*s32;</text:p>
          </table:table-cell>
          <table:table-cell office:value-type="string" calcext:value-type="string">
            <text:p>s16 = (sint16)(s32*s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s8*s8;</text:p>
          </table:table-cell>
          <table:table-cell office:value-type="string" calcext:value-type="string">
            <text:p>s32 = (sint32)s8*(sint32)s8;</text:p>
          </table:table-cell>
          <table:table-cell office:value-type="string" calcext:value-type="string">
            <text:p>[10.6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s16*s8;</text:p>
          </table:table-cell>
          <table:table-cell office:value-type="string" calcext:value-type="string">
            <text:p>s32 = (sint32)s16*(sint32)s8;</text:p>
          </table:table-cell>
          <table:table-cell office:value-type="string" calcext:value-type="string">
            <text:p>[10.6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s32*s8;</text:p>
          </table:table-cell>
          <table:table-cell office:value-type="string" calcext:value-type="string">
            <text:p>s32 = s32*(sint32)s8;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s32 = s8*u8;</text:p>
          </table:table-cell>
          <table:table-cell office:value-type="string" calcext:value-type="string">
            <text:p>s32 = (sint32)s8*(sint32)(sint8)u8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s16*u8;</text:p>
          </table:table-cell>
          <table:table-cell office:value-type="string" calcext:value-type="string">
            <text:p>s32 = (sint32)s16*(sint32)(sint8)u8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s32*u8;</text:p>
          </table:table-cell>
          <table:table-cell office:value-type="string" calcext:value-type="string">
            <text:p>s32 = s32*(sint32)(sint8)u8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u8*s8;</text:p>
          </table:table-cell>
          <table:table-cell office:value-type="string" calcext:value-type="string">
            <text:p>s32 = (sint32)(sint8)u8*(sint32)s8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u16*s8;</text:p>
          </table:table-cell>
          <table:table-cell office:value-type="string" calcext:value-type="string">
            <text:p>s32 = (sint32)(sint16)u16*(sint32)s8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u32*s8;</text:p>
          </table:table-cell>
          <table:table-cell office:value-type="string" calcext:value-type="string">
            <text:p>s32 = (sint32)u32*(sint32)s8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32 = u8*u8;</text:p>
          </table:table-cell>
          <table:table-cell office:value-type="string" calcext:value-type="string">
            <text:p>s32 = (sint32)(sint8)u8*(sint32)(sint8)u8;</text:p>
          </table:table-cell>
          <table:table-cell office:value-type="string" calcext:value-type="string">
            <text:p>[10.6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32 = u16*u8;</text:p>
          </table:table-cell>
          <table:table-cell office:value-type="string" calcext:value-type="string">
            <text:p>s32 = (sint32)(sint16)u16*(sint32)(sint8)u8;</text:p>
          </table:table-cell>
          <table:table-cell office:value-type="string" calcext:value-type="string">
            <text:p>[10.6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32 = u32*u8;</text:p>
          </table:table-cell>
          <table:table-cell office:value-type="string" calcext:value-type="string">
            <text:p>s32 = (sint32)u32*(sint32)(sint8)u8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u8*u16;</text:p>
          </table:table-cell>
          <table:table-cell office:value-type="string" calcext:value-type="string">
            <text:p>s32 = (sint32)(sint8)u8*(sint32)(sint16)u16;</text:p>
          </table:table-cell>
          <table:table-cell office:value-type="string" calcext:value-type="string">
            <text:p>[10.6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32 = u16*u16;</text:p>
          </table:table-cell>
          <table:table-cell office:value-type="string" calcext:value-type="string">
            <text:p>s32 = (sint32)(sint16)u16*(sint32)(sint16)u16;</text:p>
          </table:table-cell>
          <table:table-cell office:value-type="string" calcext:value-type="string">
            <text:p>[10.6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32 = u32*u16;</text:p>
          </table:table-cell>
          <table:table-cell office:value-type="string" calcext:value-type="string">
            <text:p>s32 = (sint32)u32*(sint32)(sint16)u16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s8*u16;</text:p>
          </table:table-cell>
          <table:table-cell office:value-type="string" calcext:value-type="string">
            <text:p>s32 = (sint32)s8*(sint32)(sint16)u16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s16*u16;</text:p>
          </table:table-cell>
          <table:table-cell office:value-type="string" calcext:value-type="string">
            <text:p>s32 = (sint32)s16*(sint32)(sint16)u16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s32*u16; </text:p>
          </table:table-cell>
          <table:table-cell office:value-type="string" calcext:value-type="string">
            <text:p>s32 = s32*(sint32)(sint16)u16; 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u8*u32;</text:p>
          </table:table-cell>
          <table:table-cell office:value-type="string" calcext:value-type="string">
            <text:p>s32 = (sint32)(sint8)u8*(sint32)u32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u16*u32;</text:p>
          </table:table-cell>
          <table:table-cell office:value-type="string" calcext:value-type="string">
            <text:p>s32 = (sint32)(sint16)u16*(sint32)u32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u32*u32;</text:p>
          </table:table-cell>
          <table:table-cell office:value-type="string" calcext:value-type="string">
            <text:p>s32 = (sint32)u32*(sint32)u32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s8*u32;</text:p>
          </table:table-cell>
          <table:table-cell office:value-type="string" calcext:value-type="string">
            <text:p>s32 = (sint32)s8*(sint32)u32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32 = s16*u32;</text:p>
          </table:table-cell>
          <table:table-cell office:value-type="string" calcext:value-type="string">
            <text:p>s32 = (sint32)s16*(sint32)u32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32 = s32*u32;</text:p>
          </table:table-cell>
          <table:table-cell office:value-type="string" calcext:value-type="string">
            <text:p>s32 = s32*(sint32)u32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32 = u8*s16;</text:p>
          </table:table-cell>
          <table:table-cell office:value-type="string" calcext:value-type="string">
            <text:p>s32 = (sint32)(sint8)u8*(sint32)s16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u16*s16;</text:p>
          </table:table-cell>
          <table:table-cell office:value-type="string" calcext:value-type="string">
            <text:p>s32 = (sint32)(sint16)u16*(sint32)s16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u32*s16;</text:p>
          </table:table-cell>
          <table:table-cell office:value-type="string" calcext:value-type="string">
            <text:p>s32 = (sint32)u32*(sint32)s16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32 = s8*s16;</text:p>
          </table:table-cell>
          <table:table-cell office:value-type="string" calcext:value-type="string">
            <text:p>s32 = (sint32)s8*(sint32)s16;</text:p>
          </table:table-cell>
          <table:table-cell office:value-type="string" calcext:value-type="string">
            <text:p>[10.6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s16*s16;</text:p>
          </table:table-cell>
          <table:table-cell office:value-type="string" calcext:value-type="string">
            <text:p>s32 = (sint32)s16*(sint32)s16;</text:p>
          </table:table-cell>
          <table:table-cell office:value-type="string" calcext:value-type="string">
            <text:p>[10.6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s32*s16;</text:p>
          </table:table-cell>
          <table:table-cell office:value-type="string" calcext:value-type="string">
            <text:p>s32 = s32*(sint32)s16;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s32 = u8*s32;</text:p>
          </table:table-cell>
          <table:table-cell office:value-type="string" calcext:value-type="string">
            <text:p>s32 = (sint32)(sint8)u8*s32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u16*s32;</text:p>
          </table:table-cell>
          <table:table-cell office:value-type="string" calcext:value-type="string">
            <text:p>s32 = (sint32)(sint16)u16*s32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u32*s32;</text:p>
          </table:table-cell>
          <table:table-cell office:value-type="string" calcext:value-type="string">
            <text:p>s32 = (sint32)u32*s32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32 = s8*s32;</text:p>
          </table:table-cell>
          <table:table-cell office:value-type="string" calcext:value-type="string">
            <text:p>s32 = (sint32)s8*s32;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s32 = s16*s32;</text:p>
          </table:table-cell>
          <table:table-cell office:value-type="string" calcext:value-type="string">
            <text:p>s32 = (sint32)s16*s32;</text:p>
          </table:table-cell>
          <table:table-cell table:number-columns-repeated="21"/>
        </table:table-row>
        <table:table-row table:style-name="ro2">
          <table:table-cell table:number-columns-repeated="2" office:value-type="string" calcext:value-type="string">
            <text:p>s32 = s32*s32;</text:p>
          </table:table-cell>
          <table:table-cell table:number-columns-repeated="21"/>
        </table:table-row>
      </table:table>
      <table:table table:name="Remainder (%)" table:style-name="ta1">
        <office:forms form:automatic-focus="false" form:apply-design-mode="false"/>
        <table:table-column table:style-name="co34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" table:number-columns-repeated="19" table:default-cell-style-name="Default"/>
        <table:table-row table:style-name="ro2">
          <table:table-cell office:value-type="string" calcext:value-type="string">
            <text:p>u8 = s8%s8;</text:p>
          </table:table-cell>
          <table:table-cell office:value-type="string" calcext:value-type="string">
            <text:p>u8 = (uint8)((uint8)s8%(uint8)s8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 = s16%s8;</text:p>
          </table:table-cell>
          <table:table-cell office:value-type="string" calcext:value-type="string">
            <text:p>u8 = (uint8)((uint16)s16%(uint8)s8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 = s32%s8;</text:p>
          </table:table-cell>
          <table:table-cell office:value-type="string" calcext:value-type="string">
            <text:p>u8 = (uint8)((uint32)s32%(uint8)s8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 = s8%u8;</text:p>
          </table:table-cell>
          <table:table-cell office:value-type="string" calcext:value-type="string">
            <text:p>u8 = (uint8)((uint8)s8%u8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s16%u8;</text:p>
          </table:table-cell>
          <table:table-cell office:value-type="string" calcext:value-type="string">
            <text:p>u8 = (uint8)((uint16)s16%u8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s32%u8;</text:p>
          </table:table-cell>
          <table:table-cell office:value-type="string" calcext:value-type="string">
            <text:p>u8 = (uint8)((uint32)s32%u8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u8%s8;</text:p>
          </table:table-cell>
          <table:table-cell office:value-type="string" calcext:value-type="string">
            <text:p>u8 = (uint8)(u8%(uint8)s8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u16%s8;</text:p>
          </table:table-cell>
          <table:table-cell office:value-type="string" calcext:value-type="string">
            <text:p>u8 = (uint8)(u16%(uint8)s8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u32%s8;</text:p>
          </table:table-cell>
          <table:table-cell office:value-type="string" calcext:value-type="string">
            <text:p>u8 = (uint8)(u32%(uint8)s8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table:number-columns-repeated="2" office:value-type="string" calcext:value-type="string">
            <text:p>u8 = u8%u8;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u8 = u16%u8;</text:p>
          </table:table-cell>
          <table:table-cell office:value-type="string" calcext:value-type="string">
            <text:p>u8 = (uint8)(u16%u8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 = u32%u8;</text:p>
          </table:table-cell>
          <table:table-cell office:value-type="string" calcext:value-type="string">
            <text:p>u8 = (uint8)(u32%u8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 = u8%u16;</text:p>
          </table:table-cell>
          <table:table-cell office:value-type="string" calcext:value-type="string">
            <text:p>u8 = (uint8)(u8%u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u8 = u16%u16;</text:p>
          </table:table-cell>
          <table:table-cell office:value-type="string" calcext:value-type="string">
            <text:p>u8 = (uint8)(u16%u16);</text:p>
          </table:table-cell>
          <table:table-cell office:value-type="string" calcext:value-type="string">
            <text:p>[10.3, required]</text:p>
          </table:table-cell>
          <table:table-cell table:number-columns-repeated="19"/>
          <table:table-cell table:style-name="ce2"/>
        </table:table-row>
        <table:table-row table:style-name="ro2">
          <table:table-cell office:value-type="string" calcext:value-type="string">
            <text:p>u8 = u32%u16;</text:p>
          </table:table-cell>
          <table:table-cell office:value-type="string" calcext:value-type="string">
            <text:p>u8 = (uint8)(u32%u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 = s8%u16;</text:p>
          </table:table-cell>
          <table:table-cell office:value-type="string" calcext:value-type="string">
            <text:p>u8 = (uint8)((uint16)(uint8)s8%u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s16%u16;</text:p>
          </table:table-cell>
          <table:table-cell office:value-type="string" calcext:value-type="string">
            <text:p>u8 = (uint8)((uint16)s16%u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s32%u16;</text:p>
          </table:table-cell>
          <table:table-cell office:value-type="string" calcext:value-type="string">
            <text:p>u8 = (uint8)((uint32)s32%(uint32)u16); 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u8%u32;</text:p>
          </table:table-cell>
          <table:table-cell office:value-type="string" calcext:value-type="string">
            <text:p>u8 = (uint8)((uint32)u8%u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 = u16%u32;</text:p>
          </table:table-cell>
          <table:table-cell office:value-type="string" calcext:value-type="string">
            <text:p>u8 = (uint8)(u16%u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 = u32%u32;</text:p>
          </table:table-cell>
          <table:table-cell office:value-type="string" calcext:value-type="string">
            <text:p>u8 = (uint8)(u32%u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 = s8%u32;</text:p>
          </table:table-cell>
          <table:table-cell office:value-type="string" calcext:value-type="string">
            <text:p>u8 = (uint8)((uint8)s8%u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s16%u32;</text:p>
          </table:table-cell>
          <table:table-cell office:value-type="string" calcext:value-type="string">
            <text:p>u8 = (uint8)((uint16)s16%u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s32%u32;</text:p>
          </table:table-cell>
          <table:table-cell office:value-type="string" calcext:value-type="string">
            <text:p>u8 = (uint8)((uint32)s32%u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u8%s16;</text:p>
          </table:table-cell>
          <table:table-cell office:value-type="string" calcext:value-type="string">
            <text:p>u8 = (uint8)((uint16)u8%(uint16)s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u16%s16;</text:p>
          </table:table-cell>
          <table:table-cell office:value-type="string" calcext:value-type="string">
            <text:p>u8 = (uint8)(u16%(uint16)s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u32%s16;</text:p>
          </table:table-cell>
          <table:table-cell office:value-type="string" calcext:value-type="string">
            <text:p>u8 = (uint8)(u32%(uint16)s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s8%s16;</text:p>
          </table:table-cell>
          <table:table-cell office:value-type="string" calcext:value-type="string">
            <text:p>u8 = (uint8)((uint8)s8%(uint16)s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 = s16%s16;</text:p>
          </table:table-cell>
          <table:table-cell office:value-type="string" calcext:value-type="string">
            <text:p>u8 = (uint8)((uint16)s16%(uint16)s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 = s32%s16;</text:p>
          </table:table-cell>
          <table:table-cell office:value-type="string" calcext:value-type="string">
            <text:p>u8 = (uint8)((uint32)s32%(uint16)s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 = u8%s32;</text:p>
          </table:table-cell>
          <table:table-cell office:value-type="string" calcext:value-type="string">
            <text:p>u8 = (uint8)((uint32)u8%(uint32)s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u16%s32;</text:p>
          </table:table-cell>
          <table:table-cell office:value-type="string" calcext:value-type="string">
            <text:p>u8 = (uint8)((uint32)u16%(uint32)s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u32%s32;</text:p>
          </table:table-cell>
          <table:table-cell office:value-type="string" calcext:value-type="string">
            <text:p>u8 = (uint8)(u32%(uint32)s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 = s8%s32;</text:p>
          </table:table-cell>
          <table:table-cell office:value-type="string" calcext:value-type="string">
            <text:p>u8 = (uint8)((uint32)(uint8)s8%(uint32)s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 = s16%s32;</text:p>
          </table:table-cell>
          <table:table-cell office:value-type="string" calcext:value-type="string">
            <text:p>u8 = (uint8)((uint32)(uint16)s16%(uint32)s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 = s32%s32;</text:p>
          </table:table-cell>
          <table:table-cell office:value-type="string" calcext:value-type="string">
            <text:p>u8 = (uint8)((uint32)s32%(uint32)s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 = s8%s8;</text:p>
          </table:table-cell>
          <table:table-cell office:value-type="string" calcext:value-type="string">
            <text:p>u16 = (uint16)(uint8)s8%(uint16)(uint8)s8;</text:p>
          </table:table-cell>
          <table:table-cell office:value-type="string" calcext:value-type="string">
            <text:p>[10.6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s16%s8;</text:p>
          </table:table-cell>
          <table:table-cell office:value-type="string" calcext:value-type="string">
            <text:p>u16 = (uint16)((uint16)s16%(uint16)(uint8)s8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 = s32%s8;</text:p>
          </table:table-cell>
          <table:table-cell office:value-type="string" calcext:value-type="string">
            <text:p>u16 = (uint16)((uint32)s32%(uint32)(uint8)s8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 = s8%u8;</text:p>
          </table:table-cell>
          <table:table-cell office:value-type="string" calcext:value-type="string">
            <text:p>u16 = (uint16)(uint8)s8%(uint16)u8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s16%u8;</text:p>
          </table:table-cell>
          <table:table-cell office:value-type="string" calcext:value-type="string">
            <text:p>u16 = (uint16)((uint16)s16%(uint16)u8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s32%u8;</text:p>
          </table:table-cell>
          <table:table-cell office:value-type="string" calcext:value-type="string">
            <text:p>u16 = (uint16)((uint32)s32%(uint32)u8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u8%s8;</text:p>
          </table:table-cell>
          <table:table-cell office:value-type="string" calcext:value-type="string">
            <text:p>u16 = (uint16)u8%(uint16)(uint8)s8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u16%s8;</text:p>
          </table:table-cell>
          <table:table-cell office:value-type="string" calcext:value-type="string">
            <text:p>u16 = (uint16)(u16%(uint16)(uint8)s8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u32%s8;</text:p>
          </table:table-cell>
          <table:table-cell office:value-type="string" calcext:value-type="string">
            <text:p>u16 = (uint16)(u32%(uint32)(uint8)s8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u8%u8;</text:p>
          </table:table-cell>
          <table:table-cell office:value-type="string" calcext:value-type="string">
            <text:p>u16 = (uint16)u8%(uint16)u8;</text:p>
          </table:table-cell>
          <table:table-cell office:value-type="string" calcext:value-type="string">
            <text:p>[10.6, required]</text:p>
          </table:table-cell>
          <table:table-cell table:number-columns-repeated="20"/>
        </table:table-row>
        <table:table-row table:style-name="ro2">
          <table:table-cell table:number-columns-repeated="2" office:value-type="string" calcext:value-type="string">
            <text:p>u16 = u16%u8;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u16 = u32%u8;</text:p>
          </table:table-cell>
          <table:table-cell office:value-type="string" calcext:value-type="string">
            <text:p>u16 = (uint16)(u32%(uint32)u8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table:number-columns-repeated="2" office:value-type="string" calcext:value-type="string">
            <text:p>u16 = u8%u16;</text:p>
          </table:table-cell>
          <table:table-cell table:number-columns-repeated="21"/>
        </table:table-row>
        <table:table-row table:style-name="ro2">
          <table:table-cell table:number-columns-repeated="2" office:value-type="string" calcext:value-type="string">
            <text:p>u16 = u16%u16;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u16 = u32%u16;</text:p>
          </table:table-cell>
          <table:table-cell office:value-type="string" calcext:value-type="string">
            <text:p>u16 = (uint16)(u32%(uint32)u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 = s8%u16;</text:p>
          </table:table-cell>
          <table:table-cell office:value-type="string" calcext:value-type="string">
            <text:p>u16 = (uint16)((uint16)(uint8)s8%u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s16%u16;</text:p>
          </table:table-cell>
          <table:table-cell office:value-type="string" calcext:value-type="string">
            <text:p>u16 = (uint16)((uint16)s16%u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s32%u16;</text:p>
          </table:table-cell>
          <table:table-cell office:value-type="string" calcext:value-type="string">
            <text:p>u16 = (uint16)((uint32)s32%(uint32)u16); 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u8%u32;</text:p>
          </table:table-cell>
          <table:table-cell office:value-type="string" calcext:value-type="string">
            <text:p>u16 = (uint16)((uint32)u8%u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 = u16%u32;</text:p>
          </table:table-cell>
          <table:table-cell office:value-type="string" calcext:value-type="string">
            <text:p>u16 = (uint16)((uint32)u16%u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 = u32%u32;</text:p>
          </table:table-cell>
          <table:table-cell office:value-type="string" calcext:value-type="string">
            <text:p>u16 = (uint16)(u32%u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 = s8%u32;</text:p>
          </table:table-cell>
          <table:table-cell office:value-type="string" calcext:value-type="string">
            <text:p>u16 = (uint16)((uint32)(uint8)s8%u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s16%u32;</text:p>
          </table:table-cell>
          <table:table-cell office:value-type="string" calcext:value-type="string">
            <text:p>u16 = (uint16)((uint32)(uint16)s16%u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s32%u32;</text:p>
          </table:table-cell>
          <table:table-cell office:value-type="string" calcext:value-type="string">
            <text:p>u16 = (uint16)((uint32)s32%u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u8%s16;</text:p>
          </table:table-cell>
          <table:table-cell office:value-type="string" calcext:value-type="string">
            <text:p>u16 = (uint16)((uint16)u8%(uint16)s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u16%s16;</text:p>
          </table:table-cell>
          <table:table-cell office:value-type="string" calcext:value-type="string">
            <text:p>u16 = (uint16)(u16%(uint16)s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u32%s16;</text:p>
          </table:table-cell>
          <table:table-cell office:value-type="string" calcext:value-type="string">
            <text:p>u16 = (uint16)(u32%(uint32)(uint16)s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s8%s16;</text:p>
          </table:table-cell>
          <table:table-cell office:value-type="string" calcext:value-type="string">
            <text:p>u16 = (uint16)((uint16)(uint8)s8%(uint16)s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 = s16%s16;</text:p>
          </table:table-cell>
          <table:table-cell office:value-type="string" calcext:value-type="string">
            <text:p>u16 = (uint16)((uint16)s16%(uint16)s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 = s32%s16;</text:p>
          </table:table-cell>
          <table:table-cell office:value-type="string" calcext:value-type="string">
            <text:p>u16 = (uint16)((uint32)s32%(uint32)(uint16)s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 = u8%s32;</text:p>
          </table:table-cell>
          <table:table-cell office:value-type="string" calcext:value-type="string">
            <text:p>u16 = (uint16)((uint32)u8%(uint32)s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u16%s32;</text:p>
          </table:table-cell>
          <table:table-cell office:value-type="string" calcext:value-type="string">
            <text:p>u16 = (uint16)((uint32)u16%(uint32)s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u32%s32;</text:p>
          </table:table-cell>
          <table:table-cell office:value-type="string" calcext:value-type="string">
            <text:p>u16 = (uint16)(u32%(uint32)s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 = s8%s32;</text:p>
          </table:table-cell>
          <table:table-cell office:value-type="string" calcext:value-type="string">
            <text:p>u16 = (uint16)((uint32)(uint8)s8%(uint32)s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 = s16%s32;</text:p>
          </table:table-cell>
          <table:table-cell office:value-type="string" calcext:value-type="string">
            <text:p>u16 = (uint16)((uint32)(uint16)s16%(uint32)s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 = s32%s32;</text:p>
          </table:table-cell>
          <table:table-cell office:value-type="string" calcext:value-type="string">
            <text:p>u16 = (uint16)((uint32)s32%(uint32)s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 = s8%s8;</text:p>
          </table:table-cell>
          <table:table-cell office:value-type="string" calcext:value-type="string">
            <text:p>u32 = (uint32)(uint8)s8%(uint32)(uint8)s8;</text:p>
          </table:table-cell>
          <table:table-cell office:value-type="string" calcext:value-type="string">
            <text:p>[10.6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s16%s8;</text:p>
          </table:table-cell>
          <table:table-cell office:value-type="string" calcext:value-type="string">
            <text:p>u32 = (uint32)(uint16)s16%(uint32)(uint8)s8;</text:p>
          </table:table-cell>
          <table:table-cell office:value-type="string" calcext:value-type="string">
            <text:p>[10.6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s32%s8;</text:p>
          </table:table-cell>
          <table:table-cell office:value-type="string" calcext:value-type="string">
            <text:p>u32 = (uint32)s32%(uint32)(uint8)s8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 = s8%u8;</text:p>
          </table:table-cell>
          <table:table-cell office:value-type="string" calcext:value-type="string">
            <text:p>u32 = (uint32)(uint8)s8%(uint32)u8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s16%u8;</text:p>
          </table:table-cell>
          <table:table-cell office:value-type="string" calcext:value-type="string">
            <text:p>u32 = (uint32)(uint16)s16%(uint32)u8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s32%u8;</text:p>
          </table:table-cell>
          <table:table-cell office:value-type="string" calcext:value-type="string">
            <text:p>u32 = (uint32)s32%(uint32)u8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u8%s8;</text:p>
          </table:table-cell>
          <table:table-cell office:value-type="string" calcext:value-type="string">
            <text:p>u32 = (uint32)u8%(uint32)(uint8)s8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u16%s8;</text:p>
          </table:table-cell>
          <table:table-cell office:value-type="string" calcext:value-type="string">
            <text:p>u32 = (uint32)u16%(uint32)(uint8)s8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u32%s8;</text:p>
          </table:table-cell>
          <table:table-cell office:value-type="string" calcext:value-type="string">
            <text:p>u32 = u32%(uint32)(uint8)s8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 = u8%u8;</text:p>
          </table:table-cell>
          <table:table-cell office:value-type="string" calcext:value-type="string">
            <text:p>u32 = (uint32)u8%(uint32)u8;</text:p>
          </table:table-cell>
          <table:table-cell office:value-type="string" calcext:value-type="string">
            <text:p>[10.6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 = u16%u8;</text:p>
          </table:table-cell>
          <table:table-cell office:value-type="string" calcext:value-type="string">
            <text:p>u32 = (uint32)u16%(uint32)u8;</text:p>
          </table:table-cell>
          <table:table-cell office:value-type="string" calcext:value-type="string">
            <text:p>[10.6, required]</text:p>
          </table:table-cell>
          <table:table-cell table:number-columns-repeated="20"/>
        </table:table-row>
        <table:table-row table:style-name="ro2">
          <table:table-cell table:number-columns-repeated="2" office:value-type="string" calcext:value-type="string">
            <text:p>u32 = u32%u8;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u32 = u8%u16;</text:p>
          </table:table-cell>
          <table:table-cell office:value-type="string" calcext:value-type="string">
            <text:p>u32 = (uint32)u8%(uint32)u16;</text:p>
          </table:table-cell>
          <table:table-cell office:value-type="string" calcext:value-type="string">
            <text:p>[10.6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 = u16%u16;</text:p>
          </table:table-cell>
          <table:table-cell office:value-type="string" calcext:value-type="string">
            <text:p>u32 = (uint32)u16%(uint32)u16;</text:p>
          </table:table-cell>
          <table:table-cell office:value-type="string" calcext:value-type="string">
            <text:p>[10.6, required]</text:p>
          </table:table-cell>
          <table:table-cell table:number-columns-repeated="20"/>
        </table:table-row>
        <table:table-row table:style-name="ro2">
          <table:table-cell table:number-columns-repeated="2" office:value-type="string" calcext:value-type="string">
            <text:p>u32 = u32%u16;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u32 = s8%u16;</text:p>
          </table:table-cell>
          <table:table-cell office:value-type="string" calcext:value-type="string">
            <text:p>u32 = (uint32)(uint8)s8%(uint32)u16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s16%u16;</text:p>
          </table:table-cell>
          <table:table-cell office:value-type="string" calcext:value-type="string">
            <text:p>u32 = (uint32)(uint16)s16%(uint32)u16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s32%u16;</text:p>
          </table:table-cell>
          <table:table-cell office:value-type="string" calcext:value-type="string">
            <text:p>u32 = (uint32)s32%(uint32)u16; 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table:number-columns-repeated="2" office:value-type="string" calcext:value-type="string">
            <text:p>u32 = u8%u32;</text:p>
          </table:table-cell>
          <table:table-cell table:number-columns-repeated="21"/>
        </table:table-row>
        <table:table-row table:style-name="ro2">
          <table:table-cell table:number-columns-repeated="2" office:value-type="string" calcext:value-type="string">
            <text:p>u32 = u16%u32;</text:p>
          </table:table-cell>
          <table:table-cell table:number-columns-repeated="21"/>
        </table:table-row>
        <table:table-row table:style-name="ro2">
          <table:table-cell table:number-columns-repeated="2" office:value-type="string" calcext:value-type="string">
            <text:p>u32 = u32%u32;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u32 = s8%u32;</text:p>
          </table:table-cell>
          <table:table-cell office:value-type="string" calcext:value-type="string">
            <text:p>u32 = (uint32)(uint8)s8%u32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 = s16%u32;</text:p>
          </table:table-cell>
          <table:table-cell office:value-type="string" calcext:value-type="string">
            <text:p>u32 = (uint32)(uint16)s16%u32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 = s32%u32;</text:p>
          </table:table-cell>
          <table:table-cell office:value-type="string" calcext:value-type="string">
            <text:p>u32 = (uint32)s32%u32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 = u8%s16;</text:p>
          </table:table-cell>
          <table:table-cell office:value-type="string" calcext:value-type="string">
            <text:p>u32 = (uint32)u8%(uint32)(uint16)s16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u16%s16;</text:p>
          </table:table-cell>
          <table:table-cell office:value-type="string" calcext:value-type="string">
            <text:p>u32 = (uint32)u16%(uint32)(uint16)s16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u32%s16;</text:p>
          </table:table-cell>
          <table:table-cell office:value-type="string" calcext:value-type="string">
            <text:p>u32 = u32%(uint32)(uint16)s16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 = s8%s16;</text:p>
          </table:table-cell>
          <table:table-cell office:value-type="string" calcext:value-type="string">
            <text:p>u32 = (uint32)(uint8)s8%(uint32)(uint16)s16;</text:p>
          </table:table-cell>
          <table:table-cell office:value-type="string" calcext:value-type="string">
            <text:p>[10.6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s16%s16;</text:p>
          </table:table-cell>
          <table:table-cell office:value-type="string" calcext:value-type="string">
            <text:p>u32 = (uint32)(uint16)s16%(uint32)(uint16)s16;</text:p>
          </table:table-cell>
          <table:table-cell office:value-type="string" calcext:value-type="string">
            <text:p>[10.6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s32%s16;</text:p>
          </table:table-cell>
          <table:table-cell office:value-type="string" calcext:value-type="string">
            <text:p>u32 = (uint32)(uint32)s32%(uint32)(uint16)s16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 = u8%s32;</text:p>
          </table:table-cell>
          <table:table-cell office:value-type="string" calcext:value-type="string">
            <text:p>u32 = (uint32)u8%(uint32)s32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u16%s32;</text:p>
          </table:table-cell>
          <table:table-cell office:value-type="string" calcext:value-type="string">
            <text:p>u32 = (uint32)u16%(uint32)s32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 = u32%s32;</text:p>
          </table:table-cell>
          <table:table-cell office:value-type="string" calcext:value-type="string">
            <text:p>u32 = u32%(uint32)s32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 = s8%s32;</text:p>
          </table:table-cell>
          <table:table-cell office:value-type="string" calcext:value-type="string">
            <text:p>u32 = (uint32)(uint8)s8%(uint32)s32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 = s16%s32;</text:p>
          </table:table-cell>
          <table:table-cell office:value-type="string" calcext:value-type="string">
            <text:p>u32 = (uint32)(uint16)s16%(uint32)s32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 = s32%s32;</text:p>
          </table:table-cell>
          <table:table-cell office:value-type="string" calcext:value-type="string">
            <text:p>u32 = (uint32)s32%(uint32)s32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table:number-columns-repeated="2" office:value-type="string" calcext:value-type="string">
            <text:p>s8 = s8%s8;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s8 = s16%s8;</text:p>
          </table:table-cell>
          <table:table-cell office:value-type="string" calcext:value-type="string">
            <text:p>s8 = (sint8)(s16%s8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8 = s32%s8;</text:p>
          </table:table-cell>
          <table:table-cell office:value-type="string" calcext:value-type="string">
            <text:p>s8 = (sint8)(s32%s8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8 = s8%u8;</text:p>
          </table:table-cell>
          <table:table-cell office:value-type="string" calcext:value-type="string">
            <text:p>s8 = (sint8)(s8%(sint8)u8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 = s16%u8;</text:p>
          </table:table-cell>
          <table:table-cell office:value-type="string" calcext:value-type="string">
            <text:p>s8 = (sint8)(s16%(sint8)u8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 = s32%u8;</text:p>
          </table:table-cell>
          <table:table-cell office:value-type="string" calcext:value-type="string">
            <text:p>s8 = (sint8)(s32%(sint8)u8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 = u8%s8;</text:p>
          </table:table-cell>
          <table:table-cell office:value-type="string" calcext:value-type="string">
            <text:p>s8 = (sint8)((sint8)u8%s8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 = u16%s8;</text:p>
          </table:table-cell>
          <table:table-cell office:value-type="string" calcext:value-type="string">
            <text:p>s8 = (sint8)((sint16)u16%s8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 = u32%s8;</text:p>
          </table:table-cell>
          <table:table-cell office:value-type="string" calcext:value-type="string">
            <text:p>s8 = (sint8)((sint32)u32%s8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 = u8%u8;</text:p>
          </table:table-cell>
          <table:table-cell office:value-type="string" calcext:value-type="string">
            <text:p>s8 = (sint8)((sint8)u8%(sint8)u8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8 = u16%u8;</text:p>
          </table:table-cell>
          <table:table-cell office:value-type="string" calcext:value-type="string">
            <text:p>s8 = (sint8)((sint16)u16%(sint8)u8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8 = u32%u8;</text:p>
          </table:table-cell>
          <table:table-cell office:value-type="string" calcext:value-type="string">
            <text:p>s8 = (sint8)((sint32)u32%(sint8)u8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8 = u8%u16;</text:p>
          </table:table-cell>
          <table:table-cell office:value-type="string" calcext:value-type="string">
            <text:p>s8 = (sint8)((sint8)u8%(sint16)u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8 = u16%u16;</text:p>
          </table:table-cell>
          <table:table-cell office:value-type="string" calcext:value-type="string">
            <text:p>s8 = (sint8)((sint16)u16%(sint16)u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8 = u32%u16;</text:p>
          </table:table-cell>
          <table:table-cell office:value-type="string" calcext:value-type="string">
            <text:p>s8 = (sint8)((sint32)u32%(sint16)u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8 = s8%u16;</text:p>
          </table:table-cell>
          <table:table-cell office:value-type="string" calcext:value-type="string">
            <text:p>s8 = (sint8)((sint16)s8%(sint16)u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 = s16%u16;</text:p>
          </table:table-cell>
          <table:table-cell office:value-type="string" calcext:value-type="string">
            <text:p>s8 = (sint8)(s16%(sint16)u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 = s32%u16;</text:p>
          </table:table-cell>
          <table:table-cell office:value-type="string" calcext:value-type="string">
            <text:p>s8 = (sint8)(s32%(sint32)(sint16)u16); 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 = u8%u32;</text:p>
          </table:table-cell>
          <table:table-cell office:value-type="string" calcext:value-type="string">
            <text:p>s8 = (sint8)((sint32)(sint8)u8%(sint32)u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8 = u16%u32;</text:p>
          </table:table-cell>
          <table:table-cell office:value-type="string" calcext:value-type="string">
            <text:p>s8 = (sint8)((sint16)u16%(sint32)u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8 = u32%u32;</text:p>
          </table:table-cell>
          <table:table-cell office:value-type="string" calcext:value-type="string">
            <text:p>s8 = (sint8)((sint32)u32%(sint32)u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8 = s8%u32;</text:p>
          </table:table-cell>
          <table:table-cell office:value-type="string" calcext:value-type="string">
            <text:p>s8 = (sint8)(s8%(sint32)u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 = s16%u32;</text:p>
          </table:table-cell>
          <table:table-cell office:value-type="string" calcext:value-type="string">
            <text:p>s8 = (sint8)(s16%(sint32)u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 = s32%u32;</text:p>
          </table:table-cell>
          <table:table-cell office:value-type="string" calcext:value-type="string">
            <text:p>s8 = (sint8)(s32%(sint32)u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 = u8%s16;</text:p>
          </table:table-cell>
          <table:table-cell office:value-type="string" calcext:value-type="string">
            <text:p>s8 = (sint8)((sint16)(sint8)u8%s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 = u16%s16;</text:p>
          </table:table-cell>
          <table:table-cell office:value-type="string" calcext:value-type="string">
            <text:p>s8 = (sint8)((sint16)u16%s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 = u32%s16;</text:p>
          </table:table-cell>
          <table:table-cell office:value-type="string" calcext:value-type="string">
            <text:p>s8 = (sint8)((sint32)u32%s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 = s8%s16;</text:p>
          </table:table-cell>
          <table:table-cell office:value-type="string" calcext:value-type="string">
            <text:p>s8 = (sint8)(s8%s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8 = s16%s16;</text:p>
          </table:table-cell>
          <table:table-cell office:value-type="string" calcext:value-type="string">
            <text:p>s8 = (sint8)(s16%s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8 = s32%s16;</text:p>
          </table:table-cell>
          <table:table-cell office:value-type="string" calcext:value-type="string">
            <text:p>s8 = (sint8)(s32%s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8 = u8%s32;</text:p>
          </table:table-cell>
          <table:table-cell office:value-type="string" calcext:value-type="string">
            <text:p>s8 = (sint8)((sint32)(sint8)u8%s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 = u16%s32;</text:p>
          </table:table-cell>
          <table:table-cell office:value-type="string" calcext:value-type="string">
            <text:p>s8 = (sint8)((sint32)(sint16)u16%s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 = u32%s32;</text:p>
          </table:table-cell>
          <table:table-cell office:value-type="string" calcext:value-type="string">
            <text:p>s8 = (sint8)((sint32)u32%s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 = s8%s32;</text:p>
          </table:table-cell>
          <table:table-cell office:value-type="string" calcext:value-type="string">
            <text:p>s8 = (sint8)((sint32)s8%s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8 = s16%s32;</text:p>
          </table:table-cell>
          <table:table-cell office:value-type="string" calcext:value-type="string">
            <text:p>s8 = (sint8)((sint32)s16%s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8 = s32%s32;</text:p>
          </table:table-cell>
          <table:table-cell office:value-type="string" calcext:value-type="string">
            <text:p>s8 = (sint8)(s32%s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16 = s8%s8;</text:p>
          </table:table-cell>
          <table:table-cell office:value-type="string" calcext:value-type="string">
            <text:p>s16 = (sint16)s8%(sint16)s8;</text:p>
          </table:table-cell>
          <table:table-cell office:value-type="string" calcext:value-type="string">
            <text:p>[10.6, required]</text:p>
          </table:table-cell>
          <table:table-cell table:number-columns-repeated="20"/>
        </table:table-row>
        <table:table-row table:style-name="ro2">
          <table:table-cell table:number-columns-repeated="2" office:value-type="string" calcext:value-type="string">
            <text:p>s16 = s16%s8;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s16 = s32%s8;</text:p>
          </table:table-cell>
          <table:table-cell office:value-type="string" calcext:value-type="string">
            <text:p>s16 = (sint16)(s32%(sint32)s8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16 = s8%u8;</text:p>
          </table:table-cell>
          <table:table-cell office:value-type="string" calcext:value-type="string">
            <text:p>s16 = (sint16)s8%(sint16)(sint8)u8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 = s16%u8;</text:p>
          </table:table-cell>
          <table:table-cell office:value-type="string" calcext:value-type="string">
            <text:p>s16 = (sint16)(s16%(sint16)(sint8)u8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 = s32%u8;</text:p>
          </table:table-cell>
          <table:table-cell office:value-type="string" calcext:value-type="string">
            <text:p>s16 = (sint16)(s32%(sint32)(sint8)u8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 = u8%s8;</text:p>
          </table:table-cell>
          <table:table-cell office:value-type="string" calcext:value-type="string">
            <text:p>s16 = (sint16)(sint8)u8%(sint16)(sint8)s8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 = u16%s8;</text:p>
          </table:table-cell>
          <table:table-cell office:value-type="string" calcext:value-type="string">
            <text:p>s16 = (sint16)((sint16)u16%(sint16)s8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 = u32%s8;</text:p>
          </table:table-cell>
          <table:table-cell office:value-type="string" calcext:value-type="string">
            <text:p>s16 = (sint16)((sint32)u32%(sint32)s8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 = u8%u8;</text:p>
          </table:table-cell>
          <table:table-cell office:value-type="string" calcext:value-type="string">
            <text:p>s16 = (sint16)(sint8)u8%(sint16)(sint8)u8;</text:p>
          </table:table-cell>
          <table:table-cell office:value-type="string" calcext:value-type="string">
            <text:p>[10.6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 = u16%u8;</text:p>
          </table:table-cell>
          <table:table-cell office:value-type="string" calcext:value-type="string">
            <text:p>s16 = (sint16)((sint16)u16%(sint16)(sint8)u8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16 = u32%u8;</text:p>
          </table:table-cell>
          <table:table-cell office:value-type="string" calcext:value-type="string">
            <text:p>s16 = (sint16)((sint32)u32%(sint32)(sint8)u8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16 = u8%u16;</text:p>
          </table:table-cell>
          <table:table-cell office:value-type="string" calcext:value-type="string">
            <text:p>s16 = (sint16)(sint8)u8%(sint16)(sint8)u16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16 = u16%u16;</text:p>
          </table:table-cell>
          <table:table-cell office:value-type="string" calcext:value-type="string">
            <text:p>s16 = (sint16)((sint16)u16%(sint16)u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16 = u32%u16;</text:p>
          </table:table-cell>
          <table:table-cell office:value-type="string" calcext:value-type="string">
            <text:p>s16 = (sint16)((sint32)u32%(sint32)(sint16)u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16 = s8%u16;</text:p>
          </table:table-cell>
          <table:table-cell office:value-type="string" calcext:value-type="string">
            <text:p>s16 = (sint16)((sint16)s8%(sint16)u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 = s16%u16;</text:p>
          </table:table-cell>
          <table:table-cell office:value-type="string" calcext:value-type="string">
            <text:p>s16 = (sint16)(s16%(sint16)u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 = s32%u16;</text:p>
          </table:table-cell>
          <table:table-cell office:value-type="string" calcext:value-type="string">
            <text:p>s16 = (sint16)(s32%(sint32)(sint16)u16); 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 = u8%u32;</text:p>
          </table:table-cell>
          <table:table-cell office:value-type="string" calcext:value-type="string">
            <text:p>s16 = (sint16)((sint32)(sint8)u8%(sint32)u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16 = u16%u32;</text:p>
          </table:table-cell>
          <table:table-cell office:value-type="string" calcext:value-type="string">
            <text:p>s16 = (sint16)((sint32)(sint16)u16%(sint32)u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16 = u32%u32;</text:p>
          </table:table-cell>
          <table:table-cell office:value-type="string" calcext:value-type="string">
            <text:p>s16 = (sint16)((sint32)u32%(sint32)u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16 = s8%u32;</text:p>
          </table:table-cell>
          <table:table-cell office:value-type="string" calcext:value-type="string">
            <text:p>s16 = (sint16)((sint32)s8%(sint32)u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 = s16%u32;</text:p>
          </table:table-cell>
          <table:table-cell office:value-type="string" calcext:value-type="string">
            <text:p>s16 = (sint16)((sint32)s16%(sint32)u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 = s32%u32;</text:p>
          </table:table-cell>
          <table:table-cell office:value-type="string" calcext:value-type="string">
            <text:p>s16 = (sint16)(s32%(sint32)u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 = u8%s16;</text:p>
          </table:table-cell>
          <table:table-cell office:value-type="string" calcext:value-type="string">
            <text:p>s16 = (sint16)((sint16)(sint8)u8%s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 = u16%s16;</text:p>
          </table:table-cell>
          <table:table-cell office:value-type="string" calcext:value-type="string">
            <text:p>s16 = (sint16)((sint16)u16%s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 = u32%s16;</text:p>
          </table:table-cell>
          <table:table-cell office:value-type="string" calcext:value-type="string">
            <text:p>s16 = (sint16)((sint32)u32%(sint32)s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table:number-columns-repeated="2" office:value-type="string" calcext:value-type="string">
            <text:p>s16 = s8%s16;</text:p>
          </table:table-cell>
          <table:table-cell table:number-columns-repeated="21"/>
        </table:table-row>
        <table:table-row table:style-name="ro2">
          <table:table-cell table:number-columns-repeated="2" office:value-type="string" calcext:value-type="string">
            <text:p>s16 = s16%s16;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s16 = s32%s16;</text:p>
          </table:table-cell>
          <table:table-cell office:value-type="string" calcext:value-type="string">
            <text:p>s16 = (sint16)(s32%(sint32)s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16 = u8%s32;</text:p>
          </table:table-cell>
          <table:table-cell office:value-type="string" calcext:value-type="string">
            <text:p>s16 = (sint16)((sint32)(sint8)u8%s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 = u16%s32;</text:p>
          </table:table-cell>
          <table:table-cell office:value-type="string" calcext:value-type="string">
            <text:p>s16 = (sint16)((sint32)(sint16)u16%s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 = u32%s32;</text:p>
          </table:table-cell>
          <table:table-cell office:value-type="string" calcext:value-type="string">
            <text:p>s16 = (sint16)((sint32)u32%s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 = s8%s32;</text:p>
          </table:table-cell>
          <table:table-cell office:value-type="string" calcext:value-type="string">
            <text:p>s16 = (sint16)((sint32)s8%s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16 = s16%s32;</text:p>
          </table:table-cell>
          <table:table-cell office:value-type="string" calcext:value-type="string">
            <text:p>s16 = (sint16)((sint32)s16%s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16 = s32%s32;</text:p>
          </table:table-cell>
          <table:table-cell office:value-type="string" calcext:value-type="string">
            <text:p>s16 = (sint16)(s32%s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s8%s8;</text:p>
          </table:table-cell>
          <table:table-cell office:value-type="string" calcext:value-type="string">
            <text:p>s32 = (sint32)s8%(sint32)s8;</text:p>
          </table:table-cell>
          <table:table-cell office:value-type="string" calcext:value-type="string">
            <text:p>[10.6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s16%s8;</text:p>
          </table:table-cell>
          <table:table-cell office:value-type="string" calcext:value-type="string">
            <text:p>s32 = (sint32)s16%(sint32)s8;</text:p>
          </table:table-cell>
          <table:table-cell office:value-type="string" calcext:value-type="string">
            <text:p>[10.6, required]</text:p>
          </table:table-cell>
          <table:table-cell table:number-columns-repeated="20"/>
        </table:table-row>
        <table:table-row table:style-name="ro2">
          <table:table-cell table:number-columns-repeated="2" office:value-type="string" calcext:value-type="string">
            <text:p>s32 = s32%s8;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s32 = s8%u8;</text:p>
          </table:table-cell>
          <table:table-cell office:value-type="string" calcext:value-type="string">
            <text:p>s32 = (sint32)s8%(sint32)(sint8)u8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s16%u8;</text:p>
          </table:table-cell>
          <table:table-cell office:value-type="string" calcext:value-type="string">
            <text:p>s32 = (sint32)s16%(sint32)(sint8)u8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s32%u8;</text:p>
          </table:table-cell>
          <table:table-cell office:value-type="string" calcext:value-type="string">
            <text:p>s32 = s32%(sint32)(sint8)u8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u8%s8;</text:p>
          </table:table-cell>
          <table:table-cell office:value-type="string" calcext:value-type="string">
            <text:p>s32 = (sint32)(sint8)u8%(sint32)s8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u16%s8;</text:p>
          </table:table-cell>
          <table:table-cell office:value-type="string" calcext:value-type="string">
            <text:p>s32 = (sint32)(sint16)u16%(sint32)s8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u32%s8;</text:p>
          </table:table-cell>
          <table:table-cell office:value-type="string" calcext:value-type="string">
            <text:p>s32 = (sint32)u32%(sint32)s8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32 = u8%u8;</text:p>
          </table:table-cell>
          <table:table-cell office:value-type="string" calcext:value-type="string">
            <text:p>s32 = (sint32)(sint8)u8%(sint32)(sint8)u8;</text:p>
          </table:table-cell>
          <table:table-cell office:value-type="string" calcext:value-type="string">
            <text:p>[10.6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32 = u16%u8;</text:p>
          </table:table-cell>
          <table:table-cell office:value-type="string" calcext:value-type="string">
            <text:p>s32 = (sint32)(sint16)u16%(sint32)(sint8)u8;</text:p>
          </table:table-cell>
          <table:table-cell office:value-type="string" calcext:value-type="string">
            <text:p>[10.6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32 = u32%u8;</text:p>
          </table:table-cell>
          <table:table-cell office:value-type="string" calcext:value-type="string">
            <text:p>s32 = (sint32)u32%(sint32)(sint8)u8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u8%u16;</text:p>
          </table:table-cell>
          <table:table-cell office:value-type="string" calcext:value-type="string">
            <text:p>s32 = (sint32)(sint8)u8%(sint32)(sint16)u16;</text:p>
          </table:table-cell>
          <table:table-cell office:value-type="string" calcext:value-type="string">
            <text:p>[10.6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32 = u16%u16;</text:p>
          </table:table-cell>
          <table:table-cell office:value-type="string" calcext:value-type="string">
            <text:p>s32 = (sint32)(sint16)u16%(sint32)(sint16)u16;</text:p>
          </table:table-cell>
          <table:table-cell office:value-type="string" calcext:value-type="string">
            <text:p>[10.6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32 = u32%u16;</text:p>
          </table:table-cell>
          <table:table-cell office:value-type="string" calcext:value-type="string">
            <text:p>s32 = (sint32)u32%(sint32)(sint16)u16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s8%u16;</text:p>
          </table:table-cell>
          <table:table-cell office:value-type="string" calcext:value-type="string">
            <text:p>s32 = (sint32)s8%(sint32)(sint16)u16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s16%u16;</text:p>
          </table:table-cell>
          <table:table-cell office:value-type="string" calcext:value-type="string">
            <text:p>s32 = (sint32)s16%(sint32)(sint16)u16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s32%u16;</text:p>
          </table:table-cell>
          <table:table-cell office:value-type="string" calcext:value-type="string">
            <text:p>s32 = s32%(sint32)(sint16)u16; 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u8%u32;</text:p>
          </table:table-cell>
          <table:table-cell office:value-type="string" calcext:value-type="string">
            <text:p>s32 = (sint32)(sint8)u8%(sint32)u32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u16%u32;</text:p>
          </table:table-cell>
          <table:table-cell office:value-type="string" calcext:value-type="string">
            <text:p>s32 = (sint32)(sint16)u16%(sint32)u32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u32%u32;</text:p>
          </table:table-cell>
          <table:table-cell office:value-type="string" calcext:value-type="string">
            <text:p>s32 = (sint32)u32%(sint32)u32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s8%u32;</text:p>
          </table:table-cell>
          <table:table-cell office:value-type="string" calcext:value-type="string">
            <text:p>s32 = (sint32)s8%(sint32)u32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32 = s16%u32;</text:p>
          </table:table-cell>
          <table:table-cell office:value-type="string" calcext:value-type="string">
            <text:p>s32 = (sint32)s16%(sint32)u32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32 = s32%u32;</text:p>
          </table:table-cell>
          <table:table-cell office:value-type="string" calcext:value-type="string">
            <text:p>s32 = s32%(sint32)u32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32 = u8%s16;</text:p>
          </table:table-cell>
          <table:table-cell office:value-type="string" calcext:value-type="string">
            <text:p>s32 = (sint32)(sint8)u8%(sint32)s16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u16%s16;</text:p>
          </table:table-cell>
          <table:table-cell office:value-type="string" calcext:value-type="string">
            <text:p>s32 = (sint32)(sint16)u16%(sint32)s16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u32%s16;</text:p>
          </table:table-cell>
          <table:table-cell office:value-type="string" calcext:value-type="string">
            <text:p>s32 = (sint32)u32%(sint32)s16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32 = s8%s16;</text:p>
          </table:table-cell>
          <table:table-cell office:value-type="string" calcext:value-type="string">
            <text:p>s32 = (sint32)s8%(sint32)s16;</text:p>
          </table:table-cell>
          <table:table-cell office:value-type="string" calcext:value-type="string">
            <text:p>[10.6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s16%s16;</text:p>
          </table:table-cell>
          <table:table-cell office:value-type="string" calcext:value-type="string">
            <text:p>s32 = (sint32)s16%(sint32)s16;</text:p>
          </table:table-cell>
          <table:table-cell office:value-type="string" calcext:value-type="string">
            <text:p>[10.6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s32%s16;</text:p>
          </table:table-cell>
          <table:table-cell office:value-type="string" calcext:value-type="string">
            <text:p>s32 = s32%(sint32)s16;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s32 = u8%s32;</text:p>
          </table:table-cell>
          <table:table-cell office:value-type="string" calcext:value-type="string">
            <text:p>s32 = (sint32)(sint8)u8%s32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u16%s32;</text:p>
          </table:table-cell>
          <table:table-cell office:value-type="string" calcext:value-type="string">
            <text:p>s32 = (sint32)(sint16)u16%s32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 = u32%s32;</text:p>
          </table:table-cell>
          <table:table-cell office:value-type="string" calcext:value-type="string">
            <text:p>s32 = (sint32)u32%s32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table:number-columns-repeated="2" office:value-type="string" calcext:value-type="string">
            <text:p>s32 = s8%s32;</text:p>
          </table:table-cell>
          <table:table-cell table:number-columns-repeated="21"/>
        </table:table-row>
        <table:table-row table:style-name="ro2">
          <table:table-cell table:number-columns-repeated="2" office:value-type="string" calcext:value-type="string">
            <text:p>s32 = s16%s32;</text:p>
          </table:table-cell>
          <table:table-cell table:number-columns-repeated="21"/>
        </table:table-row>
        <table:table-row table:style-name="ro2">
          <table:table-cell table:number-columns-repeated="2" office:value-type="string" calcext:value-type="string">
            <text:p>s32 = s32%s32;</text:p>
          </table:table-cell>
          <table:table-cell table:number-columns-repeated="21"/>
        </table:table-row>
      </table:table>
      <table:table table:name="Add (+)" table:style-name="ta1">
        <office:forms form:automatic-focus="false" form:apply-design-mode="false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" table:number-columns-repeated="19" table:default-cell-style-name="Default"/>
        <table:table-row table:style-name="ro2">
          <table:table-cell table:number-columns-repeated="2" office:value-type="string" calcext:value-type="string">
            <text:p>s8=s8+s8;</text:p>
          </table:table-cell>
          <table:table-cell office:value-type="string" calcext:value-type="string">
            <text:p>ok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8= s16+s8;</text:p>
          </table:table-cell>
          <table:table-cell office:value-type="string" calcext:value-type="string">
            <text:p>s8=(sint8)(s16+(sint16)s8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8=s32+s8;</text:p>
          </table:table-cell>
          <table:table-cell office:value-type="string" calcext:value-type="string">
            <text:p>s8=(sint8)(s32+(sint32)s8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8=s8+u8;</text:p>
          </table:table-cell>
          <table:table-cell office:value-type="string" calcext:value-type="string">
            <text:p>s8=s8+(sint8)u8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=s16+u8;</text:p>
          </table:table-cell>
          <table:table-cell office:value-type="string" calcext:value-type="string">
            <text:p>s8=(sint8)(s16+(sint16)u8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=s32+u8;</text:p>
          </table:table-cell>
          <table:table-cell office:value-type="string" calcext:value-type="string">
            <text:p>s8=(sint8)(s32+(sint32)u8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=u8+s8;</text:p>
          </table:table-cell>
          <table:table-cell office:value-type="string" calcext:value-type="string">
            <text:p>s8=(sint8)((sint8)u8+s8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=u16+s8;</text:p>
          </table:table-cell>
          <table:table-cell office:value-type="string" calcext:value-type="string">
            <text:p>s8=(sint8)((sint16)u16+(sint16)(uint8)s8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=u32+s8;</text:p>
          </table:table-cell>
          <table:table-cell office:value-type="string" calcext:value-type="string">
            <text:p>s8=(sint8)((sint32)u32+(sint32)s8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=u8+u8;</text:p>
          </table:table-cell>
          <table:table-cell office:value-type="string" calcext:value-type="string">
            <text:p>s8=(sint8)((sint8)u8+(sint8)u8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8=u16+u8;</text:p>
          </table:table-cell>
          <table:table-cell office:value-type="string" calcext:value-type="string">
            <text:p>s8=(sint8)((sint16)u16+(sint16)(sint8)u8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8=u32+u8;</text:p>
          </table:table-cell>
          <table:table-cell office:value-type="string" calcext:value-type="string">
            <text:p>s8=(sint8)((sint32)u32+ (sint8)u8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8=u8+u16;</text:p>
          </table:table-cell>
          <table:table-cell office:value-type="string" calcext:value-type="string">
            <text:p>s8=(sint8)((sint16)(sint8)u8+(sint16)u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8=u16+u16;</text:p>
          </table:table-cell>
          <table:table-cell office:value-type="string" calcext:value-type="string">
            <text:p>s8=(sint8)((sint16)u16+(sint16)u16);</text:p>
          </table:table-cell>
          <table:table-cell office:value-type="string" calcext:value-type="string">
            <text:p>[10.3, required]</text:p>
          </table:table-cell>
          <table:table-cell table:number-columns-repeated="19"/>
          <table:table-cell table:style-name="ce2"/>
        </table:table-row>
        <table:table-row table:style-name="ro2">
          <table:table-cell office:value-type="string" calcext:value-type="string">
            <text:p>s8=u32+u16;</text:p>
          </table:table-cell>
          <table:table-cell office:value-type="string" calcext:value-type="string">
            <text:p>s8=(sint8)((sint32)u32+ (sint16)u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8=s8+u16;</text:p>
          </table:table-cell>
          <table:table-cell office:value-type="string" calcext:value-type="string">
            <text:p>s8=(sint8)( s8+(sint16)u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=s16+u16;</text:p>
          </table:table-cell>
          <table:table-cell office:value-type="string" calcext:value-type="string">
            <text:p>s8=(sint8)(s16+(sint16)u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=s32+u16;</text:p>
          </table:table-cell>
          <table:table-cell office:value-type="string" calcext:value-type="string">
            <text:p>s8=(sint8)(s32+ (sint16)u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=u8+u32;</text:p>
          </table:table-cell>
          <table:table-cell office:value-type="string" calcext:value-type="string">
            <text:p>s8=(sint8)((sint32)(sint8)u8+(sint32)u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8=u16+u32;</text:p>
          </table:table-cell>
          <table:table-cell office:value-type="string" calcext:value-type="string">
            <text:p>s8=(sint8)( (sint16)u16+(sint32)u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8=u32+u32;</text:p>
          </table:table-cell>
          <table:table-cell office:value-type="string" calcext:value-type="string">
            <text:p>s8=(sint8)((sint32)u32+(sint32)u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8=s8+u32;</text:p>
          </table:table-cell>
          <table:table-cell office:value-type="string" calcext:value-type="string">
            <text:p>s8 =(sint8)( <text:s/>s8+(sint32)u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=s16+u32;</text:p>
          </table:table-cell>
          <table:table-cell office:value-type="string" calcext:value-type="string">
            <text:p>s8=(sint8)( s16+(sint32)u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=s32+u32;</text:p>
          </table:table-cell>
          <table:table-cell office:value-type="string" calcext:value-type="string">
            <text:p>s8=(sint8)(s32+(sint32)u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=u8+s16;</text:p>
          </table:table-cell>
          <table:table-cell office:value-type="string" calcext:value-type="string">
            <text:p>s8=(sint8)((sint8)u8+s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=u16+s16;</text:p>
          </table:table-cell>
          <table:table-cell office:value-type="string" calcext:value-type="string">
            <text:p>s8=(sint8)((sint16)u16+s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=u32+s16;</text:p>
          </table:table-cell>
          <table:table-cell office:value-type="string" calcext:value-type="string">
            <text:p>s8=(sint8)((sint32)u32+s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=s8+s16;</text:p>
          </table:table-cell>
          <table:table-cell office:value-type="string" calcext:value-type="string">
            <text:p>s8=(sint8)(s8+s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8=s16+s16;</text:p>
          </table:table-cell>
          <table:table-cell office:value-type="string" calcext:value-type="string">
            <text:p>s8=(sint8)(s16+s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8=s32+s16;</text:p>
          </table:table-cell>
          <table:table-cell office:value-type="string" calcext:value-type="string">
            <text:p>s8=(sint8)(s32+(sint32)s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8=u8+s32;</text:p>
          </table:table-cell>
          <table:table-cell office:value-type="string" calcext:value-type="string">
            <text:p>s8=(sint8)((sint32)(sint8)u8+s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=u16+s32;</text:p>
          </table:table-cell>
          <table:table-cell office:value-type="string" calcext:value-type="string">
            <text:p>s8=(sint8)((sint32)(sint16)u16+s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=u32+s32;</text:p>
          </table:table-cell>
          <table:table-cell office:value-type="string" calcext:value-type="string">
            <text:p>s8=(sint8)((sint32)u32+s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=s8+s32;</text:p>
          </table:table-cell>
          <table:table-cell office:value-type="string" calcext:value-type="string">
            <text:p>s8=(sint8)(s8+s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8=s16+s32;</text:p>
          </table:table-cell>
          <table:table-cell office:value-type="string" calcext:value-type="string">
            <text:p>s8=(sint8)((sint32)s16+s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8=s32+s32;</text:p>
          </table:table-cell>
          <table:table-cell office:value-type="string" calcext:value-type="string">
            <text:p>s8=(sint8)(s32+s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16=s8+s8;</text:p>
          </table:table-cell>
          <table:table-cell office:value-type="string" calcext:value-type="string">
            <text:p>s16=(sint16)s8+(sint16)s8;</text:p>
          </table:table-cell>
          <table:table-cell office:value-type="string" calcext:value-type="string">
            <text:p>[10.6, required]</text:p>
          </table:table-cell>
          <table:table-cell table:number-columns-repeated="20"/>
        </table:table-row>
        <table:table-row table:style-name="ro2">
          <table:table-cell table:number-columns-repeated="2" office:value-type="string" calcext:value-type="string">
            <text:p>s16=s16+s8;</text:p>
          </table:table-cell>
          <table:table-cell office:value-type="string" calcext:value-type="string">
            <text:p>ok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16=s32+s8;</text:p>
          </table:table-cell>
          <table:table-cell office:value-type="string" calcext:value-type="string">
            <text:p>s16=(sint16)(s32+s8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16=s8+u8;</text:p>
          </table:table-cell>
          <table:table-cell office:value-type="string" calcext:value-type="string">
            <text:p>s16=(sint16)s8+(sint8)u8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=s16+u8;</text:p>
          </table:table-cell>
          <table:table-cell office:value-type="string" calcext:value-type="string">
            <text:p>s16=s16+(sint16)u8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=s32+u8;</text:p>
          </table:table-cell>
          <table:table-cell office:value-type="string" calcext:value-type="string">
            <text:p>s16=(sint16)(s32+(sint8)u8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=u8+s8;</text:p>
          </table:table-cell>
          <table:table-cell office:value-type="string" calcext:value-type="string">
            <text:p>s16= (sint16)u8+s8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=u16+s8;</text:p>
          </table:table-cell>
          <table:table-cell office:value-type="string" calcext:value-type="string">
            <text:p>s16=(sint16)u16+s8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=u32+s8;</text:p>
          </table:table-cell>
          <table:table-cell office:value-type="string" calcext:value-type="string">
            <text:p>s16=(sint16)((sint32)u32+s8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=u8+u8;</text:p>
          </table:table-cell>
          <table:table-cell office:value-type="string" calcext:value-type="string">
            <text:p>s16=(sint16)u8+(sint16)u8;</text:p>
          </table:table-cell>
          <table:table-cell office:value-type="string" calcext:value-type="string">
            <text:p>[10.6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=u16+u8;</text:p>
          </table:table-cell>
          <table:table-cell office:value-type="string" calcext:value-type="string">
            <text:p>s16= (sint16)u16+(sint8)u8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16=u32+u8;</text:p>
          </table:table-cell>
          <table:table-cell office:value-type="string" calcext:value-type="string">
            <text:p>s16=(sint16)((sint32)u32+(sint8)u8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16=u8+u16;</text:p>
          </table:table-cell>
          <table:table-cell office:value-type="string" calcext:value-type="string">
            <text:p>s16= (sint16)u8+(sint16)u16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16=u16+u16;</text:p>
          </table:table-cell>
          <table:table-cell office:value-type="string" calcext:value-type="string">
            <text:p>s16=(sint16)u16+(sint16)u16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16=u32+u16;</text:p>
          </table:table-cell>
          <table:table-cell office:value-type="string" calcext:value-type="string">
            <text:p>s16=(sint16)((sint32)u32+(sint16)u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16=s8+u16;</text:p>
          </table:table-cell>
          <table:table-cell office:value-type="string" calcext:value-type="string">
            <text:p>s16=s8+(sint16)u16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=s16+u16;</text:p>
          </table:table-cell>
          <table:table-cell office:value-type="string" calcext:value-type="string">
            <text:p>s16=s16+(sint16)u16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=s32+u16;</text:p>
          </table:table-cell>
          <table:table-cell office:value-type="string" calcext:value-type="string">
            <text:p>s16=(sint16)(s32+(sint16)u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=u8+u32;</text:p>
          </table:table-cell>
          <table:table-cell office:value-type="string" calcext:value-type="string">
            <text:p>s16=(sint16)((sint8)u8+(sint32)u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16=u16+u32;</text:p>
          </table:table-cell>
          <table:table-cell office:value-type="string" calcext:value-type="string">
            <text:p>s16=(sint16)((sint16)u16+(sint32)u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16=u32+u32;</text:p>
          </table:table-cell>
          <table:table-cell office:value-type="string" calcext:value-type="string">
            <text:p>s16=(sint16)((sint32)u32+(sint32)u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16=s8+u32;</text:p>
          </table:table-cell>
          <table:table-cell office:value-type="string" calcext:value-type="string">
            <text:p>s16= (sint16)(s8+(sint32)u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=s16+u32;</text:p>
          </table:table-cell>
          <table:table-cell office:value-type="string" calcext:value-type="string">
            <text:p>s16=(sint16)( s16+(sint32)u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=s32+u32;</text:p>
          </table:table-cell>
          <table:table-cell office:value-type="string" calcext:value-type="string">
            <text:p>s16= (sint16)(s32+(sint32)u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=u8+s16;</text:p>
          </table:table-cell>
          <table:table-cell office:value-type="string" calcext:value-type="string">
            <text:p>s16=(sint16)u8+s16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=u16+s16;</text:p>
          </table:table-cell>
          <table:table-cell office:value-type="string" calcext:value-type="string">
            <text:p>s16=(sint16)u16+s16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=u32+s16;</text:p>
          </table:table-cell>
          <table:table-cell office:value-type="string" calcext:value-type="string">
            <text:p>s16=(sint16)((sint32)u32+s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table:number-columns-repeated="2" office:value-type="string" calcext:value-type="string">
            <text:p>s16=s8+s16;</text:p>
          </table:table-cell>
          <table:table-cell office:value-type="string" calcext:value-type="string">
            <text:p>ok</text:p>
          </table:table-cell>
          <table:table-cell table:number-columns-repeated="20"/>
        </table:table-row>
        <table:table-row table:style-name="ro2">
          <table:table-cell table:number-columns-repeated="2" office:value-type="string" calcext:value-type="string">
            <text:p>s16=s16+s16;</text:p>
          </table:table-cell>
          <table:table-cell office:value-type="string" calcext:value-type="string">
            <text:p>ok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16=s32+s16;</text:p>
          </table:table-cell>
          <table:table-cell office:value-type="string" calcext:value-type="string">
            <text:p>s16=(sint16)(s32+s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16=u8+s32;</text:p>
          </table:table-cell>
          <table:table-cell office:value-type="string" calcext:value-type="string">
            <text:p>s16=(sint16)((sint8)u8+s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=u16+s32;</text:p>
          </table:table-cell>
          <table:table-cell office:value-type="string" calcext:value-type="string">
            <text:p>s16=(sint16)((sint16)u16+s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=u32+s32;</text:p>
          </table:table-cell>
          <table:table-cell office:value-type="string" calcext:value-type="string">
            <text:p>s16=(sint16)((sint32)u32+s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=s8+s32;</text:p>
          </table:table-cell>
          <table:table-cell office:value-type="string" calcext:value-type="string">
            <text:p>s16=(sint16)(s8+s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16=s16+s32;</text:p>
          </table:table-cell>
          <table:table-cell office:value-type="string" calcext:value-type="string">
            <text:p>s16=(sint16)(s16+s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16=s32+s32;</text:p>
          </table:table-cell>
          <table:table-cell office:value-type="string" calcext:value-type="string">
            <text:p>s16=(sint16)(s32+s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=(sint32)(s8+s8);</text:p>
          </table:table-cell>
          <table:table-cell office:value-type="string" calcext:value-type="string">
            <text:p>s32=(sint32)s8+(sint32)s8;</text:p>
          </table:table-cell>
          <table:table-cell office:value-type="string" calcext:value-type="string">
            <text:p>[10.8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=s16+s8;</text:p>
          </table:table-cell>
          <table:table-cell office:value-type="string" calcext:value-type="string">
            <text:p>s32=(sint32)s16+(sint32)s8;</text:p>
          </table:table-cell>
          <table:table-cell office:value-type="string" calcext:value-type="string">
            <text:p>[10.6, required]</text:p>
          </table:table-cell>
          <table:table-cell table:number-columns-repeated="20"/>
        </table:table-row>
        <table:table-row table:style-name="ro2">
          <table:table-cell table:number-columns-repeated="2" office:value-type="string" calcext:value-type="string">
            <text:p>s32=s32+s8;</text:p>
          </table:table-cell>
          <table:table-cell office:value-type="string" calcext:value-type="string">
            <text:p>ok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=s8+u8;</text:p>
          </table:table-cell>
          <table:table-cell office:value-type="string" calcext:value-type="string">
            <text:p>s32=(sint32)s8+(sint8)u8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=s16+u8;</text:p>
          </table:table-cell>
          <table:table-cell office:value-type="string" calcext:value-type="string">
            <text:p>s32=(sint32)s16+(sint8)u8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=s32+u8;</text:p>
          </table:table-cell>
          <table:table-cell office:value-type="string" calcext:value-type="string">
            <text:p>s32=s32+(sint8)u8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=u8+s8;</text:p>
          </table:table-cell>
          <table:table-cell office:value-type="string" calcext:value-type="string">
            <text:p>s32=(sint32)u8+s8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=u16+s8;</text:p>
          </table:table-cell>
          <table:table-cell office:value-type="string" calcext:value-type="string">
            <text:p>s32=(sint32)u16+s8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=u32+s8;</text:p>
          </table:table-cell>
          <table:table-cell office:value-type="string" calcext:value-type="string">
            <text:p>s32=(sint32)u32+s8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32=u8+u8;</text:p>
          </table:table-cell>
          <table:table-cell office:value-type="string" calcext:value-type="string">
            <text:p>s32=(sint32)u8+(sint32)u8;</text:p>
          </table:table-cell>
          <table:table-cell office:value-type="string" calcext:value-type="string">
            <text:p>[10.6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32=u16+u8;</text:p>
          </table:table-cell>
          <table:table-cell office:value-type="string" calcext:value-type="string">
            <text:p>s32=(sint32)u16+(sint32)u8;</text:p>
          </table:table-cell>
          <table:table-cell office:value-type="string" calcext:value-type="string">
            <text:p>[10.6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32=u32+u8;</text:p>
          </table:table-cell>
          <table:table-cell office:value-type="string" calcext:value-type="string">
            <text:p>s32=(sint32)u32+(sint32)u8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=u8+u16;</text:p>
          </table:table-cell>
          <table:table-cell office:value-type="string" calcext:value-type="string">
            <text:p>s32=(sint32)u8+(sint32)u16;</text:p>
          </table:table-cell>
          <table:table-cell office:value-type="string" calcext:value-type="string">
            <text:p>[10.6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32=u16+u16;</text:p>
          </table:table-cell>
          <table:table-cell office:value-type="string" calcext:value-type="string">
            <text:p>s32=(sint32)u16+(sint32)u16;</text:p>
          </table:table-cell>
          <table:table-cell office:value-type="string" calcext:value-type="string">
            <text:p>[10.6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32=u32+u16;</text:p>
          </table:table-cell>
          <table:table-cell office:value-type="string" calcext:value-type="string">
            <text:p>s32=(sint32)u32+(sint32)u16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=s8+u16;</text:p>
          </table:table-cell>
          <table:table-cell office:value-type="string" calcext:value-type="string">
            <text:p>s32=s8+(sint32)u16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=s16+u16;</text:p>
          </table:table-cell>
          <table:table-cell office:value-type="string" calcext:value-type="string">
            <text:p>s32=s16+(sint32)u16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=s32+u16;</text:p>
          </table:table-cell>
          <table:table-cell office:value-type="string" calcext:value-type="string">
            <text:p>s32=s32+(sint32)u16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=u8+u32;</text:p>
          </table:table-cell>
          <table:table-cell office:value-type="string" calcext:value-type="string">
            <text:p>s32=(sint32)u8+(sint32)u32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=u16+u32;</text:p>
          </table:table-cell>
          <table:table-cell office:value-type="string" calcext:value-type="string">
            <text:p>s32=(sint32)u16+(sint32)u32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=u32+u32;</text:p>
          </table:table-cell>
          <table:table-cell office:value-type="string" calcext:value-type="string">
            <text:p>s32=(sint32)u32+(sint32)u32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=s8+u32;</text:p>
          </table:table-cell>
          <table:table-cell office:value-type="string" calcext:value-type="string">
            <text:p>s32=s8+(sint32)u32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32=s16+u32;</text:p>
          </table:table-cell>
          <table:table-cell office:value-type="string" calcext:value-type="string">
            <text:p>s32=s16+(sint32)u32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32=s32+u32;</text:p>
          </table:table-cell>
          <table:table-cell office:value-type="string" calcext:value-type="string">
            <text:p>s32=s32+(sint32)u32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32=u8+s16;</text:p>
          </table:table-cell>
          <table:table-cell office:value-type="string" calcext:value-type="string">
            <text:p>s32=(sint32)u8+s16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=u16+s16;</text:p>
          </table:table-cell>
          <table:table-cell office:value-type="string" calcext:value-type="string">
            <text:p>s32=(sint32)u16+s16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=u32+s16;</text:p>
          </table:table-cell>
          <table:table-cell office:value-type="string" calcext:value-type="string">
            <text:p>s32=(sint32)u32+s16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32=s8+s16;</text:p>
          </table:table-cell>
          <table:table-cell office:value-type="string" calcext:value-type="string">
            <text:p>s32=(sint32)s8+(sint32)s16;</text:p>
          </table:table-cell>
          <table:table-cell office:value-type="string" calcext:value-type="string">
            <text:p>[10.6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=s16+s16;</text:p>
          </table:table-cell>
          <table:table-cell office:value-type="string" calcext:value-type="string">
            <text:p>s32=(sint32)s16+(sint32)s16;</text:p>
          </table:table-cell>
          <table:table-cell office:value-type="string" calcext:value-type="string">
            <text:p>[10.6, required]</text:p>
          </table:table-cell>
          <table:table-cell table:number-columns-repeated="20"/>
        </table:table-row>
        <table:table-row table:style-name="ro2">
          <table:table-cell table:number-columns-repeated="2" office:value-type="string" calcext:value-type="string">
            <text:p>s32=s32+s16;</text:p>
          </table:table-cell>
          <table:table-cell office:value-type="string" calcext:value-type="string">
            <text:p>ok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=u8+s32;</text:p>
          </table:table-cell>
          <table:table-cell office:value-type="string" calcext:value-type="string">
            <text:p>s32=(sint8)u8+s32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=u16+s32;</text:p>
          </table:table-cell>
          <table:table-cell office:value-type="string" calcext:value-type="string">
            <text:p>s32=(sint16)u16+s32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=u32+s32;</text:p>
          </table:table-cell>
          <table:table-cell office:value-type="string" calcext:value-type="string">
            <text:p>s32=(sint32)u32+s32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table:number-columns-repeated="2" office:value-type="string" calcext:value-type="string">
            <text:p>s32=s8+s32;</text:p>
          </table:table-cell>
          <table:table-cell office:value-type="string" calcext:value-type="string">
            <text:p>ok</text:p>
          </table:table-cell>
          <table:table-cell table:number-columns-repeated="20"/>
        </table:table-row>
        <table:table-row table:style-name="ro2">
          <table:table-cell table:number-columns-repeated="2" office:value-type="string" calcext:value-type="string">
            <text:p>s32=s16+s32;</text:p>
          </table:table-cell>
          <table:table-cell office:value-type="string" calcext:value-type="string">
            <text:p>ok</text:p>
          </table:table-cell>
          <table:table-cell table:number-columns-repeated="20"/>
        </table:table-row>
        <table:table-row table:style-name="ro2">
          <table:table-cell table:number-columns-repeated="2" office:value-type="string" calcext:value-type="string">
            <text:p>s32=s32+s32;</text:p>
          </table:table-cell>
          <table:table-cell office:value-type="string" calcext:value-type="string">
            <text:p>ok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=s8+s8;</text:p>
          </table:table-cell>
          <table:table-cell office:value-type="string" calcext:value-type="string">
            <text:p>u8=(uint8)s8+(uint8)s8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=s16+s8;</text:p>
          </table:table-cell>
          <table:table-cell office:value-type="string" calcext:value-type="string">
            <text:p>u8= (uint8)((uint16)s16+ (uint8)s8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=s32+s8;</text:p>
          </table:table-cell>
          <table:table-cell office:value-type="string" calcext:value-type="string">
            <text:p>u8=(uint8)((uint32)s32+(uint8)s8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=s8+u8;</text:p>
          </table:table-cell>
          <table:table-cell office:value-type="string" calcext:value-type="string">
            <text:p>u8=(uint8)s8+u8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=s16+u8;</text:p>
          </table:table-cell>
          <table:table-cell office:value-type="string" calcext:value-type="string">
            <text:p>u8=(uint8)((uint16)s16+u8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=s32+u8;</text:p>
          </table:table-cell>
          <table:table-cell office:value-type="string" calcext:value-type="string">
            <text:p>u8=(uint8)((uint32)s32+u8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=u8+s8;</text:p>
          </table:table-cell>
          <table:table-cell office:value-type="string" calcext:value-type="string">
            <text:p>u8=u8+(uint8)s8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=u16+s8;</text:p>
          </table:table-cell>
          <table:table-cell office:value-type="string" calcext:value-type="string">
            <text:p>u8=(uint8)(u16+(uint8)s8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=u32+s8;</text:p>
          </table:table-cell>
          <table:table-cell office:value-type="string" calcext:value-type="string">
            <text:p>u8=(uint8)(u32+(uint8)s8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table:number-columns-repeated="2" office:value-type="string" calcext:value-type="string">
            <text:p>u8=u8+u8;</text:p>
          </table:table-cell>
          <table:table-cell office:value-type="string" calcext:value-type="string">
            <text:p>ok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=u16+u8;</text:p>
          </table:table-cell>
          <table:table-cell office:value-type="string" calcext:value-type="string">
            <text:p>u8=(uint8)(u16+u8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=u32+u8;</text:p>
          </table:table-cell>
          <table:table-cell office:value-type="string" calcext:value-type="string">
            <text:p>u8=(uint8)(u32+u8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=u8+u16;</text:p>
          </table:table-cell>
          <table:table-cell office:value-type="string" calcext:value-type="string">
            <text:p>u8=(uint8)(u8+u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=u16+u16;</text:p>
          </table:table-cell>
          <table:table-cell office:value-type="string" calcext:value-type="string">
            <text:p>u8=(uint8)(u16+u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=u32+u16;</text:p>
          </table:table-cell>
          <table:table-cell office:value-type="string" calcext:value-type="string">
            <text:p>u8=(uint8)(u32+u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=s8+u16;</text:p>
          </table:table-cell>
          <table:table-cell office:value-type="string" calcext:value-type="string">
            <text:p>u8=(uint8)((uint8)s8+u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=s16+u16;</text:p>
          </table:table-cell>
          <table:table-cell office:value-type="string" calcext:value-type="string">
            <text:p>u8=(uint8)((uint16)s16+u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=s32+u16;</text:p>
          </table:table-cell>
          <table:table-cell office:value-type="string" calcext:value-type="string">
            <text:p>u8=(uint8)((uint32)s32+u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=u8+u32;</text:p>
          </table:table-cell>
          <table:table-cell office:value-type="string" calcext:value-type="string">
            <text:p>u8=(uint8)(u8+u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=u16+u32;</text:p>
          </table:table-cell>
          <table:table-cell office:value-type="string" calcext:value-type="string">
            <text:p>u8=(uint8)(u16+u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=u32+u32;</text:p>
          </table:table-cell>
          <table:table-cell office:value-type="string" calcext:value-type="string">
            <text:p>u8=(uint8)(u32+u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=s8+u32;</text:p>
          </table:table-cell>
          <table:table-cell office:value-type="string" calcext:value-type="string">
            <text:p>u8= (uint8)((uint8)s8+u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=s16+u32;</text:p>
          </table:table-cell>
          <table:table-cell office:value-type="string" calcext:value-type="string">
            <text:p>u8= (uint8)((uint16)s16+u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=s32+u32;</text:p>
          </table:table-cell>
          <table:table-cell office:value-type="string" calcext:value-type="string">
            <text:p>u8= (uint8)((uint32)s32+u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=u8+s16;</text:p>
          </table:table-cell>
          <table:table-cell office:value-type="string" calcext:value-type="string">
            <text:p>u8=(uint8)(u8+(uint16)s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=u16+s16;</text:p>
          </table:table-cell>
          <table:table-cell office:value-type="string" calcext:value-type="string">
            <text:p>u8= (uint8)(u16+(uint16)s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=u32+s16;</text:p>
          </table:table-cell>
          <table:table-cell office:value-type="string" calcext:value-type="string">
            <text:p>u8= (uint8)(u32+(uint16)s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=s8+s16;</text:p>
          </table:table-cell>
          <table:table-cell office:value-type="string" calcext:value-type="string">
            <text:p>u8= (uint8)((uint8)s8+(uint16)s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=s16+s16;</text:p>
          </table:table-cell>
          <table:table-cell office:value-type="string" calcext:value-type="string">
            <text:p>u8= (uint8)((uint16)s16+(uint16)s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=s32+s16;</text:p>
          </table:table-cell>
          <table:table-cell office:value-type="string" calcext:value-type="string">
            <text:p>u8= (uint8)((uint32)s32+(uint16)s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=u8+s32;</text:p>
          </table:table-cell>
          <table:table-cell office:value-type="string" calcext:value-type="string">
            <text:p>u8= (uint8)(u8+(uint32)s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=u16+s32;</text:p>
          </table:table-cell>
          <table:table-cell office:value-type="string" calcext:value-type="string">
            <text:p>u8= (uint8)(u16+(uint32)s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=u32+s32;</text:p>
          </table:table-cell>
          <table:table-cell office:value-type="string" calcext:value-type="string">
            <text:p>u8= (uint8)(u32+(uint32)s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8=s8+s32;</text:p>
          </table:table-cell>
          <table:table-cell office:value-type="string" calcext:value-type="string">
            <text:p>u8= (uint8)((uint8)s8+(uint32)s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=s16+s32;</text:p>
          </table:table-cell>
          <table:table-cell office:value-type="string" calcext:value-type="string">
            <text:p>u8= (uint8)((uint16)s16+(uint32)s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=s32+s32;</text:p>
          </table:table-cell>
          <table:table-cell office:value-type="string" calcext:value-type="string">
            <text:p>u8=(uint8)((uint32)s32+(uint32)s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=s8+s8;</text:p>
          </table:table-cell>
          <table:table-cell office:value-type="string" calcext:value-type="string">
            <text:p>u16 = (uint16)(uint8)s8+(uint16)(uint8)s8;</text:p>
          </table:table-cell>
          <table:table-cell office:value-type="string" calcext:value-type="string">
            <text:p>[10.6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=s16+s8;</text:p>
          </table:table-cell>
          <table:table-cell office:value-type="string" calcext:value-type="string">
            <text:p>u16=(uint16)s16+(uint8)s8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=s32+s8;</text:p>
          </table:table-cell>
          <table:table-cell office:value-type="string" calcext:value-type="string">
            <text:p>u16=(uint16)((uint32)s32+(uint8)s8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=s8+u8;</text:p>
          </table:table-cell>
          <table:table-cell office:value-type="string" calcext:value-type="string">
            <text:p>u16=(uint16)(uint8)s8+ u8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=s16+u8;</text:p>
          </table:table-cell>
          <table:table-cell office:value-type="string" calcext:value-type="string">
            <text:p>u16=(uint16)s16+u8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=s32+u8;</text:p>
          </table:table-cell>
          <table:table-cell office:value-type="string" calcext:value-type="string">
            <text:p>u16=(uint16)((uint32)s32+u8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=u8+s8;</text:p>
          </table:table-cell>
          <table:table-cell office:value-type="string" calcext:value-type="string">
            <text:p>u16=(uint16)u8+(uint16)(uint8)s8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=u16+s8;</text:p>
          </table:table-cell>
          <table:table-cell office:value-type="string" calcext:value-type="string">
            <text:p>u16=u16+(uint8)s8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=u32+s8;</text:p>
          </table:table-cell>
          <table:table-cell office:value-type="string" calcext:value-type="string">
            <text:p>u16=(uint16)(u32+(uint8)s8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=u8+u8;</text:p>
          </table:table-cell>
          <table:table-cell office:value-type="string" calcext:value-type="string">
            <text:p>u16=(uint16)u8+(uint16)u8;</text:p>
          </table:table-cell>
          <table:table-cell office:value-type="string" calcext:value-type="string">
            <text:p>[10.6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=u16+u8;</text:p>
          </table:table-cell>
          <table:table-cell office:value-type="string" calcext:value-type="string">
            <text:p><text:s/>u16=u16+u8;</text:p>
          </table:table-cell>
          <table:table-cell office:value-type="string" calcext:value-type="string">
            <text:p>ok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=u32+u8;</text:p>
          </table:table-cell>
          <table:table-cell office:value-type="string" calcext:value-type="string">
            <text:p>u16=(uint16)(u32+u8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=u8+u16;</text:p>
          </table:table-cell>
          <table:table-cell office:value-type="string" calcext:value-type="string">
            <text:p><text:s/>u16=u8+u16;</text:p>
          </table:table-cell>
          <table:table-cell office:value-type="string" calcext:value-type="string">
            <text:p>ok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=u16+u16;</text:p>
          </table:table-cell>
          <table:table-cell office:value-type="string" calcext:value-type="string">
            <text:p><text:s/>u16=u16+u16;</text:p>
          </table:table-cell>
          <table:table-cell office:value-type="string" calcext:value-type="string">
            <text:p>ok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=u32+u16;</text:p>
          </table:table-cell>
          <table:table-cell office:value-type="string" calcext:value-type="string">
            <text:p>u16=(uint16)(u32+u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=s8+u16;</text:p>
          </table:table-cell>
          <table:table-cell office:value-type="string" calcext:value-type="string">
            <text:p>u16=(uint16)(uint8)s8+u16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=s16+u16;</text:p>
          </table:table-cell>
          <table:table-cell office:value-type="string" calcext:value-type="string">
            <text:p>u16=(uint16)s16+u16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=s32+u16;</text:p>
          </table:table-cell>
          <table:table-cell office:value-type="string" calcext:value-type="string">
            <text:p>u16=(uint16)((uint32)s32+u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=u8+u32;</text:p>
          </table:table-cell>
          <table:table-cell office:value-type="string" calcext:value-type="string">
            <text:p>u16=(uint16)(u8+u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=u16+u32;</text:p>
          </table:table-cell>
          <table:table-cell office:value-type="string" calcext:value-type="string">
            <text:p>u16=(uint16)(u16+u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=u32+u32;</text:p>
          </table:table-cell>
          <table:table-cell office:value-type="string" calcext:value-type="string">
            <text:p>u16=(uint16)(u32+u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=s8+u32;</text:p>
          </table:table-cell>
          <table:table-cell office:value-type="string" calcext:value-type="string">
            <text:p>u16=(uint16)((uint8)s8+u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=s16+u32;</text:p>
          </table:table-cell>
          <table:table-cell office:value-type="string" calcext:value-type="string">
            <text:p>u16=(uint16)((uint16)s16+u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=s32+u32;</text:p>
          </table:table-cell>
          <table:table-cell office:value-type="string" calcext:value-type="string">
            <text:p>u16=(uint16)((uint32)s32+u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=u8+s16;</text:p>
          </table:table-cell>
          <table:table-cell office:value-type="string" calcext:value-type="string">
            <text:p>u16=u8+(uint16)s16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=u16+s16;</text:p>
          </table:table-cell>
          <table:table-cell office:value-type="string" calcext:value-type="string">
            <text:p>u16=u16+(uint16)s16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=u32+s16;</text:p>
          </table:table-cell>
          <table:table-cell office:value-type="string" calcext:value-type="string">
            <text:p>u16=(uint16)(u32+(uint16)s16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=s8+s16;</text:p>
          </table:table-cell>
          <table:table-cell office:value-type="string" calcext:value-type="string">
            <text:p>u16=(uint8)s8+(uint16)s16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=s16+s16;</text:p>
          </table:table-cell>
          <table:table-cell office:value-type="string" calcext:value-type="string">
            <text:p>u16=(uint16)s16+(uint16)s16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=s32+s16;</text:p>
          </table:table-cell>
          <table:table-cell office:value-type="string" calcext:value-type="string">
            <text:p>u16=(uint16)((uint32)s32+(uint16)s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=u8+s32;</text:p>
          </table:table-cell>
          <table:table-cell office:value-type="string" calcext:value-type="string">
            <text:p>u16=(uint16)(u8+(uint32)s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=u16+s32;</text:p>
          </table:table-cell>
          <table:table-cell office:value-type="string" calcext:value-type="string">
            <text:p>u16= (uint16)(u16+(uint32)s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=u32+s32;</text:p>
          </table:table-cell>
          <table:table-cell office:value-type="string" calcext:value-type="string">
            <text:p>u16=(uint16)(u32+(uint32)s32)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=s8+s32;</text:p>
          </table:table-cell>
          <table:table-cell office:value-type="string" calcext:value-type="string">
            <text:p>u16=(uint16)((uint8)s8+(uint32)s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=s16+s32;</text:p>
          </table:table-cell>
          <table:table-cell office:value-type="string" calcext:value-type="string">
            <text:p>u16=(uint16)((uint16)s16+(uint32)s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=s32+s32;</text:p>
          </table:table-cell>
          <table:table-cell office:value-type="string" calcext:value-type="string">
            <text:p>u16=(uint16)((uint32)s32+(uint32)s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=s8+s8;</text:p>
          </table:table-cell>
          <table:table-cell office:value-type="string" calcext:value-type="string">
            <text:p><text:s/>u32=(uint32)(uint8)s8+ (uint32)(uint8)s8;</text:p>
          </table:table-cell>
          <table:table-cell office:value-type="string" calcext:value-type="string">
            <text:p>[10.6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=s16+s8;</text:p>
          </table:table-cell>
          <table:table-cell office:value-type="string" calcext:value-type="string">
            <text:p><text:s/>u32=(uint32)(uint16)s16+ (uint32)(uint8)s8;</text:p>
          </table:table-cell>
          <table:table-cell office:value-type="string" calcext:value-type="string">
            <text:p>[10.6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=s32+s8;</text:p>
          </table:table-cell>
          <table:table-cell office:value-type="string" calcext:value-type="string">
            <text:p>u32=(uint32)s32+ (uint8)s8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=s8+u8;</text:p>
          </table:table-cell>
          <table:table-cell office:value-type="string" calcext:value-type="string">
            <text:p>u32=(uint32)(uint8)s8+ u8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=s16+u8;</text:p>
          </table:table-cell>
          <table:table-cell office:value-type="string" calcext:value-type="string">
            <text:p>u32=(uint32)(uint16)s16+ u8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=s32+u8;</text:p>
          </table:table-cell>
          <table:table-cell office:value-type="string" calcext:value-type="string">
            <text:p>u32=(uint32)s32+ u8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=u8+s8;</text:p>
          </table:table-cell>
          <table:table-cell office:value-type="string" calcext:value-type="string">
            <text:p>u32=(uint32)(uint8)u8+(uint32)(uint8)s8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=u16+s8;</text:p>
          </table:table-cell>
          <table:table-cell office:value-type="string" calcext:value-type="string">
            <text:p>u32=(uint32)u16+ (uint8)s8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=u32+s8;</text:p>
          </table:table-cell>
          <table:table-cell office:value-type="string" calcext:value-type="string">
            <text:p>u32=u32+(uint8)s8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=u8+u8;</text:p>
          </table:table-cell>
          <table:table-cell office:value-type="string" calcext:value-type="string">
            <text:p>u32=(uint32)u8+(uint32)u8;</text:p>
          </table:table-cell>
          <table:table-cell office:value-type="string" calcext:value-type="string">
            <text:p>[10.6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=u16+u8;</text:p>
          </table:table-cell>
          <table:table-cell office:value-type="string" calcext:value-type="string">
            <text:p>u32=(uint32)u16+(uint32)u8;</text:p>
          </table:table-cell>
          <table:table-cell office:value-type="string" calcext:value-type="string">
            <text:p>[10.6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=u32+u8;</text:p>
          </table:table-cell>
          <table:table-cell office:value-type="string" calcext:value-type="string">
            <text:p><text:s/>u32=u32+u8;</text:p>
          </table:table-cell>
          <table:table-cell office:value-type="string" calcext:value-type="string">
            <text:p>ok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=u8+u16;</text:p>
          </table:table-cell>
          <table:table-cell office:value-type="string" calcext:value-type="string">
            <text:p>u32=(uint32)u8+(uint32)u16;</text:p>
          </table:table-cell>
          <table:table-cell office:value-type="string" calcext:value-type="string">
            <text:p>[10.6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=u16+u16;</text:p>
          </table:table-cell>
          <table:table-cell office:value-type="string" calcext:value-type="string">
            <text:p>u32 =(uint32)u16+(uint32)u16;</text:p>
          </table:table-cell>
          <table:table-cell office:value-type="string" calcext:value-type="string">
            <text:p>[10.6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=u32+u16;</text:p>
          </table:table-cell>
          <table:table-cell office:value-type="string" calcext:value-type="string">
            <text:p><text:s/>u32=u32+u16;</text:p>
          </table:table-cell>
          <table:table-cell office:value-type="string" calcext:value-type="string">
            <text:p>ok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=s8+u16;</text:p>
          </table:table-cell>
          <table:table-cell office:value-type="string" calcext:value-type="string">
            <text:p>u32=(uint32)(uint8)s8+u16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=s16+u16;</text:p>
          </table:table-cell>
          <table:table-cell office:value-type="string" calcext:value-type="string">
            <text:p>u32=(uint32)(uint16)s16+u16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=s32+u16;</text:p>
          </table:table-cell>
          <table:table-cell office:value-type="string" calcext:value-type="string">
            <text:p>u32=(uint32)s32+u16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=u8+u32;</text:p>
          </table:table-cell>
          <table:table-cell office:value-type="string" calcext:value-type="string">
            <text:p><text:s/>u32=u8+u32;</text:p>
          </table:table-cell>
          <table:table-cell office:value-type="string" calcext:value-type="string">
            <text:p>ok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=u16+u32;</text:p>
          </table:table-cell>
          <table:table-cell office:value-type="string" calcext:value-type="string">
            <text:p><text:s/>u32=u16+u32;</text:p>
          </table:table-cell>
          <table:table-cell office:value-type="string" calcext:value-type="string">
            <text:p>ok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=u32+u32;</text:p>
          </table:table-cell>
          <table:table-cell office:value-type="string" calcext:value-type="string">
            <text:p><text:s/>u32=u32+u32;</text:p>
          </table:table-cell>
          <table:table-cell office:value-type="string" calcext:value-type="string">
            <text:p>ok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=s8+u32;</text:p>
          </table:table-cell>
          <table:table-cell office:value-type="string" calcext:value-type="string">
            <text:p>u32=(uint8)s8+u32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=s16+u32;</text:p>
          </table:table-cell>
          <table:table-cell office:value-type="string" calcext:value-type="string">
            <text:p>u32=(uint16)s16+u32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=s32+u32;</text:p>
          </table:table-cell>
          <table:table-cell office:value-type="string" calcext:value-type="string">
            <text:p>u32=(uint32)s32+u32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=u8+s16;</text:p>
          </table:table-cell>
          <table:table-cell office:value-type="string" calcext:value-type="string">
            <text:p>u32= (uint32)u8+(uint32)(uint16)s16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=u16+s16;</text:p>
          </table:table-cell>
          <table:table-cell office:value-type="string" calcext:value-type="string">
            <text:p>u32= (uint32)u16+(uint16)s16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=u32+s16;</text:p>
          </table:table-cell>
          <table:table-cell office:value-type="string" calcext:value-type="string">
            <text:p>u32=u32+(uint16)s16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=s8+s16;</text:p>
          </table:table-cell>
          <table:table-cell office:value-type="string" calcext:value-type="string">
            <text:p>u32=(uint32)(uint8)s8+(uint32)(uint16)s16;</text:p>
          </table:table-cell>
          <table:table-cell office:value-type="string" calcext:value-type="string">
            <text:p>[10.6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=s16+s16;</text:p>
          </table:table-cell>
          <table:table-cell office:value-type="string" calcext:value-type="string">
            <text:p>u32=(uint32)(uint16)s16+(uint32)(uint16)s16;</text:p>
          </table:table-cell>
          <table:table-cell office:value-type="string" calcext:value-type="string">
            <text:p>[10.6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=s32+s16;</text:p>
          </table:table-cell>
          <table:table-cell office:value-type="string" calcext:value-type="string">
            <text:p><text:s/>u32=(uint32)s32+(uint16)s16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=u8+s32;</text:p>
          </table:table-cell>
          <table:table-cell office:value-type="string" calcext:value-type="string">
            <text:p>u32=u8+(uint32)s32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=u16+s32;</text:p>
          </table:table-cell>
          <table:table-cell office:value-type="string" calcext:value-type="string">
            <text:p>u32=u16+(uint32)s32;</text:p>
          </table:table-cell>
          <table:table-cell office:value-type="string" calcext:value-type="string">
            <text:p>[10.4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=u32+s32;</text:p>
          </table:table-cell>
          <table:table-cell office:value-type="string" calcext:value-type="string">
            <text:p>u32=u32+(uint32)s32;</text:p>
          </table:table-cell>
          <table:table-cell office:value-type="string" calcext:value-type="string">
            <text:p>[10.4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=s8+s32;</text:p>
          </table:table-cell>
          <table:table-cell office:value-type="string" calcext:value-type="string">
            <text:p><text:s/>u32=(uint8)s8+(uint32)s32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=s16+s32;</text:p>
          </table:table-cell>
          <table:table-cell office:value-type="string" calcext:value-type="string">
            <text:p><text:s/>u32=(uint16)s16+(uint32)s32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=s32+s32;</text:p>
          </table:table-cell>
          <table:table-cell office:value-type="string" calcext:value-type="string">
            <text:p><text:s/>u32=(uint32)s32+(uint32)s32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</table:table>
      <table:table table:name="Complement (~)" table:style-name="ta1">
        <office:forms form:automatic-focus="false" form:apply-design-mode="false"/>
        <table:table-column table:style-name="co4" table:default-cell-style-name="Default"/>
        <table:table-column table:style-name="co48" table:default-cell-style-name="Default"/>
        <table:table-column table:style-name="co49" table:number-columns-repeated="2" table:default-cell-style-name="Default"/>
        <table:table-column table:style-name="co4" table:number-columns-repeated="19" table:default-cell-style-name="Default"/>
        <table:table-row table:style-name="ro2">
          <table:table-cell office:value-type="string" calcext:value-type="string">
            <text:p>s8=~u32;</text:p>
          </table:table-cell>
          <table:table-cell office:value-type="string" calcext:value-type="string">
            <text:p>s8=(sint8)(~u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16=~u32;</text:p>
          </table:table-cell>
          <table:table-cell office:value-type="string" calcext:value-type="string">
            <text:p>s16=(sint16)(~u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=~u32;</text:p>
          </table:table-cell>
          <table:table-cell office:value-type="string" calcext:value-type="string">
            <text:p>s32=(sint32)(~u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=~u32;</text:p>
          </table:table-cell>
          <table:table-cell office:value-type="string" calcext:value-type="string">
            <text:p>u8=(uint8)(~u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=~u32;</text:p>
          </table:table-cell>
          <table:table-cell office:value-type="string" calcext:value-type="string">
            <text:p>u16=(uint16)(~u32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32=~u32;</text:p>
          </table:table-cell>
          <table:table-cell office:value-type="string" calcext:value-type="string">
            <text:p>u32=(uint32)(~u32);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s8=~u16;</text:p>
          </table:table-cell>
          <table:table-cell office:value-type="string" calcext:value-type="string">
            <text:p>s8=(sint8)(~u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16=~u16;</text:p>
          </table:table-cell>
          <table:table-cell office:value-type="string" calcext:value-type="string">
            <text:p>s16=(sint16)(~u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=~u16;</text:p>
          </table:table-cell>
          <table:table-cell office:value-type="string" calcext:value-type="string">
            <text:p>s32=(sint32)(~u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=~u16;</text:p>
          </table:table-cell>
          <table:table-cell office:value-type="string" calcext:value-type="string">
            <text:p>u8=(uint8)(~u16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16=~u16;</text:p>
          </table:table-cell>
          <table:table-cell office:value-type="string" calcext:value-type="string">
            <text:p>u16=(uint16)(~u16);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u32=~u16;</text:p>
          </table:table-cell>
          <table:table-cell office:value-type="string" calcext:value-type="string">
            <text:p>u32=(uint32)(~u16);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s8=~u8;</text:p>
          </table:table-cell>
          <table:table-cell office:value-type="string" calcext:value-type="string">
            <text:p>s8=(sint8)(~u8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16=~u8;</text:p>
          </table:table-cell>
          <table:table-cell office:value-type="string" calcext:value-type="string">
            <text:p>s16=(sint16)(~u8);</text:p>
          </table:table-cell>
          <table:table-cell office:value-type="string" calcext:value-type="string">
            <text:p>[10.3, required]</text:p>
          </table:table-cell>
          <table:table-cell table:number-columns-repeated="19"/>
          <table:table-cell table:style-name="ce2"/>
        </table:table-row>
        <table:table-row table:style-name="ro2">
          <table:table-cell office:value-type="string" calcext:value-type="string">
            <text:p>s32=~u8;</text:p>
          </table:table-cell>
          <table:table-cell office:value-type="string" calcext:value-type="string">
            <text:p>s32=(sint32)(~u8);</text:p>
          </table:table-cell>
          <table:table-cell office:value-type="string" calcext:value-type="string">
            <text:p>[10.3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=~u8;</text:p>
          </table:table-cell>
          <table:table-cell office:value-type="string" calcext:value-type="string">
            <text:p>u8=(uint8)(~u8);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u16=~u8;</text:p>
          </table:table-cell>
          <table:table-cell office:value-type="string" calcext:value-type="string">
            <text:p>u16=(uint16)(~u8);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u32=~u8;</text:p>
          </table:table-cell>
          <table:table-cell office:value-type="string" calcext:value-type="string">
            <text:p>u32=(uint32)(~u8);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s8=~s32;</text:p>
          </table:table-cell>
          <table:table-cell office:value-type="string" calcext:value-type="string">
            <text:p>s8=(sint8)(~(uint32)s32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=~s32;</text:p>
          </table:table-cell>
          <table:table-cell office:value-type="string" calcext:value-type="string">
            <text:p>s16=(sint16)(~(uint32)s32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32=~s32;</text:p>
          </table:table-cell>
          <table:table-cell office:value-type="string" calcext:value-type="string">
            <text:p>s32=(sint32)(~(uint32)s32);</text:p>
          </table:table-cell>
          <table:table-cell office:value-type="string" calcext:value-type="string">
            <text:p>[10.1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=~s32;</text:p>
          </table:table-cell>
          <table:table-cell office:value-type="string" calcext:value-type="string">
            <text:p>u8=(uint8)(~(uint32)s32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=~s32;</text:p>
          </table:table-cell>
          <table:table-cell office:value-type="string" calcext:value-type="string">
            <text:p>u16=(uint16)(~(uint32)s32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=~s32;</text:p>
          </table:table-cell>
          <table:table-cell office:value-type="string" calcext:value-type="string">
            <text:p>u32=(uint32)(~(uint32)s32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=~s16;</text:p>
          </table:table-cell>
          <table:table-cell office:value-type="string" calcext:value-type="string">
            <text:p>s8=(sint8)(~(uint16)s16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16=~s16;</text:p>
          </table:table-cell>
          <table:table-cell office:value-type="string" calcext:value-type="string">
            <text:p>s16=(sint16)(~(uint16)s16);</text:p>
          </table:table-cell>
          <table:table-cell office:value-type="string" calcext:value-type="string">
            <text:p>[10.1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=~s16;</text:p>
          </table:table-cell>
          <table:table-cell office:value-type="string" calcext:value-type="string">
            <text:p>s32=(sint32)(~(uint16)s16);</text:p>
          </table:table-cell>
          <table:table-cell office:value-type="string" calcext:value-type="string">
            <text:p>[10.1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=~s16;</text:p>
          </table:table-cell>
          <table:table-cell office:value-type="string" calcext:value-type="string">
            <text:p>u8=(uint8)(~(uint16)s16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=~s16;</text:p>
          </table:table-cell>
          <table:table-cell office:value-type="string" calcext:value-type="string">
            <text:p>u16=(uint16)(~(uint16)s16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=~s16;</text:p>
          </table:table-cell>
          <table:table-cell office:value-type="string" calcext:value-type="string">
            <text:p>u32=(uint32)(~(uint16)s16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s8=~s8;</text:p>
          </table:table-cell>
          <table:table-cell office:value-type="string" calcext:value-type="string">
            <text:p>s8=(sint8)(~(uint8)s8);</text:p>
          </table:table-cell>
          <table:table-cell office:value-type="string" calcext:value-type="string">
            <text:p>[10.1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16=~s8;</text:p>
          </table:table-cell>
          <table:table-cell office:value-type="string" calcext:value-type="string">
            <text:p>s16=(sint16)(~(uint8)s8);</text:p>
          </table:table-cell>
          <table:table-cell office:value-type="string" calcext:value-type="string">
            <text:p>[10.1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s32=~s8;</text:p>
          </table:table-cell>
          <table:table-cell office:value-type="string" calcext:value-type="string">
            <text:p>s32=(sint32)(~(uint8)s8);</text:p>
          </table:table-cell>
          <table:table-cell office:value-type="string" calcext:value-type="string">
            <text:p>[10.1, required]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u8=~s8;</text:p>
          </table:table-cell>
          <table:table-cell office:value-type="string" calcext:value-type="string">
            <text:p>u8=(uint8)(~(uint8)s8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16=~s8;</text:p>
          </table:table-cell>
          <table:table-cell office:value-type="string" calcext:value-type="string">
            <text:p>u16=(uint16)(~(uint8)s8);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u32=~s8;</text:p>
          </table:table-cell>
          <table:table-cell office:value-type="string" calcext:value-type="string">
            <text:p>u32=(uint32)(~(uint8)s8); </text:p>
          </table:table-cell>
          <table:table-cell office:value-type="string" calcext:value-type="string">
            <text:p>[10.1, required]</text:p>
          </table:table-cell>
          <table:table-cell office:value-type="string" calcext:value-type="string">
            <text:p>[10.3, required]</text:p>
          </table:table-cell>
          <table:table-cell table:number-columns-repeated="19"/>
        </table:table-row>
      </table:table>
      <table:table table:name="Notes &amp; Infos" table:style-name="ta1">
        <office:forms form:automatic-focus="false" form:apply-design-mode="false"/>
        <table:table-column table:style-name="co50" table:default-cell-style-name="ce3"/>
        <table:table-column table:style-name="co51" table:default-cell-style-name="ce3"/>
        <table:table-column table:style-name="co4" table:default-cell-style-name="Default"/>
        <table:table-row table:style-name="ro2">
          <table:table-cell table:style-name="Default" office:value-type="string" calcext:value-type="string">
            <text:p>Notes</text:p>
          </table:table-cell>
          <table:table-cell table:style-name="Default"/>
          <table:table-cell office:value-type="string" calcext:value-type="string">
            <text:p>Infos</text:p>
          </table:table-cell>
        </table:table-row>
        <table:table-row table:style-name="ro2">
          <table:table-cell office:value-type="string" calcext:value-type="string">
            <text:p>Note 9029</text:p>
          </table:table-cell>
          <table:table-cell office:value-type="string" calcext:value-type="string">
            <text:p>Mismatched essential type categories for binary operator</text:p>
          </table:table-cell>
          <table:table-cell/>
        </table:table-row>
        <table:table-row table:style-name="ro2">
          <table:table-cell office:value-type="string" calcext:value-type="string">
            <text:p>Note 9033</text:p>
          </table:table-cell>
          <table:table-cell office:value-type="string" calcext:value-type="string">
            <text:p>Impermissible cast of composite expression (wider essential type for the destination)</text:p>
          </table:table-cell>
          <table:table-cell/>
        </table:table-row>
        <table:table-row table:style-name="ro2">
          <table:table-cell office:value-type="string" calcext:value-type="string">
            <text:p>Note 9034</text:p>
          </table:table-cell>
          <table:table-cell office:value-type="string" calcext:value-type="string">
            <text:p>Expression assigned to a narrower or different essential type</text:p>
          </table:table-cell>
          <table:table-cell/>
        </table:table-row>
        <table:table-row table:style-name="ro2" table:number-rows-repeated="16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  <table:database-ranges>
        <table:database-range table:name="__Anonymous_Sheet_DB__1" table:target-range-address="'Subtraction (-)'.A1:'Subtraction (-)'.B1048576">
          <table:sort>
            <table:sort-by table:field-number="1" table:data-type="automatic"/>
          </table:sort>
        </table:database-range>
        <table:database-range table:name="__Anonymous_Sheet_DB__12" table:target-range-address="'Notes &amp; Infos'.A1:'Notes &amp; Infos'.C2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2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3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2">00-00-0000</text:date>, <text:time style:data-style-name="N2" text:time-value="12:12:52.0922856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9T06:58:00.261992311</meta:creation-date>
    <meta:editing-duration>PT16H14M</meta:editing-duration>
    <meta:editing-cycles>33</meta:editing-cycles>
    <meta:generator>LibreOffice/5.1.6.2$Linux_X86_64 LibreOffice_project/10m0$Build-2</meta:generator>
    <dc:date>2020-02-22T12:20:21.469270147</dc:date>
    <meta:document-statistic meta:table-count="13" meta:cell-count="8735" meta:object-count="0"/>
  </office:meta>
</office:document-meta>
</file>